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G_OSISDOSl" table:style-name="ta1">
        <table:table-column table:style-name="co1" table:number-columns-repeated="4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HexOffset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GS</text:p>
          </table:table-cell>
          <table:table-cell table:style-name="Default" office:value-type="string" calcext:value-type="string">
            <text:p>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+63488)" office:value-type="string" office:string-value="F800" calcext:value-type="string">
            <text:p>F800</text:p>
          </table:table-cell>
          <table:table-cell table:number-columns-repeated="2" office:value-type="string" calcext:value-type="string">
            <text:p>.F800/A5</text:p>
          </table:table-cell>
          <table:table-cell table:formula="of:=IF([.D2]&lt;&gt;[.C2];&quot;Diff&quot;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3]+63488)" office:value-type="string" office:string-value="F801" calcext:value-type="string">
            <text:p>F801</text:p>
          </table:table-cell>
          <table:table-cell table:number-columns-repeated="2" office:value-type="string" calcext:value-type="string">
            <text:p>0E</text:p>
          </table:table-cell>
          <table:table-cell table:formula="of:=IF([.D3]&lt;&gt;[.C3];&quot;Diff&quot;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4]+63488)" office:value-type="string" office:string-value="F802" calcext:value-type="string">
            <text:p>F802</text:p>
          </table:table-cell>
          <table:table-cell table:number-columns-repeated="2" office:value-type="string" calcext:value-type="string">
            <text:p>F0</text:p>
          </table:table-cell>
          <table:table-cell table:formula="of:=IF([.D4]&lt;&gt;[.C4];&quot;Diff&quot;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5]+63488)" office:value-type="string" office:string-value="F803" calcext:value-type="string">
            <text:p>F80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5]&lt;&gt;[.C5];&quot;Diff&quot;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6]+63488)" office:value-type="string" office:string-value="F804" calcext:value-type="string">
            <text:p>F804</text:p>
          </table:table-cell>
          <table:table-cell table:number-columns-repeated="2" office:value-type="string" calcext:value-type="string">
            <text:p>C6</text:p>
          </table:table-cell>
          <table:table-cell table:formula="of:=IF([.D6]&lt;&gt;[.C6];&quot;Diff&quot;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7]+63488)" office:value-type="string" office:string-value="F805" calcext:value-type="string">
            <text:p>F805</text:p>
          </table:table-cell>
          <table:table-cell table:number-columns-repeated="2" office:value-type="string" calcext:value-type="string">
            <text:p>0E</text:p>
          </table:table-cell>
          <table:table-cell table:formula="of:=IF([.D7]&lt;&gt;[.C7];&quot;Diff&quot;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8]+63488)" office:value-type="string" office:string-value="F806" calcext:value-type="string">
            <text:p>F806</text:p>
          </table:table-cell>
          <table:table-cell table:number-columns-repeated="2" office:value-type="string" calcext:value-type="string">
            <text:p>F0</text:p>
          </table:table-cell>
          <table:table-cell table:formula="of:=IF([.D8]&lt;&gt;[.C8];&quot;Diff&quot;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9]+63488)" office:value-type="string" office:string-value="F807" calcext:value-type="string">
            <text:p>F80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]&lt;&gt;[.C9];&quot;Diff&quot;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10]+63488)" office:value-type="string" office:string-value="F808" calcext:value-type="string">
            <text:p>F808</text:p>
          </table:table-cell>
          <table:table-cell table:number-columns-repeated="2" office:value-type="string" calcext:value-type="string">
            <text:p>C6</text:p>
          </table:table-cell>
          <table:table-cell table:formula="of:=IF([.D10]&lt;&gt;[.C10];&quot;Diff&quot;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1]+63488)" office:value-type="string" office:string-value="F809" calcext:value-type="string">
            <text:p>F809</text:p>
          </table:table-cell>
          <table:table-cell table:number-columns-repeated="2" office:value-type="string" calcext:value-type="string">
            <text:p>0E</text:p>
          </table:table-cell>
          <table:table-cell table:formula="of:=IF([.D11]&lt;&gt;[.C11];&quot;Diff&quot;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2]+63488)" office:value-type="string" office:string-value="F80A" calcext:value-type="string">
            <text:p>F80A</text:p>
          </table:table-cell>
          <table:table-cell table:number-columns-repeated="2" office:value-type="string" calcext:value-type="string">
            <text:p>A9</text:p>
          </table:table-cell>
          <table:table-cell table:formula="of:=IF([.D12]&lt;&gt;[.C12];&quot;Diff&quot;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3]+63488)" office:value-type="string" office:string-value="F80B" calcext:value-type="string">
            <text:p>F80B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3]&lt;&gt;[.C13];&quot;Diff&quot;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4]+63488)" office:value-type="string" office:string-value="F80C" calcext:value-type="string">
            <text:p>F80C</text:p>
          </table:table-cell>
          <table:table-cell table:number-columns-repeated="2" office:value-type="string" calcext:value-type="string">
            <text:p>8D</text:p>
          </table:table-cell>
          <table:table-cell table:formula="of:=IF([.D14]&lt;&gt;[.C14];&quot;Diff&quot;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5]+63488)" office:value-type="string" office:string-value="F80D" calcext:value-type="string">
            <text:p>F80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]&lt;&gt;[.C15];&quot;Diff&quot;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6]+63488)" office:value-type="string" office:string-value="F80E" calcext:value-type="string">
            <text:p>F80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6]&lt;&gt;[.C16];&quot;Diff&quot;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7]+63488)" office:value-type="string" office:string-value="F80F" calcext:value-type="string">
            <text:p>F80F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7]&lt;&gt;[.C17];&quot;Diff&quot;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8]+63488)" office:value-type="string" office:string-value="F810" calcext:value-type="string">
            <text:p>F810</text:p>
          </table:table-cell>
          <table:table-cell table:number-columns-repeated="2" office:value-type="string" calcext:value-type="string">
            <text:p>8F</text:p>
          </table:table-cell>
          <table:table-cell table:formula="of:=IF([.D18]&lt;&gt;[.C18];&quot;Diff&quot;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9]+63488)" office:value-type="string" office:string-value="F811" calcext:value-type="string">
            <text:p>F811</text:p>
          </table:table-cell>
          <table:table-cell table:number-columns-repeated="2" office:value-type="string" calcext:value-type="string">
            <text:p>FF</text:p>
          </table:table-cell>
          <table:table-cell table:formula="of:=IF([.D19]&lt;&gt;[.C19];&quot;Diff&quot;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20]+63488)" office:value-type="string" office:string-value="F812" calcext:value-type="string">
            <text:p>F8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20]&lt;&gt;[.C20];&quot;Diff&quot;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1]+63488)" office:value-type="string" office:string-value="F813" calcext:value-type="string">
            <text:p>F813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D21]&lt;&gt;[.C21];&quot;Diff&quot;;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2]+63488)" office:value-type="string" office:string-value="F814" calcext:value-type="string">
            <text:p>F814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D22]&lt;&gt;[.C22];&quot;Diff&quot;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3]+63488)" office:value-type="string" office:string-value="F815" calcext:value-type="string">
            <text:p>F815</text:p>
          </table:table-cell>
          <table:table-cell table:number-columns-repeated="2" office:value-type="string" calcext:value-type="string">
            <text:p>AD</text:p>
          </table:table-cell>
          <table:table-cell table:formula="of:=IF([.D23]&lt;&gt;[.C23];&quot;Diff&quot;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4]+63488)" office:value-type="string" office:string-value="F816" calcext:value-type="string">
            <text:p>F816</text:p>
          </table:table-cell>
          <table:table-cell table:number-columns-repeated="2" office:value-type="string" calcext:value-type="string">
            <text:p>2B</text:p>
          </table:table-cell>
          <table:table-cell table:formula="of:=IF([.D24]&lt;&gt;[.C24];&quot;Diff&quot;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5]+63488)" office:value-type="string" office:string-value="F817" calcext:value-type="string">
            <text:p>F81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5]&lt;&gt;[.C25];&quot;Diff&quot;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6]+63488)" office:value-type="string" office:string-value="F818" calcext:value-type="string">
            <text:p>F818</text:p>
          </table:table-cell>
          <table:table-cell table:number-columns-repeated="2" office:value-type="string" calcext:value-type="string">
            <text:p>E9</text:p>
          </table:table-cell>
          <table:table-cell table:formula="of:=IF([.D26]&lt;&gt;[.C26];&quot;Diff&quot;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7]+63488)" office:value-type="string" office:string-value="F819" calcext:value-type="string">
            <text:p>F819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D27]&lt;&gt;[.C27];&quot;Diff&quot;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8]+63488)" office:value-type="string" office:string-value="F81A" calcext:value-type="string">
            <text:p>F81A</text:p>
          </table:table-cell>
          <table:table-cell table:number-columns-repeated="2" office:value-type="string" calcext:value-type="string">
            <text:p>8D</text:p>
          </table:table-cell>
          <table:table-cell table:formula="of:=IF([.D28]&lt;&gt;[.C28];&quot;Diff&quot;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9]+63488)" office:value-type="string" office:string-value="F81B" calcext:value-type="string">
            <text:p>F81B</text:p>
          </table:table-cell>
          <table:table-cell table:number-columns-repeated="2" office:value-type="string" calcext:value-type="string">
            <text:p>2B</text:p>
          </table:table-cell>
          <table:table-cell table:formula="of:=IF([.D29]&lt;&gt;[.C29];&quot;Diff&quot;;&quot;&quot;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30]+63488)" office:value-type="string" office:string-value="F81C" calcext:value-type="string">
            <text:p>F81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30]&lt;&gt;[.C30];&quot;Diff&quot;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1]+63488)" office:value-type="string" office:string-value="F81D" calcext:value-type="string">
            <text:p>F81D</text:p>
          </table:table-cell>
          <table:table-cell table:number-columns-repeated="2" office:value-type="string" calcext:value-type="string">
            <text:p>AD</text:p>
          </table:table-cell>
          <table:table-cell table:formula="of:=IF([.D31]&lt;&gt;[.C31];&quot;Diff&quot;;&quot;&quot;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2]+63488)" office:value-type="string" office:string-value="F81E" calcext:value-type="string">
            <text:p>F81E</text:p>
          </table:table-cell>
          <table:table-cell table:number-columns-repeated="2" office:value-type="string" calcext:value-type="string">
            <text:p>2C</text:p>
          </table:table-cell>
          <table:table-cell table:formula="of:=IF([.D32]&lt;&gt;[.C32];&quot;Diff&quot;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3]+63488)" office:value-type="string" office:string-value="F81F" calcext:value-type="string">
            <text:p>F81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33]&lt;&gt;[.C33];&quot;Diff&quot;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4]+63488)" office:value-type="string" office:string-value="F820" calcext:value-type="string">
            <text:p>F820</text:p>
          </table:table-cell>
          <table:table-cell table:number-columns-repeated="2" office:value-type="string" calcext:value-type="string">
            <text:p>E9</text:p>
          </table:table-cell>
          <table:table-cell table:formula="of:=IF([.D34]&lt;&gt;[.C34];&quot;Diff&quot;;&quot;&quot;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5]+63488)" office:value-type="string" office:string-value="F821" calcext:value-type="string">
            <text:p>F8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]&lt;&gt;[.C35];&quot;Diff&quot;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6]+63488)" office:value-type="string" office:string-value="F822" calcext:value-type="string">
            <text:p>F822</text:p>
          </table:table-cell>
          <table:table-cell table:number-columns-repeated="2" office:value-type="string" calcext:value-type="string">
            <text:p>8D</text:p>
          </table:table-cell>
          <table:table-cell table:formula="of:=IF([.D36]&lt;&gt;[.C36];&quot;Diff&quot;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7]+63488)" office:value-type="string" office:string-value="F823" calcext:value-type="string">
            <text:p>F823</text:p>
          </table:table-cell>
          <table:table-cell table:number-columns-repeated="2" office:value-type="string" calcext:value-type="string">
            <text:p>2C</text:p>
          </table:table-cell>
          <table:table-cell table:formula="of:=IF([.D37]&lt;&gt;[.C37];&quot;Diff&quot;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8]+63488)" office:value-type="string" office:string-value="F824" calcext:value-type="string">
            <text:p>F82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38]&lt;&gt;[.C38];&quot;Diff&quot;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9]+63488)" office:value-type="string" office:string-value="F825" calcext:value-type="string">
            <text:p>F82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39]&lt;&gt;[.C39];&quot;Diff&quot;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40]+63488)" office:value-type="string" office:string-value="F826" calcext:value-type="string">
            <text:p>F826</text:p>
          </table:table-cell>
          <table:table-cell table:number-columns-repeated="2" office:value-type="string" calcext:value-type="string">
            <text:p>CF</text:p>
          </table:table-cell>
          <table:table-cell table:formula="of:=IF([.D40]&lt;&gt;[.C40];&quot;Diff&quot;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1]+63488)" office:value-type="string" office:string-value="F827" calcext:value-type="string">
            <text:p>F827</text:p>
          </table:table-cell>
          <table:table-cell table:number-columns-repeated="2" office:value-type="string" calcext:value-type="string">
            <text:p>FB</text:p>
          </table:table-cell>
          <table:table-cell table:formula="of:=IF([.D41]&lt;&gt;[.C41];&quot;Diff&quot;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2]+63488)" office:value-type="string" office:string-value="F828" calcext:value-type="string">
            <text:p>F828</text:p>
          </table:table-cell>
          <table:table-cell table:number-columns-repeated="2" office:value-type="string" calcext:value-type="string">
            <text:p>B0</text:p>
          </table:table-cell>
          <table:table-cell table:formula="of:=IF([.D42]&lt;&gt;[.C42];&quot;Diff&quot;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3]+63488)" office:value-type="string" office:string-value="F829" calcext:value-type="string">
            <text:p>F82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43]&lt;&gt;[.C43];&quot;Diff&quot;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4]+63488)" office:value-type="string" office:string-value="F82A" calcext:value-type="string">
            <text:p>F82A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4]&lt;&gt;[.C44];&quot;Diff&quot;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5]+63488)" office:value-type="string" office:string-value="F82B" calcext:value-type="string">
            <text:p>F82B</text:p>
          </table:table-cell>
          <table:table-cell table:number-columns-repeated="2" office:value-type="string" calcext:value-type="string">
            <text:p>D1</text:p>
          </table:table-cell>
          <table:table-cell table:formula="of:=IF([.D45]&lt;&gt;[.C45];&quot;Diff&quot;;&quot;&quot;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6]+63488)" office:value-type="string" office:string-value="F82C" calcext:value-type="string">
            <text:p>F82C</text:p>
          </table:table-cell>
          <table:table-cell table:number-columns-repeated="2" office:value-type="string" calcext:value-type="string">
            <text:p>FF</text:p>
          </table:table-cell>
          <table:table-cell table:formula="of:=IF([.D46]&lt;&gt;[.C46];&quot;Diff&quot;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7]+63488)" office:value-type="string" office:string-value="F82D" calcext:value-type="string">
            <text:p>F82D</text:p>
          </table:table-cell>
          <table:table-cell table:number-columns-repeated="2" office:value-type="string" calcext:value-type="string">
            <text:p>8E</text:p>
          </table:table-cell>
          <table:table-cell table:formula="of:=IF([.D47]&lt;&gt;[.C47];&quot;Diff&quot;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8]+63488)" office:value-type="string" office:string-value="F82E" calcext:value-type="string">
            <text:p>F82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8]&lt;&gt;[.C48];&quot;Diff&quot;;&quot;&quot;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9]+63488)" office:value-type="string" office:string-value="F82F" calcext:value-type="string">
            <text:p>F82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9]&lt;&gt;[.C49];&quot;Diff&quot;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50]+63488)" office:value-type="string" office:string-value="F830" calcext:value-type="string">
            <text:p>F83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50]&lt;&gt;[.C50];&quot;Diff&quot;;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1]+63488)" office:value-type="string" office:string-value="F831" calcext:value-type="string">
            <text:p>F831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IF([.D51]&lt;&gt;[.C51];&quot;Diff&quot;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2]+63488)" office:value-type="string" office:string-value="F832" calcext:value-type="string">
            <text:p>F832</text:p>
          </table:table-cell>
          <table:table-cell table:number-columns-repeated="2" office:value-type="string" calcext:value-type="string">
            <text:p>FF</text:p>
          </table:table-cell>
          <table:table-cell table:formula="of:=IF([.D52]&lt;&gt;[.C52];&quot;Diff&quot;;&quot;&quot;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3]+63488)" office:value-type="string" office:string-value="F833" calcext:value-type="string">
            <text:p>F833</text:p>
          </table:table-cell>
          <table:table-cell table:number-columns-repeated="2" office:value-type="string" calcext:value-type="string">
            <text:p>4C</text:p>
          </table:table-cell>
          <table:table-cell table:formula="of:=IF([.D53]&lt;&gt;[.C53];&quot;Diff&quot;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4]+63488)" office:value-type="string" office:string-value="F834" calcext:value-type="string">
            <text:p>F834</text:p>
          </table:table-cell>
          <table:table-cell table:number-columns-repeated="2" office:value-type="string" calcext:value-type="string">
            <text:p>D2</text:p>
          </table:table-cell>
          <table:table-cell table:formula="of:=IF([.D54]&lt;&gt;[.C54];&quot;Diff&quot;;&quot;&quot;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5]+63488)" office:value-type="string" office:string-value="F835" calcext:value-type="string">
            <text:p>F835</text:p>
          </table:table-cell>
          <table:table-cell table:number-columns-repeated="2" office:value-type="string" calcext:value-type="string">
            <text:p>F8</text:p>
          </table:table-cell>
          <table:table-cell table:formula="of:=IF([.D55]&lt;&gt;[.C55];&quot;Diff&quot;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6]+63488)" office:value-type="string" office:string-value="F836" calcext:value-type="string">
            <text:p>F836</text:p>
          </table:table-cell>
          <table:table-cell table:number-columns-repeated="2" office:value-type="string" calcext:value-type="string">
            <text:p>8D</text:p>
          </table:table-cell>
          <table:table-cell table:formula="of:=IF([.D56]&lt;&gt;[.C56];&quot;Diff&quot;;&quot;&quot;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7]+63488)" office:value-type="string" office:string-value="F837" calcext:value-type="string">
            <text:p>F83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7]&lt;&gt;[.C57];&quot;Diff&quot;;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8]+63488)" office:value-type="string" office:string-value="F838" calcext:value-type="string">
            <text:p>F83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8]&lt;&gt;[.C58];&quot;Diff&quot;;&quot;&quot;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9]+63488)" office:value-type="string" office:string-value="F839" calcext:value-type="string">
            <text:p>F839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59]&lt;&gt;[.C59];&quot;Diff&quot;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60]+63488)" office:value-type="string" office:string-value="F83A" calcext:value-type="string">
            <text:p>F83A</text:p>
          </table:table-cell>
          <table:table-cell table:number-columns-repeated="2" office:value-type="string" calcext:value-type="string">
            <text:p>8A</text:p>
          </table:table-cell>
          <table:table-cell table:formula="of:=IF([.D60]&lt;&gt;[.C60];&quot;Diff&quot;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1]+63488)" office:value-type="string" office:string-value="F83B" calcext:value-type="string">
            <text:p>F83B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61]&lt;&gt;[.C61];&quot;Diff&quot;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2]+63488)" office:value-type="string" office:string-value="F83C" calcext:value-type="string">
            <text:p>F83C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IF([.D62]&lt;&gt;[.C62];&quot;Diff&quot;;&quot;&quot;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3]+63488)" office:value-type="string" office:string-value="F83D" calcext:value-type="string">
            <text:p>F83D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63]&lt;&gt;[.C63];&quot;Diff&quot;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4]+63488)" office:value-type="string" office:string-value="F83E" calcext:value-type="string">
            <text:p>F83E</text:p>
          </table:table-cell>
          <table:table-cell table:number-columns-repeated="2" office:value-type="string" calcext:value-type="string">
            <text:p>AD</text:p>
          </table:table-cell>
          <table:table-cell table:formula="of:=IF([.D64]&lt;&gt;[.C64];&quot;Diff&quot;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5]+63488)" office:value-type="string" office:string-value="F83F" calcext:value-type="string">
            <text:p>F83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5]&lt;&gt;[.C65];&quot;Diff&quot;;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6]+63488)" office:value-type="string" office:string-value="F840" calcext:value-type="string">
            <text:p>F8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6]&lt;&gt;[.C66];&quot;Diff&quot;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7]+63488)" office:value-type="string" office:string-value="F841" calcext:value-type="string">
            <text:p>F841</text:p>
          </table:table-cell>
          <table:table-cell table:number-columns-repeated="2" office:value-type="string" calcext:value-type="string">
            <text:p>D0</text:p>
          </table:table-cell>
          <table:table-cell table:formula="of:=IF([.D67]&lt;&gt;[.C67];&quot;Diff&quot;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8]+63488)" office:value-type="string" office:string-value="F842" calcext:value-type="string">
            <text:p>F84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68]&lt;&gt;[.C68];&quot;Diff&quot;;&quot;&quot;)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9]+63488)" office:value-type="string" office:string-value="F843" calcext:value-type="string">
            <text:p>F843</text:p>
          </table:table-cell>
          <table:table-cell table:number-columns-repeated="2" office:value-type="string" calcext:value-type="string">
            <text:p>4C</text:p>
          </table:table-cell>
          <table:table-cell table:formula="of:=IF([.D69]&lt;&gt;[.C69];&quot;Diff&quot;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70]+63488)" office:value-type="string" office:string-value="F844" calcext:value-type="string">
            <text:p>F844</text:p>
          </table:table-cell>
          <table:table-cell table:number-columns-repeated="2" office:value-type="string" calcext:value-type="string">
            <text:p>D2</text:p>
          </table:table-cell>
          <table:table-cell table:formula="of:=IF([.D70]&lt;&gt;[.C70];&quot;Diff&quot;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1]+63488)" office:value-type="string" office:string-value="F845" calcext:value-type="string">
            <text:p>F845</text:p>
          </table:table-cell>
          <table:table-cell table:number-columns-repeated="2" office:value-type="string" calcext:value-type="string">
            <text:p>F8</text:p>
          </table:table-cell>
          <table:table-cell table:formula="of:=IF([.D71]&lt;&gt;[.C71];&quot;Diff&quot;;&quot;&quot;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2]+63488)" office:value-type="string" office:string-value="F846" calcext:value-type="string">
            <text:p>F846</text:p>
          </table:table-cell>
          <table:table-cell table:number-columns-repeated="2" office:value-type="string" calcext:value-type="string">
            <text:p>AC</text:p>
          </table:table-cell>
          <table:table-cell table:formula="of:=IF([.D72]&lt;&gt;[.C72];&quot;Diff&quot;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3]+63488)" office:value-type="string" office:string-value="F847" calcext:value-type="string">
            <text:p>F84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73]&lt;&gt;[.C73];&quot;Diff&quot;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4]+63488)" office:value-type="string" office:string-value="F848" calcext:value-type="string">
            <text:p>F84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4]&lt;&gt;[.C74];&quot;Diff&quot;;&quot;&quot;)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5]+63488)" office:value-type="string" office:string-value="F849" calcext:value-type="string">
            <text:p>F849</text:p>
          </table:table-cell>
          <table:table-cell table:number-columns-repeated="2" office:value-type="string" calcext:value-type="string">
            <text:p>F0</text:p>
          </table:table-cell>
          <table:table-cell table:formula="of:=IF([.D75]&lt;&gt;[.C75];&quot;Diff&quot;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6]+63488)" office:value-type="string" office:string-value="F84A" calcext:value-type="string">
            <text:p>F84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76]&lt;&gt;[.C76];&quot;Diff&quot;;&quot;&quot;)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7]+63488)" office:value-type="string" office:string-value="F84B" calcext:value-type="string">
            <text:p>F84B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77]&lt;&gt;[.C77];&quot;Diff&quot;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8]+63488)" office:value-type="string" office:string-value="F84C" calcext:value-type="string">
            <text:p>F84C</text:p>
          </table:table-cell>
          <table:table-cell table:number-columns-repeated="2" office:value-type="string" calcext:value-type="string">
            <text:p>E1</text:p>
          </table:table-cell>
          <table:table-cell table:formula="of:=IF([.D78]&lt;&gt;[.C78];&quot;Diff&quot;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9]+63488)" office:value-type="string" office:string-value="F84D" calcext:value-type="string">
            <text:p>F84D</text:p>
          </table:table-cell>
          <table:table-cell table:number-columns-repeated="2" office:value-type="string" calcext:value-type="string">
            <text:p>FC</text:p>
          </table:table-cell>
          <table:table-cell table:formula="of:=IF([.D79]&lt;&gt;[.C79];&quot;Diff&quot;;&quot;&quot;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80]+63488)" office:value-type="string" office:string-value="F84E" calcext:value-type="string">
            <text:p>F84E</text:p>
          </table:table-cell>
          <table:table-cell table:number-columns-repeated="2" office:value-type="string" calcext:value-type="string">
            <text:p>C9</text:p>
          </table:table-cell>
          <table:table-cell table:formula="of:=IF([.D80]&lt;&gt;[.C80];&quot;Diff&quot;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1]+63488)" office:value-type="string" office:string-value="F84F" calcext:value-type="string">
            <text:p>F84F</text:p>
          </table:table-cell>
          <table:table-cell table:number-columns-repeated="2" office:value-type="string" calcext:value-type="string">
            <text:p>5F</text:p>
          </table:table-cell>
          <table:table-cell table:formula="of:=IF([.D81]&lt;&gt;[.C81];&quot;Diff&quot;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2]+63488)" office:value-type="string" office:string-value="F850" calcext:value-type="string">
            <text:p>F850</text:p>
          </table:table-cell>
          <table:table-cell table:number-columns-repeated="2" office:value-type="string" calcext:value-type="string">
            <text:p>F0</text:p>
          </table:table-cell>
          <table:table-cell table:formula="of:=IF([.D82]&lt;&gt;[.C82];&quot;Diff&quot;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3]+63488)" office:value-type="string" office:string-value="F851" calcext:value-type="string">
            <text:p>F851</text:p>
          </table:table-cell>
          <table:table-cell table:number-columns-repeated="2" office:value-type="string" calcext:value-type="string">
            <text:p>AE</text:p>
          </table:table-cell>
          <table:table-cell table:formula="of:=IF([.D83]&lt;&gt;[.C83];&quot;Diff&quot;;&quot;&quot;)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4]+63488)" office:value-type="string" office:string-value="F852" calcext:value-type="string">
            <text:p>F852</text:p>
          </table:table-cell>
          <table:table-cell table:number-columns-repeated="2" office:value-type="string" calcext:value-type="string">
            <text:p>C9</text:p>
          </table:table-cell>
          <table:table-cell table:formula="of:=IF([.D84]&lt;&gt;[.C84];&quot;Diff&quot;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5]+63488)" office:value-type="string" office:string-value="F853" calcext:value-type="string">
            <text:p>F853</text:p>
          </table:table-cell>
          <table:table-cell table:number-columns-repeated="2" office:value-type="string" calcext:value-type="string">
            <text:p>0C</text:p>
          </table:table-cell>
          <table:table-cell table:formula="of:=IF([.D85]&lt;&gt;[.C85];&quot;Diff&quot;;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6]+63488)" office:value-type="string" office:string-value="F854" calcext:value-type="string">
            <text:p>F854</text:p>
          </table:table-cell>
          <table:table-cell table:number-columns-repeated="2" office:value-type="string" calcext:value-type="string">
            <text:p>D0</text:p>
          </table:table-cell>
          <table:table-cell table:formula="of:=IF([.D86]&lt;&gt;[.C86];&quot;Diff&quot;;&quot;&quot;)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7]+63488)" office:value-type="string" office:string-value="F855" calcext:value-type="string">
            <text:p>F855</text:p>
          </table:table-cell>
          <table:table-cell table:number-columns-repeated="2" office:value-type="string" calcext:value-type="string">
            <text:p>0B</text:p>
          </table:table-cell>
          <table:table-cell table:formula="of:=IF([.D87]&lt;&gt;[.C87];&quot;Diff&quot;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8]+63488)" office:value-type="string" office:string-value="F856" calcext:value-type="string">
            <text:p>F85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88]&lt;&gt;[.C88];&quot;Diff&quot;;&quot;&quot;)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9]+63488)" office:value-type="string" office:string-value="F857" calcext:value-type="string">
            <text:p>F857</text:p>
          </table:table-cell>
          <table:table-cell table:number-columns-repeated="2" office:value-type="string" calcext:value-type="string">
            <text:p>8C</text:p>
          </table:table-cell>
          <table:table-cell table:formula="of:=IF([.D89]&lt;&gt;[.C89];&quot;Diff&quot;;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90]+63488)" office:value-type="string" office:string-value="F858" calcext:value-type="string">
            <text:p>F858</text:p>
          </table:table-cell>
          <table:table-cell table:number-columns-repeated="2" office:value-type="string" calcext:value-type="string">
            <text:p>FF</text:p>
          </table:table-cell>
          <table:table-cell table:formula="of:=IF([.D90]&lt;&gt;[.C90];&quot;Diff&quot;;&quot;&quot;)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1]+63488)" office:value-type="string" office:string-value="F859" calcext:value-type="string">
            <text:p>F85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91]&lt;&gt;[.C91];&quot;Diff&quot;;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2]+63488)" office:value-type="string" office:string-value="F85A" calcext:value-type="string">
            <text:p>F85A</text:p>
          </table:table-cell>
          <table:table-cell table:number-columns-repeated="2" office:value-type="string" calcext:value-type="string">
            <text:p>D1</text:p>
          </table:table-cell>
          <table:table-cell table:formula="of:=IF([.D92]&lt;&gt;[.C92];&quot;Diff&quot;;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3]+63488)" office:value-type="string" office:string-value="F85B" calcext:value-type="string">
            <text:p>F85B</text:p>
          </table:table-cell>
          <table:table-cell table:number-columns-repeated="2" office:value-type="string" calcext:value-type="string">
            <text:p>FF</text:p>
          </table:table-cell>
          <table:table-cell table:formula="of:=IF([.D93]&lt;&gt;[.C93];&quot;Diff&quot;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4]+63488)" office:value-type="string" office:string-value="F85C" calcext:value-type="string">
            <text:p>F85C</text:p>
          </table:table-cell>
          <table:table-cell table:number-columns-repeated="2" office:value-type="string" calcext:value-type="string">
            <text:p>8E</text:p>
          </table:table-cell>
          <table:table-cell table:formula="of:=IF([.D94]&lt;&gt;[.C94];&quot;Diff&quot;;&quot;&quot;)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5]+63488)" office:value-type="string" office:string-value="F85D" calcext:value-type="string">
            <text:p>F85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5]&lt;&gt;[.C95];&quot;Diff&quot;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6]+63488)" office:value-type="string" office:string-value="F85E" calcext:value-type="string">
            <text:p>F85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6]&lt;&gt;[.C96];&quot;Diff&quot;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7]+63488)" office:value-type="string" office:string-value="F85F" calcext:value-type="string">
            <text:p>F85F</text:p>
          </table:table-cell>
          <table:table-cell table:number-columns-repeated="2" office:value-type="string" calcext:value-type="string">
            <text:p>F0</text:p>
          </table:table-cell>
          <table:table-cell table:formula="of:=IF([.D97]&lt;&gt;[.C97];&quot;Diff&quot;;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8]+63488)" office:value-type="string" office:string-value="F860" calcext:value-type="string">
            <text:p>F860</text:p>
          </table:table-cell>
          <table:table-cell table:number-columns-repeated="2" office:value-type="string" calcext:value-type="string">
            <text:p>6E</text:p>
          </table:table-cell>
          <table:table-cell table:formula="of:=IF([.D98]&lt;&gt;[.C98];&quot;Diff&quot;;&quot;&quot;)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9]+63488)" office:value-type="string" office:string-value="F861" calcext:value-type="string">
            <text:p>F861</text:p>
          </table:table-cell>
          <table:table-cell table:number-columns-repeated="2" office:value-type="string" calcext:value-type="string">
            <text:p>C9</text:p>
          </table:table-cell>
          <table:table-cell table:formula="of:=IF([.D99]&lt;&gt;[.C99];&quot;Diff&quot;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100]+63488)" office:value-type="string" office:string-value="F862" calcext:value-type="string">
            <text:p>F862</text:p>
          </table:table-cell>
          <table:table-cell table:number-columns-repeated="2" office:value-type="string" calcext:value-type="string">
            <text:p>0A</text:p>
          </table:table-cell>
          <table:table-cell table:formula="of:=IF([.D100]&lt;&gt;[.C100];&quot;Diff&quot;;&quot;&quot;)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1]+63488)" office:value-type="string" office:string-value="F863" calcext:value-type="string">
            <text:p>F863</text:p>
          </table:table-cell>
          <table:table-cell table:number-columns-repeated="2" office:value-type="string" calcext:value-type="string">
            <text:p>F0</text:p>
          </table:table-cell>
          <table:table-cell table:formula="of:=IF([.D101]&lt;&gt;[.C101];&quot;Diff&quot;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2]+63488)" office:value-type="string" office:string-value="F864" calcext:value-type="string">
            <text:p>F864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IF([.D102]&lt;&gt;[.C102];&quot;Diff&quot;;&quot;&quot;)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3]+63488)" office:value-type="string" office:string-value="F865" calcext:value-type="string">
            <text:p>F865</text:p>
          </table:table-cell>
          <table:table-cell table:number-columns-repeated="2" office:value-type="string" calcext:value-type="string">
            <text:p>C9</text:p>
          </table:table-cell>
          <table:table-cell table:formula="of:=IF([.D103]&lt;&gt;[.C103];&quot;Diff&quot;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4]+63488)" office:value-type="string" office:string-value="F866" calcext:value-type="string">
            <text:p>F866</text:p>
          </table:table-cell>
          <table:table-cell table:number-columns-repeated="2" office:value-type="string" calcext:value-type="string">
            <text:p>1E</text:p>
          </table:table-cell>
          <table:table-cell table:formula="of:=IF([.D104]&lt;&gt;[.C104];&quot;Diff&quot;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5]+63488)" office:value-type="string" office:string-value="F867" calcext:value-type="string">
            <text:p>F867</text:p>
          </table:table-cell>
          <table:table-cell table:number-columns-repeated="2" office:value-type="string" calcext:value-type="string">
            <text:p>F0</text:p>
          </table:table-cell>
          <table:table-cell table:formula="of:=IF([.D105]&lt;&gt;[.C105];&quot;Diff&quot;;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6]+63488)" office:value-type="string" office:string-value="F868" calcext:value-type="string">
            <text:p>F868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IF([.D106]&lt;&gt;[.C106];&quot;Diff&quot;;&quot;&quot;)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7]+63488)" office:value-type="string" office:string-value="F869" calcext:value-type="string">
            <text:p>F869</text:p>
          </table:table-cell>
          <table:table-cell table:number-columns-repeated="2" office:value-type="string" calcext:value-type="string">
            <text:p>C9</text:p>
          </table:table-cell>
          <table:table-cell table:formula="of:=IF([.D107]&lt;&gt;[.C107];&quot;Diff&quot;;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8]+63488)" office:value-type="string" office:string-value="F86A" calcext:value-type="string">
            <text:p>F86A</text:p>
          </table:table-cell>
          <table:table-cell table:number-columns-repeated="2" office:value-type="string" calcext:value-type="string">
            <text:p>0B</text:p>
          </table:table-cell>
          <table:table-cell table:formula="of:=IF([.D108]&lt;&gt;[.C108];&quot;Diff&quot;;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9]+63488)" office:value-type="string" office:string-value="F86B" calcext:value-type="string">
            <text:p>F86B</text:p>
          </table:table-cell>
          <table:table-cell table:number-columns-repeated="2" office:value-type="string" calcext:value-type="string">
            <text:p>F0</text:p>
          </table:table-cell>
          <table:table-cell table:formula="of:=IF([.D109]&lt;&gt;[.C109];&quot;Diff&quot;;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10]+63488)" office:value-type="string" office:string-value="F86C" calcext:value-type="string">
            <text:p>F86C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110]&lt;&gt;[.C110];&quot;Diff&quot;;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1]+63488)" office:value-type="string" office:string-value="F86D" calcext:value-type="string">
            <text:p>F86D</text:p>
          </table:table-cell>
          <table:table-cell table:number-columns-repeated="2" office:value-type="string" calcext:value-type="string">
            <text:p>C9</text:p>
          </table:table-cell>
          <table:table-cell table:formula="of:=IF([.D111]&lt;&gt;[.C111];&quot;Diff&quot;;&quot;&quot;)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2]+63488)" office:value-type="string" office:string-value="F86E" calcext:value-type="string">
            <text:p>F86E</text:p>
          </table:table-cell>
          <table:table-cell table:number-columns-repeated="2" office:value-type="string" calcext:value-type="string">
            <text:p>1A</text:p>
          </table:table-cell>
          <table:table-cell table:formula="of:=IF([.D112]&lt;&gt;[.C112];&quot;Diff&quot;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3]+63488)" office:value-type="string" office:string-value="F86F" calcext:value-type="string">
            <text:p>F86F</text:p>
          </table:table-cell>
          <table:table-cell table:number-columns-repeated="2" office:value-type="string" calcext:value-type="string">
            <text:p>F0</text:p>
          </table:table-cell>
          <table:table-cell table:formula="of:=IF([.D113]&lt;&gt;[.C113];&quot;Diff&quot;;&quot;&quot;)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4]+63488)" office:value-type="string" office:string-value="F870" calcext:value-type="string">
            <text:p>F870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D114]&lt;&gt;[.C114];&quot;Diff&quot;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5]+63488)" office:value-type="string" office:string-value="F871" calcext:value-type="string">
            <text:p>F871</text:p>
          </table:table-cell>
          <table:table-cell table:number-columns-repeated="2" office:value-type="string" calcext:value-type="string">
            <text:p>C9</text:p>
          </table:table-cell>
          <table:table-cell table:formula="of:=IF([.D115]&lt;&gt;[.C115];&quot;Diff&quot;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6]+63488)" office:value-type="string" office:string-value="F872" calcext:value-type="string">
            <text:p>F872</text:p>
          </table:table-cell>
          <table:table-cell table:number-columns-repeated="2" office:value-type="string" calcext:value-type="string">
            <text:p>0D</text:p>
          </table:table-cell>
          <table:table-cell table:formula="of:=IF([.D116]&lt;&gt;[.C116];&quot;Diff&quot;;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7]+63488)" office:value-type="string" office:string-value="F873" calcext:value-type="string">
            <text:p>F873</text:p>
          </table:table-cell>
          <table:table-cell table:number-columns-repeated="2" office:value-type="string" calcext:value-type="string">
            <text:p>D0</text:p>
          </table:table-cell>
          <table:table-cell table:formula="of:=IF([.D117]&lt;&gt;[.C117];&quot;Diff&quot;;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8]+63488)" office:value-type="string" office:string-value="F874" calcext:value-type="string">
            <text:p>F87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118]&lt;&gt;[.C118];&quot;Diff&quot;;&quot;&quot;)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9]+63488)" office:value-type="string" office:string-value="F875" calcext:value-type="string">
            <text:p>F87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19]&lt;&gt;[.C119];&quot;Diff&quot;;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20]+63488)" office:value-type="string" office:string-value="F876" calcext:value-type="string">
            <text:p>F876</text:p>
          </table:table-cell>
          <table:table-cell table:number-columns-repeated="2" office:value-type="string" calcext:value-type="string">
            <text:p>6D</text:p>
          </table:table-cell>
          <table:table-cell table:formula="of:=IF([.D120]&lt;&gt;[.C120];&quot;Diff&quot;;&quot;&quot;)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1]+63488)" office:value-type="string" office:string-value="F877" calcext:value-type="string">
            <text:p>F877</text:p>
          </table:table-cell>
          <table:table-cell table:number-columns-repeated="2" office:value-type="string" calcext:value-type="string">
            <text:p>FF</text:p>
          </table:table-cell>
          <table:table-cell table:formula="of:=IF([.D121]&lt;&gt;[.C121];&quot;Diff&quot;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2]+63488)" office:value-type="string" office:string-value="F878" calcext:value-type="string">
            <text:p>F878</text:p>
          </table:table-cell>
          <table:table-cell table:number-columns-repeated="2" office:value-type="string" calcext:value-type="string">
            <text:p>D0</text:p>
          </table:table-cell>
          <table:table-cell table:formula="of:=IF([.D122]&lt;&gt;[.C122];&quot;Diff&quot;;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3]+63488)" office:value-type="string" office:string-value="F879" calcext:value-type="string">
            <text:p>F879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IF([.D123]&lt;&gt;[.C123];&quot;Diff&quot;;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4]+63488)" office:value-type="string" office:string-value="F87A" calcext:value-type="string">
            <text:p>F87A</text:p>
          </table:table-cell>
          <table:table-cell table:number-columns-repeated="2" office:value-type="string" calcext:value-type="string">
            <text:p>8D</text:p>
          </table:table-cell>
          <table:table-cell table:formula="of:=IF([.D124]&lt;&gt;[.C124];&quot;Diff&quot;;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5]+63488)" office:value-type="string" office:string-value="F87B" calcext:value-type="string">
            <text:p>F87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5]&lt;&gt;[.C125];&quot;Diff&quot;;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6]+63488)" office:value-type="string" office:string-value="F87C" calcext:value-type="string">
            <text:p>F87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26]&lt;&gt;[.C126];&quot;Diff&quot;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7]+63488)" office:value-type="string" office:string-value="F87D" calcext:value-type="string">
            <text:p>F87D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27]&lt;&gt;[.C127];&quot;Diff&quot;;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8]+63488)" office:value-type="string" office:string-value="F87E" calcext:value-type="string">
            <text:p>F87E</text:p>
          </table:table-cell>
          <table:table-cell table:number-columns-repeated="2" office:value-type="string" calcext:value-type="string">
            <text:p>8C</text:p>
          </table:table-cell>
          <table:table-cell table:formula="of:=IF([.D128]&lt;&gt;[.C128];&quot;Diff&quot;;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9]+63488)" office:value-type="string" office:string-value="F87F" calcext:value-type="string">
            <text:p>F87F</text:p>
          </table:table-cell>
          <table:table-cell table:number-columns-repeated="2" office:value-type="string" calcext:value-type="string">
            <text:p>FF</text:p>
          </table:table-cell>
          <table:table-cell table:formula="of:=IF([.D129]&lt;&gt;[.C129];&quot;Diff&quot;;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30]+63488)" office:value-type="string" office:string-value="F880" calcext:value-type="string">
            <text:p>F880</text:p>
          </table:table-cell>
          <table:table-cell table:number-columns-repeated="2" office:value-type="string" calcext:value-type="string">
            <text:p>EE</text:p>
          </table:table-cell>
          <table:table-cell table:formula="of:=IF([.D130]&lt;&gt;[.C130];&quot;Diff&quot;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1]+63488)" office:value-type="string" office:string-value="F881" calcext:value-type="string">
            <text:p>F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1]&lt;&gt;[.C131];&quot;Diff&quot;;&quot;&quot;)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2]+63488)" office:value-type="string" office:string-value="F882" calcext:value-type="string">
            <text:p>F88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2]&lt;&gt;[.C132];&quot;Diff&quot;;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3]+63488)" office:value-type="string" office:string-value="F883" calcext:value-type="string">
            <text:p>F883</text:p>
          </table:table-cell>
          <table:table-cell table:number-columns-repeated="2" office:value-type="string" calcext:value-type="string">
            <text:p>E8</text:p>
          </table:table-cell>
          <table:table-cell table:formula="of:=IF([.D133]&lt;&gt;[.C133];&quot;Diff&quot;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4]+63488)" office:value-type="string" office:string-value="F884" calcext:value-type="string">
            <text:p>F884</text:p>
          </table:table-cell>
          <table:table-cell table:number-columns-repeated="2" office:value-type="string" calcext:value-type="string">
            <text:p>EC</text:p>
          </table:table-cell>
          <table:table-cell table:formula="of:=IF([.D134]&lt;&gt;[.C134];&quot;Diff&quot;;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5]+63488)" office:value-type="string" office:string-value="F885" calcext:value-type="string">
            <text:p>F885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D135]&lt;&gt;[.C135];&quot;Diff&quot;;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6]+63488)" office:value-type="string" office:string-value="F886" calcext:value-type="string">
            <text:p>F88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6]&lt;&gt;[.C136];&quot;Diff&quot;;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7]+63488)" office:value-type="string" office:string-value="F887" calcext:value-type="string">
            <text:p>F887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137]&lt;&gt;[.C137];&quot;Diff&quot;;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8]+63488)" office:value-type="string" office:string-value="F888" calcext:value-type="string">
            <text:p>F888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IF([.D138]&lt;&gt;[.C138];&quot;Diff&quot;;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9]+63488)" office:value-type="string" office:string-value="F889" calcext:value-type="string">
            <text:p>F88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39]&lt;&gt;[.C139];&quot;Diff&quot;;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40]+63488)" office:value-type="string" office:string-value="F88A" calcext:value-type="string">
            <text:p>F88A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D140]&lt;&gt;[.C140];&quot;Diff&quot;;&quot;&quot;)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1]+63488)" office:value-type="string" office:string-value="F88B" calcext:value-type="string">
            <text:p>F88B</text:p>
          </table:table-cell>
          <table:table-cell table:number-columns-repeated="2" office:value-type="string" calcext:value-type="string">
            <text:p>FF</text:p>
          </table:table-cell>
          <table:table-cell table:formula="of:=IF([.D141]&lt;&gt;[.C141];&quot;Diff&quot;;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2]+63488)" office:value-type="string" office:string-value="F88C" calcext:value-type="string">
            <text:p>F88C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42]&lt;&gt;[.C142];&quot;Diff&quot;;&quot;&quot;)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3]+63488)" office:value-type="string" office:string-value="F88D" calcext:value-type="string">
            <text:p>F88D</text:p>
          </table:table-cell>
          <table:table-cell table:number-columns-repeated="2" office:value-type="string" calcext:value-type="string">
            <text:p>8C</text:p>
          </table:table-cell>
          <table:table-cell table:formula="of:=IF([.D143]&lt;&gt;[.C143];&quot;Diff&quot;;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4]+63488)" office:value-type="string" office:string-value="F88E" calcext:value-type="string">
            <text:p>F88E</text:p>
          </table:table-cell>
          <table:table-cell table:number-columns-repeated="2" office:value-type="string" calcext:value-type="string">
            <text:p>FF</text:p>
          </table:table-cell>
          <table:table-cell table:formula="of:=IF([.D144]&lt;&gt;[.C144];&quot;Diff&quot;;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5]+63488)" office:value-type="string" office:string-value="F88F" calcext:value-type="string">
            <text:p>F88F</text:p>
          </table:table-cell>
          <table:table-cell table:number-columns-repeated="2" office:value-type="string" calcext:value-type="string">
            <text:p>A0</text:p>
          </table:table-cell>
          <table:table-cell table:formula="of:=IF([.D145]&lt;&gt;[.C145];&quot;Diff&quot;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6]+63488)" office:value-type="string" office:string-value="F890" calcext:value-type="string">
            <text:p>F89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6]&lt;&gt;[.C146];&quot;Diff&quot;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7]+63488)" office:value-type="string" office:string-value="F891" calcext:value-type="string">
            <text:p>F89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47]&lt;&gt;[.C147];&quot;Diff&quot;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8]+63488)" office:value-type="string" office:string-value="F892" calcext:value-type="string">
            <text:p>F892</text:p>
          </table:table-cell>
          <table:table-cell table:number-columns-repeated="2" office:value-type="string" calcext:value-type="string">
            <text:p>D2</text:p>
          </table:table-cell>
          <table:table-cell table:formula="of:=IF([.D148]&lt;&gt;[.C148];&quot;Diff&quot;;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9]+63488)" office:value-type="string" office:string-value="F893" calcext:value-type="string">
            <text:p>F893</text:p>
          </table:table-cell>
          <table:table-cell table:number-columns-repeated="2" office:value-type="string" calcext:value-type="string">
            <text:p>FB</text:p>
          </table:table-cell>
          <table:table-cell table:formula="of:=IF([.D149]&lt;&gt;[.C149];&quot;Diff&quot;;&quot;&quot;)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50]+63488)" office:value-type="string" office:string-value="F894" calcext:value-type="string">
            <text:p>F894</text:p>
          </table:table-cell>
          <table:table-cell table:number-columns-repeated="2" office:value-type="string" calcext:value-type="string">
            <text:p>B0</text:p>
          </table:table-cell>
          <table:table-cell table:formula="of:=IF([.D150]&lt;&gt;[.C150];&quot;Diff&quot;;&quot;&quot;)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1]+63488)" office:value-type="string" office:string-value="F895" calcext:value-type="string">
            <text:p>F89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151]&lt;&gt;[.C151];&quot;Diff&quot;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2]+63488)" office:value-type="string" office:string-value="F896" calcext:value-type="string">
            <text:p>F896</text:p>
          </table:table-cell>
          <table:table-cell table:number-columns-repeated="2" office:value-type="string" calcext:value-type="string">
            <text:p>A2</text:p>
          </table:table-cell>
          <table:table-cell table:formula="of:=IF([.D152]&lt;&gt;[.C152];&quot;Diff&quot;;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3]+63488)" office:value-type="string" office:string-value="F897" calcext:value-type="string">
            <text:p>F89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53]&lt;&gt;[.C153];&quot;Diff&quot;;&quot;&quot;)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4]+63488)" office:value-type="string" office:string-value="F898" calcext:value-type="string">
            <text:p>F89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54]&lt;&gt;[.C154];&quot;Diff&quot;;&quot;&quot;)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5]+63488)" office:value-type="string" office:string-value="F899" calcext:value-type="string">
            <text:p>F899</text:p>
          </table:table-cell>
          <table:table-cell table:number-columns-repeated="2" office:value-type="string" calcext:value-type="string">
            <text:p>EE</text:p>
          </table:table-cell>
          <table:table-cell table:formula="of:=IF([.D155]&lt;&gt;[.C155];&quot;Diff&quot;;&quot;&quot;)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6]+63488)" office:value-type="string" office:string-value="F89A" calcext:value-type="string">
            <text:p>F89A</text:p>
          </table:table-cell>
          <table:table-cell table:number-columns-repeated="2" office:value-type="string" calcext:value-type="string">
            <text:p>FD</text:p>
          </table:table-cell>
          <table:table-cell table:formula="of:=IF([.D156]&lt;&gt;[.C156];&quot;Diff&quot;;&quot;&quot;)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7]+63488)" office:value-type="string" office:string-value="F89B" calcext:value-type="string">
            <text:p>F89B</text:p>
          </table:table-cell>
          <table:table-cell table:number-columns-repeated="2" office:value-type="string" calcext:value-type="string">
            <text:p>4C</text:p>
          </table:table-cell>
          <table:table-cell table:formula="of:=IF([.D157]&lt;&gt;[.C157];&quot;Diff&quot;;&quot;&quot;)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8]+63488)" office:value-type="string" office:string-value="F89C" calcext:value-type="string">
            <text:p>F89C</text:p>
          </table:table-cell>
          <table:table-cell table:number-columns-repeated="2" office:value-type="string" calcext:value-type="string">
            <text:p>CF</text:p>
          </table:table-cell>
          <table:table-cell table:formula="of:=IF([.D158]&lt;&gt;[.C158];&quot;Diff&quot;;&quot;&quot;)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9]+63488)" office:value-type="string" office:string-value="F89D" calcext:value-type="string">
            <text:p>F89D</text:p>
          </table:table-cell>
          <table:table-cell table:number-columns-repeated="2" office:value-type="string" calcext:value-type="string">
            <text:p>F8</text:p>
          </table:table-cell>
          <table:table-cell table:formula="of:=IF([.D159]&lt;&gt;[.C159];&quot;Diff&quot;;&quot;&quot;)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60]+63488)" office:value-type="string" office:string-value="F89E" calcext:value-type="string">
            <text:p>F89E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60]&lt;&gt;[.C160];&quot;Diff&quot;;&quot;&quot;)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1]+63488)" office:value-type="string" office:string-value="F89F" calcext:value-type="string">
            <text:p>F89F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IF([.D161]&lt;&gt;[.C161];&quot;Diff&quot;;&quot;&quot;)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2]+63488)" office:value-type="string" office:string-value="F8A0" calcext:value-type="string">
            <text:p>F8A0</text:p>
          </table:table-cell>
          <table:table-cell table:number-columns-repeated="2" office:value-type="string" calcext:value-type="string">
            <text:p>FE</text:p>
          </table:table-cell>
          <table:table-cell table:formula="of:=IF([.D162]&lt;&gt;[.C162];&quot;Diff&quot;;&quot;&quot;)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3]+63488)" office:value-type="string" office:string-value="F8A1" calcext:value-type="string">
            <text:p>F8A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63]&lt;&gt;[.C163];&quot;Diff&quot;;&quot;&quot;)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4]+63488)" office:value-type="string" office:string-value="F8A2" calcext:value-type="string">
            <text:p>F8A2</text:p>
          </table:table-cell>
          <table:table-cell table:number-columns-repeated="2" office:value-type="string" calcext:value-type="string">
            <text:p>D1</text:p>
          </table:table-cell>
          <table:table-cell table:formula="of:=IF([.D164]&lt;&gt;[.C164];&quot;Diff&quot;;&quot;&quot;)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5]+63488)" office:value-type="string" office:string-value="F8A3" calcext:value-type="string">
            <text:p>F8A3</text:p>
          </table:table-cell>
          <table:table-cell table:number-columns-repeated="2" office:value-type="string" calcext:value-type="string">
            <text:p>FF</text:p>
          </table:table-cell>
          <table:table-cell table:formula="of:=IF([.D165]&lt;&gt;[.C165];&quot;Diff&quot;;&quot;&quot;)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6]+63488)" office:value-type="string" office:string-value="F8A4" calcext:value-type="string">
            <text:p>F8A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66]&lt;&gt;[.C166];&quot;Diff&quot;;&quot;&quot;)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7]+63488)" office:value-type="string" office:string-value="F8A5" calcext:value-type="string">
            <text:p>F8A5</text:p>
          </table:table-cell>
          <table:table-cell table:number-columns-repeated="2" office:value-type="string" calcext:value-type="string">
            <text:p>EE</text:p>
          </table:table-cell>
          <table:table-cell table:formula="of:=IF([.D167]&lt;&gt;[.C167];&quot;Diff&quot;;&quot;&quot;)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8]+63488)" office:value-type="string" office:string-value="F8A6" calcext:value-type="string">
            <text:p>F8A6</text:p>
          </table:table-cell>
          <table:table-cell table:number-columns-repeated="2" office:value-type="string" calcext:value-type="string">
            <text:p>FD</text:p>
          </table:table-cell>
          <table:table-cell table:formula="of:=IF([.D168]&lt;&gt;[.C168];&quot;Diff&quot;;&quot;&quot;)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9]+63488)" office:value-type="string" office:string-value="F8A7" calcext:value-type="string">
            <text:p>F8A7</text:p>
          </table:table-cell>
          <table:table-cell table:number-columns-repeated="2" office:value-type="string" calcext:value-type="string">
            <text:p>AE</text:p>
          </table:table-cell>
          <table:table-cell table:formula="of:=IF([.D169]&lt;&gt;[.C169];&quot;Diff&quot;;&quot;&quot;)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70]+63488)" office:value-type="string" office:string-value="F8A8" calcext:value-type="string">
            <text:p>F8A8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D170]&lt;&gt;[.C170];&quot;Diff&quot;;&quot;&quot;)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1]+63488)" office:value-type="string" office:string-value="F8A9" calcext:value-type="string">
            <text:p>F8A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71]&lt;&gt;[.C171];&quot;Diff&quot;;&quot;&quot;)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2]+63488)" office:value-type="string" office:string-value="F8AA" calcext:value-type="string">
            <text:p>F8AA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72]&lt;&gt;[.C172];&quot;Diff&quot;;&quot;&quot;)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3]+63488)" office:value-type="string" office:string-value="F8AB" calcext:value-type="string">
            <text:p>F8AB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IF([.D173]&lt;&gt;[.C173];&quot;Diff&quot;;&quot;&quot;)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4]+63488)" office:value-type="string" office:string-value="F8AC" calcext:value-type="string">
            <text:p>F8A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74]&lt;&gt;[.C174];&quot;Diff&quot;;&quot;&quot;)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5]+63488)" office:value-type="string" office:string-value="F8AD" calcext:value-type="string">
            <text:p>F8AD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175]&lt;&gt;[.C175];&quot;Diff&quot;;&quot;&quot;)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6]+63488)" office:value-type="string" office:string-value="F8AE" calcext:value-type="string">
            <text:p>F8AE</text:p>
          </table:table-cell>
          <table:table-cell table:number-columns-repeated="2" office:value-type="string" calcext:value-type="string">
            <text:p>FB</text:p>
          </table:table-cell>
          <table:table-cell table:formula="of:=IF([.D176]&lt;&gt;[.C176];&quot;Diff&quot;;&quot;&quot;)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7]+63488)" office:value-type="string" office:string-value="F8AF" calcext:value-type="string">
            <text:p>F8AF</text:p>
          </table:table-cell>
          <table:table-cell table:number-columns-repeated="2" office:value-type="string" calcext:value-type="string">
            <text:p>E8</text:p>
          </table:table-cell>
          <table:table-cell table:formula="of:=IF([.D177]&lt;&gt;[.C177];&quot;Diff&quot;;&quot;&quot;)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8]+63488)" office:value-type="string" office:string-value="F8B0" calcext:value-type="string">
            <text:p>F8B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78]&lt;&gt;[.C178];&quot;Diff&quot;;&quot;&quot;)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9]+63488)" office:value-type="string" office:string-value="F8B1" calcext:value-type="string">
            <text:p>F8B1</text:p>
          </table:table-cell>
          <table:table-cell table:number-columns-repeated="2" office:value-type="string" calcext:value-type="string">
            <text:p>EE</text:p>
          </table:table-cell>
          <table:table-cell table:formula="of:=IF([.D179]&lt;&gt;[.C179];&quot;Diff&quot;;&quot;&quot;)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80]+63488)" office:value-type="string" office:string-value="F8B2" calcext:value-type="string">
            <text:p>F8B2</text:p>
          </table:table-cell>
          <table:table-cell table:number-columns-repeated="2" office:value-type="string" calcext:value-type="string">
            <text:p>FD</text:p>
          </table:table-cell>
          <table:table-cell table:formula="of:=IF([.D180]&lt;&gt;[.C180];&quot;Diff&quot;;&quot;&quot;)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1]+63488)" office:value-type="string" office:string-value="F8B3" calcext:value-type="string">
            <text:p>F8B3</text:p>
          </table:table-cell>
          <table:table-cell table:number-columns-repeated="2" office:value-type="string" calcext:value-type="string">
            <text:p>A2</text:p>
          </table:table-cell>
          <table:table-cell table:formula="of:=IF([.D181]&lt;&gt;[.C181];&quot;Diff&quot;;&quot;&quot;)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2]+63488)" office:value-type="string" office:string-value="F8B4" calcext:value-type="string">
            <text:p>F8B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82]&lt;&gt;[.C182];&quot;Diff&quot;;&quot;&quot;)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3]+63488)" office:value-type="string" office:string-value="F8B5" calcext:value-type="string">
            <text:p>F8B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83]&lt;&gt;[.C183];&quot;Diff&quot;;&quot;&quot;)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4]+63488)" office:value-type="string" office:string-value="F8B6" calcext:value-type="string">
            <text:p>F8B6</text:p>
          </table:table-cell>
          <table:table-cell table:number-columns-repeated="2" office:value-type="string" calcext:value-type="string">
            <text:p>EE</text:p>
          </table:table-cell>
          <table:table-cell table:formula="of:=IF([.D184]&lt;&gt;[.C184];&quot;Diff&quot;;&quot;&quot;)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5]+63488)" office:value-type="string" office:string-value="F8B7" calcext:value-type="string">
            <text:p>F8B7</text:p>
          </table:table-cell>
          <table:table-cell table:number-columns-repeated="2" office:value-type="string" calcext:value-type="string">
            <text:p>FD</text:p>
          </table:table-cell>
          <table:table-cell table:formula="of:=IF([.D185]&lt;&gt;[.C185];&quot;Diff&quot;;&quot;&quot;)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6]+63488)" office:value-type="string" office:string-value="F8B8" calcext:value-type="string">
            <text:p>F8B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86]&lt;&gt;[.C186];&quot;Diff&quot;;&quot;&quot;)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7]+63488)" office:value-type="string" office:string-value="F8B9" calcext:value-type="string">
            <text:p>F8B9</text:p>
          </table:table-cell>
          <table:table-cell table:number-columns-repeated="2" office:value-type="string" calcext:value-type="string">
            <text:p>CF</text:p>
          </table:table-cell>
          <table:table-cell table:formula="of:=IF([.D187]&lt;&gt;[.C187];&quot;Diff&quot;;&quot;&quot;)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8]+63488)" office:value-type="string" office:string-value="F8BA" calcext:value-type="string">
            <text:p>F8BA</text:p>
          </table:table-cell>
          <table:table-cell table:number-columns-repeated="2" office:value-type="string" calcext:value-type="string">
            <text:p>FB</text:p>
          </table:table-cell>
          <table:table-cell table:formula="of:=IF([.D188]&lt;&gt;[.C188];&quot;Diff&quot;;&quot;&quot;)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9]+63488)" office:value-type="string" office:string-value="F8BB" calcext:value-type="string">
            <text:p>F8BB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[.D189]&lt;&gt;[.C189];&quot;Diff&quot;;&quot;&quot;)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90]+63488)" office:value-type="string" office:string-value="F8BC" calcext:value-type="string">
            <text:p>F8BC</text:p>
          </table:table-cell>
          <table:table-cell table:number-columns-repeated="2" office:value-type="string" calcext:value-type="string">
            <text:p>ED</text:p>
          </table:table-cell>
          <table:table-cell table:formula="of:=IF([.D190]&lt;&gt;[.C190];&quot;Diff&quot;;&quot;&quot;)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1]+63488)" office:value-type="string" office:string-value="F8BD" calcext:value-type="string">
            <text:p>F8BD</text:p>
          </table:table-cell>
          <table:table-cell table:number-columns-repeated="2" office:value-type="string" calcext:value-type="string">
            <text:p>A9</text:p>
          </table:table-cell>
          <table:table-cell table:formula="of:=IF([.D191]&lt;&gt;[.C191];&quot;Diff&quot;;&quot;&quot;)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2]+63488)" office:value-type="string" office:string-value="F8BE" calcext:value-type="string">
            <text:p>F8BE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92]&lt;&gt;[.C192];&quot;Diff&quot;;&quot;&quot;)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3]+63488)" office:value-type="string" office:string-value="F8BF" calcext:value-type="string">
            <text:p>F8BF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93]&lt;&gt;[.C193];&quot;Diff&quot;;&quot;&quot;)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4]+63488)" office:value-type="string" office:string-value="F8C0" calcext:value-type="string">
            <text:p>F8C0</text:p>
          </table:table-cell>
          <table:table-cell table:number-columns-repeated="2" office:value-type="string" calcext:value-type="string">
            <text:p>2A</text:p>
          </table:table-cell>
          <table:table-cell table:formula="of:=IF([.D194]&lt;&gt;[.C194];&quot;Diff&quot;;&quot;&quot;)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5]+63488)" office:value-type="string" office:string-value="F8C1" calcext:value-type="string">
            <text:p>F8C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95]&lt;&gt;[.C195];&quot;Diff&quot;;&quot;&quot;)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6]+63488)" office:value-type="string" office:string-value="F8C2" calcext:value-type="string">
            <text:p>F8C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196]&lt;&gt;[.C196];&quot;Diff&quot;;&quot;&quot;)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7]+63488)" office:value-type="string" office:string-value="F8C3" calcext:value-type="string">
            <text:p>F8C3</text:p>
          </table:table-cell>
          <table:table-cell table:number-columns-repeated="2" office:value-type="string" calcext:value-type="string">
            <text:p>FB</text:p>
          </table:table-cell>
          <table:table-cell table:formula="of:=IF([.D197]&lt;&gt;[.C197];&quot;Diff&quot;;&quot;&quot;)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8]+63488)" office:value-type="string" office:string-value="F8C4" calcext:value-type="string">
            <text:p>F8C4</text:p>
          </table:table-cell>
          <table:table-cell table:number-columns-repeated="2" office:value-type="string" calcext:value-type="string">
            <text:p>A2</text:p>
          </table:table-cell>
          <table:table-cell table:formula="of:=IF([.D198]&lt;&gt;[.C198];&quot;Diff&quot;;&quot;&quot;)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9]+63488)" office:value-type="string" office:string-value="F8C5" calcext:value-type="string">
            <text:p>F8C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9]&lt;&gt;[.C199];&quot;Diff&quot;;&quot;&quot;)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200]+63488)" office:value-type="string" office:string-value="F8C6" calcext:value-type="string">
            <text:p>F8C6</text:p>
          </table:table-cell>
          <table:table-cell table:number-columns-repeated="2" office:value-type="string" calcext:value-type="string">
            <text:p>BD</text:p>
          </table:table-cell>
          <table:table-cell table:formula="of:=IF([.D200]&lt;&gt;[.C200];&quot;Diff&quot;;&quot;&quot;)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201]+63488)" office:value-type="string" office:string-value="F8C7" calcext:value-type="string">
            <text:p>F8C7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D201]&lt;&gt;[.C201];&quot;Diff&quot;;&quot;&quot;)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2]+63488)" office:value-type="string" office:string-value="F8C8" calcext:value-type="string">
            <text:p>F8C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02]&lt;&gt;[.C202];&quot;Diff&quot;;&quot;&quot;)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3]+63488)" office:value-type="string" office:string-value="F8C9" calcext:value-type="string">
            <text:p>F8C9</text:p>
          </table:table-cell>
          <table:table-cell table:number-columns-repeated="2" office:value-type="string" calcext:value-type="string">
            <text:p>9D</text:p>
          </table:table-cell>
          <table:table-cell table:formula="of:=IF([.D203]&lt;&gt;[.C203];&quot;Diff&quot;;&quot;&quot;)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4]+63488)" office:value-type="string" office:string-value="F8CA" calcext:value-type="string">
            <text:p>F8CA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IF([.D204]&lt;&gt;[.C204];&quot;Diff&quot;;&quot;&quot;)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5]+63488)" office:value-type="string" office:string-value="F8CB" calcext:value-type="string">
            <text:p>F8C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05]&lt;&gt;[.C205];&quot;Diff&quot;;&quot;&quot;)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6]+63488)" office:value-type="string" office:string-value="F8CC" calcext:value-type="string">
            <text:p>F8CC</text:p>
          </table:table-cell>
          <table:table-cell table:number-columns-repeated="2" office:value-type="string" calcext:value-type="string">
            <text:p>CA</text:p>
          </table:table-cell>
          <table:table-cell table:formula="of:=IF([.D206]&lt;&gt;[.C206];&quot;Diff&quot;;&quot;&quot;)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7]+63488)" office:value-type="string" office:string-value="F8CD" calcext:value-type="string">
            <text:p>F8CD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207]&lt;&gt;[.C207];&quot;Diff&quot;;&quot;&quot;)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8]+63488)" office:value-type="string" office:string-value="F8CE" calcext:value-type="string">
            <text:p>F8CE</text:p>
          </table:table-cell>
          <table:table-cell table:number-columns-repeated="2" office:value-type="string" calcext:value-type="string">
            <text:p>F7</text:p>
          </table:table-cell>
          <table:table-cell table:formula="of:=IF([.D208]&lt;&gt;[.C208];&quot;Diff&quot;;&quot;&quot;)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9]+63488)" office:value-type="string" office:string-value="F8CF" calcext:value-type="string">
            <text:p>F8CF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09]&lt;&gt;[.C209];&quot;Diff&quot;;&quot;&quot;)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10]+63488)" office:value-type="string" office:string-value="F8D0" calcext:value-type="string">
            <text:p>F8D0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IF([.D210]&lt;&gt;[.C210];&quot;Diff&quot;;&quot;&quot;)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11]+63488)" office:value-type="string" office:string-value="F8D1" calcext:value-type="string">
            <text:p>F8D1</text:p>
          </table:table-cell>
          <table:table-cell table:number-columns-repeated="2" office:value-type="string" calcext:value-type="string">
            <text:p>FF</text:p>
          </table:table-cell>
          <table:table-cell table:formula="of:=IF([.D211]&lt;&gt;[.C211];&quot;Diff&quot;;&quot;&quot;)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2]+63488)" office:value-type="string" office:string-value="F8D2" calcext:value-type="string">
            <text:p>F8D2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212]&lt;&gt;[.C212];&quot;Diff&quot;;&quot;&quot;)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3]+63488)" office:value-type="string" office:string-value="F8D3" calcext:value-type="string">
            <text:p>F8D3</text:p>
          </table:table-cell>
          <table:table-cell table:number-columns-repeated="2" office:value-type="string" calcext:value-type="string">
            <text:p>A8</text:p>
          </table:table-cell>
          <table:table-cell table:formula="of:=IF([.D213]&lt;&gt;[.C213];&quot;Diff&quot;;&quot;&quot;)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4]+63488)" office:value-type="string" office:string-value="F8D4" calcext:value-type="string">
            <text:p>F8D4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214]&lt;&gt;[.C214];&quot;Diff&quot;;&quot;&quot;)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5]+63488)" office:value-type="string" office:string-value="F8D5" calcext:value-type="string">
            <text:p>F8D5</text:p>
          </table:table-cell>
          <table:table-cell table:number-columns-repeated="2" office:value-type="string" calcext:value-type="string">
            <text:p>AA</text:p>
          </table:table-cell>
          <table:table-cell table:formula="of:=IF([.D215]&lt;&gt;[.C215];&quot;Diff&quot;;&quot;&quot;)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6]+63488)" office:value-type="string" office:string-value="F8D6" calcext:value-type="string">
            <text:p>F8D6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216]&lt;&gt;[.C216];&quot;Diff&quot;;&quot;&quot;)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7]+63488)" office:value-type="string" office:string-value="F8D7" calcext:value-type="string">
            <text:p>F8D7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217]&lt;&gt;[.C217];&quot;Diff&quot;;&quot;&quot;)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8]+63488)" office:value-type="string" office:string-value="F8D8" calcext:value-type="string">
            <text:p>F8D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18]&lt;&gt;[.C218];&quot;Diff&quot;;&quot;&quot;)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9]+63488)" office:value-type="string" office:string-value="F8D9" calcext:value-type="string">
            <text:p>F8D9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IF([.D219]&lt;&gt;[.C219];&quot;Diff&quot;;&quot;&quot;)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20]+63488)" office:value-type="string" office:string-value="F8DA" calcext:value-type="string">
            <text:p>F8DA</text:p>
          </table:table-cell>
          <table:table-cell table:number-columns-repeated="2" office:value-type="string" calcext:value-type="string">
            <text:p>FE</text:p>
          </table:table-cell>
          <table:table-cell table:formula="of:=IF([.D220]&lt;&gt;[.C220];&quot;Diff&quot;;&quot;&quot;)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21]+63488)" office:value-type="string" office:string-value="F8DB" calcext:value-type="string">
            <text:p>F8DB</text:p>
          </table:table-cell>
          <table:table-cell table:number-columns-repeated="2" office:value-type="string" calcext:value-type="string">
            <text:p>8D</text:p>
          </table:table-cell>
          <table:table-cell table:formula="of:=IF([.D221]&lt;&gt;[.C221];&quot;Diff&quot;;&quot;&quot;)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2]+63488)" office:value-type="string" office:string-value="F8DC" calcext:value-type="string">
            <text:p>F8D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22]&lt;&gt;[.C222];&quot;Diff&quot;;&quot;&quot;)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3]+63488)" office:value-type="string" office:string-value="F8DD" calcext:value-type="string">
            <text:p>F8D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23]&lt;&gt;[.C223];&quot;Diff&quot;;&quot;&quot;)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4]+63488)" office:value-type="string" office:string-value="F8DE" calcext:value-type="string">
            <text:p>F8DE</text:p>
          </table:table-cell>
          <table:table-cell table:number-columns-repeated="2" office:value-type="string" calcext:value-type="string">
            <text:p>F0</text:p>
          </table:table-cell>
          <table:table-cell table:formula="of:=IF([.D224]&lt;&gt;[.C224];&quot;Diff&quot;;&quot;&quot;)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5]+63488)" office:value-type="string" office:string-value="F8DF" calcext:value-type="string">
            <text:p>F8DF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D225]&lt;&gt;[.C225];&quot;Diff&quot;;&quot;&quot;)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6]+63488)" office:value-type="string" office:string-value="F8E0" calcext:value-type="string">
            <text:p>F8E0</text:p>
          </table:table-cell>
          <table:table-cell table:number-columns-repeated="2" office:value-type="string" calcext:value-type="string">
            <text:p>A9</text:p>
          </table:table-cell>
          <table:table-cell table:formula="of:=IF([.D226]&lt;&gt;[.C226];&quot;Diff&quot;;&quot;&quot;)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7]+63488)" office:value-type="string" office:string-value="F8E1" calcext:value-type="string">
            <text:p>F8E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27]&lt;&gt;[.C227];&quot;Diff&quot;;&quot;&quot;)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8]+63488)" office:value-type="string" office:string-value="F8E2" calcext:value-type="string">
            <text:p>F8E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28]&lt;&gt;[.C228];&quot;Diff&quot;;&quot;&quot;)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9]+63488)" office:value-type="string" office:string-value="F8E3" calcext:value-type="string">
            <text:p>F8E3</text:p>
          </table:table-cell>
          <table:table-cell table:number-columns-repeated="2" office:value-type="string" calcext:value-type="string">
            <text:p>8F</text:p>
          </table:table-cell>
          <table:table-cell table:formula="of:=IF([.D229]&lt;&gt;[.C229];&quot;Diff&quot;;&quot;&quot;)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30]+63488)" office:value-type="string" office:string-value="F8E4" calcext:value-type="string">
            <text:p>F8E4</text:p>
          </table:table-cell>
          <table:table-cell table:number-columns-repeated="2" office:value-type="string" calcext:value-type="string">
            <text:p>FF</text:p>
          </table:table-cell>
          <table:table-cell table:formula="of:=IF([.D230]&lt;&gt;[.C230];&quot;Diff&quot;;&quot;&quot;)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31]+63488)" office:value-type="string" office:string-value="F8E5" calcext:value-type="string">
            <text:p>F8E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31]&lt;&gt;[.C231];&quot;Diff&quot;;&quot;&quot;)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2]+63488)" office:value-type="string" office:string-value="F8E6" calcext:value-type="string">
            <text:p>F8E6</text:p>
          </table:table-cell>
          <table:table-cell table:number-columns-repeated="2" office:value-type="string" calcext:value-type="string">
            <text:p>D1</text:p>
          </table:table-cell>
          <table:table-cell table:formula="of:=IF([.D232]&lt;&gt;[.C232];&quot;Diff&quot;;&quot;&quot;)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3]+63488)" office:value-type="string" office:string-value="F8E7" calcext:value-type="string">
            <text:p>F8E7</text:p>
          </table:table-cell>
          <table:table-cell table:number-columns-repeated="2" office:value-type="string" calcext:value-type="string">
            <text:p>FF</text:p>
          </table:table-cell>
          <table:table-cell table:formula="of:=IF([.D233]&lt;&gt;[.C233];&quot;Diff&quot;;&quot;&quot;)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4]+63488)" office:value-type="string" office:string-value="F8E8" calcext:value-type="string">
            <text:p>F8E8</text:p>
          </table:table-cell>
          <table:table-cell table:number-columns-repeated="2" office:value-type="string" calcext:value-type="string">
            <text:p>AE</text:p>
          </table:table-cell>
          <table:table-cell table:formula="of:=IF([.D234]&lt;&gt;[.C234];&quot;Diff&quot;;&quot;&quot;)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5]+63488)" office:value-type="string" office:string-value="F8E9" calcext:value-type="string">
            <text:p>F8E9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D235]&lt;&gt;[.C235];&quot;Diff&quot;;&quot;&quot;)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6]+63488)" office:value-type="string" office:string-value="F8EA" calcext:value-type="string">
            <text:p>F8E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36]&lt;&gt;[.C236];&quot;Diff&quot;;&quot;&quot;)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7]+63488)" office:value-type="string" office:string-value="F8EB" calcext:value-type="string">
            <text:p>F8EB</text:p>
          </table:table-cell>
          <table:table-cell table:number-columns-repeated="2" office:value-type="string" calcext:value-type="string">
            <text:p>A9</text:p>
          </table:table-cell>
          <table:table-cell table:formula="of:=IF([.D237]&lt;&gt;[.C237];&quot;Diff&quot;;&quot;&quot;)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8]+63488)" office:value-type="string" office:string-value="F8EC" calcext:value-type="string">
            <text:p>F8EC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38]&lt;&gt;[.C238];&quot;Diff&quot;;&quot;&quot;)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9]+63488)" office:value-type="string" office:string-value="F8ED" calcext:value-type="string">
            <text:p>F8ED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39]&lt;&gt;[.C239];&quot;Diff&quot;;&quot;&quot;)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40]+63488)" office:value-type="string" office:string-value="F8EE" calcext:value-type="string">
            <text:p>F8EE</text:p>
          </table:table-cell>
          <table:table-cell table:number-columns-repeated="2" office:value-type="string" calcext:value-type="string">
            <text:p>2A</text:p>
          </table:table-cell>
          <table:table-cell table:formula="of:=IF([.D240]&lt;&gt;[.C240];&quot;Diff&quot;;&quot;&quot;)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41]+63488)" office:value-type="string" office:string-value="F8EF" calcext:value-type="string">
            <text:p>F8E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41]&lt;&gt;[.C241];&quot;Diff&quot;;&quot;&quot;)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2]+63488)" office:value-type="string" office:string-value="F8F0" calcext:value-type="string">
            <text:p>F8F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242]&lt;&gt;[.C242];&quot;Diff&quot;;&quot;&quot;)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3]+63488)" office:value-type="string" office:string-value="F8F1" calcext:value-type="string">
            <text:p>F8F1</text:p>
          </table:table-cell>
          <table:table-cell table:number-columns-repeated="2" office:value-type="string" calcext:value-type="string">
            <text:p>FB</text:p>
          </table:table-cell>
          <table:table-cell table:formula="of:=IF([.D243]&lt;&gt;[.C243];&quot;Diff&quot;;&quot;&quot;)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4]+63488)" office:value-type="string" office:string-value="F8F2" calcext:value-type="string">
            <text:p>F8F2</text:p>
          </table:table-cell>
          <table:table-cell table:number-columns-repeated="2" office:value-type="string" calcext:value-type="string">
            <text:p>8D</text:p>
          </table:table-cell>
          <table:table-cell table:formula="of:=IF([.D244]&lt;&gt;[.C244];&quot;Diff&quot;;&quot;&quot;)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5]+63488)" office:value-type="string" office:string-value="F8F3" calcext:value-type="string">
            <text:p>F8F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45]&lt;&gt;[.C245];&quot;Diff&quot;;&quot;&quot;)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6]+63488)" office:value-type="string" office:string-value="F8F4" calcext:value-type="string">
            <text:p>F8F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46]&lt;&gt;[.C246];&quot;Diff&quot;;&quot;&quot;)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7]+63488)" office:value-type="string" office:string-value="F8F5" calcext:value-type="string">
            <text:p>F8F5</text:p>
          </table:table-cell>
          <table:table-cell table:number-columns-repeated="2" office:value-type="string" calcext:value-type="string">
            <text:p>A0</text:p>
          </table:table-cell>
          <table:table-cell table:formula="of:=IF([.D247]&lt;&gt;[.C247];&quot;Diff&quot;;&quot;&quot;)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8]+63488)" office:value-type="string" office:string-value="F8F6" calcext:value-type="string">
            <text:p>F8F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48]&lt;&gt;[.C248];&quot;Diff&quot;;&quot;&quot;)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9]+63488)" office:value-type="string" office:string-value="F8F7" calcext:value-type="string">
            <text:p>F8F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49]&lt;&gt;[.C249];&quot;Diff&quot;;&quot;&quot;)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50]+63488)" office:value-type="string" office:string-value="F8F8" calcext:value-type="string">
            <text:p>F8F8</text:p>
          </table:table-cell>
          <table:table-cell table:number-columns-repeated="2" office:value-type="string" calcext:value-type="string">
            <text:p>D2</text:p>
          </table:table-cell>
          <table:table-cell table:formula="of:=IF([.D250]&lt;&gt;[.C250];&quot;Diff&quot;;&quot;&quot;)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51]+63488)" office:value-type="string" office:string-value="F8F9" calcext:value-type="string">
            <text:p>F8F9</text:p>
          </table:table-cell>
          <table:table-cell table:number-columns-repeated="2" office:value-type="string" calcext:value-type="string">
            <text:p>FB</text:p>
          </table:table-cell>
          <table:table-cell table:formula="of:=IF([.D251]&lt;&gt;[.C251];&quot;Diff&quot;;&quot;&quot;)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2]+63488)" office:value-type="string" office:string-value="F8FA" calcext:value-type="string">
            <text:p>F8FA</text:p>
          </table:table-cell>
          <table:table-cell table:number-columns-repeated="2" office:value-type="string" calcext:value-type="string">
            <text:p>B0</text:p>
          </table:table-cell>
          <table:table-cell table:formula="of:=IF([.D252]&lt;&gt;[.C252];&quot;Diff&quot;;&quot;&quot;)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3]+63488)" office:value-type="string" office:string-value="F8FB" calcext:value-type="string">
            <text:p>F8FB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253]&lt;&gt;[.C253];&quot;Diff&quot;;&quot;&quot;)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4]+63488)" office:value-type="string" office:string-value="F8FC" calcext:value-type="string">
            <text:p>F8FC</text:p>
          </table:table-cell>
          <table:table-cell table:number-columns-repeated="2" office:value-type="string" calcext:value-type="string">
            <text:p>A2</text:p>
          </table:table-cell>
          <table:table-cell table:formula="of:=IF([.D254]&lt;&gt;[.C254];&quot;Diff&quot;;&quot;&quot;)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5]+63488)" office:value-type="string" office:string-value="F8FD" calcext:value-type="string">
            <text:p>F8FD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255]&lt;&gt;[.C255];&quot;Diff&quot;;&quot;&quot;)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6]+63488)" office:value-type="string" office:string-value="F8FE" calcext:value-type="string">
            <text:p>F8FE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56]&lt;&gt;[.C256];&quot;Diff&quot;;&quot;&quot;)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7]+63488)" office:value-type="string" office:string-value="F8FF" calcext:value-type="string">
            <text:p>F8FF</text:p>
          </table:table-cell>
          <table:table-cell table:number-columns-repeated="2" office:value-type="string" calcext:value-type="string">
            <text:p>EE</text:p>
          </table:table-cell>
          <table:table-cell table:formula="of:=IF([.D257]&lt;&gt;[.C257];&quot;Diff&quot;;&quot;&quot;)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DEC2HEX([.A258]+63488)" office:value-type="string" office:string-value="F900" calcext:value-type="string">
            <text:p>F900</text:p>
          </table:table-cell>
          <table:table-cell table:number-columns-repeated="2" office:value-type="string" calcext:value-type="string">
            <text:p>FD</text:p>
          </table:table-cell>
          <table:table-cell table:formula="of:=IF([.D258]&lt;&gt;[.C258];&quot;Diff&quot;;&quot;&quot;)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DEC2HEX([.A259]+63488)" office:value-type="string" office:string-value="F901" calcext:value-type="string">
            <text:p>F901</text:p>
          </table:table-cell>
          <table:table-cell table:number-columns-repeated="2" office:value-type="string" calcext:value-type="string">
            <text:p>4C</text:p>
          </table:table-cell>
          <table:table-cell table:formula="of:=IF([.D259]&lt;&gt;[.C259];&quot;Diff&quot;;&quot;&quot;)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DEC2HEX([.A260]+63488)" office:value-type="string" office:string-value="F902" calcext:value-type="string">
            <text:p>F902</text:p>
          </table:table-cell>
          <table:table-cell table:number-columns-repeated="2" office:value-type="string" calcext:value-type="string">
            <text:p>E8</text:p>
          </table:table-cell>
          <table:table-cell table:formula="of:=IF([.D260]&lt;&gt;[.C260];&quot;Diff&quot;;&quot;&quot;)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DEC2HEX([.A261]+63488)" office:value-type="string" office:string-value="F903" calcext:value-type="string">
            <text:p>F903</text:p>
          </table:table-cell>
          <table:table-cell table:number-columns-repeated="2" office:value-type="string" calcext:value-type="string">
            <text:p>F8</text:p>
          </table:table-cell>
          <table:table-cell table:formula="of:=IF([.D261]&lt;&gt;[.C261];&quot;Diff&quot;;&quot;&quot;)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DEC2HEX([.A262]+63488)" office:value-type="string" office:string-value="F904" calcext:value-type="string">
            <text:p>F90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62]&lt;&gt;[.C262];&quot;Diff&quot;;&quot;&quot;)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DEC2HEX([.A263]+63488)" office:value-type="string" office:string-value="F905" calcext:value-type="string">
            <text:p>F905</text:p>
          </table:table-cell>
          <table:table-cell table:number-columns-repeated="2" office:value-type="string" calcext:value-type="string">
            <text:p>D1</text:p>
          </table:table-cell>
          <table:table-cell table:formula="of:=IF([.D263]&lt;&gt;[.C263];&quot;Diff&quot;;&quot;&quot;)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DEC2HEX([.A264]+63488)" office:value-type="string" office:string-value="F906" calcext:value-type="string">
            <text:p>F906</text:p>
          </table:table-cell>
          <table:table-cell table:number-columns-repeated="2" office:value-type="string" calcext:value-type="string">
            <text:p>FF</text:p>
          </table:table-cell>
          <table:table-cell table:formula="of:=IF([.D264]&lt;&gt;[.C264];&quot;Diff&quot;;&quot;&quot;)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DEC2HEX([.A265]+63488)" office:value-type="string" office:string-value="F907" calcext:value-type="string">
            <text:p>F907</text:p>
          </table:table-cell>
          <table:table-cell table:number-columns-repeated="2" office:value-type="string" calcext:value-type="string">
            <text:p>8E</text:p>
          </table:table-cell>
          <table:table-cell table:formula="of:=IF([.D265]&lt;&gt;[.C265];&quot;Diff&quot;;&quot;&quot;)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DEC2HEX([.A266]+63488)" office:value-type="string" office:string-value="F908" calcext:value-type="string">
            <text:p>F9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66]&lt;&gt;[.C266];&quot;Diff&quot;;&quot;&quot;)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DEC2HEX([.A267]+63488)" office:value-type="string" office:string-value="F909" calcext:value-type="string">
            <text:p>F90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67]&lt;&gt;[.C267];&quot;Diff&quot;;&quot;&quot;)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DEC2HEX([.A268]+63488)" office:value-type="string" office:string-value="F90A" calcext:value-type="string">
            <text:p>F90A</text:p>
          </table:table-cell>
          <table:table-cell table:number-columns-repeated="2" office:value-type="string" calcext:value-type="string">
            <text:p>F0</text:p>
          </table:table-cell>
          <table:table-cell table:formula="of:=IF([.D268]&lt;&gt;[.C268];&quot;Diff&quot;;&quot;&quot;)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DEC2HEX([.A269]+63488)" office:value-type="string" office:string-value="F90B" calcext:value-type="string">
            <text:p>F90B</text:p>
          </table:table-cell>
          <table:table-cell table:number-columns-repeated="2" office:value-type="string" calcext:value-type="string">
            <text:p>C6</text:p>
          </table:table-cell>
          <table:table-cell table:formula="of:=IF([.D269]&lt;&gt;[.C269];&quot;Diff&quot;;&quot;&quot;)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DEC2HEX([.A270]+63488)" office:value-type="string" office:string-value="F90C" calcext:value-type="string">
            <text:p>F90C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70]&lt;&gt;[.C270];&quot;Diff&quot;;&quot;&quot;)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DEC2HEX([.A271]+63488)" office:value-type="string" office:string-value="F90D" calcext:value-type="string">
            <text:p>F90D</text:p>
          </table:table-cell>
          <table:table-cell table:number-columns-repeated="2" office:value-type="string" calcext:value-type="string">
            <text:p>A6</text:p>
          </table:table-cell>
          <table:table-cell table:formula="of:=IF([.D271]&lt;&gt;[.C271];&quot;Diff&quot;;&quot;&quot;)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DEC2HEX([.A272]+63488)" office:value-type="string" office:string-value="F90E" calcext:value-type="string">
            <text:p>F90E</text:p>
          </table:table-cell>
          <table:table-cell table:number-columns-repeated="2" office:value-type="string" calcext:value-type="string">
            <text:p>F9</text:p>
          </table:table-cell>
          <table:table-cell table:formula="of:=IF([.D272]&lt;&gt;[.C272];&quot;Diff&quot;;&quot;&quot;)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DEC2HEX([.A273]+63488)" office:value-type="string" office:string-value="F90F" calcext:value-type="string">
            <text:p>F90F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73]&lt;&gt;[.C273];&quot;Diff&quot;;&quot;&quot;)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DEC2HEX([.A274]+63488)" office:value-type="string" office:string-value="F910" calcext:value-type="string">
            <text:p>F910</text:p>
          </table:table-cell>
          <table:table-cell table:number-columns-repeated="2" office:value-type="string" calcext:value-type="string">
            <text:p>F5</text:p>
          </table:table-cell>
          <table:table-cell table:formula="of:=IF([.D274]&lt;&gt;[.C274];&quot;Diff&quot;;&quot;&quot;)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DEC2HEX([.A275]+63488)" office:value-type="string" office:string-value="F911" calcext:value-type="string">
            <text:p>F911</text:p>
          </table:table-cell>
          <table:table-cell table:number-columns-repeated="2" office:value-type="string" calcext:value-type="string">
            <text:p>FB</text:p>
          </table:table-cell>
          <table:table-cell table:formula="of:=IF([.D275]&lt;&gt;[.C275];&quot;Diff&quot;;&quot;&quot;)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DEC2HEX([.A276]+63488)" office:value-type="string" office:string-value="F912" calcext:value-type="string">
            <text:p>F91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76]&lt;&gt;[.C276];&quot;Diff&quot;;&quot;&quot;)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DEC2HEX([.A277]+63488)" office:value-type="string" office:string-value="F913" calcext:value-type="string">
            <text:p>F913</text:p>
          </table:table-cell>
          <table:table-cell table:number-columns-repeated="2" office:value-type="string" calcext:value-type="string">
            <text:p>B6</text:p>
          </table:table-cell>
          <table:table-cell table:formula="of:=IF([.D277]&lt;&gt;[.C277];&quot;Diff&quot;;&quot;&quot;)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DEC2HEX([.A278]+63488)" office:value-type="string" office:string-value="F914" calcext:value-type="string">
            <text:p>F914</text:p>
          </table:table-cell>
          <table:table-cell table:number-columns-repeated="2" office:value-type="string" calcext:value-type="string">
            <text:p>FE</text:p>
          </table:table-cell>
          <table:table-cell table:formula="of:=IF([.D278]&lt;&gt;[.C278];&quot;Diff&quot;;&quot;&quot;)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DEC2HEX([.A279]+63488)" office:value-type="string" office:string-value="F915" calcext:value-type="string">
            <text:p>F91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79]&lt;&gt;[.C279];&quot;Diff&quot;;&quot;&quot;)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DEC2HEX([.A280]+63488)" office:value-type="string" office:string-value="F916" calcext:value-type="string">
            <text:p>F916</text:p>
          </table:table-cell>
          <table:table-cell table:number-columns-repeated="2" office:value-type="string" calcext:value-type="string">
            <text:p>E6</text:p>
          </table:table-cell>
          <table:table-cell table:formula="of:=IF([.D280]&lt;&gt;[.C280];&quot;Diff&quot;;&quot;&quot;)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DEC2HEX([.A281]+63488)" office:value-type="string" office:string-value="F917" calcext:value-type="string">
            <text:p>F917</text:p>
          </table:table-cell>
          <table:table-cell table:number-columns-repeated="2" office:value-type="string" calcext:value-type="string">
            <text:p>FB</text:p>
          </table:table-cell>
          <table:table-cell table:formula="of:=IF([.D281]&lt;&gt;[.C281];&quot;Diff&quot;;&quot;&quot;)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DEC2HEX([.A282]+63488)" office:value-type="string" office:string-value="F918" calcext:value-type="string">
            <text:p>F91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82]&lt;&gt;[.C282];&quot;Diff&quot;;&quot;&quot;)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DEC2HEX([.A283]+63488)" office:value-type="string" office:string-value="F919" calcext:value-type="string">
            <text:p>F919</text:p>
          </table:table-cell>
          <table:table-cell table:number-columns-repeated="2" office:value-type="string" calcext:value-type="string">
            <text:p>E0</text:p>
          </table:table-cell>
          <table:table-cell table:formula="of:=IF([.D283]&lt;&gt;[.C283];&quot;Diff&quot;;&quot;&quot;)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DEC2HEX([.A284]+63488)" office:value-type="string" office:string-value="F91A" calcext:value-type="string">
            <text:p>F91A</text:p>
          </table:table-cell>
          <table:table-cell table:number-columns-repeated="2" office:value-type="string" calcext:value-type="string">
            <text:p>FB</text:p>
          </table:table-cell>
          <table:table-cell table:formula="of:=IF([.D284]&lt;&gt;[.C284];&quot;Diff&quot;;&quot;&quot;)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DEC2HEX([.A285]+63488)" office:value-type="string" office:string-value="F91B" calcext:value-type="string">
            <text:p>F91B</text:p>
          </table:table-cell>
          <table:table-cell table:number-columns-repeated="2" office:value-type="string" calcext:value-type="string">
            <text:p>A2</text:p>
          </table:table-cell>
          <table:table-cell table:formula="of:=IF([.D285]&lt;&gt;[.C285];&quot;Diff&quot;;&quot;&quot;)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DEC2HEX([.A286]+63488)" office:value-type="string" office:string-value="F91C" calcext:value-type="string">
            <text:p>F91C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286]&lt;&gt;[.C286];&quot;Diff&quot;;&quot;&quot;)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DEC2HEX([.A287]+63488)" office:value-type="string" office:string-value="F91D" calcext:value-type="string">
            <text:p>F91D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D287]&lt;&gt;[.C287];&quot;Diff&quot;;&quot;&quot;)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DEC2HEX([.A288]+63488)" office:value-type="string" office:string-value="F91E" calcext:value-type="string">
            <text:p>F91E</text:p>
          </table:table-cell>
          <table:table-cell table:number-columns-repeated="2" office:value-type="string" calcext:value-type="string">
            <text:p>FD</text:p>
          </table:table-cell>
          <table:table-cell table:formula="of:=IF([.D288]&lt;&gt;[.C288];&quot;Diff&quot;;&quot;&quot;)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DEC2HEX([.A289]+63488)" office:value-type="string" office:string-value="F91F" calcext:value-type="string">
            <text:p>F91F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89]&lt;&gt;[.C289];&quot;Diff&quot;;&quot;&quot;)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DEC2HEX([.A290]+63488)" office:value-type="string" office:string-value="F920" calcext:value-type="string">
            <text:p>F920</text:p>
          </table:table-cell>
          <table:table-cell table:number-columns-repeated="2" office:value-type="string" calcext:value-type="string">
            <text:p>E6</text:p>
          </table:table-cell>
          <table:table-cell table:formula="of:=IF([.D290]&lt;&gt;[.C290];&quot;Diff&quot;;&quot;&quot;)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DEC2HEX([.A291]+63488)" office:value-type="string" office:string-value="F921" calcext:value-type="string">
            <text:p>F921</text:p>
          </table:table-cell>
          <table:table-cell table:number-columns-repeated="2" office:value-type="string" calcext:value-type="string">
            <text:p>FB</text:p>
          </table:table-cell>
          <table:table-cell table:formula="of:=IF([.D291]&lt;&gt;[.C291];&quot;Diff&quot;;&quot;&quot;)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DEC2HEX([.A292]+63488)" office:value-type="string" office:string-value="F922" calcext:value-type="string">
            <text:p>F92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92]&lt;&gt;[.C292];&quot;Diff&quot;;&quot;&quot;)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DEC2HEX([.A293]+63488)" office:value-type="string" office:string-value="F923" calcext:value-type="string">
            <text:p>F923</text:p>
          </table:table-cell>
          <table:table-cell table:number-columns-repeated="2" office:value-type="string" calcext:value-type="string">
            <text:p>F0</text:p>
          </table:table-cell>
          <table:table-cell table:formula="of:=IF([.D293]&lt;&gt;[.C293];&quot;Diff&quot;;&quot;&quot;)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DEC2HEX([.A294]+63488)" office:value-type="string" office:string-value="F924" calcext:value-type="string">
            <text:p>F924</text:p>
          </table:table-cell>
          <table:table-cell table:number-columns-repeated="2" office:value-type="string" calcext:value-type="string">
            <text:p>FE</text:p>
          </table:table-cell>
          <table:table-cell table:formula="of:=IF([.D294]&lt;&gt;[.C294];&quot;Diff&quot;;&quot;&quot;)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DEC2HEX([.A295]+63488)" office:value-type="string" office:string-value="F925" calcext:value-type="string">
            <text:p>F92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95]&lt;&gt;[.C295];&quot;Diff&quot;;&quot;&quot;)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DEC2HEX([.A296]+63488)" office:value-type="string" office:string-value="F926" calcext:value-type="string">
            <text:p>F926</text:p>
          </table:table-cell>
          <table:table-cell table:number-columns-repeated="2" office:value-type="string" calcext:value-type="string">
            <text:p>EB</text:p>
          </table:table-cell>
          <table:table-cell table:formula="of:=IF([.D296]&lt;&gt;[.C296];&quot;Diff&quot;;&quot;&quot;)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DEC2HEX([.A297]+63488)" office:value-type="string" office:string-value="F927" calcext:value-type="string">
            <text:p>F927</text:p>
          </table:table-cell>
          <table:table-cell table:number-columns-repeated="2" office:value-type="string" calcext:value-type="string">
            <text:p>FB</text:p>
          </table:table-cell>
          <table:table-cell table:formula="of:=IF([.D297]&lt;&gt;[.C297];&quot;Diff&quot;;&quot;&quot;)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DEC2HEX([.A298]+63488)" office:value-type="string" office:string-value="F928" calcext:value-type="string">
            <text:p>F928</text:p>
          </table:table-cell>
          <table:table-cell table:number-columns-repeated="2" office:value-type="string" calcext:value-type="string">
            <text:p>B0</text:p>
          </table:table-cell>
          <table:table-cell table:formula="of:=IF([.D298]&lt;&gt;[.C298];&quot;Diff&quot;;&quot;&quot;)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DEC2HEX([.A299]+63488)" office:value-type="string" office:string-value="F929" calcext:value-type="string">
            <text:p>F929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D299]&lt;&gt;[.C299];&quot;Diff&quot;;&quot;&quot;)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DEC2HEX([.A300]+63488)" office:value-type="string" office:string-value="F92A" calcext:value-type="string">
            <text:p>F92A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300]&lt;&gt;[.C300];&quot;Diff&quot;;&quot;&quot;)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DEC2HEX([.A301]+63488)" office:value-type="string" office:string-value="F92B" calcext:value-type="string">
            <text:p>F92B</text:p>
          </table:table-cell>
          <table:table-cell table:number-columns-repeated="2" office:value-type="string" calcext:value-type="string">
            <text:p>F9</text:p>
          </table:table-cell>
          <table:table-cell table:formula="of:=IF([.D301]&lt;&gt;[.C301];&quot;Diff&quot;;&quot;&quot;)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DEC2HEX([.A302]+63488)" office:value-type="string" office:string-value="F92C" calcext:value-type="string">
            <text:p>F92C</text:p>
          </table:table-cell>
          <table:table-cell table:number-columns-repeated="2" office:value-type="string" calcext:value-type="string">
            <text:p>FE</text:p>
          </table:table-cell>
          <table:table-cell table:formula="of:=IF([.D302]&lt;&gt;[.C302];&quot;Diff&quot;;&quot;&quot;)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DEC2HEX([.A303]+63488)" office:value-type="string" office:string-value="F92D" calcext:value-type="string">
            <text:p>F92D</text:p>
          </table:table-cell>
          <table:table-cell table:number-columns-repeated="2" office:value-type="string" calcext:value-type="string">
            <text:p>C6</text:p>
          </table:table-cell>
          <table:table-cell table:formula="of:=IF([.D303]&lt;&gt;[.C303];&quot;Diff&quot;;&quot;&quot;)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DEC2HEX([.A304]+63488)" office:value-type="string" office:string-value="F92E" calcext:value-type="string">
            <text:p>F92E</text:p>
          </table:table-cell>
          <table:table-cell table:number-columns-repeated="2" office:value-type="string" calcext:value-type="string">
            <text:p>FD</text:p>
          </table:table-cell>
          <table:table-cell table:formula="of:=IF([.D304]&lt;&gt;[.C304];&quot;Diff&quot;;&quot;&quot;)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DEC2HEX([.A305]+63488)" office:value-type="string" office:string-value="F92F" calcext:value-type="string">
            <text:p>F92F</text:p>
          </table:table-cell>
          <table:table-cell table:number-columns-repeated="2" office:value-type="string" calcext:value-type="string">
            <text:p>D0</text:p>
          </table:table-cell>
          <table:table-cell table:formula="of:=IF([.D305]&lt;&gt;[.C305];&quot;Diff&quot;;&quot;&quot;)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DEC2HEX([.A306]+63488)" office:value-type="string" office:string-value="F930" calcext:value-type="string">
            <text:p>F930</text:p>
          </table:table-cell>
          <table:table-cell table:number-columns-repeated="2" office:value-type="string" calcext:value-type="string">
            <text:p>EE</text:p>
          </table:table-cell>
          <table:table-cell table:formula="of:=IF([.D306]&lt;&gt;[.C306];&quot;Diff&quot;;&quot;&quot;)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DEC2HEX([.A307]+63488)" office:value-type="string" office:string-value="F931" calcext:value-type="string">
            <text:p>F931</text:p>
          </table:table-cell>
          <table:table-cell table:number-columns-repeated="2" office:value-type="string" calcext:value-type="string">
            <text:p>F0</text:p>
          </table:table-cell>
          <table:table-cell table:formula="of:=IF([.D307]&lt;&gt;[.C307];&quot;Diff&quot;;&quot;&quot;)">
            <text:p/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DEC2HEX([.A308]+63488)" office:value-type="string" office:string-value="F932" calcext:value-type="string">
            <text:p>F932</text:p>
          </table:table-cell>
          <table:table-cell table:number-columns-repeated="2" office:value-type="string" calcext:value-type="string">
            <text:p>DC</text:p>
          </table:table-cell>
          <table:table-cell table:formula="of:=IF([.D308]&lt;&gt;[.C308];&quot;Diff&quot;;&quot;&quot;)">
            <text:p/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DEC2HEX([.A309]+63488)" office:value-type="string" office:string-value="F933" calcext:value-type="string">
            <text:p>F93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309]&lt;&gt;[.C309];&quot;Diff&quot;;&quot;&quot;)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DEC2HEX([.A310]+63488)" office:value-type="string" office:string-value="F934" calcext:value-type="string">
            <text:p>F934</text:p>
          </table:table-cell>
          <table:table-cell table:number-columns-repeated="2" office:value-type="string" calcext:value-type="string">
            <text:p>BD</text:p>
          </table:table-cell>
          <table:table-cell table:formula="of:=IF([.D310]&lt;&gt;[.C310];&quot;Diff&quot;;&quot;&quot;)">
            <text:p/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DEC2HEX([.A311]+63488)" office:value-type="string" office:string-value="F935" calcext:value-type="string">
            <text:p>F935</text:p>
          </table:table-cell>
          <table:table-cell table:number-columns-repeated="2" office:value-type="string" calcext:value-type="string">
            <text:p>FF</text:p>
          </table:table-cell>
          <table:table-cell table:formula="of:=IF([.D311]&lt;&gt;[.C311];&quot;Diff&quot;;&quot;&quot;)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DEC2HEX([.A312]+63488)" office:value-type="string" office:string-value="F936" calcext:value-type="string">
            <text:p>F93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312]&lt;&gt;[.C312];&quot;Diff&quot;;&quot;&quot;)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DEC2HEX([.A313]+63488)" office:value-type="string" office:string-value="F937" calcext:value-type="string">
            <text:p>F937</text:p>
          </table:table-cell>
          <table:table-cell table:number-columns-repeated="2" office:value-type="string" calcext:value-type="string">
            <text:p>E4</text:p>
          </table:table-cell>
          <table:table-cell table:formula="of:=IF([.D313]&lt;&gt;[.C313];&quot;Diff&quot;;&quot;&quot;)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DEC2HEX([.A314]+63488)" office:value-type="string" office:string-value="F938" calcext:value-type="string">
            <text:p>F938</text:p>
          </table:table-cell>
          <table:table-cell table:number-columns-repeated="2" office:value-type="string" calcext:value-type="string">
            <text:p>FD</text:p>
          </table:table-cell>
          <table:table-cell table:formula="of:=IF([.D314]&lt;&gt;[.C314];&quot;Diff&quot;;&quot;&quot;)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DEC2HEX([.A315]+63488)" office:value-type="string" office:string-value="F939" calcext:value-type="string">
            <text:p>F939</text:p>
          </table:table-cell>
          <table:table-cell table:number-columns-repeated="2" office:value-type="string" calcext:value-type="string">
            <text:p>B0</text:p>
          </table:table-cell>
          <table:table-cell table:formula="of:=IF([.D315]&lt;&gt;[.C315];&quot;Diff&quot;;&quot;&quot;)">
            <text:p/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DEC2HEX([.A316]+63488)" office:value-type="string" office:string-value="F93A" calcext:value-type="string">
            <text:p>F93A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D316]&lt;&gt;[.C316];&quot;Diff&quot;;&quot;&quot;)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DEC2HEX([.A317]+63488)" office:value-type="string" office:string-value="F93B" calcext:value-type="string">
            <text:p>F93B</text:p>
          </table:table-cell>
          <table:table-cell table:number-columns-repeated="2" office:value-type="string" calcext:value-type="string">
            <text:p>A6</text:p>
          </table:table-cell>
          <table:table-cell table:formula="of:=IF([.D317]&lt;&gt;[.C317];&quot;Diff&quot;;&quot;&quot;)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DEC2HEX([.A318]+63488)" office:value-type="string" office:string-value="F93C" calcext:value-type="string">
            <text:p>F93C</text:p>
          </table:table-cell>
          <table:table-cell table:number-columns-repeated="2" office:value-type="string" calcext:value-type="string">
            <text:p>E4</text:p>
          </table:table-cell>
          <table:table-cell table:formula="of:=IF([.D318]&lt;&gt;[.C318];&quot;Diff&quot;;&quot;&quot;)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DEC2HEX([.A319]+63488)" office:value-type="string" office:string-value="F93D" calcext:value-type="string">
            <text:p>F93D</text:p>
          </table:table-cell>
          <table:table-cell table:number-columns-repeated="2" office:value-type="string" calcext:value-type="string">
            <text:p>9A</text:p>
          </table:table-cell>
          <table:table-cell table:formula="of:=IF([.D319]&lt;&gt;[.C319];&quot;Diff&quot;;&quot;&quot;)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DEC2HEX([.A320]+63488)" office:value-type="string" office:string-value="F93E" calcext:value-type="string">
            <text:p>F93E</text:p>
          </table:table-cell>
          <table:table-cell table:number-columns-repeated="2" office:value-type="string" calcext:value-type="string">
            <text:p>A5</text:p>
          </table:table-cell>
          <table:table-cell table:formula="of:=IF([.D320]&lt;&gt;[.C320];&quot;Diff&quot;;&quot;&quot;)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DEC2HEX([.A321]+63488)" office:value-type="string" office:string-value="F93F" calcext:value-type="string">
            <text:p>F93F</text:p>
          </table:table-cell>
          <table:table-cell table:number-columns-repeated="2" office:value-type="string" calcext:value-type="string">
            <text:p>E6</text:p>
          </table:table-cell>
          <table:table-cell table:formula="of:=IF([.D321]&lt;&gt;[.C321];&quot;Diff&quot;;&quot;&quot;)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DEC2HEX([.A322]+63488)" office:value-type="string" office:string-value="F940" calcext:value-type="string">
            <text:p>F940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322]&lt;&gt;[.C322];&quot;Diff&quot;;&quot;&quot;)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DEC2HEX([.A323]+63488)" office:value-type="string" office:string-value="F941" calcext:value-type="string">
            <text:p>F941</text:p>
          </table:table-cell>
          <table:table-cell table:number-columns-repeated="2" office:value-type="string" calcext:value-type="string">
            <text:p>A5</text:p>
          </table:table-cell>
          <table:table-cell table:formula="of:=IF([.D323]&lt;&gt;[.C323];&quot;Diff&quot;;&quot;&quot;)">
            <text:p/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DEC2HEX([.A324]+63488)" office:value-type="string" office:string-value="F942" calcext:value-type="string">
            <text:p>F942</text:p>
          </table:table-cell>
          <table:table-cell table:number-columns-repeated="2" office:value-type="string" calcext:value-type="string">
            <text:p>E5</text:p>
          </table:table-cell>
          <table:table-cell table:formula="of:=IF([.D324]&lt;&gt;[.C324];&quot;Diff&quot;;&quot;&quot;)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DEC2HEX([.A325]+63488)" office:value-type="string" office:string-value="F943" calcext:value-type="string">
            <text:p>F943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325]&lt;&gt;[.C325];&quot;Diff&quot;;&quot;&quot;)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DEC2HEX([.A326]+63488)" office:value-type="string" office:string-value="F944" calcext:value-type="string">
            <text:p>F944</text:p>
          </table:table-cell>
          <table:table-cell table:number-columns-repeated="2" office:value-type="string" calcext:value-type="string">
            <text:p>A5</text:p>
          </table:table-cell>
          <table:table-cell table:formula="of:=IF([.D326]&lt;&gt;[.C326];&quot;Diff&quot;;&quot;&quot;)">
            <text:p/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DEC2HEX([.A327]+63488)" office:value-type="string" office:string-value="F945" calcext:value-type="string">
            <text:p>F945</text:p>
          </table:table-cell>
          <table:table-cell table:number-columns-repeated="2" office:value-type="string" calcext:value-type="string">
            <text:p>E3</text:p>
          </table:table-cell>
          <table:table-cell table:formula="of:=IF([.D327]&lt;&gt;[.C327];&quot;Diff&quot;;&quot;&quot;)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DEC2HEX([.A328]+63488)" office:value-type="string" office:string-value="F946" calcext:value-type="string">
            <text:p>F946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328]&lt;&gt;[.C328];&quot;Diff&quot;;&quot;&quot;)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DEC2HEX([.A329]+63488)" office:value-type="string" office:string-value="F947" calcext:value-type="string">
            <text:p>F947</text:p>
          </table:table-cell>
          <table:table-cell table:number-columns-repeated="2" office:value-type="string" calcext:value-type="string">
            <text:p>A5</text:p>
          </table:table-cell>
          <table:table-cell table:formula="of:=IF([.D329]&lt;&gt;[.C329];&quot;Diff&quot;;&quot;&quot;)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DEC2HEX([.A330]+63488)" office:value-type="string" office:string-value="F948" calcext:value-type="string">
            <text:p>F948</text:p>
          </table:table-cell>
          <table:table-cell table:number-columns-repeated="2" office:value-type="string" calcext:value-type="string">
            <text:p>E0</text:p>
          </table:table-cell>
          <table:table-cell table:formula="of:=IF([.D330]&lt;&gt;[.C330];&quot;Diff&quot;;&quot;&quot;)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DEC2HEX([.A331]+63488)" office:value-type="string" office:string-value="F949" calcext:value-type="string">
            <text:p>F949</text:p>
          </table:table-cell>
          <table:table-cell table:number-columns-repeated="2" office:value-type="string" calcext:value-type="string">
            <text:p>A6</text:p>
          </table:table-cell>
          <table:table-cell table:formula="of:=IF([.D331]&lt;&gt;[.C331];&quot;Diff&quot;;&quot;&quot;)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DEC2HEX([.A332]+63488)" office:value-type="string" office:string-value="F94A" calcext:value-type="string">
            <text:p>F94A</text:p>
          </table:table-cell>
          <table:table-cell table:number-columns-repeated="2" office:value-type="string" calcext:value-type="string">
            <text:p>E1</text:p>
          </table:table-cell>
          <table:table-cell table:formula="of:=IF([.D332]&lt;&gt;[.C332];&quot;Diff&quot;;&quot;&quot;)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DEC2HEX([.A333]+63488)" office:value-type="string" office:string-value="F94B" calcext:value-type="string">
            <text:p>F94B</text:p>
          </table:table-cell>
          <table:table-cell table:number-columns-repeated="2" office:value-type="string" calcext:value-type="string">
            <text:p>A4</text:p>
          </table:table-cell>
          <table:table-cell table:formula="of:=IF([.D333]&lt;&gt;[.C333];&quot;Diff&quot;;&quot;&quot;)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DEC2HEX([.A334]+63488)" office:value-type="string" office:string-value="F94C" calcext:value-type="string">
            <text:p>F94C</text:p>
          </table:table-cell>
          <table:table-cell table:number-columns-repeated="2" office:value-type="string" calcext:value-type="string">
            <text:p>E2</text:p>
          </table:table-cell>
          <table:table-cell table:formula="of:=IF([.D334]&lt;&gt;[.C334];&quot;Diff&quot;;&quot;&quot;)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DEC2HEX([.A335]+63488)" office:value-type="string" office:string-value="F94D" calcext:value-type="string">
            <text:p>F94D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D335]&lt;&gt;[.C335];&quot;Diff&quot;;&quot;&quot;)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DEC2HEX([.A336]+63488)" office:value-type="string" office:string-value="F94E" calcext:value-type="string">
            <text:p>F94E</text:p>
          </table:table-cell>
          <table:table-cell table:number-columns-repeated="2" office:value-type="string" calcext:value-type="string">
            <text:p>A2</text:p>
          </table:table-cell>
          <table:table-cell table:formula="of:=IF([.D336]&lt;&gt;[.C336];&quot;Diff&quot;;&quot;&quot;)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DEC2HEX([.A337]+63488)" office:value-type="string" office:string-value="F94F" calcext:value-type="string">
            <text:p>F94F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337]&lt;&gt;[.C337];&quot;Diff&quot;;&quot;&quot;)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DEC2HEX([.A338]+63488)" office:value-type="string" office:string-value="F950" calcext:value-type="string">
            <text:p>F950</text:p>
          </table:table-cell>
          <table:table-cell table:number-columns-repeated="2" office:value-type="string" calcext:value-type="string">
            <text:p>BD</text:p>
          </table:table-cell>
          <table:table-cell table:formula="of:=IF([.D338]&lt;&gt;[.C338];&quot;Diff&quot;;&quot;&quot;)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DEC2HEX([.A339]+63488)" office:value-type="string" office:string-value="F951" calcext:value-type="string">
            <text:p>F951</text:p>
          </table:table-cell>
          <table:table-cell table:number-columns-repeated="2" office:value-type="string" calcext:value-type="string">
            <text:p>4B</text:p>
          </table:table-cell>
          <table:table-cell table:formula="of:=IF([.D339]&lt;&gt;[.C339];&quot;Diff&quot;;&quot;&quot;)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DEC2HEX([.A340]+63488)" office:value-type="string" office:string-value="F952" calcext:value-type="string">
            <text:p>F952</text:p>
          </table:table-cell>
          <table:table-cell table:number-columns-repeated="2" office:value-type="string" calcext:value-type="string">
            <text:p>FA</text:p>
          </table:table-cell>
          <table:table-cell table:formula="of:=IF([.D340]&lt;&gt;[.C340];&quot;Diff&quot;;&quot;&quot;)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DEC2HEX([.A341]+63488)" office:value-type="string" office:string-value="F953" calcext:value-type="string">
            <text:p>F953</text:p>
          </table:table-cell>
          <table:table-cell table:number-columns-repeated="2" office:value-type="string" calcext:value-type="string">
            <text:p>9D</text:p>
          </table:table-cell>
          <table:table-cell table:formula="of:=IF([.D341]&lt;&gt;[.C341];&quot;Diff&quot;;&quot;&quot;)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DEC2HEX([.A342]+63488)" office:value-type="string" office:string-value="F954" calcext:value-type="string">
            <text:p>F954</text:p>
          </table:table-cell>
          <table:table-cell table:number-columns-repeated="2" office:value-type="string" calcext:value-type="string">
            <text:p>BF</text:p>
          </table:table-cell>
          <table:table-cell table:formula="of:=IF([.D342]&lt;&gt;[.C342];&quot;Diff&quot;;&quot;&quot;)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DEC2HEX([.A343]+63488)" office:value-type="string" office:string-value="F955" calcext:value-type="string">
            <text:p>F95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43]&lt;&gt;[.C343];&quot;Diff&quot;;&quot;&quot;)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DEC2HEX([.A344]+63488)" office:value-type="string" office:string-value="F956" calcext:value-type="string">
            <text:p>F956</text:p>
          </table:table-cell>
          <table:table-cell table:number-columns-repeated="2" office:value-type="string" calcext:value-type="string">
            <text:p>CA</text:p>
          </table:table-cell>
          <table:table-cell table:formula="of:=IF([.D344]&lt;&gt;[.C344];&quot;Diff&quot;;&quot;&quot;)">
            <text:p/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DEC2HEX([.A345]+63488)" office:value-type="string" office:string-value="F957" calcext:value-type="string">
            <text:p>F957</text:p>
          </table:table-cell>
          <table:table-cell table:number-columns-repeated="2" office:value-type="string" calcext:value-type="string">
            <text:p>D0</text:p>
          </table:table-cell>
          <table:table-cell table:formula="of:=IF([.D345]&lt;&gt;[.C345];&quot;Diff&quot;;&quot;&quot;)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DEC2HEX([.A346]+63488)" office:value-type="string" office:string-value="F958" calcext:value-type="string">
            <text:p>F958</text:p>
          </table:table-cell>
          <table:table-cell table:number-columns-repeated="2" office:value-type="string" calcext:value-type="string">
            <text:p>F7</text:p>
          </table:table-cell>
          <table:table-cell table:formula="of:=IF([.D346]&lt;&gt;[.C346];&quot;Diff&quot;;&quot;&quot;)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DEC2HEX([.A347]+63488)" office:value-type="string" office:string-value="F959" calcext:value-type="string">
            <text:p>F95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347]&lt;&gt;[.C347];&quot;Diff&quot;;&quot;&quot;)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DEC2HEX([.A348]+63488)" office:value-type="string" office:string-value="F95A" calcext:value-type="string">
            <text:p>F95A</text:p>
          </table:table-cell>
          <table:table-cell table:number-columns-repeated="2" office:value-type="string" calcext:value-type="string">
            <text:p>8D</text:p>
          </table:table-cell>
          <table:table-cell table:formula="of:=IF([.D348]&lt;&gt;[.C348];&quot;Diff&quot;;&quot;&quot;)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DEC2HEX([.A349]+63488)" office:value-type="string" office:string-value="F95B" calcext:value-type="string">
            <text:p>F95B</text:p>
          </table:table-cell>
          <table:table-cell table:number-columns-repeated="2" office:value-type="string" calcext:value-type="string">
            <text:p>FE</text:p>
          </table:table-cell>
          <table:table-cell table:formula="of:=IF([.D349]&lt;&gt;[.C349];&quot;Diff&quot;;&quot;&quot;)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DEC2HEX([.A350]+63488)" office:value-type="string" office:string-value="F95C" calcext:value-type="string">
            <text:p>F95C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350]&lt;&gt;[.C350];&quot;Diff&quot;;&quot;&quot;)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DEC2HEX([.A351]+63488)" office:value-type="string" office:string-value="F95D" calcext:value-type="string">
            <text:p>F95D</text:p>
          </table:table-cell>
          <table:table-cell table:number-columns-repeated="2" office:value-type="string" calcext:value-type="string">
            <text:p>B5</text:p>
          </table:table-cell>
          <table:table-cell table:formula="of:=IF([.D351]&lt;&gt;[.C351];&quot;Diff&quot;;&quot;&quot;)">
            <text:p/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DEC2HEX([.A352]+63488)" office:value-type="string" office:string-value="F95E" calcext:value-type="string">
            <text:p>F95E</text:p>
          </table:table-cell>
          <table:table-cell table:number-columns-repeated="2" office:value-type="string" calcext:value-type="string">
            <text:p>F9</text:p>
          </table:table-cell>
          <table:table-cell table:formula="of:=IF([.D352]&lt;&gt;[.C352];&quot;Diff&quot;;&quot;&quot;)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DEC2HEX([.A353]+63488)" office:value-type="string" office:string-value="F95F" calcext:value-type="string">
            <text:p>F95F</text:p>
          </table:table-cell>
          <table:table-cell table:number-columns-repeated="2" office:value-type="string" calcext:value-type="string">
            <text:p>B1</text:p>
          </table:table-cell>
          <table:table-cell table:formula="of:=IF([.D353]&lt;&gt;[.C353];&quot;Diff&quot;;&quot;&quot;)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DEC2HEX([.A354]+63488)" office:value-type="string" office:string-value="F960" calcext:value-type="string">
            <text:p>F960</text:p>
          </table:table-cell>
          <table:table-cell table:number-columns-repeated="2" office:value-type="string" calcext:value-type="string">
            <text:p>FE</text:p>
          </table:table-cell>
          <table:table-cell table:formula="of:=IF([.D354]&lt;&gt;[.C354];&quot;Diff&quot;;&quot;&quot;)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DEC2HEX([.A355]+63488)" office:value-type="string" office:string-value="F961" calcext:value-type="string">
            <text:p>F961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355]&lt;&gt;[.C355];&quot;Diff&quot;;&quot;&quot;)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DEC2HEX([.A356]+63488)" office:value-type="string" office:string-value="F962" calcext:value-type="string">
            <text:p>F962</text:p>
          </table:table-cell>
          <table:table-cell table:number-columns-repeated="2" office:value-type="string" calcext:value-type="string">
            <text:p>E7</text:p>
          </table:table-cell>
          <table:table-cell table:formula="of:=IF([.D356]&lt;&gt;[.C356];&quot;Diff&quot;;&quot;&quot;)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DEC2HEX([.A357]+63488)" office:value-type="string" office:string-value="F963" calcext:value-type="string">
            <text:p>F963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IF([.D357]&lt;&gt;[.C357];&quot;Diff&quot;;&quot;&quot;)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DEC2HEX([.A358]+63488)" office:value-type="string" office:string-value="F964" calcext:value-type="string">
            <text:p>F964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D358]&lt;&gt;[.C358];&quot;Diff&quot;;&quot;&quot;)">
            <text:p/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DEC2HEX([.A359]+63488)" office:value-type="string" office:string-value="F965" calcext:value-type="string">
            <text:p>F965</text:p>
          </table:table-cell>
          <table:table-cell table:number-columns-repeated="2" office:value-type="string" calcext:value-type="string">
            <text:p>FE</text:p>
          </table:table-cell>
          <table:table-cell table:formula="of:=IF([.D359]&lt;&gt;[.C359];&quot;Diff&quot;;&quot;&quot;)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DEC2HEX([.A360]+63488)" office:value-type="string" office:string-value="F966" calcext:value-type="string">
            <text:p>F966</text:p>
          </table:table-cell>
          <table:table-cell table:number-columns-repeated="2" office:value-type="string" calcext:value-type="string">
            <text:p>F0</text:p>
          </table:table-cell>
          <table:table-cell table:formula="of:=IF([.D360]&lt;&gt;[.C360];&quot;Diff&quot;;&quot;&quot;)">
            <text:p/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DEC2HEX([.A361]+63488)" office:value-type="string" office:string-value="F967" calcext:value-type="string">
            <text:p>F96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[.D361]&lt;&gt;[.C361];&quot;Diff&quot;;&quot;&quot;)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DEC2HEX([.A362]+63488)" office:value-type="string" office:string-value="F968" calcext:value-type="string">
            <text:p>F968</text:p>
          </table:table-cell>
          <table:table-cell table:number-columns-repeated="2" office:value-type="string" calcext:value-type="string">
            <text:p>4C</text:p>
          </table:table-cell>
          <table:table-cell table:formula="of:=IF([.D362]&lt;&gt;[.C362];&quot;Diff&quot;;&quot;&quot;)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DEC2HEX([.A363]+63488)" office:value-type="string" office:string-value="F969" calcext:value-type="string">
            <text:p>F969</text:p>
          </table:table-cell>
          <table:table-cell table:number-columns-repeated="2" office:value-type="string" calcext:value-type="string">
            <text:p>7E</text:p>
          </table:table-cell>
          <table:table-cell table:formula="of:=IF([.D363]&lt;&gt;[.C363];&quot;Diff&quot;;&quot;&quot;)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DEC2HEX([.A364]+63488)" office:value-type="string" office:string-value="F96A" calcext:value-type="string">
            <text:p>F96A</text:p>
          </table:table-cell>
          <table:table-cell table:number-columns-repeated="2" office:value-type="string" calcext:value-type="string">
            <text:p>FA</text:p>
          </table:table-cell>
          <table:table-cell table:formula="of:=IF([.D364]&lt;&gt;[.C364];&quot;Diff&quot;;&quot;&quot;)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DEC2HEX([.A365]+63488)" office:value-type="string" office:string-value="F96B" calcext:value-type="string">
            <text:p>F96B</text:p>
          </table:table-cell>
          <table:table-cell table:number-columns-repeated="2" office:value-type="string" calcext:value-type="string">
            <text:p>C6</text:p>
          </table:table-cell>
          <table:table-cell table:formula="of:=IF([.D365]&lt;&gt;[.C365];&quot;Diff&quot;;&quot;&quot;)">
            <text:p/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DEC2HEX([.A366]+63488)" office:value-type="string" office:string-value="F96C" calcext:value-type="string">
            <text:p>F96C</text:p>
          </table:table-cell>
          <table:table-cell table:number-columns-repeated="2" office:value-type="string" calcext:value-type="string">
            <text:p>FB</text:p>
          </table:table-cell>
          <table:table-cell table:formula="of:=IF([.D366]&lt;&gt;[.C366];&quot;Diff&quot;;&quot;&quot;)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DEC2HEX([.A367]+63488)" office:value-type="string" office:string-value="F96D" calcext:value-type="string">
            <text:p>F96D</text:p>
          </table:table-cell>
          <table:table-cell table:number-columns-repeated="2" office:value-type="string" calcext:value-type="string">
            <text:p>D0</text:p>
          </table:table-cell>
          <table:table-cell table:formula="of:=IF([.D367]&lt;&gt;[.C367];&quot;Diff&quot;;&quot;&quot;)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DEC2HEX([.A368]+63488)" office:value-type="string" office:string-value="F96E" calcext:value-type="string">
            <text:p>F96E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D368]&lt;&gt;[.C368];&quot;Diff&quot;;&quot;&quot;)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DEC2HEX([.A369]+63488)" office:value-type="string" office:string-value="F96F" calcext:value-type="string">
            <text:p>F96F</text:p>
          </table:table-cell>
          <table:table-cell table:number-columns-repeated="2" office:value-type="string" calcext:value-type="string">
            <text:p>F0</text:p>
          </table:table-cell>
          <table:table-cell table:formula="of:=IF([.D369]&lt;&gt;[.C369];&quot;Diff&quot;;&quot;&quot;)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DEC2HEX([.A370]+63488)" office:value-type="string" office:string-value="F970" calcext:value-type="string">
            <text:p>F970</text:p>
          </table:table-cell>
          <table:table-cell table:number-columns-repeated="2" office:value-type="string" calcext:value-type="string">
            <text:p>9B</text:p>
          </table:table-cell>
          <table:table-cell table:formula="of:=IF([.D370]&lt;&gt;[.C370];&quot;Diff&quot;;&quot;&quot;)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DEC2HEX([.A371]+63488)" office:value-type="string" office:string-value="F971" calcext:value-type="string">
            <text:p>F97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371]&lt;&gt;[.C371];&quot;Diff&quot;;&quot;&quot;)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DEC2HEX([.A372]+63488)" office:value-type="string" office:string-value="F972" calcext:value-type="string">
            <text:p>F972</text:p>
          </table:table-cell>
          <table:table-cell table:number-columns-repeated="2" office:value-type="string" calcext:value-type="string">
            <text:p>A5</text:p>
          </table:table-cell>
          <table:table-cell table:formula="of:=IF([.D372]&lt;&gt;[.C372];&quot;Diff&quot;;&quot;&quot;)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DEC2HEX([.A373]+63488)" office:value-type="string" office:string-value="F973" calcext:value-type="string">
            <text:p>F973</text:p>
          </table:table-cell>
          <table:table-cell table:number-columns-repeated="2" office:value-type="string" calcext:value-type="string">
            <text:p>FB</text:p>
          </table:table-cell>
          <table:table-cell table:formula="of:=IF([.D373]&lt;&gt;[.C373];&quot;Diff&quot;;&quot;&quot;)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DEC2HEX([.A374]+63488)" office:value-type="string" office:string-value="F974" calcext:value-type="string">
            <text:p>F974</text:p>
          </table:table-cell>
          <table:table-cell table:number-columns-repeated="2" office:value-type="string" calcext:value-type="string">
            <text:p>D0</text:p>
          </table:table-cell>
          <table:table-cell table:formula="of:=IF([.D374]&lt;&gt;[.C374];&quot;Diff&quot;;&quot;&quot;)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DEC2HEX([.A375]+63488)" office:value-type="string" office:string-value="F975" calcext:value-type="string">
            <text:p>F975</text:p>
          </table:table-cell>
          <table:table-cell table:number-columns-repeated="2" office:value-type="string" calcext:value-type="string">
            <text:p>FB</text:p>
          </table:table-cell>
          <table:table-cell table:formula="of:=IF([.D375]&lt;&gt;[.C375];&quot;Diff&quot;;&quot;&quot;)">
            <text:p/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DEC2HEX([.A376]+63488)" office:value-type="string" office:string-value="F976" calcext:value-type="string">
            <text:p>F976</text:p>
          </table:table-cell>
          <table:table-cell table:number-columns-repeated="2" office:value-type="string" calcext:value-type="string">
            <text:p>A9</text:p>
          </table:table-cell>
          <table:table-cell table:formula="of:=IF([.D376]&lt;&gt;[.C376];&quot;Diff&quot;;&quot;&quot;)">
            <text:p/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DEC2HEX([.A377]+63488)" office:value-type="string" office:string-value="F977" calcext:value-type="string">
            <text:p>F977</text:p>
          </table:table-cell>
          <table:table-cell table:number-columns-repeated="2" office:value-type="string" calcext:value-type="string">
            <text:p>3F</text:p>
          </table:table-cell>
          <table:table-cell table:formula="of:=IF([.D377]&lt;&gt;[.C377];&quot;Diff&quot;;&quot;&quot;)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DEC2HEX([.A378]+63488)" office:value-type="string" office:string-value="F978" calcext:value-type="string">
            <text:p>F97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378]&lt;&gt;[.C378];&quot;Diff&quot;;&quot;&quot;)">
            <text:p/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DEC2HEX([.A379]+63488)" office:value-type="string" office:string-value="F979" calcext:value-type="string">
            <text:p>F979</text:p>
          </table:table-cell>
          <table:table-cell table:number-columns-repeated="2" office:value-type="string" calcext:value-type="string">
            <text:p>EE</text:p>
          </table:table-cell>
          <table:table-cell table:formula="of:=IF([.D379]&lt;&gt;[.C379];&quot;Diff&quot;;&quot;&quot;)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DEC2HEX([.A380]+63488)" office:value-type="string" office:string-value="F97A" calcext:value-type="string">
            <text:p>F97A</text:p>
          </table:table-cell>
          <table:table-cell table:number-columns-repeated="2" office:value-type="string" calcext:value-type="string">
            <text:p>FF</text:p>
          </table:table-cell>
          <table:table-cell table:formula="of:=IF([.D380]&lt;&gt;[.C380];&quot;Diff&quot;;&quot;&quot;)">
            <text:p/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DEC2HEX([.A381]+63488)" office:value-type="string" office:string-value="F97B" calcext:value-type="string">
            <text:p>F97B</text:p>
          </table:table-cell>
          <table:table-cell table:number-columns-repeated="2" office:value-type="string" calcext:value-type="string">
            <text:p>A2</text:p>
          </table:table-cell>
          <table:table-cell table:formula="of:=IF([.D381]&lt;&gt;[.C381];&quot;Diff&quot;;&quot;&quot;)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DEC2HEX([.A382]+63488)" office:value-type="string" office:string-value="F97C" calcext:value-type="string">
            <text:p>F97C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IF([.D382]&lt;&gt;[.C382];&quot;Diff&quot;;&quot;&quot;)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DEC2HEX([.A383]+63488)" office:value-type="string" office:string-value="F97D" calcext:value-type="string">
            <text:p>F97D</text:p>
          </table:table-cell>
          <table:table-cell table:number-columns-repeated="2" office:value-type="string" calcext:value-type="string">
            <text:p>9A</text:p>
          </table:table-cell>
          <table:table-cell table:formula="of:=IF([.D383]&lt;&gt;[.C383];&quot;Diff&quot;;&quot;&quot;)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DEC2HEX([.A384]+63488)" office:value-type="string" office:string-value="F97E" calcext:value-type="string">
            <text:p>F97E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384]&lt;&gt;[.C384];&quot;Diff&quot;;&quot;&quot;)">
            <text:p/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DEC2HEX([.A385]+63488)" office:value-type="string" office:string-value="F97F" calcext:value-type="string">
            <text:p>F97F</text:p>
          </table:table-cell>
          <table:table-cell table:number-columns-repeated="2" office:value-type="string" calcext:value-type="string">
            <text:p>F5</text:p>
          </table:table-cell>
          <table:table-cell table:formula="of:=IF([.D385]&lt;&gt;[.C385];&quot;Diff&quot;;&quot;&quot;)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DEC2HEX([.A386]+63488)" office:value-type="string" office:string-value="F980" calcext:value-type="string">
            <text:p>F980</text:p>
          </table:table-cell>
          <table:table-cell table:number-columns-repeated="2" office:value-type="string" calcext:value-type="string">
            <text:p>FB</text:p>
          </table:table-cell>
          <table:table-cell table:formula="of:=IF([.D386]&lt;&gt;[.C386];&quot;Diff&quot;;&quot;&quot;)">
            <text:p/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DEC2HEX([.A387]+63488)" office:value-type="string" office:string-value="F981" calcext:value-type="string">
            <text:p>F981</text:p>
          </table:table-cell>
          <table:table-cell table:number-columns-repeated="2" office:value-type="string" calcext:value-type="string">
            <text:p>A0</text:p>
          </table:table-cell>
          <table:table-cell table:formula="of:=IF([.D387]&lt;&gt;[.C387];&quot;Diff&quot;;&quot;&quot;)">
            <text:p/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DEC2HEX([.A388]+63488)" office:value-type="string" office:string-value="F982" calcext:value-type="string">
            <text:p>F9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88]&lt;&gt;[.C388];&quot;Diff&quot;;&quot;&quot;)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DEC2HEX([.A389]+63488)" office:value-type="string" office:string-value="F983" calcext:value-type="string">
            <text:p>F983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IF([.D389]&lt;&gt;[.C389];&quot;Diff&quot;;&quot;&quot;)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DEC2HEX([.A390]+63488)" office:value-type="string" office:string-value="F984" calcext:value-type="string">
            <text:p>F984</text:p>
          </table:table-cell>
          <table:table-cell table:number-columns-repeated="2" office:value-type="string" calcext:value-type="string">
            <text:p>FB</text:p>
          </table:table-cell>
          <table:table-cell table:formula="of:=IF([.D390]&lt;&gt;[.C390];&quot;Diff&quot;;&quot;&quot;)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DEC2HEX([.A391]+63488)" office:value-type="string" office:string-value="F985" calcext:value-type="string">
            <text:p>F98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391]&lt;&gt;[.C391];&quot;Diff&quot;;&quot;&quot;)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DEC2HEX([.A392]+63488)" office:value-type="string" office:string-value="F986" calcext:value-type="string">
            <text:p>F986</text:p>
          </table:table-cell>
          <table:table-cell table:number-columns-repeated="2" office:value-type="string" calcext:value-type="string">
            <text:p>E0</text:p>
          </table:table-cell>
          <table:table-cell table:formula="of:=IF([.D392]&lt;&gt;[.C392];&quot;Diff&quot;;&quot;&quot;)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DEC2HEX([.A393]+63488)" office:value-type="string" office:string-value="F987" calcext:value-type="string">
            <text:p>F987</text:p>
          </table:table-cell>
          <table:table-cell table:number-columns-repeated="2" office:value-type="string" calcext:value-type="string">
            <text:p>FB</text:p>
          </table:table-cell>
          <table:table-cell table:formula="of:=IF([.D393]&lt;&gt;[.C393];&quot;Diff&quot;;&quot;&quot;)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DEC2HEX([.A394]+63488)" office:value-type="string" office:string-value="F988" calcext:value-type="string">
            <text:p>F98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394]&lt;&gt;[.C394];&quot;Diff&quot;;&quot;&quot;)">
            <text:p/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DEC2HEX([.A395]+63488)" office:value-type="string" office:string-value="F989" calcext:value-type="string">
            <text:p>F989</text:p>
          </table:table-cell>
          <table:table-cell table:number-columns-repeated="2" office:value-type="string" calcext:value-type="string">
            <text:p>8D</text:p>
          </table:table-cell>
          <table:table-cell table:formula="of:=IF([.D395]&lt;&gt;[.C395];&quot;Diff&quot;;&quot;&quot;)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DEC2HEX([.A396]+63488)" office:value-type="string" office:string-value="F98A" calcext:value-type="string">
            <text:p>F98A</text:p>
          </table:table-cell>
          <table:table-cell table:number-columns-repeated="2" office:value-type="string" calcext:value-type="string">
            <text:p>FE</text:p>
          </table:table-cell>
          <table:table-cell table:formula="of:=IF([.D396]&lt;&gt;[.C396];&quot;Diff&quot;;&quot;&quot;)">
            <text:p/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DEC2HEX([.A397]+63488)" office:value-type="string" office:string-value="F98B" calcext:value-type="string">
            <text:p>F98B</text:p>
          </table:table-cell>
          <table:table-cell table:number-columns-repeated="2" office:value-type="string" calcext:value-type="string">
            <text:p>C9</text:p>
          </table:table-cell>
          <table:table-cell table:formula="of:=IF([.D397]&lt;&gt;[.C397];&quot;Diff&quot;;&quot;&quot;)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DEC2HEX([.A398]+63488)" office:value-type="string" office:string-value="F98C" calcext:value-type="string">
            <text:p>F98C</text:p>
          </table:table-cell>
          <table:table-cell table:number-columns-repeated="2" office:value-type="string" calcext:value-type="string">
            <text:p>4D</text:p>
          </table:table-cell>
          <table:table-cell table:formula="of:=IF([.D398]&lt;&gt;[.C398];&quot;Diff&quot;;&quot;&quot;)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DEC2HEX([.A399]+63488)" office:value-type="string" office:string-value="F98D" calcext:value-type="string">
            <text:p>F98D</text:p>
          </table:table-cell>
          <table:table-cell table:number-columns-repeated="2" office:value-type="string" calcext:value-type="string">
            <text:p>F0</text:p>
          </table:table-cell>
          <table:table-cell table:formula="of:=IF([.D399]&lt;&gt;[.C399];&quot;Diff&quot;;&quot;&quot;)">
            <text:p/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DEC2HEX([.A400]+63488)" office:value-type="string" office:string-value="F98E" calcext:value-type="string">
            <text:p>F98E</text:p>
          </table:table-cell>
          <table:table-cell table:number-columns-repeated="2" office:value-type="string" calcext:value-type="string">
            <text:p>A4</text:p>
          </table:table-cell>
          <table:table-cell table:formula="of:=IF([.D400]&lt;&gt;[.C400];&quot;Diff&quot;;&quot;&quot;)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DEC2HEX([.A401]+63488)" office:value-type="string" office:string-value="F98F" calcext:value-type="string">
            <text:p>F98F</text:p>
          </table:table-cell>
          <table:table-cell table:number-columns-repeated="2" office:value-type="string" calcext:value-type="string">
            <text:p>C9</text:p>
          </table:table-cell>
          <table:table-cell table:formula="of:=IF([.D401]&lt;&gt;[.C401];&quot;Diff&quot;;&quot;&quot;)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DEC2HEX([.A402]+63488)" office:value-type="string" office:string-value="F990" calcext:value-type="string">
            <text:p>F990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IF([.D402]&lt;&gt;[.C402];&quot;Diff&quot;;&quot;&quot;)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DEC2HEX([.A403]+63488)" office:value-type="string" office:string-value="F991" calcext:value-type="string">
            <text:p>F991</text:p>
          </table:table-cell>
          <table:table-cell table:number-columns-repeated="2" office:value-type="string" calcext:value-type="string">
            <text:p>F0</text:p>
          </table:table-cell>
          <table:table-cell table:formula="of:=IF([.D403]&lt;&gt;[.C403];&quot;Diff&quot;;&quot;&quot;)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DEC2HEX([.A404]+63488)" office:value-type="string" office:string-value="F992" calcext:value-type="string">
            <text:p>F992</text:p>
          </table:table-cell>
          <table:table-cell table:number-columns-repeated="2" office:value-type="string" calcext:value-type="string">
            <text:p>A8</text:p>
          </table:table-cell>
          <table:table-cell table:formula="of:=IF([.D404]&lt;&gt;[.C404];&quot;Diff&quot;;&quot;&quot;)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DEC2HEX([.A405]+63488)" office:value-type="string" office:string-value="F993" calcext:value-type="string">
            <text:p>F993</text:p>
          </table:table-cell>
          <table:table-cell table:number-columns-repeated="2" office:value-type="string" calcext:value-type="string">
            <text:p>C9</text:p>
          </table:table-cell>
          <table:table-cell table:formula="of:=IF([.D405]&lt;&gt;[.C405];&quot;Diff&quot;;&quot;&quot;)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DEC2HEX([.A406]+63488)" office:value-type="string" office:string-value="F994" calcext:value-type="string">
            <text:p>F994</text:p>
          </table:table-cell>
          <table:table-cell table:number-columns-repeated="2" office:value-type="string" calcext:value-type="string">
            <text:p>5A</text:p>
          </table:table-cell>
          <table:table-cell table:formula="of:=IF([.D406]&lt;&gt;[.C406];&quot;Diff&quot;;&quot;&quot;)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DEC2HEX([.A407]+63488)" office:value-type="string" office:string-value="F995" calcext:value-type="string">
            <text:p>F995</text:p>
          </table:table-cell>
          <table:table-cell table:number-columns-repeated="2" office:value-type="string" calcext:value-type="string">
            <text:p>F0</text:p>
          </table:table-cell>
          <table:table-cell table:formula="of:=IF([.D407]&lt;&gt;[.C407];&quot;Diff&quot;;&quot;&quot;)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DEC2HEX([.A408]+63488)" office:value-type="string" office:string-value="F996" calcext:value-type="string">
            <text:p>F996</text:p>
          </table:table-cell>
          <table:table-cell table:number-columns-repeated="2" office:value-type="string" calcext:value-type="string">
            <text:p>B7</text:p>
          </table:table-cell>
          <table:table-cell table:formula="of:=IF([.D408]&lt;&gt;[.C408];&quot;Diff&quot;;&quot;&quot;)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DEC2HEX([.A409]+63488)" office:value-type="string" office:string-value="F997" calcext:value-type="string">
            <text:p>F997</text:p>
          </table:table-cell>
          <table:table-cell table:number-columns-repeated="2" office:value-type="string" calcext:value-type="string">
            <text:p>C9</text:p>
          </table:table-cell>
          <table:table-cell table:formula="of:=IF([.D409]&lt;&gt;[.C409];&quot;Diff&quot;;&quot;&quot;)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DEC2HEX([.A410]+63488)" office:value-type="string" office:string-value="F998" calcext:value-type="string">
            <text:p>F998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D410]&lt;&gt;[.C410];&quot;Diff&quot;;&quot;&quot;)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DEC2HEX([.A411]+63488)" office:value-type="string" office:string-value="F999" calcext:value-type="string">
            <text:p>F999</text:p>
          </table:table-cell>
          <table:table-cell table:number-columns-repeated="2" office:value-type="string" calcext:value-type="string">
            <text:p>F0</text:p>
          </table:table-cell>
          <table:table-cell table:formula="of:=IF([.D411]&lt;&gt;[.C411];&quot;Diff&quot;;&quot;&quot;)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DEC2HEX([.A412]+63488)" office:value-type="string" office:string-value="F99A" calcext:value-type="string">
            <text:p>F99A</text:p>
          </table:table-cell>
          <table:table-cell table:number-columns-repeated="2" office:value-type="string" calcext:value-type="string">
            <text:p>CD</text:p>
          </table:table-cell>
          <table:table-cell table:formula="of:=IF([.D412]&lt;&gt;[.C412];&quot;Diff&quot;;&quot;&quot;)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DEC2HEX([.A413]+63488)" office:value-type="string" office:string-value="F99B" calcext:value-type="string">
            <text:p>F99B</text:p>
          </table:table-cell>
          <table:table-cell table:number-columns-repeated="2" office:value-type="string" calcext:value-type="string">
            <text:p>C9</text:p>
          </table:table-cell>
          <table:table-cell table:formula="of:=IF([.D413]&lt;&gt;[.C413];&quot;Diff&quot;;&quot;&quot;)">
            <text:p/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DEC2HEX([.A414]+63488)" office:value-type="string" office:string-value="F99C" calcext:value-type="string">
            <text:p>F99C</text:p>
          </table:table-cell>
          <table:table-cell table:number-columns-repeated="2" office:value-type="string" calcext:value-type="string">
            <text:p>4C</text:p>
          </table:table-cell>
          <table:table-cell table:formula="of:=IF([.D414]&lt;&gt;[.C414];&quot;Diff&quot;;&quot;&quot;)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DEC2HEX([.A415]+63488)" office:value-type="string" office:string-value="F99D" calcext:value-type="string">
            <text:p>F99D</text:p>
          </table:table-cell>
          <table:table-cell table:number-columns-repeated="2" office:value-type="string" calcext:value-type="string">
            <text:p>F0</text:p>
          </table:table-cell>
          <table:table-cell table:formula="of:=IF([.D415]&lt;&gt;[.C415];&quot;Diff&quot;;&quot;&quot;)">
            <text:p/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DEC2HEX([.A416]+63488)" office:value-type="string" office:string-value="F99E" calcext:value-type="string">
            <text:p>F99E</text:p>
          </table:table-cell>
          <table:table-cell table:number-columns-repeated="2" office:value-type="string" calcext:value-type="string">
            <text:p>CC</text:p>
          </table:table-cell>
          <table:table-cell table:formula="of:=IF([.D416]&lt;&gt;[.C416];&quot;Diff&quot;;&quot;&quot;)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DEC2HEX([.A417]+63488)" office:value-type="string" office:string-value="F99F" calcext:value-type="string">
            <text:p>F99F</text:p>
          </table:table-cell>
          <table:table-cell table:number-columns-repeated="2" office:value-type="string" calcext:value-type="string">
            <text:p>C9</text:p>
          </table:table-cell>
          <table:table-cell table:formula="of:=IF([.D417]&lt;&gt;[.C417];&quot;Diff&quot;;&quot;&quot;)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DEC2HEX([.A418]+63488)" office:value-type="string" office:string-value="F9A0" calcext:value-type="string">
            <text:p>F9A0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IF([.D418]&lt;&gt;[.C418];&quot;Diff&quot;;&quot;&quot;)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DEC2HEX([.A419]+63488)" office:value-type="string" office:string-value="F9A1" calcext:value-type="string">
            <text:p>F9A1</text:p>
          </table:table-cell>
          <table:table-cell table:number-columns-repeated="2" office:value-type="string" calcext:value-type="string">
            <text:p>D0</text:p>
          </table:table-cell>
          <table:table-cell table:formula="of:=IF([.D419]&lt;&gt;[.C419];&quot;Diff&quot;;&quot;&quot;)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DEC2HEX([.A420]+63488)" office:value-type="string" office:string-value="F9A2" calcext:value-type="string">
            <text:p>F9A2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D420]&lt;&gt;[.C420];&quot;Diff&quot;;&quot;&quot;)">
            <text:p/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DEC2HEX([.A421]+63488)" office:value-type="string" office:string-value="F9A3" calcext:value-type="string">
            <text:p>F9A3</text:p>
          </table:table-cell>
          <table:table-cell table:number-columns-repeated="2" office:value-type="string" calcext:value-type="string">
            <text:p>6C</text:p>
          </table:table-cell>
          <table:table-cell table:formula="of:=IF([.D421]&lt;&gt;[.C421];&quot;Diff&quot;;&quot;&quot;)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DEC2HEX([.A422]+63488)" office:value-type="string" office:string-value="F9A4" calcext:value-type="string">
            <text:p>F9A4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D422]&lt;&gt;[.C422];&quot;Diff&quot;;&quot;&quot;)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DEC2HEX([.A423]+63488)" office:value-type="string" office:string-value="F9A5" calcext:value-type="string">
            <text:p>F9A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23]&lt;&gt;[.C423];&quot;Diff&quot;;&quot;&quot;)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DEC2HEX([.A424]+63488)" office:value-type="string" office:string-value="F9A6" calcext:value-type="string">
            <text:p>F9A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24]&lt;&gt;[.C424];&quot;Diff&quot;;&quot;&quot;)">
            <text:p/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DEC2HEX([.A425]+63488)" office:value-type="string" office:string-value="F9A7" calcext:value-type="string">
            <text:p>F9A7</text:p>
          </table:table-cell>
          <table:table-cell table:number-columns-repeated="2" office:value-type="string" calcext:value-type="string">
            <text:p>8D</text:p>
          </table:table-cell>
          <table:table-cell table:formula="of:=IF([.D425]&lt;&gt;[.C425];&quot;Diff&quot;;&quot;&quot;)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DEC2HEX([.A426]+63488)" office:value-type="string" office:string-value="F9A8" calcext:value-type="string">
            <text:p>F9A8</text:p>
          </table:table-cell>
          <table:table-cell table:number-columns-repeated="2" office:value-type="string" calcext:value-type="string">
            <text:p>FE</text:p>
          </table:table-cell>
          <table:table-cell table:formula="of:=IF([.D426]&lt;&gt;[.C426];&quot;Diff&quot;;&quot;&quot;)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DEC2HEX([.A427]+63488)" office:value-type="string" office:string-value="F9A9" calcext:value-type="string">
            <text:p>F9A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27]&lt;&gt;[.C427];&quot;Diff&quot;;&quot;&quot;)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DEC2HEX([.A428]+63488)" office:value-type="string" office:string-value="F9AA" calcext:value-type="string">
            <text:p>F9AA</text:p>
          </table:table-cell>
          <table:table-cell table:number-columns-repeated="2" office:value-type="string" calcext:value-type="string">
            <text:p>B5</text:p>
          </table:table-cell>
          <table:table-cell table:formula="of:=IF([.D428]&lt;&gt;[.C428];&quot;Diff&quot;;&quot;&quot;)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DEC2HEX([.A429]+63488)" office:value-type="string" office:string-value="F9AB" calcext:value-type="string">
            <text:p>F9AB</text:p>
          </table:table-cell>
          <table:table-cell table:number-columns-repeated="2" office:value-type="string" calcext:value-type="string">
            <text:p>F9</text:p>
          </table:table-cell>
          <table:table-cell table:formula="of:=IF([.D429]&lt;&gt;[.C429];&quot;Diff&quot;;&quot;&quot;)">
            <text:p/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DEC2HEX([.A430]+63488)" office:value-type="string" office:string-value="F9AC" calcext:value-type="string">
            <text:p>F9AC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30]&lt;&gt;[.C430];&quot;Diff&quot;;&quot;&quot;)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DEC2HEX([.A431]+63488)" office:value-type="string" office:string-value="F9AD" calcext:value-type="string">
            <text:p>F9AD</text:p>
          </table:table-cell>
          <table:table-cell table:number-columns-repeated="2" office:value-type="string" calcext:value-type="string">
            <text:p>E3</text:p>
          </table:table-cell>
          <table:table-cell table:formula="of:=IF([.D431]&lt;&gt;[.C431];&quot;Diff&quot;;&quot;&quot;)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DEC2HEX([.A432]+63488)" office:value-type="string" office:string-value="F9AE" calcext:value-type="string">
            <text:p>F9AE</text:p>
          </table:table-cell>
          <table:table-cell table:number-columns-repeated="2" office:value-type="string" calcext:value-type="string">
            <text:p>FB</text:p>
          </table:table-cell>
          <table:table-cell table:formula="of:=IF([.D432]&lt;&gt;[.C432];&quot;Diff&quot;;&quot;&quot;)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DEC2HEX([.A433]+63488)" office:value-type="string" office:string-value="F9AF" calcext:value-type="string">
            <text:p>F9AF</text:p>
          </table:table-cell>
          <table:table-cell table:number-columns-repeated="2" office:value-type="string" calcext:value-type="string">
            <text:p>A2</text:p>
          </table:table-cell>
          <table:table-cell table:formula="of:=IF([.D433]&lt;&gt;[.C433];&quot;Diff&quot;;&quot;&quot;)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DEC2HEX([.A434]+63488)" office:value-type="string" office:string-value="F9B0" calcext:value-type="string">
            <text:p>F9B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34]&lt;&gt;[.C434];&quot;Diff&quot;;&quot;&quot;)">
            <text:p/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DEC2HEX([.A435]+63488)" office:value-type="string" office:string-value="F9B1" calcext:value-type="string">
            <text:p>F9B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35]&lt;&gt;[.C435];&quot;Diff&quot;;&quot;&quot;)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DEC2HEX([.A436]+63488)" office:value-type="string" office:string-value="F9B2" calcext:value-type="string">
            <text:p>F9B2</text:p>
          </table:table-cell>
          <table:table-cell table:number-columns-repeated="2" office:value-type="string" calcext:value-type="string">
            <text:p>8D</text:p>
          </table:table-cell>
          <table:table-cell table:formula="of:=IF([.D436]&lt;&gt;[.C436];&quot;Diff&quot;;&quot;&quot;)">
            <text:p/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DEC2HEX([.A437]+63488)" office:value-type="string" office:string-value="F9B3" calcext:value-type="string">
            <text:p>F9B3</text:p>
          </table:table-cell>
          <table:table-cell table:number-columns-repeated="2" office:value-type="string" calcext:value-type="string">
            <text:p>FE</text:p>
          </table:table-cell>
          <table:table-cell table:formula="of:=IF([.D437]&lt;&gt;[.C437];&quot;Diff&quot;;&quot;&quot;)">
            <text:p/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DEC2HEX([.A438]+63488)" office:value-type="string" office:string-value="F9B4" calcext:value-type="string">
            <text:p>F9B4</text:p>
          </table:table-cell>
          <table:table-cell table:number-columns-repeated="2" office:value-type="string" calcext:value-type="string">
            <text:p>2C</text:p>
          </table:table-cell>
          <table:table-cell table:formula="of:=IF([.D438]&lt;&gt;[.C438];&quot;Diff&quot;;&quot;&quot;)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DEC2HEX([.A439]+63488)" office:value-type="string" office:string-value="F9B5" calcext:value-type="string">
            <text:p>F9B5</text:p>
          </table:table-cell>
          <table:table-cell table:number-columns-repeated="2" office:value-type="string" calcext:value-type="string">
            <text:p>A2</text:p>
          </table:table-cell>
          <table:table-cell table:formula="of:=IF([.D439]&lt;&gt;[.C439];&quot;Diff&quot;;&quot;&quot;)">
            <text:p/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DEC2HEX([.A440]+63488)" office:value-type="string" office:string-value="F9B6" calcext:value-type="string">
            <text:p>F9B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440]&lt;&gt;[.C440];&quot;Diff&quot;;&quot;&quot;)">
            <text:p/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DEC2HEX([.A441]+63488)" office:value-type="string" office:string-value="F9B7" calcext:value-type="string">
            <text:p>F9B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41]&lt;&gt;[.C441];&quot;Diff&quot;;&quot;&quot;)">
            <text:p/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DEC2HEX([.A442]+63488)" office:value-type="string" office:string-value="F9B8" calcext:value-type="string">
            <text:p>F9B8</text:p>
          </table:table-cell>
          <table:table-cell table:number-columns-repeated="2" office:value-type="string" calcext:value-type="string">
            <text:p>C0</text:p>
          </table:table-cell>
          <table:table-cell table:formula="of:=IF([.D442]&lt;&gt;[.C442];&quot;Diff&quot;;&quot;&quot;)">
            <text:p/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DEC2HEX([.A443]+63488)" office:value-type="string" office:string-value="F9B9" calcext:value-type="string">
            <text:p>F9B9</text:p>
          </table:table-cell>
          <table:table-cell table:number-columns-repeated="2" office:value-type="string" calcext:value-type="string">
            <text:p>F9</text:p>
          </table:table-cell>
          <table:table-cell table:formula="of:=IF([.D443]&lt;&gt;[.C443];&quot;Diff&quot;;&quot;&quot;)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DEC2HEX([.A444]+63488)" office:value-type="string" office:string-value="F9BA" calcext:value-type="string">
            <text:p>F9BA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44]&lt;&gt;[.C444];&quot;Diff&quot;;&quot;&quot;)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DEC2HEX([.A445]+63488)" office:value-type="string" office:string-value="F9BB" calcext:value-type="string">
            <text:p>F9BB</text:p>
          </table:table-cell>
          <table:table-cell table:number-columns-repeated="2" office:value-type="string" calcext:value-type="string">
            <text:p>8D</text:p>
          </table:table-cell>
          <table:table-cell table:formula="of:=IF([.D445]&lt;&gt;[.C445];&quot;Diff&quot;;&quot;&quot;)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DEC2HEX([.A446]+63488)" office:value-type="string" office:string-value="F9BC" calcext:value-type="string">
            <text:p>F9BC</text:p>
          </table:table-cell>
          <table:table-cell table:number-columns-repeated="2" office:value-type="string" calcext:value-type="string">
            <text:p>FE</text:p>
          </table:table-cell>
          <table:table-cell table:formula="of:=IF([.D446]&lt;&gt;[.C446];&quot;Diff&quot;;&quot;&quot;)">
            <text:p/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DEC2HEX([.A447]+63488)" office:value-type="string" office:string-value="F9BD" calcext:value-type="string">
            <text:p>F9BD</text:p>
          </table:table-cell>
          <table:table-cell table:number-columns-repeated="2" office:value-type="string" calcext:value-type="string">
            <text:p>2C</text:p>
          </table:table-cell>
          <table:table-cell table:formula="of:=IF([.D447]&lt;&gt;[.C447];&quot;Diff&quot;;&quot;&quot;)">
            <text:p/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DEC2HEX([.A448]+63488)" office:value-type="string" office:string-value="F9BE" calcext:value-type="string">
            <text:p>F9BE</text:p>
          </table:table-cell>
          <table:table-cell table:number-columns-repeated="2" office:value-type="string" calcext:value-type="string">
            <text:p>A2</text:p>
          </table:table-cell>
          <table:table-cell table:formula="of:=IF([.D448]&lt;&gt;[.C448];&quot;Diff&quot;;&quot;&quot;)">
            <text:p/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DEC2HEX([.A449]+63488)" office:value-type="string" office:string-value="F9BF" calcext:value-type="string">
            <text:p>F9BF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449]&lt;&gt;[.C449];&quot;Diff&quot;;&quot;&quot;)">
            <text:p/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DEC2HEX([.A450]+63488)" office:value-type="string" office:string-value="F9C0" calcext:value-type="string">
            <text:p>F9C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50]&lt;&gt;[.C450];&quot;Diff&quot;;&quot;&quot;)">
            <text:p/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DEC2HEX([.A451]+63488)" office:value-type="string" office:string-value="F9C1" calcext:value-type="string">
            <text:p>F9C1</text:p>
          </table:table-cell>
          <table:table-cell table:number-columns-repeated="2" office:value-type="string" calcext:value-type="string">
            <text:p>C6</text:p>
          </table:table-cell>
          <table:table-cell table:formula="of:=IF([.D451]&lt;&gt;[.C451];&quot;Diff&quot;;&quot;&quot;)">
            <text:p/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DEC2HEX([.A452]+63488)" office:value-type="string" office:string-value="F9C2" calcext:value-type="string">
            <text:p>F9C2</text:p>
          </table:table-cell>
          <table:table-cell table:number-columns-repeated="2" office:value-type="string" calcext:value-type="string">
            <text:p>F9</text:p>
          </table:table-cell>
          <table:table-cell table:formula="of:=IF([.D452]&lt;&gt;[.C452];&quot;Diff&quot;;&quot;&quot;)">
            <text:p/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DEC2HEX([.A453]+63488)" office:value-type="string" office:string-value="F9C3" calcext:value-type="string">
            <text:p>F9C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53]&lt;&gt;[.C453];&quot;Diff&quot;;&quot;&quot;)">
            <text:p/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DEC2HEX([.A454]+63488)" office:value-type="string" office:string-value="F9C4" calcext:value-type="string">
            <text:p>F9C4</text:p>
          </table:table-cell>
          <table:table-cell table:number-columns-repeated="2" office:value-type="string" calcext:value-type="string">
            <text:p>8D</text:p>
          </table:table-cell>
          <table:table-cell table:formula="of:=IF([.D454]&lt;&gt;[.C454];&quot;Diff&quot;;&quot;&quot;)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DEC2HEX([.A455]+63488)" office:value-type="string" office:string-value="F9C5" calcext:value-type="string">
            <text:p>F9C5</text:p>
          </table:table-cell>
          <table:table-cell table:number-columns-repeated="2" office:value-type="string" calcext:value-type="string">
            <text:p>FE</text:p>
          </table:table-cell>
          <table:table-cell table:formula="of:=IF([.D455]&lt;&gt;[.C455];&quot;Diff&quot;;&quot;&quot;)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DEC2HEX([.A456]+63488)" office:value-type="string" office:string-value="F9C6" calcext:value-type="string">
            <text:p>F9C6</text:p>
          </table:table-cell>
          <table:table-cell table:number-columns-repeated="2" office:value-type="string" calcext:value-type="string">
            <text:p>C9</text:p>
          </table:table-cell>
          <table:table-cell table:formula="of:=IF([.D456]&lt;&gt;[.C456];&quot;Diff&quot;;&quot;&quot;)">
            <text:p/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DEC2HEX([.A457]+63488)" office:value-type="string" office:string-value="F9C7" calcext:value-type="string">
            <text:p>F9C7</text:p>
          </table:table-cell>
          <table:table-cell table:number-columns-repeated="2" office:value-type="string" calcext:value-type="string">
            <text:p>2E</text:p>
          </table:table-cell>
          <table:table-cell table:formula="of:=IF([.D457]&lt;&gt;[.C457];&quot;Diff&quot;;&quot;&quot;)">
            <text:p/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DEC2HEX([.A458]+63488)" office:value-type="string" office:string-value="F9C8" calcext:value-type="string">
            <text:p>F9C8</text:p>
          </table:table-cell>
          <table:table-cell table:number-columns-repeated="2" office:value-type="string" calcext:value-type="string">
            <text:p>F0</text:p>
          </table:table-cell>
          <table:table-cell table:formula="of:=IF([.D458]&lt;&gt;[.C458];&quot;Diff&quot;;&quot;&quot;)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DEC2HEX([.A459]+63488)" office:value-type="string" office:string-value="F9C9" calcext:value-type="string">
            <text:p>F9C9</text:p>
          </table:table-cell>
          <table:table-cell table:number-columns-repeated="2" office:value-type="string" calcext:value-type="string">
            <text:p>BE</text:p>
          </table:table-cell>
          <table:table-cell table:formula="of:=IF([.D459]&lt;&gt;[.C459];&quot;Diff&quot;;&quot;&quot;)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DEC2HEX([.A460]+63488)" office:value-type="string" office:string-value="F9CA" calcext:value-type="string">
            <text:p>F9CA</text:p>
          </table:table-cell>
          <table:table-cell table:number-columns-repeated="2" office:value-type="string" calcext:value-type="string">
            <text:p>C9</text:p>
          </table:table-cell>
          <table:table-cell table:formula="of:=IF([.D460]&lt;&gt;[.C460];&quot;Diff&quot;;&quot;&quot;)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DEC2HEX([.A461]+63488)" office:value-type="string" office:string-value="F9CB" calcext:value-type="string">
            <text:p>F9CB</text:p>
          </table:table-cell>
          <table:table-cell table:number-columns-repeated="2" office:value-type="string" calcext:value-type="string">
            <text:p>2F</text:p>
          </table:table-cell>
          <table:table-cell table:formula="of:=IF([.D461]&lt;&gt;[.C461];&quot;Diff&quot;;&quot;&quot;)">
            <text:p/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DEC2HEX([.A462]+63488)" office:value-type="string" office:string-value="F9CC" calcext:value-type="string">
            <text:p>F9CC</text:p>
          </table:table-cell>
          <table:table-cell table:number-columns-repeated="2" office:value-type="string" calcext:value-type="string">
            <text:p>F0</text:p>
          </table:table-cell>
          <table:table-cell table:formula="of:=IF([.D462]&lt;&gt;[.C462];&quot;Diff&quot;;&quot;&quot;)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DEC2HEX([.A463]+63488)" office:value-type="string" office:string-value="F9CD" calcext:value-type="string">
            <text:p>F9CD</text:p>
          </table:table-cell>
          <table:table-cell table:number-columns-repeated="2" office:value-type="string" calcext:value-type="string">
            <text:p>1A</text:p>
          </table:table-cell>
          <table:table-cell table:formula="of:=IF([.D463]&lt;&gt;[.C463];&quot;Diff&quot;;&quot;&quot;)">
            <text:p/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DEC2HEX([.A464]+63488)" office:value-type="string" office:string-value="F9CE" calcext:value-type="string">
            <text:p>F9CE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64]&lt;&gt;[.C464];&quot;Diff&quot;;&quot;&quot;)">
            <text:p/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DEC2HEX([.A465]+63488)" office:value-type="string" office:string-value="F9CF" calcext:value-type="string">
            <text:p>F9CF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D465]&lt;&gt;[.C465];&quot;Diff&quot;;&quot;&quot;)">
            <text:p/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DEC2HEX([.A466]+63488)" office:value-type="string" office:string-value="F9D0" calcext:value-type="string">
            <text:p>F9D0</text:p>
          </table:table-cell>
          <table:table-cell table:number-columns-repeated="2" office:value-type="string" calcext:value-type="string">
            <text:p>FE</text:p>
          </table:table-cell>
          <table:table-cell table:formula="of:=IF([.D466]&lt;&gt;[.C466];&quot;Diff&quot;;&quot;&quot;)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DEC2HEX([.A467]+63488)" office:value-type="string" office:string-value="F9D1" calcext:value-type="string">
            <text:p>F9D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467]&lt;&gt;[.C467];&quot;Diff&quot;;&quot;&quot;)">
            <text:p/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DEC2HEX([.A468]+63488)" office:value-type="string" office:string-value="F9D2" calcext:value-type="string">
            <text:p>F9D2</text:p>
          </table:table-cell>
          <table:table-cell table:number-columns-repeated="2" office:value-type="string" calcext:value-type="string">
            <text:p>9F</text:p>
          </table:table-cell>
          <table:table-cell table:formula="of:=IF([.D468]&lt;&gt;[.C468];&quot;Diff&quot;;&quot;&quot;)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DEC2HEX([.A469]+63488)" office:value-type="string" office:string-value="F9D3" calcext:value-type="string">
            <text:p>F9D3</text:p>
          </table:table-cell>
          <table:table-cell table:number-columns-repeated="2" office:value-type="string" calcext:value-type="string">
            <text:p>4C</text:p>
          </table:table-cell>
          <table:table-cell table:formula="of:=IF([.D469]&lt;&gt;[.C469];&quot;Diff&quot;;&quot;&quot;)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DEC2HEX([.A470]+63488)" office:value-type="string" office:string-value="F9D4" calcext:value-type="string">
            <text:p>F9D4</text:p>
          </table:table-cell>
          <table:table-cell table:number-columns-repeated="2" office:value-type="string" calcext:value-type="string">
            <text:p>DA</text:p>
          </table:table-cell>
          <table:table-cell table:formula="of:=IF([.D470]&lt;&gt;[.C470];&quot;Diff&quot;;&quot;&quot;)">
            <text:p/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DEC2HEX([.A471]+63488)" office:value-type="string" office:string-value="F9D5" calcext:value-type="string">
            <text:p>F9D5</text:p>
          </table:table-cell>
          <table:table-cell table:number-columns-repeated="2" office:value-type="string" calcext:value-type="string">
            <text:p>FE</text:p>
          </table:table-cell>
          <table:table-cell table:formula="of:=IF([.D471]&lt;&gt;[.C471];&quot;Diff&quot;;&quot;&quot;)">
            <text:p/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DEC2HEX([.A472]+63488)" office:value-type="string" office:string-value="F9D6" calcext:value-type="string">
            <text:p>F9D6</text:p>
          </table:table-cell>
          <table:table-cell table:number-columns-repeated="2" office:value-type="string" calcext:value-type="string">
            <text:p>C9</text:p>
          </table:table-cell>
          <table:table-cell table:formula="of:=IF([.D472]&lt;&gt;[.C472];&quot;Diff&quot;;&quot;&quot;)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DEC2HEX([.A473]+63488)" office:value-type="string" office:string-value="F9D7" calcext:value-type="string">
            <text:p>F9D7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IF([.D473]&lt;&gt;[.C473];&quot;Diff&quot;;&quot;&quot;)">
            <text:p/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DEC2HEX([.A474]+63488)" office:value-type="string" office:string-value="F9D8" calcext:value-type="string">
            <text:p>F9D8</text:p>
          </table:table-cell>
          <table:table-cell table:number-columns-repeated="2" office:value-type="string" calcext:value-type="string">
            <text:p>F0</text:p>
          </table:table-cell>
          <table:table-cell table:formula="of:=IF([.D474]&lt;&gt;[.C474];&quot;Diff&quot;;&quot;&quot;)">
            <text:p/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DEC2HEX([.A475]+63488)" office:value-type="string" office:string-value="F9D9" calcext:value-type="string">
            <text:p>F9D9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IF([.D475]&lt;&gt;[.C475];&quot;Diff&quot;;&quot;&quot;)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DEC2HEX([.A476]+63488)" office:value-type="string" office:string-value="F9DA" calcext:value-type="string">
            <text:p>F9DA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76]&lt;&gt;[.C476];&quot;Diff&quot;;&quot;&quot;)">
            <text:p/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DEC2HEX([.A477]+63488)" office:value-type="string" office:string-value="F9DB" calcext:value-type="string">
            <text:p>F9DB</text:p>
          </table:table-cell>
          <table:table-cell table:number-columns-repeated="2" office:value-type="string" calcext:value-type="string">
            <text:p>B5</text:p>
          </table:table-cell>
          <table:table-cell table:formula="of:=IF([.D477]&lt;&gt;[.C477];&quot;Diff&quot;;&quot;&quot;)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DEC2HEX([.A478]+63488)" office:value-type="string" office:string-value="F9DC" calcext:value-type="string">
            <text:p>F9DC</text:p>
          </table:table-cell>
          <table:table-cell table:number-columns-repeated="2" office:value-type="string" calcext:value-type="string">
            <text:p>F9</text:p>
          </table:table-cell>
          <table:table-cell table:formula="of:=IF([.D478]&lt;&gt;[.C478];&quot;Diff&quot;;&quot;&quot;)">
            <text:p/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DEC2HEX([.A479]+63488)" office:value-type="string" office:string-value="F9DD" calcext:value-type="string">
            <text:p>F9DD</text:p>
          </table:table-cell>
          <table:table-cell table:number-columns-repeated="2" office:value-type="string" calcext:value-type="string">
            <text:p>A9</text:p>
          </table:table-cell>
          <table:table-cell table:formula="of:=IF([.D479]&lt;&gt;[.C479];&quot;Diff&quot;;&quot;&quot;)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DEC2HEX([.A480]+63488)" office:value-type="string" office:string-value="F9DE" calcext:value-type="string">
            <text:p>F9DE</text:p>
          </table:table-cell>
          <table:table-cell table:number-columns-repeated="2" office:value-type="string" calcext:value-type="string">
            <text:p>2F</text:p>
          </table:table-cell>
          <table:table-cell table:formula="of:=IF([.D480]&lt;&gt;[.C480];&quot;Diff&quot;;&quot;&quot;)">
            <text:p/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DEC2HEX([.A481]+63488)" office:value-type="string" office:string-value="F9DF" calcext:value-type="string">
            <text:p>F9DF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81]&lt;&gt;[.C481];&quot;Diff&quot;;&quot;&quot;)">
            <text:p/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DEC2HEX([.A482]+63488)" office:value-type="string" office:string-value="F9E0" calcext:value-type="string">
            <text:p>F9E0</text:p>
          </table:table-cell>
          <table:table-cell table:number-columns-repeated="2" office:value-type="string" calcext:value-type="string">
            <text:p>EE</text:p>
          </table:table-cell>
          <table:table-cell table:formula="of:=IF([.D482]&lt;&gt;[.C482];&quot;Diff&quot;;&quot;&quot;)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DEC2HEX([.A483]+63488)" office:value-type="string" office:string-value="F9E1" calcext:value-type="string">
            <text:p>F9E1</text:p>
          </table:table-cell>
          <table:table-cell table:number-columns-repeated="2" office:value-type="string" calcext:value-type="string">
            <text:p>FF</text:p>
          </table:table-cell>
          <table:table-cell table:formula="of:=IF([.D483]&lt;&gt;[.C483];&quot;Diff&quot;;&quot;&quot;)">
            <text:p/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DEC2HEX([.A484]+63488)" office:value-type="string" office:string-value="F9E2" calcext:value-type="string">
            <text:p>F9E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84]&lt;&gt;[.C484];&quot;Diff&quot;;&quot;&quot;)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DEC2HEX([.A485]+63488)" office:value-type="string" office:string-value="F9E3" calcext:value-type="string">
            <text:p>F9E3</text:p>
          </table:table-cell>
          <table:table-cell table:number-columns-repeated="2" office:value-type="string" calcext:value-type="string">
            <text:p>F0</text:p>
          </table:table-cell>
          <table:table-cell table:formula="of:=IF([.D485]&lt;&gt;[.C485];&quot;Diff&quot;;&quot;&quot;)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DEC2HEX([.A486]+63488)" office:value-type="string" office:string-value="F9E4" calcext:value-type="string">
            <text:p>F9E4</text:p>
          </table:table-cell>
          <table:table-cell table:number-columns-repeated="2" office:value-type="string" calcext:value-type="string">
            <text:p>FE</text:p>
          </table:table-cell>
          <table:table-cell table:formula="of:=IF([.D486]&lt;&gt;[.C486];&quot;Diff&quot;;&quot;&quot;)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DEC2HEX([.A487]+63488)" office:value-type="string" office:string-value="F9E5" calcext:value-type="string">
            <text:p>F9E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87]&lt;&gt;[.C487];&quot;Diff&quot;;&quot;&quot;)">
            <text:p/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DEC2HEX([.A488]+63488)" office:value-type="string" office:string-value="F9E6" calcext:value-type="string">
            <text:p>F9E6</text:p>
          </table:table-cell>
          <table:table-cell table:number-columns-repeated="2" office:value-type="string" calcext:value-type="string">
            <text:p>E6</text:p>
          </table:table-cell>
          <table:table-cell table:formula="of:=IF([.D488]&lt;&gt;[.C488];&quot;Diff&quot;;&quot;&quot;)">
            <text:p/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DEC2HEX([.A489]+63488)" office:value-type="string" office:string-value="F9E7" calcext:value-type="string">
            <text:p>F9E7</text:p>
          </table:table-cell>
          <table:table-cell table:number-columns-repeated="2" office:value-type="string" calcext:value-type="string">
            <text:p>FB</text:p>
          </table:table-cell>
          <table:table-cell table:formula="of:=IF([.D489]&lt;&gt;[.C489];&quot;Diff&quot;;&quot;&quot;)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DEC2HEX([.A490]+63488)" office:value-type="string" office:string-value="F9E8" calcext:value-type="string">
            <text:p>F9E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490]&lt;&gt;[.C490];&quot;Diff&quot;;&quot;&quot;)">
            <text:p/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DEC2HEX([.A491]+63488)" office:value-type="string" office:string-value="F9E9" calcext:value-type="string">
            <text:p>F9E9</text:p>
          </table:table-cell>
          <table:table-cell table:number-columns-repeated="2" office:value-type="string" calcext:value-type="string">
            <text:p>8D</text:p>
          </table:table-cell>
          <table:table-cell table:formula="of:=IF([.D491]&lt;&gt;[.C491];&quot;Diff&quot;;&quot;&quot;)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DEC2HEX([.A492]+63488)" office:value-type="string" office:string-value="F9EA" calcext:value-type="string">
            <text:p>F9EA</text:p>
          </table:table-cell>
          <table:table-cell table:number-columns-repeated="2" office:value-type="string" calcext:value-type="string">
            <text:p>FE</text:p>
          </table:table-cell>
          <table:table-cell table:formula="of:=IF([.D492]&lt;&gt;[.C492];&quot;Diff&quot;;&quot;&quot;)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DEC2HEX([.A493]+63488)" office:value-type="string" office:string-value="F9EB" calcext:value-type="string">
            <text:p>F9EB</text:p>
          </table:table-cell>
          <table:table-cell table:number-columns-repeated="2" office:value-type="string" calcext:value-type="string">
            <text:p>C9</text:p>
          </table:table-cell>
          <table:table-cell table:formula="of:=IF([.D493]&lt;&gt;[.C493];&quot;Diff&quot;;&quot;&quot;)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DEC2HEX([.A494]+63488)" office:value-type="string" office:string-value="F9EC" calcext:value-type="string">
            <text:p>F9EC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IF([.D494]&lt;&gt;[.C494];&quot;Diff&quot;;&quot;&quot;)">
            <text:p/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DEC2HEX([.A495]+63488)" office:value-type="string" office:string-value="F9ED" calcext:value-type="string">
            <text:p>F9ED</text:p>
          </table:table-cell>
          <table:table-cell table:number-columns-repeated="2" office:value-type="string" calcext:value-type="string">
            <text:p>D0</text:p>
          </table:table-cell>
          <table:table-cell table:formula="of:=IF([.D495]&lt;&gt;[.C495];&quot;Diff&quot;;&quot;&quot;)">
            <text:p/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DEC2HEX([.A496]+63488)" office:value-type="string" office:string-value="F9EE" calcext:value-type="string">
            <text:p>F9E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496]&lt;&gt;[.C496];&quot;Diff&quot;;&quot;&quot;)">
            <text:p/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DEC2HEX([.A497]+63488)" office:value-type="string" office:string-value="F9EF" calcext:value-type="string">
            <text:p>F9EF</text:p>
          </table:table-cell>
          <table:table-cell table:number-columns-repeated="2" office:value-type="string" calcext:value-type="string">
            <text:p>6C</text:p>
          </table:table-cell>
          <table:table-cell table:formula="of:=IF([.D497]&lt;&gt;[.C497];&quot;Diff&quot;;&quot;&quot;)">
            <text:p/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DEC2HEX([.A498]+63488)" office:value-type="string" office:string-value="F9F0" calcext:value-type="string">
            <text:p>F9F0</text:p>
          </table:table-cell>
          <table:table-cell table:number-columns-repeated="2" office:value-type="string" calcext:value-type="string">
            <text:p>FE</text:p>
          </table:table-cell>
          <table:table-cell table:formula="of:=IF([.D498]&lt;&gt;[.C498];&quot;Diff&quot;;&quot;&quot;)">
            <text:p/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DEC2HEX([.A499]+63488)" office:value-type="string" office:string-value="F9F1" calcext:value-type="string">
            <text:p>F9F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499]&lt;&gt;[.C499];&quot;Diff&quot;;&quot;&quot;)">
            <text:p/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DEC2HEX([.A500]+63488)" office:value-type="string" office:string-value="F9F2" calcext:value-type="string">
            <text:p>F9F2</text:p>
          </table:table-cell>
          <table:table-cell table:number-columns-repeated="2" office:value-type="string" calcext:value-type="string">
            <text:p>C9</text:p>
          </table:table-cell>
          <table:table-cell table:formula="of:=IF([.D500]&lt;&gt;[.C500];&quot;Diff&quot;;&quot;&quot;)">
            <text:p/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DEC2HEX([.A501]+63488)" office:value-type="string" office:string-value="F9F3" calcext:value-type="string">
            <text:p>F9F3</text:p>
          </table:table-cell>
          <table:table-cell table:number-columns-repeated="2" office:value-type="string" calcext:value-type="string">
            <text:p>2C</text:p>
          </table:table-cell>
          <table:table-cell table:formula="of:=IF([.D501]&lt;&gt;[.C501];&quot;Diff&quot;;&quot;&quot;)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DEC2HEX([.A502]+63488)" office:value-type="string" office:string-value="F9F4" calcext:value-type="string">
            <text:p>F9F4</text:p>
          </table:table-cell>
          <table:table-cell table:number-columns-repeated="2" office:value-type="string" calcext:value-type="string">
            <text:p>D0</text:p>
          </table:table-cell>
          <table:table-cell table:formula="of:=IF([.D502]&lt;&gt;[.C502];&quot;Diff&quot;;&quot;&quot;)">
            <text:p/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DEC2HEX([.A503]+63488)" office:value-type="string" office:string-value="F9F5" calcext:value-type="string">
            <text:p>F9F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503]&lt;&gt;[.C503];&quot;Diff&quot;;&quot;&quot;)">
            <text:p/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DEC2HEX([.A504]+63488)" office:value-type="string" office:string-value="F9F6" calcext:value-type="string">
            <text:p>F9F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504]&lt;&gt;[.C504];&quot;Diff&quot;;&quot;&quot;)">
            <text:p/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DEC2HEX([.A505]+63488)" office:value-type="string" office:string-value="F9F7" calcext:value-type="string">
            <text:p>F9F7</text:p>
          </table:table-cell>
          <table:table-cell table:number-columns-repeated="2" office:value-type="string" calcext:value-type="string">
            <text:p>F9</text:p>
          </table:table-cell>
          <table:table-cell table:formula="of:=IF([.D505]&lt;&gt;[.C505];&quot;Diff&quot;;&quot;&quot;)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DEC2HEX([.A506]+63488)" office:value-type="string" office:string-value="F9F8" calcext:value-type="string">
            <text:p>F9F8</text:p>
          </table:table-cell>
          <table:table-cell table:number-columns-repeated="2" office:value-type="string" calcext:value-type="string">
            <text:p>FE</text:p>
          </table:table-cell>
          <table:table-cell table:formula="of:=IF([.D506]&lt;&gt;[.C506];&quot;Diff&quot;;&quot;&quot;)">
            <text:p/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DEC2HEX([.A507]+63488)" office:value-type="string" office:string-value="F9F9" calcext:value-type="string">
            <text:p>F9F9</text:p>
          </table:table-cell>
          <table:table-cell table:number-columns-repeated="2" office:value-type="string" calcext:value-type="string">
            <text:p>4C</text:p>
          </table:table-cell>
          <table:table-cell table:formula="of:=IF([.D507]&lt;&gt;[.C507];&quot;Diff&quot;;&quot;&quot;)">
            <text:p/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DEC2HEX([.A508]+63488)" office:value-type="string" office:string-value="F9FA" calcext:value-type="string">
            <text:p>F9FA</text:p>
          </table:table-cell>
          <table:table-cell table:number-columns-repeated="2" office:value-type="string" calcext:value-type="string">
            <text:p>E8</text:p>
          </table:table-cell>
          <table:table-cell table:formula="of:=IF([.D508]&lt;&gt;[.C508];&quot;Diff&quot;;&quot;&quot;)">
            <text:p/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DEC2HEX([.A509]+63488)" office:value-type="string" office:string-value="F9FB" calcext:value-type="string">
            <text:p>F9FB</text:p>
          </table:table-cell>
          <table:table-cell table:number-columns-repeated="2" office:value-type="string" calcext:value-type="string">
            <text:p>F9</text:p>
          </table:table-cell>
          <table:table-cell table:formula="of:=IF([.D509]&lt;&gt;[.C509];&quot;Diff&quot;;&quot;&quot;)">
            <text:p/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DEC2HEX([.A510]+63488)" office:value-type="string" office:string-value="F9FC" calcext:value-type="string">
            <text:p>F9FC</text:p>
          </table:table-cell>
          <table:table-cell table:number-columns-repeated="2" office:value-type="string" calcext:value-type="string">
            <text:p>C9</text:p>
          </table:table-cell>
          <table:table-cell table:formula="of:=IF([.D510]&lt;&gt;[.C510];&quot;Diff&quot;;&quot;&quot;)">
            <text:p/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DEC2HEX([.A511]+63488)" office:value-type="string" office:string-value="F9FD" calcext:value-type="string">
            <text:p>F9FD</text:p>
          </table:table-cell>
          <table:table-cell table:number-columns-repeated="2" office:value-type="string" calcext:value-type="string">
            <text:p>0A</text:p>
          </table:table-cell>
          <table:table-cell table:formula="of:=IF([.D511]&lt;&gt;[.C511];&quot;Diff&quot;;&quot;&quot;)">
            <text:p/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DEC2HEX([.A512]+63488)" office:value-type="string" office:string-value="F9FE" calcext:value-type="string">
            <text:p>F9FE</text:p>
          </table:table-cell>
          <table:table-cell table:number-columns-repeated="2" office:value-type="string" calcext:value-type="string">
            <text:p>F0</text:p>
          </table:table-cell>
          <table:table-cell table:formula="of:=IF([.D512]&lt;&gt;[.C512];&quot;Diff&quot;;&quot;&quot;)">
            <text:p/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DEC2HEX([.A513]+63488)" office:value-type="string" office:string-value="F9FF" calcext:value-type="string">
            <text:p>F9FF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[.D513]&lt;&gt;[.C513];&quot;Diff&quot;;&quot;&quot;)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DEC2HEX([.A514]+63488)" office:value-type="string" office:string-value="FA00" calcext:value-type="string">
            <text:p>FA00</text:p>
          </table:table-cell>
          <table:table-cell table:number-columns-repeated="2" office:value-type="string" calcext:value-type="string">
            <text:p>C9</text:p>
          </table:table-cell>
          <table:table-cell table:formula="of:=IF([.D514]&lt;&gt;[.C514];&quot;Diff&quot;;&quot;&quot;)">
            <text:p/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DEC2HEX([.A515]+63488)" office:value-type="string" office:string-value="FA01" calcext:value-type="string">
            <text:p>FA01</text:p>
          </table:table-cell>
          <table:table-cell table:number-columns-repeated="2" office:value-type="string" calcext:value-type="string">
            <text:p>0D</text:p>
          </table:table-cell>
          <table:table-cell table:formula="of:=IF([.D515]&lt;&gt;[.C515];&quot;Diff&quot;;&quot;&quot;)">
            <text:p/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DEC2HEX([.A516]+63488)" office:value-type="string" office:string-value="FA02" calcext:value-type="string">
            <text:p>FA02</text:p>
          </table:table-cell>
          <table:table-cell table:number-columns-repeated="2" office:value-type="string" calcext:value-type="string">
            <text:p>F0</text:p>
          </table:table-cell>
          <table:table-cell table:formula="of:=IF([.D516]&lt;&gt;[.C516];&quot;Diff&quot;;&quot;&quot;)">
            <text:p/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DEC2HEX([.A517]+63488)" office:value-type="string" office:string-value="FA03" calcext:value-type="string">
            <text:p>FA03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IF([.D517]&lt;&gt;[.C517];&quot;Diff&quot;;&quot;&quot;)">
            <text:p/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DEC2HEX([.A518]+63488)" office:value-type="string" office:string-value="FA04" calcext:value-type="string">
            <text:p>FA04</text:p>
          </table:table-cell>
          <table:table-cell table:number-columns-repeated="2" office:value-type="string" calcext:value-type="string">
            <text:p>C9</text:p>
          </table:table-cell>
          <table:table-cell table:formula="of:=IF([.D518]&lt;&gt;[.C518];&quot;Diff&quot;;&quot;&quot;)">
            <text:p/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DEC2HEX([.A519]+63488)" office:value-type="string" office:string-value="FA05" calcext:value-type="string">
            <text:p>FA05</text:p>
          </table:table-cell>
          <table:table-cell table:number-columns-repeated="2" office:value-type="string" calcext:value-type="string">
            <text:p>5E</text:p>
          </table:table-cell>
          <table:table-cell table:formula="of:=IF([.D519]&lt;&gt;[.C519];&quot;Diff&quot;;&quot;&quot;)">
            <text:p/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DEC2HEX([.A520]+63488)" office:value-type="string" office:string-value="FA06" calcext:value-type="string">
            <text:p>FA06</text:p>
          </table:table-cell>
          <table:table-cell table:number-columns-repeated="2" office:value-type="string" calcext:value-type="string">
            <text:p>F0</text:p>
          </table:table-cell>
          <table:table-cell table:formula="of:=IF([.D520]&lt;&gt;[.C520];&quot;Diff&quot;;&quot;&quot;)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DEC2HEX([.A521]+63488)" office:value-type="string" office:string-value="FA07" calcext:value-type="string">
            <text:p>FA07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D521]&lt;&gt;[.C521];&quot;Diff&quot;;&quot;&quot;)">
            <text:p/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DEC2HEX([.A522]+63488)" office:value-type="string" office:string-value="FA08" calcext:value-type="string">
            <text:p>FA08</text:p>
          </table:table-cell>
          <table:table-cell table:number-columns-repeated="2" office:value-type="string" calcext:value-type="string">
            <text:p>C9</text:p>
          </table:table-cell>
          <table:table-cell table:formula="of:=IF([.D522]&lt;&gt;[.C522];&quot;Diff&quot;;&quot;&quot;)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DEC2HEX([.A523]+63488)" office:value-type="string" office:string-value="FA09" calcext:value-type="string">
            <text:p>FA09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IF([.D523]&lt;&gt;[.C523];&quot;Diff&quot;;&quot;&quot;)">
            <text:p/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DEC2HEX([.A524]+63488)" office:value-type="string" office:string-value="FA0A" calcext:value-type="string">
            <text:p>FA0A</text:p>
          </table:table-cell>
          <table:table-cell table:number-columns-repeated="2" office:value-type="string" calcext:value-type="string">
            <text:p>F0</text:p>
          </table:table-cell>
          <table:table-cell table:formula="of:=IF([.D524]&lt;&gt;[.C524];&quot;Diff&quot;;&quot;&quot;)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DEC2HEX([.A525]+63488)" office:value-type="string" office:string-value="FA0B" calcext:value-type="string">
            <text:p>FA0B</text:p>
          </table:table-cell>
          <table:table-cell table:number-columns-repeated="2" office:value-type="string" calcext:value-type="string">
            <text:p>2E</text:p>
          </table:table-cell>
          <table:table-cell table:formula="of:=IF([.D525]&lt;&gt;[.C525];&quot;Diff&quot;;&quot;&quot;)">
            <text:p/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DEC2HEX([.A526]+63488)" office:value-type="string" office:string-value="FA0C" calcext:value-type="string">
            <text:p>FA0C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526]&lt;&gt;[.C526];&quot;Diff&quot;;&quot;&quot;)">
            <text:p/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DEC2HEX([.A527]+63488)" office:value-type="string" office:string-value="FA0D" calcext:value-type="string">
            <text:p>FA0D</text:p>
          </table:table-cell>
          <table:table-cell table:number-columns-repeated="2" office:value-type="string" calcext:value-type="string">
            <text:p>BE</text:p>
          </table:table-cell>
          <table:table-cell table:formula="of:=IF([.D527]&lt;&gt;[.C527];&quot;Diff&quot;;&quot;&quot;)">
            <text:p/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DEC2HEX([.A528]+63488)" office:value-type="string" office:string-value="FA0E" calcext:value-type="string">
            <text:p>FA0E</text:p>
          </table:table-cell>
          <table:table-cell table:number-columns-repeated="2" office:value-type="string" calcext:value-type="string">
            <text:p>F9</text:p>
          </table:table-cell>
          <table:table-cell table:formula="of:=IF([.D528]&lt;&gt;[.C528];&quot;Diff&quot;;&quot;&quot;)">
            <text:p/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DEC2HEX([.A529]+63488)" office:value-type="string" office:string-value="FA0F" calcext:value-type="string">
            <text:p>FA0F</text:p>
          </table:table-cell>
          <table:table-cell table:number-columns-repeated="2" office:value-type="string" calcext:value-type="string">
            <text:p>A5</text:p>
          </table:table-cell>
          <table:table-cell table:formula="of:=IF([.D529]&lt;&gt;[.C529];&quot;Diff&quot;;&quot;&quot;)">
            <text:p/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DEC2HEX([.A530]+63488)" office:value-type="string" office:string-value="FA10" calcext:value-type="string">
            <text:p>FA10</text:p>
          </table:table-cell>
          <table:table-cell table:number-columns-repeated="2" office:value-type="string" calcext:value-type="string">
            <text:p>FC</text:p>
          </table:table-cell>
          <table:table-cell table:formula="of:=IF([.D530]&lt;&gt;[.C530];&quot;Diff&quot;;&quot;&quot;)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DEC2HEX([.A531]+63488)" office:value-type="string" office:string-value="FA11" calcext:value-type="string">
            <text:p>FA1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D531]&lt;&gt;[.C531];&quot;Diff&quot;;&quot;&quot;)">
            <text:p/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DEC2HEX([.A532]+63488)" office:value-type="string" office:string-value="FA12" calcext:value-type="string">
            <text:p>FA12</text:p>
          </table:table-cell>
          <table:table-cell table:number-columns-repeated="2" office:value-type="string" calcext:value-type="string">
            <text:p>FE</text:p>
          </table:table-cell>
          <table:table-cell table:formula="of:=IF([.D532]&lt;&gt;[.C532];&quot;Diff&quot;;&quot;&quot;)">
            <text:p/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DEC2HEX([.A533]+63488)" office:value-type="string" office:string-value="FA13" calcext:value-type="string">
            <text:p>FA13</text:p>
          </table:table-cell>
          <table:table-cell table:number-columns-repeated="2" office:value-type="string" calcext:value-type="string">
            <text:p>4C</text:p>
          </table:table-cell>
          <table:table-cell table:formula="of:=IF([.D533]&lt;&gt;[.C533];&quot;Diff&quot;;&quot;&quot;)">
            <text:p/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DEC2HEX([.A534]+63488)" office:value-type="string" office:string-value="FA14" calcext:value-type="string">
            <text:p>FA14</text:p>
          </table:table-cell>
          <table:table-cell table:number-columns-repeated="2" office:value-type="string" calcext:value-type="string">
            <text:p>E8</text:p>
          </table:table-cell>
          <table:table-cell table:formula="of:=IF([.D534]&lt;&gt;[.C534];&quot;Diff&quot;;&quot;&quot;)">
            <text:p/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DEC2HEX([.A535]+63488)" office:value-type="string" office:string-value="FA15" calcext:value-type="string">
            <text:p>FA15</text:p>
          </table:table-cell>
          <table:table-cell table:number-columns-repeated="2" office:value-type="string" calcext:value-type="string">
            <text:p>F9</text:p>
          </table:table-cell>
          <table:table-cell table:formula="of:=IF([.D535]&lt;&gt;[.C535];&quot;Diff&quot;;&quot;&quot;)">
            <text:p/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DEC2HEX([.A536]+63488)" office:value-type="string" office:string-value="FA16" calcext:value-type="string">
            <text:p>FA16</text:p>
          </table:table-cell>
          <table:table-cell table:number-columns-repeated="2" office:value-type="string" calcext:value-type="string">
            <text:p>A9</text:p>
          </table:table-cell>
          <table:table-cell table:formula="of:=IF([.D536]&lt;&gt;[.C536];&quot;Diff&quot;;&quot;&quot;)">
            <text:p/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DEC2HEX([.A537]+63488)" office:value-type="string" office:string-value="FA17" calcext:value-type="string">
            <text:p>FA17</text:p>
          </table:table-cell>
          <table:table-cell table:number-columns-repeated="2" office:value-type="string" calcext:value-type="string">
            <text:p>0D</text:p>
          </table:table-cell>
          <table:table-cell table:formula="of:=IF([.D537]&lt;&gt;[.C537];&quot;Diff&quot;;&quot;&quot;)">
            <text:p/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DEC2HEX([.A538]+63488)" office:value-type="string" office:string-value="FA18" calcext:value-type="string">
            <text:p>FA1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538]&lt;&gt;[.C538];&quot;Diff&quot;;&quot;&quot;)">
            <text:p/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DEC2HEX([.A539]+63488)" office:value-type="string" office:string-value="FA19" calcext:value-type="string">
            <text:p>FA19</text:p>
          </table:table-cell>
          <table:table-cell table:number-columns-repeated="2" office:value-type="string" calcext:value-type="string">
            <text:p>EE</text:p>
          </table:table-cell>
          <table:table-cell table:formula="of:=IF([.D539]&lt;&gt;[.C539];&quot;Diff&quot;;&quot;&quot;)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DEC2HEX([.A540]+63488)" office:value-type="string" office:string-value="FA1A" calcext:value-type="string">
            <text:p>FA1A</text:p>
          </table:table-cell>
          <table:table-cell table:number-columns-repeated="2" office:value-type="string" calcext:value-type="string">
            <text:p>FF</text:p>
          </table:table-cell>
          <table:table-cell table:formula="of:=IF([.D540]&lt;&gt;[.C540];&quot;Diff&quot;;&quot;&quot;)">
            <text:p/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DEC2HEX([.A541]+63488)" office:value-type="string" office:string-value="FA1B" calcext:value-type="string">
            <text:p>FA1B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541]&lt;&gt;[.C541];&quot;Diff&quot;;&quot;&quot;)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DEC2HEX([.A542]+63488)" office:value-type="string" office:string-value="FA1C" calcext:value-type="string">
            <text:p>FA1C</text:p>
          </table:table-cell>
          <table:table-cell table:number-columns-repeated="2" office:value-type="string" calcext:value-type="string">
            <text:p>F9</text:p>
          </table:table-cell>
          <table:table-cell table:formula="of:=IF([.D542]&lt;&gt;[.C542];&quot;Diff&quot;;&quot;&quot;)">
            <text:p/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DEC2HEX([.A543]+63488)" office:value-type="string" office:string-value="FA1D" calcext:value-type="string">
            <text:p>FA1D</text:p>
          </table:table-cell>
          <table:table-cell table:number-columns-repeated="2" office:value-type="string" calcext:value-type="string">
            <text:p>FE</text:p>
          </table:table-cell>
          <table:table-cell table:formula="of:=IF([.D543]&lt;&gt;[.C543];&quot;Diff&quot;;&quot;&quot;)">
            <text:p/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DEC2HEX([.A544]+63488)" office:value-type="string" office:string-value="FA1E" calcext:value-type="string">
            <text:p>FA1E</text:p>
          </table:table-cell>
          <table:table-cell table:number-columns-repeated="2" office:value-type="string" calcext:value-type="string">
            <text:p>4C</text:p>
          </table:table-cell>
          <table:table-cell table:formula="of:=IF([.D544]&lt;&gt;[.C544];&quot;Diff&quot;;&quot;&quot;)">
            <text:p/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DEC2HEX([.A545]+63488)" office:value-type="string" office:string-value="FA1F" calcext:value-type="string">
            <text:p>FA1F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[.D545]&lt;&gt;[.C545];&quot;Diff&quot;;&quot;&quot;)">
            <text:p/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DEC2HEX([.A546]+63488)" office:value-type="string" office:string-value="FA20" calcext:value-type="string">
            <text:p>FA20</text:p>
          </table:table-cell>
          <table:table-cell table:number-columns-repeated="2" office:value-type="string" calcext:value-type="string">
            <text:p>FA</text:p>
          </table:table-cell>
          <table:table-cell table:formula="of:=IF([.D546]&lt;&gt;[.C546];&quot;Diff&quot;;&quot;&quot;)">
            <text:p/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DEC2HEX([.A547]+63488)" office:value-type="string" office:string-value="FA21" calcext:value-type="string">
            <text:p>FA21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D547]&lt;&gt;[.C547];&quot;Diff&quot;;&quot;&quot;)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DEC2HEX([.A548]+63488)" office:value-type="string" office:string-value="FA22" calcext:value-type="string">
            <text:p>FA22</text:p>
          </table:table-cell>
          <table:table-cell table:number-columns-repeated="2" office:value-type="string" calcext:value-type="string">
            <text:p>A5</text:p>
          </table:table-cell>
          <table:table-cell table:formula="of:=IF([.D548]&lt;&gt;[.C548];&quot;Diff&quot;;&quot;&quot;)">
            <text:p/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DEC2HEX([.A549]+63488)" office:value-type="string" office:string-value="FA23" calcext:value-type="string">
            <text:p>FA23</text:p>
          </table:table-cell>
          <table:table-cell table:number-columns-repeated="2" office:value-type="string" calcext:value-type="string">
            <text:p>FE</text:p>
          </table:table-cell>
          <table:table-cell table:formula="of:=IF([.D549]&lt;&gt;[.C549];&quot;Diff&quot;;&quot;&quot;)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DEC2HEX([.A550]+63488)" office:value-type="string" office:string-value="FA24" calcext:value-type="string">
            <text:p>FA24</text:p>
          </table:table-cell>
          <table:table-cell table:number-columns-repeated="2" office:value-type="string" calcext:value-type="string">
            <text:p>E9</text:p>
          </table:table-cell>
          <table:table-cell table:formula="of:=IF([.D550]&lt;&gt;[.C550];&quot;Diff&quot;;&quot;&quot;)">
            <text:p/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DEC2HEX([.A551]+63488)" office:value-type="string" office:string-value="FA25" calcext:value-type="string">
            <text:p>FA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51]&lt;&gt;[.C551];&quot;Diff&quot;;&quot;&quot;)">
            <text:p/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DEC2HEX([.A552]+63488)" office:value-type="string" office:string-value="FA26" calcext:value-type="string">
            <text:p>FA26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552]&lt;&gt;[.C552];&quot;Diff&quot;;&quot;&quot;)">
            <text:p/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DEC2HEX([.A553]+63488)" office:value-type="string" office:string-value="FA27" calcext:value-type="string">
            <text:p>FA27</text:p>
          </table:table-cell>
          <table:table-cell table:number-columns-repeated="2" office:value-type="string" calcext:value-type="string">
            <text:p>FE</text:p>
          </table:table-cell>
          <table:table-cell table:formula="of:=IF([.D553]&lt;&gt;[.C553];&quot;Diff&quot;;&quot;&quot;)">
            <text:p/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DEC2HEX([.A554]+63488)" office:value-type="string" office:string-value="FA28" calcext:value-type="string">
            <text:p>FA28</text:p>
          </table:table-cell>
          <table:table-cell table:number-columns-repeated="2" office:value-type="string" calcext:value-type="string">
            <text:p>A5</text:p>
          </table:table-cell>
          <table:table-cell table:formula="of:=IF([.D554]&lt;&gt;[.C554];&quot;Diff&quot;;&quot;&quot;)">
            <text:p/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DEC2HEX([.A555]+63488)" office:value-type="string" office:string-value="FA29" calcext:value-type="string">
            <text:p>FA29</text:p>
          </table:table-cell>
          <table:table-cell table:number-columns-repeated="2" office:value-type="string" calcext:value-type="string">
            <text:p>FF</text:p>
          </table:table-cell>
          <table:table-cell table:formula="of:=IF([.D555]&lt;&gt;[.C555];&quot;Diff&quot;;&quot;&quot;)">
            <text:p/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DEC2HEX([.A556]+63488)" office:value-type="string" office:string-value="FA2A" calcext:value-type="string">
            <text:p>FA2A</text:p>
          </table:table-cell>
          <table:table-cell table:number-columns-repeated="2" office:value-type="string" calcext:value-type="string">
            <text:p>E9</text:p>
          </table:table-cell>
          <table:table-cell table:formula="of:=IF([.D556]&lt;&gt;[.C556];&quot;Diff&quot;;&quot;&quot;)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DEC2HEX([.A557]+63488)" office:value-type="string" office:string-value="FA2B" calcext:value-type="string">
            <text:p>FA2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57]&lt;&gt;[.C557];&quot;Diff&quot;;&quot;&quot;)">
            <text:p/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DEC2HEX([.A558]+63488)" office:value-type="string" office:string-value="FA2C" calcext:value-type="string">
            <text:p>FA2C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558]&lt;&gt;[.C558];&quot;Diff&quot;;&quot;&quot;)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DEC2HEX([.A559]+63488)" office:value-type="string" office:string-value="FA2D" calcext:value-type="string">
            <text:p>FA2D</text:p>
          </table:table-cell>
          <table:table-cell table:number-columns-repeated="2" office:value-type="string" calcext:value-type="string">
            <text:p>FF</text:p>
          </table:table-cell>
          <table:table-cell table:formula="of:=IF([.D559]&lt;&gt;[.C559];&quot;Diff&quot;;&quot;&quot;)">
            <text:p/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DEC2HEX([.A560]+63488)" office:value-type="string" office:string-value="FA2E" calcext:value-type="string">
            <text:p>FA2E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560]&lt;&gt;[.C560];&quot;Diff&quot;;&quot;&quot;)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DEC2HEX([.A561]+63488)" office:value-type="string" office:string-value="FA2F" calcext:value-type="string">
            <text:p>FA2F</text:p>
          </table:table-cell>
          <table:table-cell table:number-columns-repeated="2" office:value-type="string" calcext:value-type="string">
            <text:p>F5</text:p>
          </table:table-cell>
          <table:table-cell table:formula="of:=IF([.D561]&lt;&gt;[.C561];&quot;Diff&quot;;&quot;&quot;)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DEC2HEX([.A562]+63488)" office:value-type="string" office:string-value="FA30" calcext:value-type="string">
            <text:p>FA30</text:p>
          </table:table-cell>
          <table:table-cell table:number-columns-repeated="2" office:value-type="string" calcext:value-type="string">
            <text:p>FB</text:p>
          </table:table-cell>
          <table:table-cell table:formula="of:=IF([.D562]&lt;&gt;[.C562];&quot;Diff&quot;;&quot;&quot;)">
            <text:p/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DEC2HEX([.A563]+63488)" office:value-type="string" office:string-value="FA31" calcext:value-type="string">
            <text:p>FA3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563]&lt;&gt;[.C563];&quot;Diff&quot;;&quot;&quot;)">
            <text:p/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DEC2HEX([.A564]+63488)" office:value-type="string" office:string-value="FA32" calcext:value-type="string">
            <text:p>FA32</text:p>
          </table:table-cell>
          <table:table-cell table:number-columns-repeated="2" office:value-type="string" calcext:value-type="string">
            <text:p>B6</text:p>
          </table:table-cell>
          <table:table-cell table:formula="of:=IF([.D564]&lt;&gt;[.C564];&quot;Diff&quot;;&quot;&quot;)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DEC2HEX([.A565]+63488)" office:value-type="string" office:string-value="FA33" calcext:value-type="string">
            <text:p>FA33</text:p>
          </table:table-cell>
          <table:table-cell table:number-columns-repeated="2" office:value-type="string" calcext:value-type="string">
            <text:p>FE</text:p>
          </table:table-cell>
          <table:table-cell table:formula="of:=IF([.D565]&lt;&gt;[.C565];&quot;Diff&quot;;&quot;&quot;)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DEC2HEX([.A566]+63488)" office:value-type="string" office:string-value="FA34" calcext:value-type="string">
            <text:p>FA34</text:p>
          </table:table-cell>
          <table:table-cell table:number-columns-repeated="2" office:value-type="string" calcext:value-type="string">
            <text:p>4C</text:p>
          </table:table-cell>
          <table:table-cell table:formula="of:=IF([.D566]&lt;&gt;[.C566];&quot;Diff&quot;;&quot;&quot;)">
            <text:p/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DEC2HEX([.A567]+63488)" office:value-type="string" office:string-value="FA35" calcext:value-type="string">
            <text:p>FA35</text:p>
          </table:table-cell>
          <table:table-cell table:number-columns-repeated="2" office:value-type="string" calcext:value-type="string">
            <text:p>DD</text:p>
          </table:table-cell>
          <table:table-cell table:formula="of:=IF([.D567]&lt;&gt;[.C567];&quot;Diff&quot;;&quot;&quot;)">
            <text:p/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DEC2HEX([.A568]+63488)" office:value-type="string" office:string-value="FA36" calcext:value-type="string">
            <text:p>FA36</text:p>
          </table:table-cell>
          <table:table-cell table:number-columns-repeated="2" office:value-type="string" calcext:value-type="string">
            <text:p>F9</text:p>
          </table:table-cell>
          <table:table-cell table:formula="of:=IF([.D568]&lt;&gt;[.C568];&quot;Diff&quot;;&quot;&quot;)">
            <text:p/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DEC2HEX([.A569]+63488)" office:value-type="string" office:string-value="FA37" calcext:value-type="string">
            <text:p>FA3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569]&lt;&gt;[.C569];&quot;Diff&quot;;&quot;&quot;)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DEC2HEX([.A570]+63488)" office:value-type="string" office:string-value="FA38" calcext:value-type="string">
            <text:p>FA38</text:p>
          </table:table-cell>
          <table:table-cell table:number-columns-repeated="2" office:value-type="string" calcext:value-type="string">
            <text:p>F7</text:p>
          </table:table-cell>
          <table:table-cell table:formula="of:=IF([.D570]&lt;&gt;[.C570];&quot;Diff&quot;;&quot;&quot;)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DEC2HEX([.A571]+63488)" office:value-type="string" office:string-value="FA39" calcext:value-type="string">
            <text:p>FA39</text:p>
          </table:table-cell>
          <table:table-cell table:number-columns-repeated="2" office:value-type="string" calcext:value-type="string">
            <text:p>FE</text:p>
          </table:table-cell>
          <table:table-cell table:formula="of:=IF([.D571]&lt;&gt;[.C571];&quot;Diff&quot;;&quot;&quot;)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DEC2HEX([.A572]+63488)" office:value-type="string" office:string-value="FA3A" calcext:value-type="string">
            <text:p>FA3A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572]&lt;&gt;[.C572];&quot;Diff&quot;;&quot;&quot;)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DEC2HEX([.A573]+63488)" office:value-type="string" office:string-value="FA3B" calcext:value-type="string">
            <text:p>FA3B</text:p>
          </table:table-cell>
          <table:table-cell table:number-columns-repeated="2" office:value-type="string" calcext:value-type="string">
            <text:p>8D</text:p>
          </table:table-cell>
          <table:table-cell table:formula="of:=IF([.D573]&lt;&gt;[.C573];&quot;Diff&quot;;&quot;&quot;)">
            <text:p/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DEC2HEX([.A574]+63488)" office:value-type="string" office:string-value="FA3C" calcext:value-type="string">
            <text:p>FA3C</text:p>
          </table:table-cell>
          <table:table-cell table:number-columns-repeated="2" office:value-type="string" calcext:value-type="string">
            <text:p>FE</text:p>
          </table:table-cell>
          <table:table-cell table:formula="of:=IF([.D574]&lt;&gt;[.C574];&quot;Diff&quot;;&quot;&quot;)">
            <text:p/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DEC2HEX([.A575]+63488)" office:value-type="string" office:string-value="FA3D" calcext:value-type="string">
            <text:p>FA3D</text:p>
          </table:table-cell>
          <table:table-cell table:number-columns-repeated="2" office:value-type="string" calcext:value-type="string">
            <text:p>C9</text:p>
          </table:table-cell>
          <table:table-cell table:formula="of:=IF([.D575]&lt;&gt;[.C575];&quot;Diff&quot;;&quot;&quot;)">
            <text:p/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DEC2HEX([.A576]+63488)" office:value-type="string" office:string-value="FA3E" calcext:value-type="string">
            <text:p>FA3E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IF([.D576]&lt;&gt;[.C576];&quot;Diff&quot;;&quot;&quot;)">
            <text:p/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DEC2HEX([.A577]+63488)" office:value-type="string" office:string-value="FA3F" calcext:value-type="string">
            <text:p>FA3F</text:p>
          </table:table-cell>
          <table:table-cell table:number-columns-repeated="2" office:value-type="string" calcext:value-type="string">
            <text:p>D0</text:p>
          </table:table-cell>
          <table:table-cell table:formula="of:=IF([.D577]&lt;&gt;[.C577];&quot;Diff&quot;;&quot;&quot;)">
            <text:p/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DEC2HEX([.A578]+63488)" office:value-type="string" office:string-value="FA40" calcext:value-type="string">
            <text:p>FA4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578]&lt;&gt;[.C578];&quot;Diff&quot;;&quot;&quot;)">
            <text:p/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DEC2HEX([.A579]+63488)" office:value-type="string" office:string-value="FA41" calcext:value-type="string">
            <text:p>FA4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579]&lt;&gt;[.C579];&quot;Diff&quot;;&quot;&quot;)">
            <text:p/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DEC2HEX([.A580]+63488)" office:value-type="string" office:string-value="FA42" calcext:value-type="string">
            <text:p>FA42</text:p>
          </table:table-cell>
          <table:table-cell table:number-columns-repeated="2" office:value-type="string" calcext:value-type="string">
            <text:p>E3</text:p>
          </table:table-cell>
          <table:table-cell table:formula="of:=IF([.D580]&lt;&gt;[.C580];&quot;Diff&quot;;&quot;&quot;)">
            <text:p/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DEC2HEX([.A581]+63488)" office:value-type="string" office:string-value="FA43" calcext:value-type="string">
            <text:p>FA43</text:p>
          </table:table-cell>
          <table:table-cell table:number-columns-repeated="2" office:value-type="string" calcext:value-type="string">
            <text:p>FB</text:p>
          </table:table-cell>
          <table:table-cell table:formula="of:=IF([.D581]&lt;&gt;[.C581];&quot;Diff&quot;;&quot;&quot;)">
            <text:p/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DEC2HEX([.A582]+63488)" office:value-type="string" office:string-value="FA44" calcext:value-type="string">
            <text:p>FA44</text:p>
          </table:table-cell>
          <table:table-cell table:number-columns-repeated="2" office:value-type="string" calcext:value-type="string">
            <text:p>D0</text:p>
          </table:table-cell>
          <table:table-cell table:formula="of:=IF([.D582]&lt;&gt;[.C582];&quot;Diff&quot;;&quot;&quot;)">
            <text:p/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DEC2HEX([.A583]+63488)" office:value-type="string" office:string-value="FA45" calcext:value-type="string">
            <text:p>FA45</text:p>
          </table:table-cell>
          <table:table-cell table:number-columns-repeated="2" office:value-type="string" calcext:value-type="string">
            <text:p>CD</text:p>
          </table:table-cell>
          <table:table-cell table:formula="of:=IF([.D583]&lt;&gt;[.C583];&quot;Diff&quot;;&quot;&quot;)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DEC2HEX([.A584]+63488)" office:value-type="string" office:string-value="FA46" calcext:value-type="string">
            <text:p>FA46</text:p>
          </table:table-cell>
          <table:table-cell table:number-columns-repeated="2" office:value-type="string" calcext:value-type="string">
            <text:p>C9</text:p>
          </table:table-cell>
          <table:table-cell table:formula="of:=IF([.D584]&lt;&gt;[.C584];&quot;Diff&quot;;&quot;&quot;)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DEC2HEX([.A585]+63488)" office:value-type="string" office:string-value="FA47" calcext:value-type="string">
            <text:p>FA47</text:p>
          </table:table-cell>
          <table:table-cell table:number-columns-repeated="2" office:value-type="string" calcext:value-type="string">
            <text:p>0D</text:p>
          </table:table-cell>
          <table:table-cell table:formula="of:=IF([.D585]&lt;&gt;[.C585];&quot;Diff&quot;;&quot;&quot;)">
            <text:p/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DEC2HEX([.A586]+63488)" office:value-type="string" office:string-value="FA48" calcext:value-type="string">
            <text:p>FA48</text:p>
          </table:table-cell>
          <table:table-cell table:number-columns-repeated="2" office:value-type="string" calcext:value-type="string">
            <text:p>F0</text:p>
          </table:table-cell>
          <table:table-cell table:formula="of:=IF([.D586]&lt;&gt;[.C586];&quot;Diff&quot;;&quot;&quot;)">
            <text:p/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DEC2HEX([.A587]+63488)" office:value-type="string" office:string-value="FA49" calcext:value-type="string">
            <text:p>FA49</text:p>
          </table:table-cell>
          <table:table-cell table:number-columns-repeated="2" office:value-type="string" calcext:value-type="string">
            <text:p>E4</text:p>
          </table:table-cell>
          <table:table-cell table:formula="of:=IF([.D587]&lt;&gt;[.C587];&quot;Diff&quot;;&quot;&quot;)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DEC2HEX([.A588]+63488)" office:value-type="string" office:string-value="FA4A" calcext:value-type="string">
            <text:p>FA4A</text:p>
          </table:table-cell>
          <table:table-cell table:number-columns-repeated="2" office:value-type="string" calcext:value-type="string">
            <text:p>D0</text:p>
          </table:table-cell>
          <table:table-cell table:formula="of:=IF([.D588]&lt;&gt;[.C588];&quot;Diff&quot;;&quot;&quot;)">
            <text:p/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DEC2HEX([.A589]+63488)" office:value-type="string" office:string-value="FA4B" calcext:value-type="string">
            <text:p>FA4B</text:p>
          </table:table-cell>
          <table:table-cell table:number-columns-repeated="2" office:value-type="string" calcext:value-type="string">
            <text:p>EB</text:p>
          </table:table-cell>
          <table:table-cell table:formula="of:=IF([.D589]&lt;&gt;[.C589];&quot;Diff&quot;;&quot;&quot;)">
            <text:p/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DEC2HEX([.A590]+63488)" office:value-type="string" office:string-value="FA4C" calcext:value-type="string">
            <text:p>FA4C</text:p>
          </table:table-cell>
          <table:table-cell table:number-columns-repeated="2" office:value-type="string" calcext:value-type="string">
            <text:p>4C</text:p>
          </table:table-cell>
          <table:table-cell table:formula="of:=IF([.D590]&lt;&gt;[.C590];&quot;Diff&quot;;&quot;&quot;)">
            <text:p/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DEC2HEX([.A591]+63488)" office:value-type="string" office:string-value="FA4D" calcext:value-type="string">
            <text:p>FA4D</text:p>
          </table:table-cell>
          <table:table-cell table:number-columns-repeated="2" office:value-type="string" calcext:value-type="string">
            <text:p>4F</text:p>
          </table:table-cell>
          <table:table-cell table:formula="of:=IF([.D591]&lt;&gt;[.C591];&quot;Diff&quot;;&quot;&quot;)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DEC2HEX([.A592]+63488)" office:value-type="string" office:string-value="FA4E" calcext:value-type="string">
            <text:p>FA4E</text:p>
          </table:table-cell>
          <table:table-cell table:number-columns-repeated="2" office:value-type="string" calcext:value-type="string">
            <text:p>FA</text:p>
          </table:table-cell>
          <table:table-cell table:formula="of:=IF([.D592]&lt;&gt;[.C592];&quot;Diff&quot;;&quot;&quot;)">
            <text:p/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DEC2HEX([.A593]+63488)" office:value-type="string" office:string-value="FA4F" calcext:value-type="string">
            <text:p>FA4F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593]&lt;&gt;[.C593];&quot;Diff&quot;;&quot;&quot;)">
            <text:p/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DEC2HEX([.A594]+63488)" office:value-type="string" office:string-value="FA50" calcext:value-type="string">
            <text:p>FA50</text:p>
          </table:table-cell>
          <table:table-cell table:number-columns-repeated="2" office:value-type="string" calcext:value-type="string">
            <text:p>E0</text:p>
          </table:table-cell>
          <table:table-cell table:formula="of:=IF([.D594]&lt;&gt;[.C594];&quot;Diff&quot;;&quot;&quot;)">
            <text:p/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DEC2HEX([.A595]+63488)" office:value-type="string" office:string-value="FA51" calcext:value-type="string">
            <text:p>FA51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595]&lt;&gt;[.C595];&quot;Diff&quot;;&quot;&quot;)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DEC2HEX([.A596]+63488)" office:value-type="string" office:string-value="FA52" calcext:value-type="string">
            <text:p>FA52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596]&lt;&gt;[.C596];&quot;Diff&quot;;&quot;&quot;)">
            <text:p/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DEC2HEX([.A597]+63488)" office:value-type="string" office:string-value="FA53" calcext:value-type="string">
            <text:p>FA53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597]&lt;&gt;[.C597];&quot;Diff&quot;;&quot;&quot;)">
            <text:p/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DEC2HEX([.A598]+63488)" office:value-type="string" office:string-value="FA54" calcext:value-type="string">
            <text:p>FA5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598]&lt;&gt;[.C598];&quot;Diff&quot;;&quot;&quot;)">
            <text:p/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DEC2HEX([.A599]+63488)" office:value-type="string" office:string-value="FA55" calcext:value-type="string">
            <text:p>FA55</text:p>
          </table:table-cell>
          <table:table-cell table:number-columns-repeated="2" office:value-type="string" calcext:value-type="string">
            <text:p>D0</text:p>
          </table:table-cell>
          <table:table-cell table:formula="of:=IF([.D599]&lt;&gt;[.C599];&quot;Diff&quot;;&quot;&quot;)">
            <text:p/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DEC2HEX([.A600]+63488)" office:value-type="string" office:string-value="FA56" calcext:value-type="string">
            <text:p>FA5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600]&lt;&gt;[.C600];&quot;Diff&quot;;&quot;&quot;)">
            <text:p/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DEC2HEX([.A601]+63488)" office:value-type="string" office:string-value="FA57" calcext:value-type="string">
            <text:p>FA57</text:p>
          </table:table-cell>
          <table:table-cell table:number-columns-repeated="2" office:value-type="string" calcext:value-type="string">
            <text:p>A5</text:p>
          </table:table-cell>
          <table:table-cell table:formula="of:=IF([.D601]&lt;&gt;[.C601];&quot;Diff&quot;;&quot;&quot;)">
            <text:p/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DEC2HEX([.A602]+63488)" office:value-type="string" office:string-value="FA58" calcext:value-type="string">
            <text:p>FA58</text:p>
          </table:table-cell>
          <table:table-cell table:number-columns-repeated="2" office:value-type="string" calcext:value-type="string">
            <text:p>E0</text:p>
          </table:table-cell>
          <table:table-cell table:formula="of:=IF([.D602]&lt;&gt;[.C602];&quot;Diff&quot;;&quot;&quot;)">
            <text:p/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DEC2HEX([.A603]+63488)" office:value-type="string" office:string-value="FA59" calcext:value-type="string">
            <text:p>FA59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D603]&lt;&gt;[.C603];&quot;Diff&quot;;&quot;&quot;)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DEC2HEX([.A604]+63488)" office:value-type="string" office:string-value="FA5A" calcext:value-type="string">
            <text:p>FA5A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D604]&lt;&gt;[.C604];&quot;Diff&quot;;&quot;&quot;)">
            <text:p/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DEC2HEX([.A605]+63488)" office:value-type="string" office:string-value="FA5B" calcext:value-type="string">
            <text:p>FA5B</text:p>
          </table:table-cell>
          <table:table-cell table:number-columns-repeated="2" office:value-type="string" calcext:value-type="string">
            <text:p>E1</text:p>
          </table:table-cell>
          <table:table-cell table:formula="of:=IF([.D605]&lt;&gt;[.C605];&quot;Diff&quot;;&quot;&quot;)">
            <text:p/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DEC2HEX([.A606]+63488)" office:value-type="string" office:string-value="FA5C" calcext:value-type="string">
            <text:p>FA5C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IF([.D606]&lt;&gt;[.C606];&quot;Diff&quot;;&quot;&quot;)">
            <text:p/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DEC2HEX([.A607]+63488)" office:value-type="string" office:string-value="FA5D" calcext:value-type="string">
            <text:p>FA5D</text:p>
          </table:table-cell>
          <table:table-cell table:number-columns-repeated="2" office:value-type="string" calcext:value-type="string">
            <text:p>E2</text:p>
          </table:table-cell>
          <table:table-cell table:formula="of:=IF([.D607]&lt;&gt;[.C607];&quot;Diff&quot;;&quot;&quot;)">
            <text:p/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DEC2HEX([.A608]+63488)" office:value-type="string" office:string-value="FA5E" calcext:value-type="string">
            <text:p>FA5E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608]&lt;&gt;[.C608];&quot;Diff&quot;;&quot;&quot;)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DEC2HEX([.A609]+63488)" office:value-type="string" office:string-value="FA5F" calcext:value-type="string">
            <text:p>FA5F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609]&lt;&gt;[.C609];&quot;Diff&quot;;&quot;&quot;)">
            <text:p/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DEC2HEX([.A610]+63488)" office:value-type="string" office:string-value="FA60" calcext:value-type="string">
            <text:p>FA60</text:p>
          </table:table-cell>
          <table:table-cell table:number-columns-repeated="2" office:value-type="string" calcext:value-type="string">
            <text:p>E3</text:p>
          </table:table-cell>
          <table:table-cell table:formula="of:=IF([.D610]&lt;&gt;[.C610];&quot;Diff&quot;;&quot;&quot;)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DEC2HEX([.A611]+63488)" office:value-type="string" office:string-value="FA61" calcext:value-type="string">
            <text:p>FA61</text:p>
          </table:table-cell>
          <table:table-cell table:number-columns-repeated="2" office:value-type="string" calcext:value-type="string">
            <text:p>D8</text:p>
          </table:table-cell>
          <table:table-cell table:formula="of:=IF([.D611]&lt;&gt;[.C611];&quot;Diff&quot;;&quot;&quot;)">
            <text:p/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DEC2HEX([.A612]+63488)" office:value-type="string" office:string-value="FA62" calcext:value-type="string">
            <text:p>FA62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D612]&lt;&gt;[.C612];&quot;Diff&quot;;&quot;&quot;)">
            <text:p/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DEC2HEX([.A613]+63488)" office:value-type="string" office:string-value="FA63" calcext:value-type="string">
            <text:p>FA63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613]&lt;&gt;[.C613];&quot;Diff&quot;;&quot;&quot;)">
            <text:p/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DEC2HEX([.A614]+63488)" office:value-type="string" office:string-value="FA64" calcext:value-type="string">
            <text:p>FA64</text:p>
          </table:table-cell>
          <table:table-cell table:number-columns-repeated="2" office:value-type="string" calcext:value-type="string">
            <text:p>E9</text:p>
          </table:table-cell>
          <table:table-cell table:formula="of:=IF([.D614]&lt;&gt;[.C614];&quot;Diff&quot;;&quot;&quot;)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DEC2HEX([.A615]+63488)" office:value-type="string" office:string-value="FA65" calcext:value-type="string">
            <text:p>FA6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15]&lt;&gt;[.C615];&quot;Diff&quot;;&quot;&quot;)">
            <text:p/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DEC2HEX([.A616]+63488)" office:value-type="string" office:string-value="FA66" calcext:value-type="string">
            <text:p>FA66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616]&lt;&gt;[.C616];&quot;Diff&quot;;&quot;&quot;)">
            <text:p/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DEC2HEX([.A617]+63488)" office:value-type="string" office:string-value="FA67" calcext:value-type="string">
            <text:p>FA67</text:p>
          </table:table-cell>
          <table:table-cell table:number-columns-repeated="2" office:value-type="string" calcext:value-type="string">
            <text:p>E5</text:p>
          </table:table-cell>
          <table:table-cell table:formula="of:=IF([.D617]&lt;&gt;[.C617];&quot;Diff&quot;;&quot;&quot;)">
            <text:p/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DEC2HEX([.A618]+63488)" office:value-type="string" office:string-value="FA68" calcext:value-type="string">
            <text:p>FA68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618]&lt;&gt;[.C618];&quot;Diff&quot;;&quot;&quot;)">
            <text:p/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DEC2HEX([.A619]+63488)" office:value-type="string" office:string-value="FA69" calcext:value-type="string">
            <text:p>FA69</text:p>
          </table:table-cell>
          <table:table-cell table:number-columns-repeated="2" office:value-type="string" calcext:value-type="string">
            <text:p>E9</text:p>
          </table:table-cell>
          <table:table-cell table:formula="of:=IF([.D619]&lt;&gt;[.C619];&quot;Diff&quot;;&quot;&quot;)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DEC2HEX([.A620]+63488)" office:value-type="string" office:string-value="FA6A" calcext:value-type="string">
            <text:p>FA6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20]&lt;&gt;[.C620];&quot;Diff&quot;;&quot;&quot;)">
            <text:p/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DEC2HEX([.A621]+63488)" office:value-type="string" office:string-value="FA6B" calcext:value-type="string">
            <text:p>FA6B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621]&lt;&gt;[.C621];&quot;Diff&quot;;&quot;&quot;)">
            <text:p/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DEC2HEX([.A622]+63488)" office:value-type="string" office:string-value="FA6C" calcext:value-type="string">
            <text:p>FA6C</text:p>
          </table:table-cell>
          <table:table-cell table:number-columns-repeated="2" office:value-type="string" calcext:value-type="string">
            <text:p>E6</text:p>
          </table:table-cell>
          <table:table-cell table:formula="of:=IF([.D622]&lt;&gt;[.C622];&quot;Diff&quot;;&quot;&quot;)">
            <text:p/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DEC2HEX([.A623]+63488)" office:value-type="string" office:string-value="FA6D" calcext:value-type="string">
            <text:p>FA6D</text:p>
          </table:table-cell>
          <table:table-cell table:number-columns-repeated="2" office:value-type="string" calcext:value-type="string">
            <text:p>BA</text:p>
          </table:table-cell>
          <table:table-cell table:formula="of:=IF([.D623]&lt;&gt;[.C623];&quot;Diff&quot;;&quot;&quot;)">
            <text:p/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DEC2HEX([.A624]+63488)" office:value-type="string" office:string-value="FA6E" calcext:value-type="string">
            <text:p>FA6E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D624]&lt;&gt;[.C624];&quot;Diff&quot;;&quot;&quot;)">
            <text:p/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DEC2HEX([.A625]+63488)" office:value-type="string" office:string-value="FA6F" calcext:value-type="string">
            <text:p>FA6F</text:p>
          </table:table-cell>
          <table:table-cell table:number-columns-repeated="2" office:value-type="string" calcext:value-type="string">
            <text:p>E4</text:p>
          </table:table-cell>
          <table:table-cell table:formula="of:=IF([.D625]&lt;&gt;[.C625];&quot;Diff&quot;;&quot;&quot;)">
            <text:p/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DEC2HEX([.A626]+63488)" office:value-type="string" office:string-value="FA70" calcext:value-type="string">
            <text:p>FA70</text:p>
          </table:table-cell>
          <table:table-cell table:number-columns-repeated="2" office:value-type="string" calcext:value-type="string">
            <text:p>A0</text:p>
          </table:table-cell>
          <table:table-cell table:formula="of:=IF([.D626]&lt;&gt;[.C626];&quot;Diff&quot;;&quot;&quot;)">
            <text:p/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DEC2HEX([.A627]+63488)" office:value-type="string" office:string-value="FA71" calcext:value-type="string">
            <text:p>FA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27]&lt;&gt;[.C627];&quot;Diff&quot;;&quot;&quot;)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DEC2HEX([.A628]+63488)" office:value-type="string" office:string-value="FA72" calcext:value-type="string">
            <text:p>FA72</text:p>
          </table:table-cell>
          <table:table-cell table:number-columns-repeated="2" office:value-type="string" calcext:value-type="string">
            <text:p>A5</text:p>
          </table:table-cell>
          <table:table-cell table:formula="of:=IF([.D628]&lt;&gt;[.C628];&quot;Diff&quot;;&quot;&quot;)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DEC2HEX([.A629]+63488)" office:value-type="string" office:string-value="FA73" calcext:value-type="string">
            <text:p>FA73</text:p>
          </table:table-cell>
          <table:table-cell table:number-columns-repeated="2" office:value-type="string" calcext:value-type="string">
            <text:p>E7</text:p>
          </table:table-cell>
          <table:table-cell table:formula="of:=IF([.D629]&lt;&gt;[.C629];&quot;Diff&quot;;&quot;&quot;)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DEC2HEX([.A630]+63488)" office:value-type="string" office:string-value="FA74" calcext:value-type="string">
            <text:p>FA74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D630]&lt;&gt;[.C630];&quot;Diff&quot;;&quot;&quot;)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DEC2HEX([.A631]+63488)" office:value-type="string" office:string-value="FA75" calcext:value-type="string">
            <text:p>FA75</text:p>
          </table:table-cell>
          <table:table-cell table:number-columns-repeated="2" office:value-type="string" calcext:value-type="string">
            <text:p>E5</text:p>
          </table:table-cell>
          <table:table-cell table:formula="of:=IF([.D631]&lt;&gt;[.C631];&quot;Diff&quot;;&quot;&quot;)">
            <text:p/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DEC2HEX([.A632]+63488)" office:value-type="string" office:string-value="FA76" calcext:value-type="string">
            <text:p>FA76</text:p>
          </table:table-cell>
          <table:table-cell table:number-columns-repeated="2" office:value-type="string" calcext:value-type="string">
            <text:p>A9</text:p>
          </table:table-cell>
          <table:table-cell table:formula="of:=IF([.D632]&lt;&gt;[.C632];&quot;Diff&quot;;&quot;&quot;)">
            <text:p/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DEC2HEX([.A633]+63488)" office:value-type="string" office:string-value="FA77" calcext:value-type="string">
            <text:p>FA77</text:p>
          </table:table-cell>
          <table:table-cell table:number-columns-repeated="2" office:value-type="string" calcext:value-type="string">
            <text:p>E0</text:p>
          </table:table-cell>
          <table:table-cell table:formula="of:=IF([.D633]&lt;&gt;[.C633];&quot;Diff&quot;;&quot;&quot;)">
            <text:p/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DEC2HEX([.A634]+63488)" office:value-type="string" office:string-value="FA78" calcext:value-type="string">
            <text:p>FA78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634]&lt;&gt;[.C634];&quot;Diff&quot;;&quot;&quot;)">
            <text:p/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DEC2HEX([.A635]+63488)" office:value-type="string" office:string-value="FA79" calcext:value-type="string">
            <text:p>FA79</text:p>
          </table:table-cell>
          <table:table-cell table:number-columns-repeated="2" office:value-type="string" calcext:value-type="string">
            <text:p>FE</text:p>
          </table:table-cell>
          <table:table-cell table:formula="of:=IF([.D635]&lt;&gt;[.C635];&quot;Diff&quot;;&quot;&quot;)">
            <text:p/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DEC2HEX([.A636]+63488)" office:value-type="string" office:string-value="FA7A" calcext:value-type="string">
            <text:p>FA7A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IF([.D636]&lt;&gt;[.C636];&quot;Diff&quot;;&quot;&quot;)">
            <text:p/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DEC2HEX([.A637]+63488)" office:value-type="string" office:string-value="FA7B" calcext:value-type="string">
            <text:p>FA7B</text:p>
          </table:table-cell>
          <table:table-cell table:number-columns-repeated="2" office:value-type="string" calcext:value-type="string">
            <text:p>FF</text:p>
          </table:table-cell>
          <table:table-cell table:formula="of:=IF([.D637]&lt;&gt;[.C637];&quot;Diff&quot;;&quot;&quot;)">
            <text:p/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DEC2HEX([.A638]+63488)" office:value-type="string" office:string-value="FA7C" calcext:value-type="string">
            <text:p>FA7C</text:p>
          </table:table-cell>
          <table:table-cell table:number-columns-repeated="2" office:value-type="string" calcext:value-type="string">
            <text:p>D0</text:p>
          </table:table-cell>
          <table:table-cell table:formula="of:=IF([.D638]&lt;&gt;[.C638];&quot;Diff&quot;;&quot;&quot;)">
            <text:p/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DEC2HEX([.A639]+63488)" office:value-type="string" office:string-value="FA7D" calcext:value-type="string">
            <text:p>FA7D</text:p>
          </table:table-cell>
          <table:table-cell table:number-columns-repeated="2" office:value-type="string" calcext:value-type="string">
            <text:p>B0</text:p>
          </table:table-cell>
          <table:table-cell table:formula="of:=IF([.D639]&lt;&gt;[.C639];&quot;Diff&quot;;&quot;&quot;)">
            <text:p/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DEC2HEX([.A640]+63488)" office:value-type="string" office:string-value="FA7E" calcext:value-type="string">
            <text:p>FA7E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40]&lt;&gt;[.C640];&quot;Diff&quot;;&quot;&quot;)">
            <text:p/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DEC2HEX([.A641]+63488)" office:value-type="string" office:string-value="FA7F" calcext:value-type="string">
            <text:p>FA7F</text:p>
          </table:table-cell>
          <table:table-cell table:number-columns-repeated="2" office:value-type="string" calcext:value-type="string">
            <text:p>BD</text:p>
          </table:table-cell>
          <table:table-cell table:formula="of:=IF([.D641]&lt;&gt;[.C641];&quot;Diff&quot;;&quot;&quot;)">
            <text:p/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DEC2HEX([.A642]+63488)" office:value-type="string" office:string-value="FA80" calcext:value-type="string">
            <text:p>FA80</text:p>
          </table:table-cell>
          <table:table-cell table:number-columns-repeated="2" office:value-type="string" calcext:value-type="string">
            <text:p>FF</text:p>
          </table:table-cell>
          <table:table-cell table:formula="of:=IF([.D642]&lt;&gt;[.C642];&quot;Diff&quot;;&quot;&quot;)">
            <text:p/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DEC2HEX([.A643]+63488)" office:value-type="string" office:string-value="FA81" calcext:value-type="string">
            <text:p>FA8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43]&lt;&gt;[.C643];&quot;Diff&quot;;&quot;&quot;)">
            <text:p/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DEC2HEX([.A644]+63488)" office:value-type="string" office:string-value="FA82" calcext:value-type="string">
            <text:p>FA82</text:p>
          </table:table-cell>
          <table:table-cell table:number-columns-repeated="2" office:value-type="string" calcext:value-type="string">
            <text:p>F7</text:p>
          </table:table-cell>
          <table:table-cell table:formula="of:=IF([.D644]&lt;&gt;[.C644];&quot;Diff&quot;;&quot;&quot;)">
            <text:p/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DEC2HEX([.A645]+63488)" office:value-type="string" office:string-value="FA83" calcext:value-type="string">
            <text:p>FA83</text:p>
          </table:table-cell>
          <table:table-cell table:number-columns-repeated="2" office:value-type="string" calcext:value-type="string">
            <text:p>FF</text:p>
          </table:table-cell>
          <table:table-cell table:formula="of:=IF([.D645]&lt;&gt;[.C645];&quot;Diff&quot;;&quot;&quot;)">
            <text:p/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DEC2HEX([.A646]+63488)" office:value-type="string" office:string-value="FA84" calcext:value-type="string">
            <text:p>FA8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46]&lt;&gt;[.C646];&quot;Diff&quot;;&quot;&quot;)">
            <text:p/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DEC2HEX([.A647]+63488)" office:value-type="string" office:string-value="FA85" calcext:value-type="string">
            <text:p>FA85</text:p>
          </table:table-cell>
          <table:table-cell table:number-columns-repeated="2" office:value-type="string" calcext:value-type="string">
            <text:p>E9</text:p>
          </table:table-cell>
          <table:table-cell table:formula="of:=IF([.D647]&lt;&gt;[.C647];&quot;Diff&quot;;&quot;&quot;)">
            <text:p/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DEC2HEX([.A648]+63488)" office:value-type="string" office:string-value="FA86" calcext:value-type="string">
            <text:p>FA86</text:p>
          </table:table-cell>
          <table:table-cell table:number-columns-repeated="2" office:value-type="string" calcext:value-type="string">
            <text:p>FE</text:p>
          </table:table-cell>
          <table:table-cell table:formula="of:=IF([.D648]&lt;&gt;[.C648];&quot;Diff&quot;;&quot;&quot;)">
            <text:p/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DEC2HEX([.A649]+63488)" office:value-type="string" office:string-value="FA87" calcext:value-type="string">
            <text:p>FA8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49]&lt;&gt;[.C649];&quot;Diff&quot;;&quot;&quot;)">
            <text:p/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DEC2HEX([.A650]+63488)" office:value-type="string" office:string-value="FA88" calcext:value-type="string">
            <text:p>FA88</text:p>
          </table:table-cell>
          <table:table-cell table:number-columns-repeated="2" office:value-type="string" calcext:value-type="string">
            <text:p>EE</text:p>
          </table:table-cell>
          <table:table-cell table:formula="of:=IF([.D650]&lt;&gt;[.C650];&quot;Diff&quot;;&quot;&quot;)">
            <text:p/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DEC2HEX([.A651]+63488)" office:value-type="string" office:string-value="FA89" calcext:value-type="string">
            <text:p>FA89</text:p>
          </table:table-cell>
          <table:table-cell table:number-columns-repeated="2" office:value-type="string" calcext:value-type="string">
            <text:p>FF</text:p>
          </table:table-cell>
          <table:table-cell table:formula="of:=IF([.D651]&lt;&gt;[.C651];&quot;Diff&quot;;&quot;&quot;)">
            <text:p/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DEC2HEX([.A652]+63488)" office:value-type="string" office:string-value="FA8A" calcext:value-type="string">
            <text:p>FA8A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52]&lt;&gt;[.C652];&quot;Diff&quot;;&quot;&quot;)">
            <text:p/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DEC2HEX([.A653]+63488)" office:value-type="string" office:string-value="FA8B" calcext:value-type="string">
            <text:p>FA8B</text:p>
          </table:table-cell>
          <table:table-cell table:number-columns-repeated="2" office:value-type="string" calcext:value-type="string">
            <text:p>E3</text:p>
          </table:table-cell>
          <table:table-cell table:formula="of:=IF([.D653]&lt;&gt;[.C653];&quot;Diff&quot;;&quot;&quot;)">
            <text:p/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DEC2HEX([.A654]+63488)" office:value-type="string" office:string-value="FA8C" calcext:value-type="string">
            <text:p>FA8C</text:p>
          </table:table-cell>
          <table:table-cell table:number-columns-repeated="2" office:value-type="string" calcext:value-type="string">
            <text:p>FF</text:p>
          </table:table-cell>
          <table:table-cell table:formula="of:=IF([.D654]&lt;&gt;[.C654];&quot;Diff&quot;;&quot;&quot;)">
            <text:p/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DEC2HEX([.A655]+63488)" office:value-type="string" office:string-value="FA8D" calcext:value-type="string">
            <text:p>FA8D</text:p>
          </table:table-cell>
          <table:table-cell table:number-columns-repeated="2" office:value-type="string" calcext:value-type="string">
            <text:p>A9</text:p>
          </table:table-cell>
          <table:table-cell table:formula="of:=IF([.D655]&lt;&gt;[.C655];&quot;Diff&quot;;&quot;&quot;)">
            <text:p/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DEC2HEX([.A656]+63488)" office:value-type="string" office:string-value="FA8E" calcext:value-type="string">
            <text:p>FA8E</text:p>
          </table:table-cell>
          <table:table-cell table:number-columns-repeated="2" office:value-type="string" calcext:value-type="string">
            <text:p>2F</text:p>
          </table:table-cell>
          <table:table-cell table:formula="of:=IF([.D656]&lt;&gt;[.C656];&quot;Diff&quot;;&quot;&quot;)">
            <text:p/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DEC2HEX([.A657]+63488)" office:value-type="string" office:string-value="FA8F" calcext:value-type="string">
            <text:p>FA8F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57]&lt;&gt;[.C657];&quot;Diff&quot;;&quot;&quot;)">
            <text:p/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DEC2HEX([.A658]+63488)" office:value-type="string" office:string-value="FA90" calcext:value-type="string">
            <text:p>FA90</text:p>
          </table:table-cell>
          <table:table-cell table:number-columns-repeated="2" office:value-type="string" calcext:value-type="string">
            <text:p>EE</text:p>
          </table:table-cell>
          <table:table-cell table:formula="of:=IF([.D658]&lt;&gt;[.C658];&quot;Diff&quot;;&quot;&quot;)">
            <text:p/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DEC2HEX([.A659]+63488)" office:value-type="string" office:string-value="FA91" calcext:value-type="string">
            <text:p>FA91</text:p>
          </table:table-cell>
          <table:table-cell table:number-columns-repeated="2" office:value-type="string" calcext:value-type="string">
            <text:p>FF</text:p>
          </table:table-cell>
          <table:table-cell table:formula="of:=IF([.D659]&lt;&gt;[.C659];&quot;Diff&quot;;&quot;&quot;)">
            <text:p/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DEC2HEX([.A660]+63488)" office:value-type="string" office:string-value="FA92" calcext:value-type="string">
            <text:p>FA92</text:p>
          </table:table-cell>
          <table:table-cell table:number-columns-repeated="2" office:value-type="string" calcext:value-type="string">
            <text:p>D0</text:p>
          </table:table-cell>
          <table:table-cell table:formula="of:=IF([.D660]&lt;&gt;[.C660];&quot;Diff&quot;;&quot;&quot;)">
            <text:p/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DEC2HEX([.A661]+63488)" office:value-type="string" office:string-value="FA93" calcext:value-type="string">
            <text:p>FA9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661]&lt;&gt;[.C661];&quot;Diff&quot;;&quot;&quot;)">
            <text:p/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DEC2HEX([.A662]+63488)" office:value-type="string" office:string-value="FA94" calcext:value-type="string">
            <text:p>FA9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62]&lt;&gt;[.C662];&quot;Diff&quot;;&quot;&quot;)">
            <text:p/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DEC2HEX([.A663]+63488)" office:value-type="string" office:string-value="FA95" calcext:value-type="string">
            <text:p>FA95</text:p>
          </table:table-cell>
          <table:table-cell table:number-columns-repeated="2" office:value-type="string" calcext:value-type="string">
            <text:p>F9</text:p>
          </table:table-cell>
          <table:table-cell table:formula="of:=IF([.D663]&lt;&gt;[.C663];&quot;Diff&quot;;&quot;&quot;)">
            <text:p/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DEC2HEX([.A664]+63488)" office:value-type="string" office:string-value="FA96" calcext:value-type="string">
            <text:p>FA96</text:p>
          </table:table-cell>
          <table:table-cell table:number-columns-repeated="2" office:value-type="string" calcext:value-type="string">
            <text:p>FE</text:p>
          </table:table-cell>
          <table:table-cell table:formula="of:=IF([.D664]&lt;&gt;[.C664];&quot;Diff&quot;;&quot;&quot;)">
            <text:p/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DEC2HEX([.A665]+63488)" office:value-type="string" office:string-value="FA97" calcext:value-type="string">
            <text:p>FA9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65]&lt;&gt;[.C665];&quot;Diff&quot;;&quot;&quot;)">
            <text:p/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DEC2HEX([.A666]+63488)" office:value-type="string" office:string-value="FA98" calcext:value-type="string">
            <text:p>FA98</text:p>
          </table:table-cell>
          <table:table-cell table:number-columns-repeated="2" office:value-type="string" calcext:value-type="string">
            <text:p>F0</text:p>
          </table:table-cell>
          <table:table-cell table:formula="of:=IF([.D666]&lt;&gt;[.C666];&quot;Diff&quot;;&quot;&quot;)">
            <text:p/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DEC2HEX([.A667]+63488)" office:value-type="string" office:string-value="FA99" calcext:value-type="string">
            <text:p>FA99</text:p>
          </table:table-cell>
          <table:table-cell table:number-columns-repeated="2" office:value-type="string" calcext:value-type="string">
            <text:p>FE</text:p>
          </table:table-cell>
          <table:table-cell table:formula="of:=IF([.D667]&lt;&gt;[.C667];&quot;Diff&quot;;&quot;&quot;)">
            <text:p/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DEC2HEX([.A668]+63488)" office:value-type="string" office:string-value="FA9A" calcext:value-type="string">
            <text:p>FA9A</text:p>
          </table:table-cell>
          <table:table-cell table:number-columns-repeated="2" office:value-type="string" calcext:value-type="string">
            <text:p>A9</text:p>
          </table:table-cell>
          <table:table-cell table:formula="of:=IF([.D668]&lt;&gt;[.C668];&quot;Diff&quot;;&quot;&quot;)">
            <text:p/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DEC2HEX([.A669]+63488)" office:value-type="string" office:string-value="FA9B" calcext:value-type="string">
            <text:p>FA9B</text:p>
          </table:table-cell>
          <table:table-cell table:number-columns-repeated="2" office:value-type="string" calcext:value-type="string">
            <text:p>0D</text:p>
          </table:table-cell>
          <table:table-cell table:formula="of:=IF([.D669]&lt;&gt;[.C669];&quot;Diff&quot;;&quot;&quot;)">
            <text:p/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DEC2HEX([.A670]+63488)" office:value-type="string" office:string-value="FA9C" calcext:value-type="string">
            <text:p>FA9C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70]&lt;&gt;[.C670];&quot;Diff&quot;;&quot;&quot;)">
            <text:p/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DEC2HEX([.A671]+63488)" office:value-type="string" office:string-value="FA9D" calcext:value-type="string">
            <text:p>FA9D</text:p>
          </table:table-cell>
          <table:table-cell table:number-columns-repeated="2" office:value-type="string" calcext:value-type="string">
            <text:p>B1</text:p>
          </table:table-cell>
          <table:table-cell table:formula="of:=IF([.D671]&lt;&gt;[.C671];&quot;Diff&quot;;&quot;&quot;)">
            <text:p/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DEC2HEX([.A672]+63488)" office:value-type="string" office:string-value="FA9E" calcext:value-type="string">
            <text:p>FA9E</text:p>
          </table:table-cell>
          <table:table-cell table:number-columns-repeated="2" office:value-type="string" calcext:value-type="string">
            <text:p>FC</text:p>
          </table:table-cell>
          <table:table-cell table:formula="of:=IF([.D672]&lt;&gt;[.C672];&quot;Diff&quot;;&quot;&quot;)">
            <text:p/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DEC2HEX([.A673]+63488)" office:value-type="string" office:string-value="FA9F" calcext:value-type="string">
            <text:p>FA9F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73]&lt;&gt;[.C673];&quot;Diff&quot;;&quot;&quot;)">
            <text:p/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DEC2HEX([.A674]+63488)" office:value-type="string" office:string-value="FAA0" calcext:value-type="string">
            <text:p>FAA0</text:p>
          </table:table-cell>
          <table:table-cell table:number-columns-repeated="2" office:value-type="string" calcext:value-type="string">
            <text:p>EB</text:p>
          </table:table-cell>
          <table:table-cell table:formula="of:=IF([.D674]&lt;&gt;[.C674];&quot;Diff&quot;;&quot;&quot;)">
            <text:p/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DEC2HEX([.A675]+63488)" office:value-type="string" office:string-value="FAA1" calcext:value-type="string">
            <text:p>FAA1</text:p>
          </table:table-cell>
          <table:table-cell table:number-columns-repeated="2" office:value-type="string" calcext:value-type="string">
            <text:p>FB</text:p>
          </table:table-cell>
          <table:table-cell table:formula="of:=IF([.D675]&lt;&gt;[.C675];&quot;Diff&quot;;&quot;&quot;)">
            <text:p/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DEC2HEX([.A676]+63488)" office:value-type="string" office:string-value="FAA2" calcext:value-type="string">
            <text:p>FAA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[.D676]&lt;&gt;[.C676];&quot;Diff&quot;;&quot;&quot;)">
            <text:p/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DEC2HEX([.A677]+63488)" office:value-type="string" office:string-value="FAA3" calcext:value-type="string">
            <text:p>FAA3</text:p>
          </table:table-cell>
          <table:table-cell table:number-columns-repeated="2" office:value-type="string" calcext:value-type="string">
            <text:p>F0</text:p>
          </table:table-cell>
          <table:table-cell table:formula="of:=IF([.D677]&lt;&gt;[.C677];&quot;Diff&quot;;&quot;&quot;)">
            <text:p/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DEC2HEX([.A678]+63488)" office:value-type="string" office:string-value="FAA4" calcext:value-type="string">
            <text:p>FAA4</text:p>
          </table:table-cell>
          <table:table-cell table:number-columns-repeated="2" office:value-type="string" calcext:value-type="string">
            <text:p>A5</text:p>
          </table:table-cell>
          <table:table-cell table:formula="of:=IF([.D678]&lt;&gt;[.C678];&quot;Diff&quot;;&quot;&quot;)">
            <text:p/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DEC2HEX([.A679]+63488)" office:value-type="string" office:string-value="FAA5" calcext:value-type="string">
            <text:p>FAA5</text:p>
          </table:table-cell>
          <table:table-cell table:number-columns-repeated="2" office:value-type="string" calcext:value-type="string">
            <text:p>E4</text:p>
          </table:table-cell>
          <table:table-cell table:formula="of:=IF([.D679]&lt;&gt;[.C679];&quot;Diff&quot;;&quot;&quot;)">
            <text:p/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DEC2HEX([.A680]+63488)" office:value-type="string" office:string-value="FAA6" calcext:value-type="string">
            <text:p>FAA6</text:p>
          </table:table-cell>
          <table:table-cell table:number-columns-repeated="2" office:value-type="string" calcext:value-type="string">
            <text:p>A6</text:p>
          </table:table-cell>
          <table:table-cell table:formula="of:=IF([.D680]&lt;&gt;[.C680];&quot;Diff&quot;;&quot;&quot;)">
            <text:p/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DEC2HEX([.A681]+63488)" office:value-type="string" office:string-value="FAA7" calcext:value-type="string">
            <text:p>FAA7</text:p>
          </table:table-cell>
          <table:table-cell table:number-columns-repeated="2" office:value-type="string" calcext:value-type="string">
            <text:p>E5</text:p>
          </table:table-cell>
          <table:table-cell table:formula="of:=IF([.D681]&lt;&gt;[.C681];&quot;Diff&quot;;&quot;&quot;)">
            <text:p/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DEC2HEX([.A682]+63488)" office:value-type="string" office:string-value="FAA8" calcext:value-type="string">
            <text:p>FAA8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682]&lt;&gt;[.C682];&quot;Diff&quot;;&quot;&quot;)">
            <text:p/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DEC2HEX([.A683]+63488)" office:value-type="string" office:string-value="FAA9" calcext:value-type="string">
            <text:p>FAA9</text:p>
          </table:table-cell>
          <table:table-cell table:number-columns-repeated="2" office:value-type="string" calcext:value-type="string">
            <text:p>FE</text:p>
          </table:table-cell>
          <table:table-cell table:formula="of:=IF([.D683]&lt;&gt;[.C683];&quot;Diff&quot;;&quot;&quot;)">
            <text:p/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DEC2HEX([.A684]+63488)" office:value-type="string" office:string-value="FAAA" calcext:value-type="string">
            <text:p>FAAA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D684]&lt;&gt;[.C684];&quot;Diff&quot;;&quot;&quot;)">
            <text:p/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DEC2HEX([.A685]+63488)" office:value-type="string" office:string-value="FAAB" calcext:value-type="string">
            <text:p>FAAB</text:p>
          </table:table-cell>
          <table:table-cell table:number-columns-repeated="2" office:value-type="string" calcext:value-type="string">
            <text:p>FF</text:p>
          </table:table-cell>
          <table:table-cell table:formula="of:=IF([.D685]&lt;&gt;[.C685];&quot;Diff&quot;;&quot;&quot;)">
            <text:p/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DEC2HEX([.A686]+63488)" office:value-type="string" office:string-value="FAAC" calcext:value-type="string">
            <text:p>FAAC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86]&lt;&gt;[.C686];&quot;Diff&quot;;&quot;&quot;)">
            <text:p/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DEC2HEX([.A687]+63488)" office:value-type="string" office:string-value="FAAD" calcext:value-type="string">
            <text:p>FAAD</text:p>
          </table:table-cell>
          <table:table-cell table:number-columns-repeated="2" office:value-type="string" calcext:value-type="string">
            <text:p>E3</text:p>
          </table:table-cell>
          <table:table-cell table:formula="of:=IF([.D687]&lt;&gt;[.C687];&quot;Diff&quot;;&quot;&quot;)">
            <text:p/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DEC2HEX([.A688]+63488)" office:value-type="string" office:string-value="FAAE" calcext:value-type="string">
            <text:p>FAAE</text:p>
          </table:table-cell>
          <table:table-cell table:number-columns-repeated="2" office:value-type="string" calcext:value-type="string">
            <text:p>FF</text:p>
          </table:table-cell>
          <table:table-cell table:formula="of:=IF([.D688]&lt;&gt;[.C688];&quot;Diff&quot;;&quot;&quot;)">
            <text:p/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DEC2HEX([.A689]+63488)" office:value-type="string" office:string-value="FAAF" calcext:value-type="string">
            <text:p>FAAF</text:p>
          </table:table-cell>
          <table:table-cell table:number-columns-repeated="2" office:value-type="string" calcext:value-type="string">
            <text:p>A9</text:p>
          </table:table-cell>
          <table:table-cell table:formula="of:=IF([.D689]&lt;&gt;[.C689];&quot;Diff&quot;;&quot;&quot;)">
            <text:p/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DEC2HEX([.A690]+63488)" office:value-type="string" office:string-value="FAB0" calcext:value-type="string">
            <text:p>FAB0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IF([.D690]&lt;&gt;[.C690];&quot;Diff&quot;;&quot;&quot;)">
            <text:p/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DEC2HEX([.A691]+63488)" office:value-type="string" office:string-value="FAB1" calcext:value-type="string">
            <text:p>FAB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91]&lt;&gt;[.C691];&quot;Diff&quot;;&quot;&quot;)">
            <text:p/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DEC2HEX([.A692]+63488)" office:value-type="string" office:string-value="FAB2" calcext:value-type="string">
            <text:p>FAB2</text:p>
          </table:table-cell>
          <table:table-cell table:number-columns-repeated="2" office:value-type="string" calcext:value-type="string">
            <text:p>EE</text:p>
          </table:table-cell>
          <table:table-cell table:formula="of:=IF([.D692]&lt;&gt;[.C692];&quot;Diff&quot;;&quot;&quot;)">
            <text:p/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DEC2HEX([.A693]+63488)" office:value-type="string" office:string-value="FAB3" calcext:value-type="string">
            <text:p>FAB3</text:p>
          </table:table-cell>
          <table:table-cell table:number-columns-repeated="2" office:value-type="string" calcext:value-type="string">
            <text:p>FF</text:p>
          </table:table-cell>
          <table:table-cell table:formula="of:=IF([.D693]&lt;&gt;[.C693];&quot;Diff&quot;;&quot;&quot;)">
            <text:p/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DEC2HEX([.A694]+63488)" office:value-type="string" office:string-value="FAB4" calcext:value-type="string">
            <text:p>FAB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94]&lt;&gt;[.C694];&quot;Diff&quot;;&quot;&quot;)">
            <text:p/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DEC2HEX([.A695]+63488)" office:value-type="string" office:string-value="FAB5" calcext:value-type="string">
            <text:p>FAB5</text:p>
          </table:table-cell>
          <table:table-cell table:number-columns-repeated="2" office:value-type="string" calcext:value-type="string">
            <text:p>AC</text:p>
          </table:table-cell>
          <table:table-cell table:formula="of:=IF([.D695]&lt;&gt;[.C695];&quot;Diff&quot;;&quot;&quot;)">
            <text:p/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DEC2HEX([.A696]+63488)" office:value-type="string" office:string-value="FAB6" calcext:value-type="string">
            <text:p>FAB6</text:p>
          </table:table-cell>
          <table:table-cell table:number-columns-repeated="2" office:value-type="string" calcext:value-type="string">
            <text:p>FF</text:p>
          </table:table-cell>
          <table:table-cell table:formula="of:=IF([.D696]&lt;&gt;[.C696];&quot;Diff&quot;;&quot;&quot;)">
            <text:p/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DEC2HEX([.A697]+63488)" office:value-type="string" office:string-value="FAB7" calcext:value-type="string">
            <text:p>FAB7</text:p>
          </table:table-cell>
          <table:table-cell table:number-columns-repeated="2" office:value-type="string" calcext:value-type="string">
            <text:p>8C</text:p>
          </table:table-cell>
          <table:table-cell table:formula="of:=IF([.D697]&lt;&gt;[.C697];&quot;Diff&quot;;&quot;&quot;)">
            <text:p/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DEC2HEX([.A698]+63488)" office:value-type="string" office:string-value="FAB8" calcext:value-type="string">
            <text:p>FAB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698]&lt;&gt;[.C698];&quot;Diff&quot;;&quot;&quot;)">
            <text:p/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DEC2HEX([.A699]+63488)" office:value-type="string" office:string-value="FAB9" calcext:value-type="string">
            <text:p>FAB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99]&lt;&gt;[.C699];&quot;Diff&quot;;&quot;&quot;)">
            <text:p/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DEC2HEX([.A700]+63488)" office:value-type="string" office:string-value="FABA" calcext:value-type="string">
            <text:p>FABA</text:p>
          </table:table-cell>
          <table:table-cell table:number-columns-repeated="2" office:value-type="string" calcext:value-type="string">
            <text:p>4C</text:p>
          </table:table-cell>
          <table:table-cell table:formula="of:=IF([.D700]&lt;&gt;[.C700];&quot;Diff&quot;;&quot;&quot;)">
            <text:p/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DEC2HEX([.A701]+63488)" office:value-type="string" office:string-value="FABB" calcext:value-type="string">
            <text:p>FABB</text:p>
          </table:table-cell>
          <table:table-cell table:number-columns-repeated="2" office:value-type="string" calcext:value-type="string">
            <text:p>7E</text:p>
          </table:table-cell>
          <table:table-cell table:formula="of:=IF([.D701]&lt;&gt;[.C701];&quot;Diff&quot;;&quot;&quot;)">
            <text:p/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DEC2HEX([.A702]+63488)" office:value-type="string" office:string-value="FABC" calcext:value-type="string">
            <text:p>FABC</text:p>
          </table:table-cell>
          <table:table-cell table:number-columns-repeated="2" office:value-type="string" calcext:value-type="string">
            <text:p>F9</text:p>
          </table:table-cell>
          <table:table-cell table:formula="of:=IF([.D702]&lt;&gt;[.C702];&quot;Diff&quot;;&quot;&quot;)">
            <text:p/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DEC2HEX([.A703]+63488)" office:value-type="string" office:string-value="FABD" calcext:value-type="string">
            <text:p>FABD</text:p>
          </table:table-cell>
          <table:table-cell table:number-columns-repeated="2" office:value-type="string" calcext:value-type="string">
            <text:p>8A</text:p>
          </table:table-cell>
          <table:table-cell table:formula="of:=IF([.D703]&lt;&gt;[.C703];&quot;Diff&quot;;&quot;&quot;)">
            <text:p/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DEC2HEX([.A704]+63488)" office:value-type="string" office:string-value="FABE" calcext:value-type="string">
            <text:p>FABE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704]&lt;&gt;[.C704];&quot;Diff&quot;;&quot;&quot;)">
            <text:p/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DEC2HEX([.A705]+63488)" office:value-type="string" office:string-value="FABF" calcext:value-type="string">
            <text:p>FABF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IF([.D705]&lt;&gt;[.C705];&quot;Diff&quot;;&quot;&quot;)">
            <text:p/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DEC2HEX([.A706]+63488)" office:value-type="string" office:string-value="FAC0" calcext:value-type="string">
            <text:p>FAC0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706]&lt;&gt;[.C706];&quot;Diff&quot;;&quot;&quot;)">
            <text:p/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DEC2HEX([.A707]+63488)" office:value-type="string" office:string-value="FAC1" calcext:value-type="string">
            <text:p>FAC1</text:p>
          </table:table-cell>
          <table:table-cell table:number-columns-repeated="2" office:value-type="string" calcext:value-type="string">
            <text:p>AD</text:p>
          </table:table-cell>
          <table:table-cell table:formula="of:=IF([.D707]&lt;&gt;[.C707];&quot;Diff&quot;;&quot;&quot;)">
            <text:p/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DEC2HEX([.A708]+63488)" office:value-type="string" office:string-value="FAC2" calcext:value-type="string">
            <text:p>FAC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708]&lt;&gt;[.C708];&quot;Diff&quot;;&quot;&quot;)">
            <text:p/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DEC2HEX([.A709]+63488)" office:value-type="string" office:string-value="FAC3" calcext:value-type="string">
            <text:p>FAC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09]&lt;&gt;[.C709];&quot;Diff&quot;;&quot;&quot;)">
            <text:p/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DEC2HEX([.A710]+63488)" office:value-type="string" office:string-value="FAC4" calcext:value-type="string">
            <text:p>FAC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710]&lt;&gt;[.C710];&quot;Diff&quot;;&quot;&quot;)">
            <text:p/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DEC2HEX([.A711]+63488)" office:value-type="string" office:string-value="FAC5" calcext:value-type="string">
            <text:p>FAC5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IF([.D711]&lt;&gt;[.C711];&quot;Diff&quot;;&quot;&quot;)">
            <text:p/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DEC2HEX([.A712]+63488)" office:value-type="string" office:string-value="FAC6" calcext:value-type="string">
            <text:p>FAC6</text:p>
          </table:table-cell>
          <table:table-cell table:number-columns-repeated="2" office:value-type="string" calcext:value-type="string">
            <text:p>AC</text:p>
          </table:table-cell>
          <table:table-cell table:formula="of:=IF([.D712]&lt;&gt;[.C712];&quot;Diff&quot;;&quot;&quot;)">
            <text:p/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DEC2HEX([.A713]+63488)" office:value-type="string" office:string-value="FAC7" calcext:value-type="string">
            <text:p>FAC7</text:p>
          </table:table-cell>
          <table:table-cell table:number-columns-repeated="2" office:value-type="string" calcext:value-type="string">
            <text:p>2F</text:p>
          </table:table-cell>
          <table:table-cell table:formula="of:=IF([.D713]&lt;&gt;[.C713];&quot;Diff&quot;;&quot;&quot;)">
            <text:p/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DEC2HEX([.A714]+63488)" office:value-type="string" office:string-value="FAC8" calcext:value-type="string">
            <text:p>FAC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14]&lt;&gt;[.C714];&quot;Diff&quot;;&quot;&quot;)">
            <text:p/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DEC2HEX([.A715]+63488)" office:value-type="string" office:string-value="FAC9" calcext:value-type="string">
            <text:p>FAC9</text:p>
          </table:table-cell>
          <table:table-cell table:number-columns-repeated="2" office:value-type="string" calcext:value-type="string">
            <text:p>AD</text:p>
          </table:table-cell>
          <table:table-cell table:formula="of:=IF([.D715]&lt;&gt;[.C715];&quot;Diff&quot;;&quot;&quot;)">
            <text:p/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DEC2HEX([.A716]+63488)" office:value-type="string" office:string-value="FACA" calcext:value-type="string">
            <text:p>FACA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[.D716]&lt;&gt;[.C716];&quot;Diff&quot;;&quot;&quot;)">
            <text:p/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DEC2HEX([.A717]+63488)" office:value-type="string" office:string-value="FACB" calcext:value-type="string">
            <text:p>FAC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17]&lt;&gt;[.C717];&quot;Diff&quot;;&quot;&quot;)">
            <text:p/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DEC2HEX([.A718]+63488)" office:value-type="string" office:string-value="FACC" calcext:value-type="string">
            <text:p>FACC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718]&lt;&gt;[.C718];&quot;Diff&quot;;&quot;&quot;)">
            <text:p/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DEC2HEX([.A719]+63488)" office:value-type="string" office:string-value="FACD" calcext:value-type="string">
            <text:p>FACD</text:p>
          </table:table-cell>
          <table:table-cell table:number-columns-repeated="2" office:value-type="string" calcext:value-type="string">
            <text:p>E4</text:p>
          </table:table-cell>
          <table:table-cell table:formula="of:=IF([.D719]&lt;&gt;[.C719];&quot;Diff&quot;;&quot;&quot;)">
            <text:p/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DEC2HEX([.A720]+63488)" office:value-type="string" office:string-value="FACE" calcext:value-type="string">
            <text:p>FACE</text:p>
          </table:table-cell>
          <table:table-cell table:number-columns-repeated="2" office:value-type="string" calcext:value-type="string">
            <text:p>AD</text:p>
          </table:table-cell>
          <table:table-cell table:formula="of:=IF([.D720]&lt;&gt;[.C720];&quot;Diff&quot;;&quot;&quot;)">
            <text:p/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DEC2HEX([.A721]+63488)" office:value-type="string" office:string-value="FACF" calcext:value-type="string">
            <text:p>FACF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D721]&lt;&gt;[.C721];&quot;Diff&quot;;&quot;&quot;)">
            <text:p/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DEC2HEX([.A722]+63488)" office:value-type="string" office:string-value="FAD0" calcext:value-type="string">
            <text:p>FAD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22]&lt;&gt;[.C722];&quot;Diff&quot;;&quot;&quot;)">
            <text:p/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DEC2HEX([.A723]+63488)" office:value-type="string" office:string-value="FAD1" calcext:value-type="string">
            <text:p>FAD1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723]&lt;&gt;[.C723];&quot;Diff&quot;;&quot;&quot;)">
            <text:p/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DEC2HEX([.A724]+63488)" office:value-type="string" office:string-value="FAD2" calcext:value-type="string">
            <text:p>FAD2</text:p>
          </table:table-cell>
          <table:table-cell table:number-columns-repeated="2" office:value-type="string" calcext:value-type="string">
            <text:p>E5</text:p>
          </table:table-cell>
          <table:table-cell table:formula="of:=IF([.D724]&lt;&gt;[.C724];&quot;Diff&quot;;&quot;&quot;)">
            <text:p/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DEC2HEX([.A725]+63488)" office:value-type="string" office:string-value="FAD3" calcext:value-type="string">
            <text:p>FAD3</text:p>
          </table:table-cell>
          <table:table-cell table:number-columns-repeated="2" office:value-type="string" calcext:value-type="string">
            <text:p>B1</text:p>
          </table:table-cell>
          <table:table-cell table:formula="of:=IF([.D725]&lt;&gt;[.C725];&quot;Diff&quot;;&quot;&quot;)">
            <text:p/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DEC2HEX([.A726]+63488)" office:value-type="string" office:string-value="FAD4" calcext:value-type="string">
            <text:p>FAD4</text:p>
          </table:table-cell>
          <table:table-cell table:number-columns-repeated="2" office:value-type="string" calcext:value-type="string">
            <text:p>E4</text:p>
          </table:table-cell>
          <table:table-cell table:formula="of:=IF([.D726]&lt;&gt;[.C726];&quot;Diff&quot;;&quot;&quot;)">
            <text:p/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DEC2HEX([.A727]+63488)" office:value-type="string" office:string-value="FAD5" calcext:value-type="string">
            <text:p>FAD5</text:p>
          </table:table-cell>
          <table:table-cell table:number-columns-repeated="2" office:value-type="string" calcext:value-type="string">
            <text:p>8D</text:p>
          </table:table-cell>
          <table:table-cell table:formula="of:=IF([.D727]&lt;&gt;[.C727];&quot;Diff&quot;;&quot;&quot;)">
            <text:p/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DEC2HEX([.A728]+63488)" office:value-type="string" office:string-value="FAD6" calcext:value-type="string">
            <text:p>FAD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728]&lt;&gt;[.C728];&quot;Diff&quot;;&quot;&quot;)">
            <text:p/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DEC2HEX([.A729]+63488)" office:value-type="string" office:string-value="FAD7" calcext:value-type="string">
            <text:p>FAD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29]&lt;&gt;[.C729];&quot;Diff&quot;;&quot;&quot;)">
            <text:p/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DEC2HEX([.A730]+63488)" office:value-type="string" office:string-value="FAD8" calcext:value-type="string">
            <text:p>FAD8</text:p>
          </table:table-cell>
          <table:table-cell table:number-columns-repeated="2" office:value-type="string" calcext:value-type="string">
            <text:p>A9</text:p>
          </table:table-cell>
          <table:table-cell table:formula="of:=IF([.D730]&lt;&gt;[.C730];&quot;Diff&quot;;&quot;&quot;)">
            <text:p/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DEC2HEX([.A731]+63488)" office:value-type="string" office:string-value="FAD9" calcext:value-type="string">
            <text:p>FAD9</text:p>
          </table:table-cell>
          <table:table-cell table:number-columns-repeated="2" office:value-type="string" calcext:value-type="string">
            <text:p>A1</text:p>
          </table:table-cell>
          <table:table-cell table:formula="of:=IF([.D731]&lt;&gt;[.C731];&quot;Diff&quot;;&quot;&quot;)">
            <text:p/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DEC2HEX([.A732]+63488)" office:value-type="string" office:string-value="FADA" calcext:value-type="string">
            <text:p>FADA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D732]&lt;&gt;[.C732];&quot;Diff&quot;;&quot;&quot;)">
            <text:p/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DEC2HEX([.A733]+63488)" office:value-type="string" office:string-value="FADB" calcext:value-type="string">
            <text:p>FADB</text:p>
          </table:table-cell>
          <table:table-cell table:number-columns-repeated="2" office:value-type="string" calcext:value-type="string">
            <text:p>E4</text:p>
          </table:table-cell>
          <table:table-cell table:formula="of:=IF([.D733]&lt;&gt;[.C733];&quot;Diff&quot;;&quot;&quot;)">
            <text:p/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DEC2HEX([.A734]+63488)" office:value-type="string" office:string-value="FADC" calcext:value-type="string">
            <text:p>FADC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734]&lt;&gt;[.C734];&quot;Diff&quot;;&quot;&quot;)">
            <text:p/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DEC2HEX([.A735]+63488)" office:value-type="string" office:string-value="FADD" calcext:value-type="string">
            <text:p>FAD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735]&lt;&gt;[.C735];&quot;Diff&quot;;&quot;&quot;)">
            <text:p/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DEC2HEX([.A736]+63488)" office:value-type="string" office:string-value="FADE" calcext:value-type="string">
            <text:p>FADE</text:p>
          </table:table-cell>
          <table:table-cell table:number-columns-repeated="2" office:value-type="string" calcext:value-type="string">
            <text:p>FD</text:p>
          </table:table-cell>
          <table:table-cell table:formula="of:=IF([.D736]&lt;&gt;[.C736];&quot;Diff&quot;;&quot;&quot;)">
            <text:p/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DEC2HEX([.A737]+63488)" office:value-type="string" office:string-value="FADF" calcext:value-type="string">
            <text:p>FADF</text:p>
          </table:table-cell>
          <table:table-cell table:number-columns-repeated="2" office:value-type="string" calcext:value-type="string">
            <text:p>AD</text:p>
          </table:table-cell>
          <table:table-cell table:formula="of:=IF([.D737]&lt;&gt;[.C737];&quot;Diff&quot;;&quot;&quot;)">
            <text:p/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DEC2HEX([.A738]+63488)" office:value-type="string" office:string-value="FAE0" calcext:value-type="string">
            <text:p>FAE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738]&lt;&gt;[.C738];&quot;Diff&quot;;&quot;&quot;)">
            <text:p/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DEC2HEX([.A739]+63488)" office:value-type="string" office:string-value="FAE1" calcext:value-type="string">
            <text:p>FAE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39]&lt;&gt;[.C739];&quot;Diff&quot;;&quot;&quot;)">
            <text:p/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DEC2HEX([.A740]+63488)" office:value-type="string" office:string-value="FAE2" calcext:value-type="string">
            <text:p>FAE2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D740]&lt;&gt;[.C740];&quot;Diff&quot;;&quot;&quot;)">
            <text:p/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DEC2HEX([.A741]+63488)" office:value-type="string" office:string-value="FAE3" calcext:value-type="string">
            <text:p>FAE3</text:p>
          </table:table-cell>
          <table:table-cell table:number-columns-repeated="2" office:value-type="string" calcext:value-type="string">
            <text:p>E4</text:p>
          </table:table-cell>
          <table:table-cell table:formula="of:=IF([.D741]&lt;&gt;[.C741];&quot;Diff&quot;;&quot;&quot;)">
            <text:p/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DEC2HEX([.A742]+63488)" office:value-type="string" office:string-value="FAE4" calcext:value-type="string">
            <text:p>FAE4</text:p>
          </table:table-cell>
          <table:table-cell table:number-columns-repeated="2" office:value-type="string" calcext:value-type="string">
            <text:p>AD</text:p>
          </table:table-cell>
          <table:table-cell table:formula="of:=IF([.D742]&lt;&gt;[.C742];&quot;Diff&quot;;&quot;&quot;)">
            <text:p/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DEC2HEX([.A743]+63488)" office:value-type="string" office:string-value="FAE5" calcext:value-type="string">
            <text:p>FAE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743]&lt;&gt;[.C743];&quot;Diff&quot;;&quot;&quot;)">
            <text:p/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DEC2HEX([.A744]+63488)" office:value-type="string" office:string-value="FAE6" calcext:value-type="string">
            <text:p>FAE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44]&lt;&gt;[.C744];&quot;Diff&quot;;&quot;&quot;)">
            <text:p/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DEC2HEX([.A745]+63488)" office:value-type="string" office:string-value="FAE7" calcext:value-type="string">
            <text:p>FAE7</text:p>
          </table:table-cell>
          <table:table-cell table:number-columns-repeated="2" office:value-type="string" calcext:value-type="string">
            <text:p>C9</text:p>
          </table:table-cell>
          <table:table-cell table:formula="of:=IF([.D745]&lt;&gt;[.C745];&quot;Diff&quot;;&quot;&quot;)">
            <text:p/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DEC2HEX([.A746]+63488)" office:value-type="string" office:string-value="FAE8" calcext:value-type="string">
            <text:p>FAE8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D746]&lt;&gt;[.C746];&quot;Diff&quot;;&quot;&quot;)">
            <text:p/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DEC2HEX([.A747]+63488)" office:value-type="string" office:string-value="FAE9" calcext:value-type="string">
            <text:p>FAE9</text:p>
          </table:table-cell>
          <table:table-cell table:number-columns-repeated="2" office:value-type="string" calcext:value-type="string">
            <text:p>F0</text:p>
          </table:table-cell>
          <table:table-cell table:formula="of:=IF([.D747]&lt;&gt;[.C747];&quot;Diff&quot;;&quot;&quot;)">
            <text:p/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DEC2HEX([.A748]+63488)" office:value-type="string" office:string-value="FAEA" calcext:value-type="string">
            <text:p>FAEA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IF([.D748]&lt;&gt;[.C748];&quot;Diff&quot;;&quot;&quot;)">
            <text:p/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DEC2HEX([.A749]+63488)" office:value-type="string" office:string-value="FAEB" calcext:value-type="string">
            <text:p>FAEB</text:p>
          </table:table-cell>
          <table:table-cell table:number-columns-repeated="2" office:value-type="string" calcext:value-type="string">
            <text:p>C9</text:p>
          </table:table-cell>
          <table:table-cell table:formula="of:=IF([.D749]&lt;&gt;[.C749];&quot;Diff&quot;;&quot;&quot;)">
            <text:p/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DEC2HEX([.A750]+63488)" office:value-type="string" office:string-value="FAEC" calcext:value-type="string">
            <text:p>FAE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50]&lt;&gt;[.C750];&quot;Diff&quot;;&quot;&quot;)">
            <text:p/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DEC2HEX([.A751]+63488)" office:value-type="string" office:string-value="FAED" calcext:value-type="string">
            <text:p>FAED</text:p>
          </table:table-cell>
          <table:table-cell table:number-columns-repeated="2" office:value-type="string" calcext:value-type="string">
            <text:p>F0</text:p>
          </table:table-cell>
          <table:table-cell table:formula="of:=IF([.D751]&lt;&gt;[.C751];&quot;Diff&quot;;&quot;&quot;)">
            <text:p/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DEC2HEX([.A752]+63488)" office:value-type="string" office:string-value="FAEE" calcext:value-type="string">
            <text:p>FAEE</text:p>
          </table:table-cell>
          <table:table-cell table:number-columns-repeated="2" office:value-type="string" calcext:value-type="string">
            <text:p>1E</text:p>
          </table:table-cell>
          <table:table-cell table:formula="of:=IF([.D752]&lt;&gt;[.C752];&quot;Diff&quot;;&quot;&quot;)">
            <text:p/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DEC2HEX([.A753]+63488)" office:value-type="string" office:string-value="FAEF" calcext:value-type="string">
            <text:p>FAEF</text:p>
          </table:table-cell>
          <table:table-cell table:number-columns-repeated="2" office:value-type="string" calcext:value-type="string">
            <text:p>C9</text:p>
          </table:table-cell>
          <table:table-cell table:formula="of:=IF([.D753]&lt;&gt;[.C753];&quot;Diff&quot;;&quot;&quot;)">
            <text:p/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DEC2HEX([.A754]+63488)" office:value-type="string" office:string-value="FAF0" calcext:value-type="string">
            <text:p>FAF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754]&lt;&gt;[.C754];&quot;Diff&quot;;&quot;&quot;)">
            <text:p/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DEC2HEX([.A755]+63488)" office:value-type="string" office:string-value="FAF1" calcext:value-type="string">
            <text:p>FAF1</text:p>
          </table:table-cell>
          <table:table-cell table:number-columns-repeated="2" office:value-type="string" calcext:value-type="string">
            <text:p>F0</text:p>
          </table:table-cell>
          <table:table-cell table:formula="of:=IF([.D755]&lt;&gt;[.C755];&quot;Diff&quot;;&quot;&quot;)">
            <text:p/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DEC2HEX([.A756]+63488)" office:value-type="string" office:string-value="FAF2" calcext:value-type="string">
            <text:p>FAF2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756]&lt;&gt;[.C756];&quot;Diff&quot;;&quot;&quot;)">
            <text:p/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DEC2HEX([.A757]+63488)" office:value-type="string" office:string-value="FAF3" calcext:value-type="string">
            <text:p>FAF3</text:p>
          </table:table-cell>
          <table:table-cell table:number-columns-repeated="2" office:value-type="string" calcext:value-type="string">
            <text:p>C9</text:p>
          </table:table-cell>
          <table:table-cell table:formula="of:=IF([.D757]&lt;&gt;[.C757];&quot;Diff&quot;;&quot;&quot;)">
            <text:p/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DEC2HEX([.A758]+63488)" office:value-type="string" office:string-value="FAF4" calcext:value-type="string">
            <text:p>FAF4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D758]&lt;&gt;[.C758];&quot;Diff&quot;;&quot;&quot;)">
            <text:p/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DEC2HEX([.A759]+63488)" office:value-type="string" office:string-value="FAF5" calcext:value-type="string">
            <text:p>FAF5</text:p>
          </table:table-cell>
          <table:table-cell table:number-columns-repeated="2" office:value-type="string" calcext:value-type="string">
            <text:p>F0</text:p>
          </table:table-cell>
          <table:table-cell table:formula="of:=IF([.D759]&lt;&gt;[.C759];&quot;Diff&quot;;&quot;&quot;)">
            <text:p/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DEC2HEX([.A760]+63488)" office:value-type="string" office:string-value="FAF6" calcext:value-type="string">
            <text:p>FAF6</text:p>
          </table:table-cell>
          <table:table-cell table:number-columns-repeated="2" office:value-type="string" calcext:value-type="string">
            <text:p>0A</text:p>
          </table:table-cell>
          <table:table-cell table:formula="of:=IF([.D760]&lt;&gt;[.C760];&quot;Diff&quot;;&quot;&quot;)">
            <text:p/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DEC2HEX([.A761]+63488)" office:value-type="string" office:string-value="FAF7" calcext:value-type="string">
            <text:p>FAF7</text:p>
          </table:table-cell>
          <table:table-cell table:number-columns-repeated="2" office:value-type="string" calcext:value-type="string">
            <text:p>C9</text:p>
          </table:table-cell>
          <table:table-cell table:formula="of:=IF([.D761]&lt;&gt;[.C761];&quot;Diff&quot;;&quot;&quot;)">
            <text:p/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DEC2HEX([.A762]+63488)" office:value-type="string" office:string-value="FAF8" calcext:value-type="string">
            <text:p>FAF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762]&lt;&gt;[.C762];&quot;Diff&quot;;&quot;&quot;)">
            <text:p/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DEC2HEX([.A763]+63488)" office:value-type="string" office:string-value="FAF9" calcext:value-type="string">
            <text:p>FAF9</text:p>
          </table:table-cell>
          <table:table-cell table:number-columns-repeated="2" office:value-type="string" calcext:value-type="string">
            <text:p>D0</text:p>
          </table:table-cell>
          <table:table-cell table:formula="of:=IF([.D763]&lt;&gt;[.C763];&quot;Diff&quot;;&quot;&quot;)">
            <text:p/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DEC2HEX([.A764]+63488)" office:value-type="string" office:string-value="FAFA" calcext:value-type="string">
            <text:p>FAFA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IF([.D764]&lt;&gt;[.C764];&quot;Diff&quot;;&quot;&quot;)">
            <text:p/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DEC2HEX([.A765]+63488)" office:value-type="string" office:string-value="FAFB" calcext:value-type="string">
            <text:p>FAFB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765]&lt;&gt;[.C765];&quot;Diff&quot;;&quot;&quot;)">
            <text:p/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DEC2HEX([.A766]+63488)" office:value-type="string" office:string-value="FAFC" calcext:value-type="string">
            <text:p>FAFC</text:p>
          </table:table-cell>
          <table:table-cell table:number-columns-repeated="2" office:value-type="string" calcext:value-type="string">
            <text:p>7C</text:p>
          </table:table-cell>
          <table:table-cell table:formula="of:=IF([.D766]&lt;&gt;[.C766];&quot;Diff&quot;;&quot;&quot;)">
            <text:p/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DEC2HEX([.A767]+63488)" office:value-type="string" office:string-value="FAFD" calcext:value-type="string">
            <text:p>FAFD</text:p>
          </table:table-cell>
          <table:table-cell table:number-columns-repeated="2" office:value-type="string" calcext:value-type="string">
            <text:p>FB</text:p>
          </table:table-cell>
          <table:table-cell table:formula="of:=IF([.D767]&lt;&gt;[.C767];&quot;Diff&quot;;&quot;&quot;)">
            <text:p/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DEC2HEX([.A768]+63488)" office:value-type="string" office:string-value="FAFE" calcext:value-type="string">
            <text:p>FAFE</text:p>
          </table:table-cell>
          <table:table-cell table:number-columns-repeated="2" office:value-type="string" calcext:value-type="string">
            <text:p>4C</text:p>
          </table:table-cell>
          <table:table-cell table:formula="of:=IF([.D768]&lt;&gt;[.C768];&quot;Diff&quot;;&quot;&quot;)">
            <text:p/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DEC2HEX([.A769]+63488)" office:value-type="string" office:string-value="FAFF" calcext:value-type="string">
            <text:p>FAFF</text:p>
          </table:table-cell>
          <table:table-cell table:number-columns-repeated="2" office:value-type="string" calcext:value-type="string">
            <text:p>C6</text:p>
          </table:table-cell>
          <table:table-cell table:formula="of:=IF([.D769]&lt;&gt;[.C769];&quot;Diff&quot;;&quot;&quot;)">
            <text:p/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DEC2HEX([.A770]+63488)" office:value-type="string" office:string-value="FB00" calcext:value-type="string">
            <text:p>FB00</text:p>
          </table:table-cell>
          <table:table-cell table:number-columns-repeated="2" office:value-type="string" calcext:value-type="string">
            <text:p>FA</text:p>
          </table:table-cell>
          <table:table-cell table:formula="of:=IF([.D770]&lt;&gt;[.C770];&quot;Diff&quot;;&quot;&quot;)">
            <text:p/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DEC2HEX([.A771]+63488)" office:value-type="string" office:string-value="FB01" calcext:value-type="string">
            <text:p>FB0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771]&lt;&gt;[.C771];&quot;Diff&quot;;&quot;&quot;)">
            <text:p/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DEC2HEX([.A772]+63488)" office:value-type="string" office:string-value="FB02" calcext:value-type="string">
            <text:p>FB02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IF([.D772]&lt;&gt;[.C772];&quot;Diff&quot;;&quot;&quot;)">
            <text:p/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DEC2HEX([.A773]+63488)" office:value-type="string" office:string-value="FB03" calcext:value-type="string">
            <text:p>FB03</text:p>
          </table:table-cell>
          <table:table-cell table:number-columns-repeated="2" office:value-type="string" calcext:value-type="string">
            <text:p>FE</text:p>
          </table:table-cell>
          <table:table-cell table:formula="of:=IF([.D773]&lt;&gt;[.C773];&quot;Diff&quot;;&quot;&quot;)">
            <text:p/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DEC2HEX([.A774]+63488)" office:value-type="string" office:string-value="FB04" calcext:value-type="string">
            <text:p>FB04</text:p>
          </table:table-cell>
          <table:table-cell table:number-columns-repeated="2" office:value-type="string" calcext:value-type="string">
            <text:p>4C</text:p>
          </table:table-cell>
          <table:table-cell table:formula="of:=IF([.D774]&lt;&gt;[.C774];&quot;Diff&quot;;&quot;&quot;)">
            <text:p/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DEC2HEX([.A775]+63488)" office:value-type="string" office:string-value="FB05" calcext:value-type="string">
            <text:p>FB05</text:p>
          </table:table-cell>
          <table:table-cell table:number-columns-repeated="2" office:value-type="string" calcext:value-type="string">
            <text:p>C6</text:p>
          </table:table-cell>
          <table:table-cell table:formula="of:=IF([.D775]&lt;&gt;[.C775];&quot;Diff&quot;;&quot;&quot;)">
            <text:p/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DEC2HEX([.A776]+63488)" office:value-type="string" office:string-value="FB06" calcext:value-type="string">
            <text:p>FB06</text:p>
          </table:table-cell>
          <table:table-cell table:number-columns-repeated="2" office:value-type="string" calcext:value-type="string">
            <text:p>FA</text:p>
          </table:table-cell>
          <table:table-cell table:formula="of:=IF([.D776]&lt;&gt;[.C776];&quot;Diff&quot;;&quot;&quot;)">
            <text:p/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DEC2HEX([.A777]+63488)" office:value-type="string" office:string-value="FB07" calcext:value-type="string">
            <text:p>FB0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777]&lt;&gt;[.C777];&quot;Diff&quot;;&quot;&quot;)">
            <text:p/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DEC2HEX([.A778]+63488)" office:value-type="string" office:string-value="FB08" calcext:value-type="string">
            <text:p>FB08</text:p>
          </table:table-cell>
          <table:table-cell table:number-columns-repeated="2" office:value-type="string" calcext:value-type="string">
            <text:p>6B</text:p>
          </table:table-cell>
          <table:table-cell table:formula="of:=IF([.D778]&lt;&gt;[.C778];&quot;Diff&quot;;&quot;&quot;)">
            <text:p/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DEC2HEX([.A779]+63488)" office:value-type="string" office:string-value="FB09" calcext:value-type="string">
            <text:p>FB09</text:p>
          </table:table-cell>
          <table:table-cell table:number-columns-repeated="2" office:value-type="string" calcext:value-type="string">
            <text:p>FB</text:p>
          </table:table-cell>
          <table:table-cell table:formula="of:=IF([.D779]&lt;&gt;[.C779];&quot;Diff&quot;;&quot;&quot;)">
            <text:p/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DEC2HEX([.A780]+63488)" office:value-type="string" office:string-value="FB0A" calcext:value-type="string">
            <text:p>FB0A</text:p>
          </table:table-cell>
          <table:table-cell table:number-columns-repeated="2" office:value-type="string" calcext:value-type="string">
            <text:p>4C</text:p>
          </table:table-cell>
          <table:table-cell table:formula="of:=IF([.D780]&lt;&gt;[.C780];&quot;Diff&quot;;&quot;&quot;)">
            <text:p/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DEC2HEX([.A781]+63488)" office:value-type="string" office:string-value="FB0B" calcext:value-type="string">
            <text:p>FB0B</text:p>
          </table:table-cell>
          <table:table-cell table:number-columns-repeated="2" office:value-type="string" calcext:value-type="string">
            <text:p>C6</text:p>
          </table:table-cell>
          <table:table-cell table:formula="of:=IF([.D781]&lt;&gt;[.C781];&quot;Diff&quot;;&quot;&quot;)">
            <text:p/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DEC2HEX([.A782]+63488)" office:value-type="string" office:string-value="FB0C" calcext:value-type="string">
            <text:p>FB0C</text:p>
          </table:table-cell>
          <table:table-cell table:number-columns-repeated="2" office:value-type="string" calcext:value-type="string">
            <text:p>FA</text:p>
          </table:table-cell>
          <table:table-cell table:formula="of:=IF([.D782]&lt;&gt;[.C782];&quot;Diff&quot;;&quot;&quot;)">
            <text:p/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DEC2HEX([.A783]+63488)" office:value-type="string" office:string-value="FB0D" calcext:value-type="string">
            <text:p>FB0D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783]&lt;&gt;[.C783];&quot;Diff&quot;;&quot;&quot;)">
            <text:p/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DEC2HEX([.A784]+63488)" office:value-type="string" office:string-value="FB0E" calcext:value-type="string">
            <text:p>FB0E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D784]&lt;&gt;[.C784];&quot;Diff&quot;;&quot;&quot;)">
            <text:p/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DEC2HEX([.A785]+63488)" office:value-type="string" office:string-value="FB0F" calcext:value-type="string">
            <text:p>FB0F</text:p>
          </table:table-cell>
          <table:table-cell table:number-columns-repeated="2" office:value-type="string" calcext:value-type="string">
            <text:p>FE</text:p>
          </table:table-cell>
          <table:table-cell table:formula="of:=IF([.D785]&lt;&gt;[.C785];&quot;Diff&quot;;&quot;&quot;)">
            <text:p/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DEC2HEX([.A786]+63488)" office:value-type="string" office:string-value="FB10" calcext:value-type="string">
            <text:p>FB10</text:p>
          </table:table-cell>
          <table:table-cell table:number-columns-repeated="2" office:value-type="string" calcext:value-type="string">
            <text:p>4C</text:p>
          </table:table-cell>
          <table:table-cell table:formula="of:=IF([.D786]&lt;&gt;[.C786];&quot;Diff&quot;;&quot;&quot;)">
            <text:p/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DEC2HEX([.A787]+63488)" office:value-type="string" office:string-value="FB11" calcext:value-type="string">
            <text:p>FB11</text:p>
          </table:table-cell>
          <table:table-cell table:number-columns-repeated="2" office:value-type="string" calcext:value-type="string">
            <text:p>C6</text:p>
          </table:table-cell>
          <table:table-cell table:formula="of:=IF([.D787]&lt;&gt;[.C787];&quot;Diff&quot;;&quot;&quot;)">
            <text:p/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DEC2HEX([.A788]+63488)" office:value-type="string" office:string-value="FB12" calcext:value-type="string">
            <text:p>FB12</text:p>
          </table:table-cell>
          <table:table-cell table:number-columns-repeated="2" office:value-type="string" calcext:value-type="string">
            <text:p>FA</text:p>
          </table:table-cell>
          <table:table-cell table:formula="of:=IF([.D788]&lt;&gt;[.C788];&quot;Diff&quot;;&quot;&quot;)">
            <text:p/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DEC2HEX([.A789]+63488)" office:value-type="string" office:string-value="FB13" calcext:value-type="string">
            <text:p>FB13</text:p>
          </table:table-cell>
          <table:table-cell table:number-columns-repeated="2" office:value-type="string" calcext:value-type="string">
            <text:p>AD</text:p>
          </table:table-cell>
          <table:table-cell table:formula="of:=IF([.D789]&lt;&gt;[.C789];&quot;Diff&quot;;&quot;&quot;)">
            <text:p/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DEC2HEX([.A790]+63488)" office:value-type="string" office:string-value="FB14" calcext:value-type="string">
            <text:p>FB1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790]&lt;&gt;[.C790];&quot;Diff&quot;;&quot;&quot;)">
            <text:p/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DEC2HEX([.A791]+63488)" office:value-type="string" office:string-value="FB15" calcext:value-type="string">
            <text:p>FB1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91]&lt;&gt;[.C791];&quot;Diff&quot;;&quot;&quot;)">
            <text:p/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DEC2HEX([.A792]+63488)" office:value-type="string" office:string-value="FB16" calcext:value-type="string">
            <text:p>FB16</text:p>
          </table:table-cell>
          <table:table-cell table:number-columns-repeated="2" office:value-type="string" calcext:value-type="string">
            <text:p>8D</text:p>
          </table:table-cell>
          <table:table-cell table:formula="of:=IF([.D792]&lt;&gt;[.C792];&quot;Diff&quot;;&quot;&quot;)">
            <text:p/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DEC2HEX([.A793]+63488)" office:value-type="string" office:string-value="FB17" calcext:value-type="string">
            <text:p>FB17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793]&lt;&gt;[.C793];&quot;Diff&quot;;&quot;&quot;)">
            <text:p/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DEC2HEX([.A794]+63488)" office:value-type="string" office:string-value="FB18" calcext:value-type="string">
            <text:p>FB1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94]&lt;&gt;[.C794];&quot;Diff&quot;;&quot;&quot;)">
            <text:p/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DEC2HEX([.A795]+63488)" office:value-type="string" office:string-value="FB19" calcext:value-type="string">
            <text:p>FB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795]&lt;&gt;[.C795];&quot;Diff&quot;;&quot;&quot;)">
            <text:p/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DEC2HEX([.A796]+63488)" office:value-type="string" office:string-value="FB1A" calcext:value-type="string">
            <text:p>FB1A</text:p>
          </table:table-cell>
          <table:table-cell table:number-columns-repeated="2" office:value-type="string" calcext:value-type="string">
            <text:p>6B</text:p>
          </table:table-cell>
          <table:table-cell table:formula="of:=IF([.D796]&lt;&gt;[.C796];&quot;Diff&quot;;&quot;&quot;)">
            <text:p/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DEC2HEX([.A797]+63488)" office:value-type="string" office:string-value="FB1B" calcext:value-type="string">
            <text:p>FB1B</text:p>
          </table:table-cell>
          <table:table-cell table:number-columns-repeated="2" office:value-type="string" calcext:value-type="string">
            <text:p>FB</text:p>
          </table:table-cell>
          <table:table-cell table:formula="of:=IF([.D797]&lt;&gt;[.C797];&quot;Diff&quot;;&quot;&quot;)">
            <text:p/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DEC2HEX([.A798]+63488)" office:value-type="string" office:string-value="FB1C" calcext:value-type="string">
            <text:p>FB1C</text:p>
          </table:table-cell>
          <table:table-cell table:number-columns-repeated="2" office:value-type="string" calcext:value-type="string">
            <text:p>4C</text:p>
          </table:table-cell>
          <table:table-cell table:formula="of:=IF([.D798]&lt;&gt;[.C798];&quot;Diff&quot;;&quot;&quot;)">
            <text:p/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DEC2HEX([.A799]+63488)" office:value-type="string" office:string-value="FB1D" calcext:value-type="string">
            <text:p>FB1D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D799]&lt;&gt;[.C799];&quot;Diff&quot;;&quot;&quot;)">
            <text:p/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DEC2HEX([.A800]+63488)" office:value-type="string" office:string-value="FB1E" calcext:value-type="string">
            <text:p>FB1E</text:p>
          </table:table-cell>
          <table:table-cell table:number-columns-repeated="2" office:value-type="string" calcext:value-type="string">
            <text:p>FB</text:p>
          </table:table-cell>
          <table:table-cell table:formula="of:=IF([.D800]&lt;&gt;[.C800];&quot;Diff&quot;;&quot;&quot;)">
            <text:p/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DEC2HEX([.A801]+63488)" office:value-type="string" office:string-value="FB1F" calcext:value-type="string">
            <text:p>FB1F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801]&lt;&gt;[.C801];&quot;Diff&quot;;&quot;&quot;)">
            <text:p/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DEC2HEX([.A802]+63488)" office:value-type="string" office:string-value="FB20" calcext:value-type="string">
            <text:p>FB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02]&lt;&gt;[.C802];&quot;Diff&quot;;&quot;&quot;)">
            <text:p/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DEC2HEX([.A803]+63488)" office:value-type="string" office:string-value="FB21" calcext:value-type="string">
            <text:p>FB21</text:p>
          </table:table-cell>
          <table:table-cell table:number-columns-repeated="2" office:value-type="string" calcext:value-type="string">
            <text:p>FD</text:p>
          </table:table-cell>
          <table:table-cell table:formula="of:=IF([.D803]&lt;&gt;[.C803];&quot;Diff&quot;;&quot;&quot;)">
            <text:p/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DEC2HEX([.A804]+63488)" office:value-type="string" office:string-value="FB22" calcext:value-type="string">
            <text:p>FB22</text:p>
          </table:table-cell>
          <table:table-cell table:number-columns-repeated="2" office:value-type="string" calcext:value-type="string">
            <text:p>C9</text:p>
          </table:table-cell>
          <table:table-cell table:formula="of:=IF([.D804]&lt;&gt;[.C804];&quot;Diff&quot;;&quot;&quot;)">
            <text:p/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DEC2HEX([.A805]+63488)" office:value-type="string" office:string-value="FB23" calcext:value-type="string">
            <text:p>FB2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805]&lt;&gt;[.C805];&quot;Diff&quot;;&quot;&quot;)">
            <text:p/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DEC2HEX([.A806]+63488)" office:value-type="string" office:string-value="FB24" calcext:value-type="string">
            <text:p>FB24</text:p>
          </table:table-cell>
          <table:table-cell table:number-columns-repeated="2" office:value-type="string" calcext:value-type="string">
            <text:p>D0</text:p>
          </table:table-cell>
          <table:table-cell table:formula="of:=IF([.D806]&lt;&gt;[.C806];&quot;Diff&quot;;&quot;&quot;)">
            <text:p/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DEC2HEX([.A807]+63488)" office:value-type="string" office:string-value="FB25" calcext:value-type="string">
            <text:p>FB25</text:p>
          </table:table-cell>
          <table:table-cell table:number-columns-repeated="2" office:value-type="string" calcext:value-type="string">
            <text:p>1D</text:p>
          </table:table-cell>
          <table:table-cell table:formula="of:=IF([.D807]&lt;&gt;[.C807];&quot;Diff&quot;;&quot;&quot;)">
            <text:p/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DEC2HEX([.A808]+63488)" office:value-type="string" office:string-value="FB26" calcext:value-type="string">
            <text:p>FB26</text:p>
          </table:table-cell>
          <table:table-cell table:number-columns-repeated="2" office:value-type="string" calcext:value-type="string">
            <text:p>AD</text:p>
          </table:table-cell>
          <table:table-cell table:formula="of:=IF([.D808]&lt;&gt;[.C808];&quot;Diff&quot;;&quot;&quot;)">
            <text:p/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DEC2HEX([.A809]+63488)" office:value-type="string" office:string-value="FB27" calcext:value-type="string">
            <text:p>FB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809]&lt;&gt;[.C809];&quot;Diff&quot;;&quot;&quot;)">
            <text:p/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DEC2HEX([.A810]+63488)" office:value-type="string" office:string-value="FB28" calcext:value-type="string">
            <text:p>FB2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10]&lt;&gt;[.C810];&quot;Diff&quot;;&quot;&quot;)">
            <text:p/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DEC2HEX([.A811]+63488)" office:value-type="string" office:string-value="FB29" calcext:value-type="string">
            <text:p>FB2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D811]&lt;&gt;[.C811];&quot;Diff&quot;;&quot;&quot;)">
            <text:p/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DEC2HEX([.A812]+63488)" office:value-type="string" office:string-value="FB2A" calcext:value-type="string">
            <text:p>FB2A</text:p>
          </table:table-cell>
          <table:table-cell table:number-columns-repeated="2" office:value-type="string" calcext:value-type="string">
            <text:p>FF</text:p>
          </table:table-cell>
          <table:table-cell table:formula="of:=IF([.D812]&lt;&gt;[.C812];&quot;Diff&quot;;&quot;&quot;)">
            <text:p/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DEC2HEX([.A813]+63488)" office:value-type="string" office:string-value="FB2B" calcext:value-type="string">
            <text:p>FB2B</text:p>
          </table:table-cell>
          <table:table-cell table:number-columns-repeated="2" office:value-type="string" calcext:value-type="string">
            <text:p>8D</text:p>
          </table:table-cell>
          <table:table-cell table:formula="of:=IF([.D813]&lt;&gt;[.C813];&quot;Diff&quot;;&quot;&quot;)">
            <text:p/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DEC2HEX([.A814]+63488)" office:value-type="string" office:string-value="FB2C" calcext:value-type="string">
            <text:p>FB2C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814]&lt;&gt;[.C814];&quot;Diff&quot;;&quot;&quot;)">
            <text:p/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DEC2HEX([.A815]+63488)" office:value-type="string" office:string-value="FB2D" calcext:value-type="string">
            <text:p>FB2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15]&lt;&gt;[.C815];&quot;Diff&quot;;&quot;&quot;)">
            <text:p/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DEC2HEX([.A816]+63488)" office:value-type="string" office:string-value="FB2E" calcext:value-type="string">
            <text:p>FB2E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816]&lt;&gt;[.C816];&quot;Diff&quot;;&quot;&quot;)">
            <text:p/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DEC2HEX([.A817]+63488)" office:value-type="string" office:string-value="FB2F" calcext:value-type="string">
            <text:p>FB2F</text:p>
          </table:table-cell>
          <table:table-cell table:number-columns-repeated="2" office:value-type="string" calcext:value-type="string">
            <text:p>EF</text:p>
          </table:table-cell>
          <table:table-cell table:formula="of:=IF([.D817]&lt;&gt;[.C817];&quot;Diff&quot;;&quot;&quot;)">
            <text:p/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DEC2HEX([.A818]+63488)" office:value-type="string" office:string-value="FB30" calcext:value-type="string">
            <text:p>FB30</text:p>
          </table:table-cell>
          <table:table-cell table:number-columns-repeated="2" office:value-type="string" calcext:value-type="string">
            <text:p>AD</text:p>
          </table:table-cell>
          <table:table-cell table:formula="of:=IF([.D818]&lt;&gt;[.C818];&quot;Diff&quot;;&quot;&quot;)">
            <text:p/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DEC2HEX([.A819]+63488)" office:value-type="string" office:string-value="FB31" calcext:value-type="string">
            <text:p>FB31</text:p>
          </table:table-cell>
          <table:table-cell table:number-columns-repeated="2" office:value-type="string" calcext:value-type="string">
            <text:p>2B</text:p>
          </table:table-cell>
          <table:table-cell table:formula="of:=IF([.D819]&lt;&gt;[.C819];&quot;Diff&quot;;&quot;&quot;)">
            <text:p/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DEC2HEX([.A820]+63488)" office:value-type="string" office:string-value="FB32" calcext:value-type="string">
            <text:p>FB3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20]&lt;&gt;[.C820];&quot;Diff&quot;;&quot;&quot;)">
            <text:p/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DEC2HEX([.A821]+63488)" office:value-type="string" office:string-value="FB33" calcext:value-type="string">
            <text:p>FB33</text:p>
          </table:table-cell>
          <table:table-cell table:number-columns-repeated="2" office:value-type="string" calcext:value-type="string">
            <text:p>8D</text:p>
          </table:table-cell>
          <table:table-cell table:formula="of:=IF([.D821]&lt;&gt;[.C821];&quot;Diff&quot;;&quot;&quot;)">
            <text:p/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DEC2HEX([.A822]+63488)" office:value-type="string" office:string-value="FB34" calcext:value-type="string">
            <text:p>FB34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[.D822]&lt;&gt;[.C822];&quot;Diff&quot;;&quot;&quot;)">
            <text:p/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DEC2HEX([.A823]+63488)" office:value-type="string" office:string-value="FB35" calcext:value-type="string">
            <text:p>FB3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23]&lt;&gt;[.C823];&quot;Diff&quot;;&quot;&quot;)">
            <text:p/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DEC2HEX([.A824]+63488)" office:value-type="string" office:string-value="FB36" calcext:value-type="string">
            <text:p>FB36</text:p>
          </table:table-cell>
          <table:table-cell table:number-columns-repeated="2" office:value-type="string" calcext:value-type="string">
            <text:p>AD</text:p>
          </table:table-cell>
          <table:table-cell table:formula="of:=IF([.D824]&lt;&gt;[.C824];&quot;Diff&quot;;&quot;&quot;)">
            <text:p/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DEC2HEX([.A825]+63488)" office:value-type="string" office:string-value="FB37" calcext:value-type="string">
            <text:p>FB37</text:p>
          </table:table-cell>
          <table:table-cell table:number-columns-repeated="2" office:value-type="string" calcext:value-type="string">
            <text:p>2C</text:p>
          </table:table-cell>
          <table:table-cell table:formula="of:=IF([.D825]&lt;&gt;[.C825];&quot;Diff&quot;;&quot;&quot;)">
            <text:p/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DEC2HEX([.A826]+63488)" office:value-type="string" office:string-value="FB38" calcext:value-type="string">
            <text:p>FB3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26]&lt;&gt;[.C826];&quot;Diff&quot;;&quot;&quot;)">
            <text:p/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DEC2HEX([.A827]+63488)" office:value-type="string" office:string-value="FB39" calcext:value-type="string">
            <text:p>FB39</text:p>
          </table:table-cell>
          <table:table-cell table:number-columns-repeated="2" office:value-type="string" calcext:value-type="string">
            <text:p>8D</text:p>
          </table:table-cell>
          <table:table-cell table:formula="of:=IF([.D827]&lt;&gt;[.C827];&quot;Diff&quot;;&quot;&quot;)">
            <text:p/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DEC2HEX([.A828]+63488)" office:value-type="string" office:string-value="FB3A" calcext:value-type="string">
            <text:p>FB3A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D828]&lt;&gt;[.C828];&quot;Diff&quot;;&quot;&quot;)">
            <text:p/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DEC2HEX([.A829]+63488)" office:value-type="string" office:string-value="FB3B" calcext:value-type="string">
            <text:p>FB3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29]&lt;&gt;[.C829];&quot;Diff&quot;;&quot;&quot;)">
            <text:p/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DEC2HEX([.A830]+63488)" office:value-type="string" office:string-value="FB3C" calcext:value-type="string">
            <text:p>FB3C</text:p>
          </table:table-cell>
          <table:table-cell table:number-columns-repeated="2" office:value-type="string" calcext:value-type="string">
            <text:p>A2</text:p>
          </table:table-cell>
          <table:table-cell table:formula="of:=IF([.D830]&lt;&gt;[.C830];&quot;Diff&quot;;&quot;&quot;)">
            <text:p/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DEC2HEX([.A831]+63488)" office:value-type="string" office:string-value="FB3D" calcext:value-type="string">
            <text:p>FB3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31]&lt;&gt;[.C831];&quot;Diff&quot;;&quot;&quot;)">
            <text:p/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DEC2HEX([.A832]+63488)" office:value-type="string" office:string-value="FB3E" calcext:value-type="string">
            <text:p>FB3E</text:p>
          </table:table-cell>
          <table:table-cell table:number-columns-repeated="2" office:value-type="string" calcext:value-type="string">
            <text:p>8E</text:p>
          </table:table-cell>
          <table:table-cell table:formula="of:=IF([.D832]&lt;&gt;[.C832];&quot;Diff&quot;;&quot;&quot;)">
            <text:p/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DEC2HEX([.A833]+63488)" office:value-type="string" office:string-value="FB3F" calcext:value-type="string">
            <text:p>FB3F</text:p>
          </table:table-cell>
          <table:table-cell table:number-columns-repeated="2" office:value-type="string" calcext:value-type="string">
            <text:p>2F</text:p>
          </table:table-cell>
          <table:table-cell table:formula="of:=IF([.D833]&lt;&gt;[.C833];&quot;Diff&quot;;&quot;&quot;)">
            <text:p/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DEC2HEX([.A834]+63488)" office:value-type="string" office:string-value="FB40" calcext:value-type="string">
            <text:p>FB4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34]&lt;&gt;[.C834];&quot;Diff&quot;;&quot;&quot;)">
            <text:p/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DEC2HEX([.A835]+63488)" office:value-type="string" office:string-value="FB41" calcext:value-type="string">
            <text:p>FB41</text:p>
          </table:table-cell>
          <table:table-cell table:number-columns-repeated="2" office:value-type="string" calcext:value-type="string">
            <text:p>F0</text:p>
          </table:table-cell>
          <table:table-cell table:formula="of:=IF([.D835]&lt;&gt;[.C835];&quot;Diff&quot;;&quot;&quot;)">
            <text:p/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DEC2HEX([.A836]+63488)" office:value-type="string" office:string-value="FB42" calcext:value-type="string">
            <text:p>FB42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IF([.D836]&lt;&gt;[.C836];&quot;Diff&quot;;&quot;&quot;)">
            <text:p/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DEC2HEX([.A837]+63488)" office:value-type="string" office:string-value="FB43" calcext:value-type="string">
            <text:p>FB43</text:p>
          </table:table-cell>
          <table:table-cell table:number-columns-repeated="2" office:value-type="string" calcext:value-type="string">
            <text:p>4C</text:p>
          </table:table-cell>
          <table:table-cell table:formula="of:=IF([.D837]&lt;&gt;[.C837];&quot;Diff&quot;;&quot;&quot;)">
            <text:p/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DEC2HEX([.A838]+63488)" office:value-type="string" office:string-value="FB44" calcext:value-type="string">
            <text:p>FB44</text:p>
          </table:table-cell>
          <table:table-cell table:number-columns-repeated="2" office:value-type="string" calcext:value-type="string">
            <text:p>D3</text:p>
          </table:table-cell>
          <table:table-cell table:formula="of:=IF([.D838]&lt;&gt;[.C838];&quot;Diff&quot;;&quot;&quot;)">
            <text:p/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DEC2HEX([.A839]+63488)" office:value-type="string" office:string-value="FB45" calcext:value-type="string">
            <text:p>FB45</text:p>
          </table:table-cell>
          <table:table-cell table:number-columns-repeated="2" office:value-type="string" calcext:value-type="string">
            <text:p>FD</text:p>
          </table:table-cell>
          <table:table-cell table:formula="of:=IF([.D839]&lt;&gt;[.C839];&quot;Diff&quot;;&quot;&quot;)">
            <text:p/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DEC2HEX([.A840]+63488)" office:value-type="string" office:string-value="FB46" calcext:value-type="string">
            <text:p>FB46</text:p>
          </table:table-cell>
          <table:table-cell table:number-columns-repeated="2" office:value-type="string" calcext:value-type="string">
            <text:p>2C</text:p>
          </table:table-cell>
          <table:table-cell table:formula="of:=IF([.D840]&lt;&gt;[.C840];&quot;Diff&quot;;&quot;&quot;)">
            <text:p/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DEC2HEX([.A841]+63488)" office:value-type="string" office:string-value="FB47" calcext:value-type="string">
            <text:p>FB4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841]&lt;&gt;[.C841];&quot;Diff&quot;;&quot;&quot;)">
            <text:p/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DEC2HEX([.A842]+63488)" office:value-type="string" office:string-value="FB48" calcext:value-type="string">
            <text:p>FB4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42]&lt;&gt;[.C842];&quot;Diff&quot;;&quot;&quot;)">
            <text:p/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DEC2HEX([.A843]+63488)" office:value-type="string" office:string-value="FB49" calcext:value-type="string">
            <text:p>FB4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843]&lt;&gt;[.C843];&quot;Diff&quot;;&quot;&quot;)">
            <text:p/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DEC2HEX([.A844]+63488)" office:value-type="string" office:string-value="FB4A" calcext:value-type="string">
            <text:p>FB4A</text:p>
          </table:table-cell>
          <table:table-cell table:number-columns-repeated="2" office:value-type="string" calcext:value-type="string">
            <text:p>1D</text:p>
          </table:table-cell>
          <table:table-cell table:formula="of:=IF([.D844]&lt;&gt;[.C844];&quot;Diff&quot;;&quot;&quot;)">
            <text:p/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DEC2HEX([.A845]+63488)" office:value-type="string" office:string-value="FB4B" calcext:value-type="string">
            <text:p>FB4B</text:p>
          </table:table-cell>
          <table:table-cell table:number-columns-repeated="2" office:value-type="string" calcext:value-type="string">
            <text:p>A9</text:p>
          </table:table-cell>
          <table:table-cell table:formula="of:=IF([.D845]&lt;&gt;[.C845];&quot;Diff&quot;;&quot;&quot;)">
            <text:p/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DEC2HEX([.A846]+63488)" office:value-type="string" office:string-value="FB4C" calcext:value-type="string">
            <text:p>FB4C</text:p>
          </table:table-cell>
          <table:table-cell table:number-columns-repeated="2" office:value-type="string" calcext:value-type="string">
            <text:p>FD</text:p>
          </table:table-cell>
          <table:table-cell table:formula="of:=IF([.D846]&lt;&gt;[.C846];&quot;Diff&quot;;&quot;&quot;)">
            <text:p/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DEC2HEX([.A847]+63488)" office:value-type="string" office:string-value="FB4D" calcext:value-type="string">
            <text:p>FB4D</text:p>
          </table:table-cell>
          <table:table-cell table:number-columns-repeated="2" office:value-type="string" calcext:value-type="string">
            <text:p>8D</text:p>
          </table:table-cell>
          <table:table-cell table:formula="of:=IF([.D847]&lt;&gt;[.C847];&quot;Diff&quot;;&quot;&quot;)">
            <text:p/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DEC2HEX([.A848]+63488)" office:value-type="string" office:string-value="FB4E" calcext:value-type="string">
            <text:p>FB4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48]&lt;&gt;[.C848];&quot;Diff&quot;;&quot;&quot;)">
            <text:p/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DEC2HEX([.A849]+63488)" office:value-type="string" office:string-value="FB4F" calcext:value-type="string">
            <text:p>FB4F</text:p>
          </table:table-cell>
          <table:table-cell table:number-columns-repeated="2" office:value-type="string" calcext:value-type="string">
            <text:p>DF</text:p>
          </table:table-cell>
          <table:table-cell table:formula="of:=IF([.D849]&lt;&gt;[.C849];&quot;Diff&quot;;&quot;&quot;)">
            <text:p/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DEC2HEX([.A850]+63488)" office:value-type="string" office:string-value="FB50" calcext:value-type="string">
            <text:p>FB50</text:p>
          </table:table-cell>
          <table:table-cell table:number-columns-repeated="2" office:value-type="string" calcext:value-type="string">
            <text:p>A9</text:p>
          </table:table-cell>
          <table:table-cell table:formula="of:=IF([.D850]&lt;&gt;[.C850];&quot;Diff&quot;;&quot;&quot;)">
            <text:p/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DEC2HEX([.A851]+63488)" office:value-type="string" office:string-value="FB51" calcext:value-type="string">
            <text:p>FB5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851]&lt;&gt;[.C851];&quot;Diff&quot;;&quot;&quot;)">
            <text:p/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DEC2HEX([.A852]+63488)" office:value-type="string" office:string-value="FB52" calcext:value-type="string">
            <text:p>FB52</text:p>
          </table:table-cell>
          <table:table-cell table:number-columns-repeated="2" office:value-type="string" calcext:value-type="string">
            <text:p>2C</text:p>
          </table:table-cell>
          <table:table-cell table:formula="of:=IF([.D852]&lt;&gt;[.C852];&quot;Diff&quot;;&quot;&quot;)">
            <text:p/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DEC2HEX([.A853]+63488)" office:value-type="string" office:string-value="FB53" calcext:value-type="string">
            <text:p>FB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53]&lt;&gt;[.C853];&quot;Diff&quot;;&quot;&quot;)">
            <text:p/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DEC2HEX([.A854]+63488)" office:value-type="string" office:string-value="FB54" calcext:value-type="string">
            <text:p>FB54</text:p>
          </table:table-cell>
          <table:table-cell table:number-columns-repeated="2" office:value-type="string" calcext:value-type="string">
            <text:p>DF</text:p>
          </table:table-cell>
          <table:table-cell table:formula="of:=IF([.D854]&lt;&gt;[.C854];&quot;Diff&quot;;&quot;&quot;)">
            <text:p/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DEC2HEX([.A855]+63488)" office:value-type="string" office:string-value="FB55" calcext:value-type="string">
            <text:p>FB55</text:p>
          </table:table-cell>
          <table:table-cell table:number-columns-repeated="2" office:value-type="string" calcext:value-type="string">
            <text:p>F0</text:p>
          </table:table-cell>
          <table:table-cell table:formula="of:=IF([.D855]&lt;&gt;[.C855];&quot;Diff&quot;;&quot;&quot;)">
            <text:p/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DEC2HEX([.A856]+63488)" office:value-type="string" office:string-value="FB56" calcext:value-type="string">
            <text:p>FB56</text:p>
          </table:table-cell>
          <table:table-cell table:number-columns-repeated="2" office:value-type="string" calcext:value-type="string">
            <text:p>0A</text:p>
          </table:table-cell>
          <table:table-cell table:formula="of:=IF([.D856]&lt;&gt;[.C856];&quot;Diff&quot;;&quot;&quot;)">
            <text:p/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DEC2HEX([.A857]+63488)" office:value-type="string" office:string-value="FB57" calcext:value-type="string">
            <text:p>FB57</text:p>
          </table:table-cell>
          <table:table-cell table:number-columns-repeated="2" office:value-type="string" calcext:value-type="string">
            <text:p>AD</text:p>
          </table:table-cell>
          <table:table-cell table:formula="of:=IF([.D857]&lt;&gt;[.C857];&quot;Diff&quot;;&quot;&quot;)">
            <text:p/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DEC2HEX([.A858]+63488)" office:value-type="string" office:string-value="FB58" calcext:value-type="string">
            <text:p>FB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58]&lt;&gt;[.C858];&quot;Diff&quot;;&quot;&quot;)">
            <text:p/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DEC2HEX([.A859]+63488)" office:value-type="string" office:string-value="FB59" calcext:value-type="string">
            <text:p>FB59</text:p>
          </table:table-cell>
          <table:table-cell table:number-columns-repeated="2" office:value-type="string" calcext:value-type="string">
            <text:p>F0</text:p>
          </table:table-cell>
          <table:table-cell table:formula="of:=IF([.D859]&lt;&gt;[.C859];&quot;Diff&quot;;&quot;&quot;)">
            <text:p/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DEC2HEX([.A860]+63488)" office:value-type="string" office:string-value="FB5A" calcext:value-type="string">
            <text:p>FB5A</text:p>
          </table:table-cell>
          <table:table-cell table:number-columns-repeated="2" office:value-type="string" calcext:value-type="string">
            <text:p>4A</text:p>
          </table:table-cell>
          <table:table-cell table:formula="of:=IF([.D860]&lt;&gt;[.C860];&quot;Diff&quot;;&quot;&quot;)">
            <text:p/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DEC2HEX([.A861]+63488)" office:value-type="string" office:string-value="FB5B" calcext:value-type="string">
            <text:p>FB5B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[.D861]&lt;&gt;[.C861];&quot;Diff&quot;;&quot;&quot;)">
            <text:p/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DEC2HEX([.A862]+63488)" office:value-type="string" office:string-value="FB5C" calcext:value-type="string">
            <text:p>FB5C</text:p>
          </table:table-cell>
          <table:table-cell table:number-columns-repeated="2" office:value-type="string" calcext:value-type="string">
            <text:p>EE</text:p>
          </table:table-cell>
          <table:table-cell table:formula="of:=IF([.D862]&lt;&gt;[.C862];&quot;Diff&quot;;&quot;&quot;)">
            <text:p/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DEC2HEX([.A863]+63488)" office:value-type="string" office:string-value="FB5D" calcext:value-type="string">
            <text:p>FB5D</text:p>
          </table:table-cell>
          <table:table-cell table:number-columns-repeated="2" office:value-type="string" calcext:value-type="string">
            <text:p>AD</text:p>
          </table:table-cell>
          <table:table-cell table:formula="of:=IF([.D863]&lt;&gt;[.C863];&quot;Diff&quot;;&quot;&quot;)">
            <text:p/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DEC2HEX([.A864]+63488)" office:value-type="string" office:string-value="FB5E" calcext:value-type="string">
            <text:p>FB5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64]&lt;&gt;[.C864];&quot;Diff&quot;;&quot;&quot;)">
            <text:p/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DEC2HEX([.A865]+63488)" office:value-type="string" office:string-value="FB5F" calcext:value-type="string">
            <text:p>FB5F</text:p>
          </table:table-cell>
          <table:table-cell table:number-columns-repeated="2" office:value-type="string" calcext:value-type="string">
            <text:p>F0</text:p>
          </table:table-cell>
          <table:table-cell table:formula="of:=IF([.D865]&lt;&gt;[.C865];&quot;Diff&quot;;&quot;&quot;)">
            <text:p/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DEC2HEX([.A866]+63488)" office:value-type="string" office:string-value="FB60" calcext:value-type="string">
            <text:p>FB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866]&lt;&gt;[.C866];&quot;Diff&quot;;&quot;&quot;)">
            <text:p/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DEC2HEX([.A867]+63488)" office:value-type="string" office:string-value="FB61" calcext:value-type="string">
            <text:p>FB61</text:p>
          </table:table-cell>
          <table:table-cell table:number-columns-repeated="2" office:value-type="string" calcext:value-type="string">
            <text:p>A9</text:p>
          </table:table-cell>
          <table:table-cell table:formula="of:=IF([.D867]&lt;&gt;[.C867];&quot;Diff&quot;;&quot;&quot;)">
            <text:p/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DEC2HEX([.A868]+63488)" office:value-type="string" office:string-value="FB62" calcext:value-type="string">
            <text:p>FB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68]&lt;&gt;[.C868];&quot;Diff&quot;;&quot;&quot;)">
            <text:p/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DEC2HEX([.A869]+63488)" office:value-type="string" office:string-value="FB63" calcext:value-type="string">
            <text:p>FB63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869]&lt;&gt;[.C869];&quot;Diff&quot;;&quot;&quot;)">
            <text:p/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DEC2HEX([.A870]+63488)" office:value-type="string" office:string-value="FB64" calcext:value-type="string">
            <text:p>FB64</text:p>
          </table:table-cell>
          <table:table-cell table:number-columns-repeated="2" office:value-type="string" calcext:value-type="string">
            <text:p>FB</text:p>
          </table:table-cell>
          <table:table-cell table:formula="of:=IF([.D870]&lt;&gt;[.C870];&quot;Diff&quot;;&quot;&quot;)">
            <text:p/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DEC2HEX([.A871]+63488)" office:value-type="string" office:string-value="FB65" calcext:value-type="string">
            <text:p>FB65</text:p>
          </table:table-cell>
          <table:table-cell table:number-columns-repeated="2" office:value-type="string" calcext:value-type="string">
            <text:p>8D</text:p>
          </table:table-cell>
          <table:table-cell table:formula="of:=IF([.D871]&lt;&gt;[.C871];&quot;Diff&quot;;&quot;&quot;)">
            <text:p/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DEC2HEX([.A872]+63488)" office:value-type="string" office:string-value="FB66" calcext:value-type="string">
            <text:p>FB6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872]&lt;&gt;[.C872];&quot;Diff&quot;;&quot;&quot;)">
            <text:p/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DEC2HEX([.A873]+63488)" office:value-type="string" office:string-value="FB67" calcext:value-type="string">
            <text:p>FB6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73]&lt;&gt;[.C873];&quot;Diff&quot;;&quot;&quot;)">
            <text:p/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DEC2HEX([.A874]+63488)" office:value-type="string" office:string-value="FB68" calcext:value-type="string">
            <text:p>FB68</text:p>
          </table:table-cell>
          <table:table-cell table:number-columns-repeated="2" office:value-type="string" calcext:value-type="string">
            <text:p>4C</text:p>
          </table:table-cell>
          <table:table-cell table:formula="of:=IF([.D874]&lt;&gt;[.C874];&quot;Diff&quot;;&quot;&quot;)">
            <text:p/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DEC2HEX([.A875]+63488)" office:value-type="string" office:string-value="FB69" calcext:value-type="string">
            <text:p>FB69</text:p>
          </table:table-cell>
          <table:table-cell table:number-columns-repeated="2" office:value-type="string" calcext:value-type="string">
            <text:p>BD</text:p>
          </table:table-cell>
          <table:table-cell table:formula="of:=IF([.D875]&lt;&gt;[.C875];&quot;Diff&quot;;&quot;&quot;)">
            <text:p/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DEC2HEX([.A876]+63488)" office:value-type="string" office:string-value="FB6A" calcext:value-type="string">
            <text:p>FB6A</text:p>
          </table:table-cell>
          <table:table-cell table:number-columns-repeated="2" office:value-type="string" calcext:value-type="string">
            <text:p>FA</text:p>
          </table:table-cell>
          <table:table-cell table:formula="of:=IF([.D876]&lt;&gt;[.C876];&quot;Diff&quot;;&quot;&quot;)">
            <text:p/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DEC2HEX([.A877]+63488)" office:value-type="string" office:string-value="FB6B" calcext:value-type="string">
            <text:p>FB6B</text:p>
          </table:table-cell>
          <table:table-cell table:number-columns-repeated="2" office:value-type="string" calcext:value-type="string">
            <text:p>AE</text:p>
          </table:table-cell>
          <table:table-cell table:formula="of:=IF([.D877]&lt;&gt;[.C877];&quot;Diff&quot;;&quot;&quot;)">
            <text:p/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DEC2HEX([.A878]+63488)" office:value-type="string" office:string-value="FB6C" calcext:value-type="string">
            <text:p>FB6C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D878]&lt;&gt;[.C878];&quot;Diff&quot;;&quot;&quot;)">
            <text:p/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DEC2HEX([.A879]+63488)" office:value-type="string" office:string-value="FB6D" calcext:value-type="string">
            <text:p>FB6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79]&lt;&gt;[.C879];&quot;Diff&quot;;&quot;&quot;)">
            <text:p/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DEC2HEX([.A880]+63488)" office:value-type="string" office:string-value="FB6E" calcext:value-type="string">
            <text:p>FB6E</text:p>
          </table:table-cell>
          <table:table-cell table:number-columns-repeated="2" office:value-type="string" calcext:value-type="string">
            <text:p>EC</text:p>
          </table:table-cell>
          <table:table-cell table:formula="of:=IF([.D880]&lt;&gt;[.C880];&quot;Diff&quot;;&quot;&quot;)">
            <text:p/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DEC2HEX([.A881]+63488)" office:value-type="string" office:string-value="FB6F" calcext:value-type="string">
            <text:p>FB6F</text:p>
          </table:table-cell>
          <table:table-cell table:number-columns-repeated="2" office:value-type="string" calcext:value-type="string">
            <text:p>2F</text:p>
          </table:table-cell>
          <table:table-cell table:formula="of:=IF([.D881]&lt;&gt;[.C881];&quot;Diff&quot;;&quot;&quot;)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DEC2HEX([.A882]+63488)" office:value-type="string" office:string-value="FB70" calcext:value-type="string">
            <text:p>FB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82]&lt;&gt;[.C882];&quot;Diff&quot;;&quot;&quot;)">
            <text:p/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DEC2HEX([.A883]+63488)" office:value-type="string" office:string-value="FB71" calcext:value-type="string">
            <text:p>FB71</text:p>
          </table:table-cell>
          <table:table-cell table:number-columns-repeated="2" office:value-type="string" calcext:value-type="string">
            <text:p>F0</text:p>
          </table:table-cell>
          <table:table-cell table:formula="of:=IF([.D883]&lt;&gt;[.C883];&quot;Diff&quot;;&quot;&quot;)">
            <text:p/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DEC2HEX([.A884]+63488)" office:value-type="string" office:string-value="FB72" calcext:value-type="string">
            <text:p>FB7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884]&lt;&gt;[.C884];&quot;Diff&quot;;&quot;&quot;)">
            <text:p/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DEC2HEX([.A885]+63488)" office:value-type="string" office:string-value="FB73" calcext:value-type="string">
            <text:p>FB73</text:p>
          </table:table-cell>
          <table:table-cell table:number-columns-repeated="2" office:value-type="string" calcext:value-type="string">
            <text:p>EE</text:p>
          </table:table-cell>
          <table:table-cell table:formula="of:=IF([.D885]&lt;&gt;[.C885];&quot;Diff&quot;;&quot;&quot;)">
            <text:p/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DEC2HEX([.A886]+63488)" office:value-type="string" office:string-value="FB74" calcext:value-type="string">
            <text:p>FB74</text:p>
          </table:table-cell>
          <table:table-cell table:number-columns-repeated="2" office:value-type="string" calcext:value-type="string">
            <text:p>2F</text:p>
          </table:table-cell>
          <table:table-cell table:formula="of:=IF([.D886]&lt;&gt;[.C886];&quot;Diff&quot;;&quot;&quot;)">
            <text:p/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DEC2HEX([.A887]+63488)" office:value-type="string" office:string-value="FB75" calcext:value-type="string">
            <text:p>FB7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87]&lt;&gt;[.C887];&quot;Diff&quot;;&quot;&quot;)">
            <text:p/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DEC2HEX([.A888]+63488)" office:value-type="string" office:string-value="FB76" calcext:value-type="string">
            <text:p>FB76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888]&lt;&gt;[.C888];&quot;Diff&quot;;&quot;&quot;)">
            <text:p/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DEC2HEX([.A889]+63488)" office:value-type="string" office:string-value="FB77" calcext:value-type="string">
            <text:p>FB77</text:p>
          </table:table-cell>
          <table:table-cell table:number-columns-repeated="2" office:value-type="string" calcext:value-type="string">
            <text:p>A2</text:p>
          </table:table-cell>
          <table:table-cell table:formula="of:=IF([.D889]&lt;&gt;[.C889];&quot;Diff&quot;;&quot;&quot;)">
            <text:p/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DEC2HEX([.A890]+63488)" office:value-type="string" office:string-value="FB78" calcext:value-type="string">
            <text:p>FB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90]&lt;&gt;[.C890];&quot;Diff&quot;;&quot;&quot;)">
            <text:p/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DEC2HEX([.A891]+63488)" office:value-type="string" office:string-value="FB79" calcext:value-type="string">
            <text:p>FB79</text:p>
          </table:table-cell>
          <table:table-cell table:number-columns-repeated="2" office:value-type="string" calcext:value-type="string">
            <text:p>8E</text:p>
          </table:table-cell>
          <table:table-cell table:formula="of:=IF([.D891]&lt;&gt;[.C891];&quot;Diff&quot;;&quot;&quot;)">
            <text:p/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DEC2HEX([.A892]+63488)" office:value-type="string" office:string-value="FB7A" calcext:value-type="string">
            <text:p>FB7A</text:p>
          </table:table-cell>
          <table:table-cell table:number-columns-repeated="2" office:value-type="string" calcext:value-type="string">
            <text:p>2F</text:p>
          </table:table-cell>
          <table:table-cell table:formula="of:=IF([.D892]&lt;&gt;[.C892];&quot;Diff&quot;;&quot;&quot;)">
            <text:p/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DEC2HEX([.A893]+63488)" office:value-type="string" office:string-value="FB7B" calcext:value-type="string">
            <text:p>FB7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93]&lt;&gt;[.C893];&quot;Diff&quot;;&quot;&quot;)">
            <text:p/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DEC2HEX([.A894]+63488)" office:value-type="string" office:string-value="FB7C" calcext:value-type="string">
            <text:p>FB7C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D894]&lt;&gt;[.C894];&quot;Diff&quot;;&quot;&quot;)">
            <text:p/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DEC2HEX([.A895]+63488)" office:value-type="string" office:string-value="FB7D" calcext:value-type="string">
            <text:p>FB7D</text:p>
          </table:table-cell>
          <table:table-cell table:number-columns-repeated="2" office:value-type="string" calcext:value-type="string">
            <text:p>AD</text:p>
          </table:table-cell>
          <table:table-cell table:formula="of:=IF([.D895]&lt;&gt;[.C895];&quot;Diff&quot;;&quot;&quot;)">
            <text:p/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DEC2HEX([.A896]+63488)" office:value-type="string" office:string-value="FB7E" calcext:value-type="string">
            <text:p>FB7E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[.D896]&lt;&gt;[.C896];&quot;Diff&quot;;&quot;&quot;)">
            <text:p/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DEC2HEX([.A897]+63488)" office:value-type="string" office:string-value="FB7F" calcext:value-type="string">
            <text:p>FB7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97]&lt;&gt;[.C897];&quot;Diff&quot;;&quot;&quot;)">
            <text:p/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DEC2HEX([.A898]+63488)" office:value-type="string" office:string-value="FB80" calcext:value-type="string">
            <text:p>FB80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D898]&lt;&gt;[.C898];&quot;Diff&quot;;&quot;&quot;)">
            <text:p/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DEC2HEX([.A899]+63488)" office:value-type="string" office:string-value="FB81" calcext:value-type="string">
            <text:p>FB81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D899]&lt;&gt;[.C899];&quot;Diff&quot;;&quot;&quot;)">
            <text:p/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DEC2HEX([.A900]+63488)" office:value-type="string" office:string-value="FB82" calcext:value-type="string">
            <text:p>FB82</text:p>
          </table:table-cell>
          <table:table-cell table:number-columns-repeated="2" office:value-type="string" calcext:value-type="string">
            <text:p>8D</text:p>
          </table:table-cell>
          <table:table-cell table:formula="of:=IF([.D900]&lt;&gt;[.C900];&quot;Diff&quot;;&quot;&quot;)">
            <text:p/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DEC2HEX([.A901]+63488)" office:value-type="string" office:string-value="FB83" calcext:value-type="string">
            <text:p>FB8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[.D901]&lt;&gt;[.C901];&quot;Diff&quot;;&quot;&quot;)">
            <text:p/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DEC2HEX([.A902]+63488)" office:value-type="string" office:string-value="FB84" calcext:value-type="string">
            <text:p>FB8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02]&lt;&gt;[.C902];&quot;Diff&quot;;&quot;&quot;)">
            <text:p/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DEC2HEX([.A903]+63488)" office:value-type="string" office:string-value="FB85" calcext:value-type="string">
            <text:p>FB85</text:p>
          </table:table-cell>
          <table:table-cell table:number-columns-repeated="2" office:value-type="string" calcext:value-type="string">
            <text:p>AD</text:p>
          </table:table-cell>
          <table:table-cell table:formula="of:=IF([.D903]&lt;&gt;[.C903];&quot;Diff&quot;;&quot;&quot;)">
            <text:p/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DEC2HEX([.A904]+63488)" office:value-type="string" office:string-value="FB86" calcext:value-type="string">
            <text:p>FB86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D904]&lt;&gt;[.C904];&quot;Diff&quot;;&quot;&quot;)">
            <text:p/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DEC2HEX([.A905]+63488)" office:value-type="string" office:string-value="FB87" calcext:value-type="string">
            <text:p>FB8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05]&lt;&gt;[.C905];&quot;Diff&quot;;&quot;&quot;)">
            <text:p/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DEC2HEX([.A906]+63488)" office:value-type="string" office:string-value="FB88" calcext:value-type="string">
            <text:p>FB88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D906]&lt;&gt;[.C906];&quot;Diff&quot;;&quot;&quot;)">
            <text:p/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DEC2HEX([.A907]+63488)" office:value-type="string" office:string-value="FB89" calcext:value-type="string">
            <text:p>FB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07]&lt;&gt;[.C907];&quot;Diff&quot;;&quot;&quot;)">
            <text:p/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DEC2HEX([.A908]+63488)" office:value-type="string" office:string-value="FB8A" calcext:value-type="string">
            <text:p>FB8A</text:p>
          </table:table-cell>
          <table:table-cell table:number-columns-repeated="2" office:value-type="string" calcext:value-type="string">
            <text:p>C9</text:p>
          </table:table-cell>
          <table:table-cell table:formula="of:=IF([.D908]&lt;&gt;[.C908];&quot;Diff&quot;;&quot;&quot;)">
            <text:p/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DEC2HEX([.A909]+63488)" office:value-type="string" office:string-value="FB8B" calcext:value-type="string">
            <text:p>FB8B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D4</text:p>
          </table:table-cell>
          <table:table-cell table:formula="of:=IF([.D909]&lt;&gt;[.C909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DEC2HEX([.A910]+63488)" office:value-type="string" office:string-value="FB8C" calcext:value-type="string">
            <text:p>FB8C</text:p>
          </table:table-cell>
          <table:table-cell table:number-columns-repeated="2" office:value-type="string" calcext:value-type="string">
            <text:p>D0</text:p>
          </table:table-cell>
          <table:table-cell table:formula="of:=IF([.D910]&lt;&gt;[.C910];&quot;Diff&quot;;&quot;&quot;)">
            <text:p/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DEC2HEX([.A911]+63488)" office:value-type="string" office:string-value="FB8D" calcext:value-type="string">
            <text:p>FB8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11]&lt;&gt;[.C911];&quot;Diff&quot;;&quot;&quot;)">
            <text:p/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DEC2HEX([.A912]+63488)" office:value-type="string" office:string-value="FB8E" calcext:value-type="string">
            <text:p>FB8E</text:p>
          </table:table-cell>
          <table:table-cell table:number-columns-repeated="2" office:value-type="string" calcext:value-type="string">
            <text:p>A9</text:p>
          </table:table-cell>
          <table:table-cell table:formula="of:=IF([.D912]&lt;&gt;[.C912];&quot;Diff&quot;;&quot;&quot;)">
            <text:p/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DEC2HEX([.A913]+63488)" office:value-type="string" office:string-value="FB8F" calcext:value-type="string">
            <text:p>FB8F</text:p>
          </table:table-cell>
          <table:table-cell table:number-columns-repeated="2" office:value-type="string" calcext:value-type="string">
            <text:p>D0</text:p>
          </table:table-cell>
          <table:table-cell table:formula="of:=IF([.D913]&lt;&gt;[.C913];&quot;Diff&quot;;&quot;&quot;)">
            <text:p/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DEC2HEX([.A914]+63488)" office:value-type="string" office:string-value="FB90" calcext:value-type="string">
            <text:p>FB90</text:p>
          </table:table-cell>
          <table:table-cell table:number-columns-repeated="2" office:value-type="string" calcext:value-type="string">
            <text:p>8D</text:p>
          </table:table-cell>
          <table:table-cell table:formula="of:=IF([.D914]&lt;&gt;[.C914];&quot;Diff&quot;;&quot;&quot;)">
            <text:p/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DEC2HEX([.A915]+63488)" office:value-type="string" office:string-value="FB91" calcext:value-type="string">
            <text:p>FB91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D915]&lt;&gt;[.C915];&quot;Diff&quot;;&quot;&quot;)">
            <text:p/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DEC2HEX([.A916]+63488)" office:value-type="string" office:string-value="FB92" calcext:value-type="string">
            <text:p>FB9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16]&lt;&gt;[.C916];&quot;Diff&quot;;&quot;&quot;)">
            <text:p/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DEC2HEX([.A917]+63488)" office:value-type="string" office:string-value="FB93" calcext:value-type="string">
            <text:p>FB93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917]&lt;&gt;[.C917];&quot;Diff&quot;;&quot;&quot;)">
            <text:p/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DEC2HEX([.A918]+63488)" office:value-type="string" office:string-value="FB94" calcext:value-type="string">
            <text:p>FB94</text:p>
          </table:table-cell>
          <table:table-cell table:number-columns-repeated="2" office:value-type="string" calcext:value-type="string">
            <text:p>AD</text:p>
          </table:table-cell>
          <table:table-cell table:formula="of:=IF([.D918]&lt;&gt;[.C918];&quot;Diff&quot;;&quot;&quot;)">
            <text:p/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DEC2HEX([.A919]+63488)" office:value-type="string" office:string-value="FB95" calcext:value-type="string">
            <text:p>FB95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[.D919]&lt;&gt;[.C919];&quot;Diff&quot;;&quot;&quot;)">
            <text:p/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DEC2HEX([.A920]+63488)" office:value-type="string" office:string-value="FB96" calcext:value-type="string">
            <text:p>FB9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20]&lt;&gt;[.C920];&quot;Diff&quot;;&quot;&quot;)">
            <text:p/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DEC2HEX([.A921]+63488)" office:value-type="string" office:string-value="FB97" calcext:value-type="string">
            <text:p>FB97</text:p>
          </table:table-cell>
          <table:table-cell table:number-columns-repeated="2" office:value-type="string" calcext:value-type="string">
            <text:p>D0</text:p>
          </table:table-cell>
          <table:table-cell table:formula="of:=IF([.D921]&lt;&gt;[.C921];&quot;Diff&quot;;&quot;&quot;)">
            <text:p/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DEC2HEX([.A922]+63488)" office:value-type="string" office:string-value="FB98" calcext:value-type="string">
            <text:p>FB98</text:p>
          </table:table-cell>
          <table:table-cell table:number-columns-repeated="2" office:value-type="string" calcext:value-type="string">
            <text:p>FA</text:p>
          </table:table-cell>
          <table:table-cell table:formula="of:=IF([.D922]&lt;&gt;[.C922];&quot;Diff&quot;;&quot;&quot;)">
            <text:p/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DEC2HEX([.A923]+63488)" office:value-type="string" office:string-value="FB99" calcext:value-type="string">
            <text:p>FB99</text:p>
          </table:table-cell>
          <table:table-cell table:number-columns-repeated="2" office:value-type="string" calcext:value-type="string">
            <text:p>A9</text:p>
          </table:table-cell>
          <table:table-cell table:formula="of:=IF([.D923]&lt;&gt;[.C923];&quot;Diff&quot;;&quot;&quot;)">
            <text:p/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DEC2HEX([.A924]+63488)" office:value-type="string" office:string-value="FB9A" calcext:value-type="string">
            <text:p>FB9A</text:p>
          </table:table-cell>
          <table:table-cell table:number-columns-repeated="2" office:value-type="string" calcext:value-type="string">
            <text:p>FE</text:p>
          </table:table-cell>
          <table:table-cell table:formula="of:=IF([.D924]&lt;&gt;[.C924];&quot;Diff&quot;;&quot;&quot;)">
            <text:p/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DEC2HEX([.A925]+63488)" office:value-type="string" office:string-value="FB9B" calcext:value-type="string">
            <text:p>FB9B</text:p>
          </table:table-cell>
          <table:table-cell table:number-columns-repeated="2" office:value-type="string" calcext:value-type="string">
            <text:p>8D</text:p>
          </table:table-cell>
          <table:table-cell table:formula="of:=IF([.D925]&lt;&gt;[.C925];&quot;Diff&quot;;&quot;&quot;)">
            <text:p/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DEC2HEX([.A926]+63488)" office:value-type="string" office:string-value="FB9C" calcext:value-type="string">
            <text:p>FB9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26]&lt;&gt;[.C926];&quot;Diff&quot;;&quot;&quot;)">
            <text:p/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DEC2HEX([.A927]+63488)" office:value-type="string" office:string-value="FB9D" calcext:value-type="string">
            <text:p>FB9D</text:p>
          </table:table-cell>
          <table:table-cell table:number-columns-repeated="2" office:value-type="string" calcext:value-type="string">
            <text:p>DF</text:p>
          </table:table-cell>
          <table:table-cell table:formula="of:=IF([.D927]&lt;&gt;[.C927];&quot;Diff&quot;;&quot;&quot;)">
            <text:p/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DEC2HEX([.A928]+63488)" office:value-type="string" office:string-value="FB9E" calcext:value-type="string">
            <text:p>FB9E</text:p>
          </table:table-cell>
          <table:table-cell table:number-columns-repeated="2" office:value-type="string" calcext:value-type="string">
            <text:p>2C</text:p>
          </table:table-cell>
          <table:table-cell table:formula="of:=IF([.D928]&lt;&gt;[.C928];&quot;Diff&quot;;&quot;&quot;)">
            <text:p/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DEC2HEX([.A929]+63488)" office:value-type="string" office:string-value="FB9F" calcext:value-type="string">
            <text:p>FB9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29]&lt;&gt;[.C929];&quot;Diff&quot;;&quot;&quot;)">
            <text:p/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DEC2HEX([.A930]+63488)" office:value-type="string" office:string-value="FBA0" calcext:value-type="string">
            <text:p>FBA0</text:p>
          </table:table-cell>
          <table:table-cell table:number-columns-repeated="2" office:value-type="string" calcext:value-type="string">
            <text:p>DF</text:p>
          </table:table-cell>
          <table:table-cell table:formula="of:=IF([.D930]&lt;&gt;[.C930];&quot;Diff&quot;;&quot;&quot;)">
            <text:p/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DEC2HEX([.A931]+63488)" office:value-type="string" office:string-value="FBA1" calcext:value-type="string">
            <text:p>FBA1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D931]&lt;&gt;[.C931];&quot;Diff&quot;;&quot;&quot;)">
            <text:p/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DEC2HEX([.A932]+63488)" office:value-type="string" office:string-value="FBA2" calcext:value-type="string">
            <text:p>FBA2</text:p>
          </table:table-cell>
          <table:table-cell table:number-columns-repeated="2" office:value-type="string" calcext:value-type="string">
            <text:p>F0</text:p>
          </table:table-cell>
          <table:table-cell table:formula="of:=IF([.D932]&lt;&gt;[.C932];&quot;Diff&quot;;&quot;&quot;)">
            <text:p/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DEC2HEX([.A933]+63488)" office:value-type="string" office:string-value="FBA3" calcext:value-type="string">
            <text:p>FBA3</text:p>
          </table:table-cell>
          <table:table-cell table:number-columns-repeated="2" office:value-type="string" calcext:value-type="string">
            <text:p>A9</text:p>
          </table:table-cell>
          <table:table-cell table:formula="of:=IF([.D933]&lt;&gt;[.C933];&quot;Diff&quot;;&quot;&quot;)">
            <text:p/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DEC2HEX([.A934]+63488)" office:value-type="string" office:string-value="FBA4" calcext:value-type="string">
            <text:p>FBA4</text:p>
          </table:table-cell>
          <table:table-cell table:number-columns-repeated="2" office:value-type="string" calcext:value-type="string">
            <text:p>FB</text:p>
          </table:table-cell>
          <table:table-cell table:formula="of:=IF([.D934]&lt;&gt;[.C934];&quot;Diff&quot;;&quot;&quot;)">
            <text:p/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DEC2HEX([.A935]+63488)" office:value-type="string" office:string-value="FBA5" calcext:value-type="string">
            <text:p>FBA5</text:p>
          </table:table-cell>
          <table:table-cell table:number-columns-repeated="2" office:value-type="string" calcext:value-type="string">
            <text:p>8D</text:p>
          </table:table-cell>
          <table:table-cell table:formula="of:=IF([.D935]&lt;&gt;[.C935];&quot;Diff&quot;;&quot;&quot;)">
            <text:p/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DEC2HEX([.A936]+63488)" office:value-type="string" office:string-value="FBA6" calcext:value-type="string">
            <text:p>FBA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36]&lt;&gt;[.C936];&quot;Diff&quot;;&quot;&quot;)">
            <text:p/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DEC2HEX([.A937]+63488)" office:value-type="string" office:string-value="FBA7" calcext:value-type="string">
            <text:p>FBA7</text:p>
          </table:table-cell>
          <table:table-cell table:number-columns-repeated="2" office:value-type="string" calcext:value-type="string">
            <text:p>DF</text:p>
          </table:table-cell>
          <table:table-cell table:formula="of:=IF([.D937]&lt;&gt;[.C937];&quot;Diff&quot;;&quot;&quot;)">
            <text:p/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DEC2HEX([.A938]+63488)" office:value-type="string" office:string-value="FBA8" calcext:value-type="string">
            <text:p>FBA8</text:p>
          </table:table-cell>
          <table:table-cell table:number-columns-repeated="2" office:value-type="string" calcext:value-type="string">
            <text:p>2C</text:p>
          </table:table-cell>
          <table:table-cell table:formula="of:=IF([.D938]&lt;&gt;[.C938];&quot;Diff&quot;;&quot;&quot;)">
            <text:p/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DEC2HEX([.A939]+63488)" office:value-type="string" office:string-value="FBA9" calcext:value-type="string">
            <text:p>FBA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39]&lt;&gt;[.C939];&quot;Diff&quot;;&quot;&quot;)">
            <text:p/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DEC2HEX([.A940]+63488)" office:value-type="string" office:string-value="FBAA" calcext:value-type="string">
            <text:p>FBAA</text:p>
          </table:table-cell>
          <table:table-cell table:number-columns-repeated="2" office:value-type="string" calcext:value-type="string">
            <text:p>DF</text:p>
          </table:table-cell>
          <table:table-cell table:formula="of:=IF([.D940]&lt;&gt;[.C940];&quot;Diff&quot;;&quot;&quot;)">
            <text:p/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DEC2HEX([.A941]+63488)" office:value-type="string" office:string-value="FBAB" calcext:value-type="string">
            <text:p>FBAB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D941]&lt;&gt;[.C941];&quot;Diff&quot;;&quot;&quot;)">
            <text:p/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DEC2HEX([.A942]+63488)" office:value-type="string" office:string-value="FBAC" calcext:value-type="string">
            <text:p>FBAC</text:p>
          </table:table-cell>
          <table:table-cell table:number-columns-repeated="2" office:value-type="string" calcext:value-type="string">
            <text:p>E6</text:p>
          </table:table-cell>
          <table:table-cell table:formula="of:=IF([.D942]&lt;&gt;[.C942];&quot;Diff&quot;;&quot;&quot;)">
            <text:p/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DEC2HEX([.A943]+63488)" office:value-type="string" office:string-value="FBAD" calcext:value-type="string">
            <text:p>FBAD</text:p>
          </table:table-cell>
          <table:table-cell table:number-columns-repeated="2" office:value-type="string" calcext:value-type="string">
            <text:p>A9</text:p>
          </table:table-cell>
          <table:table-cell table:formula="of:=IF([.D943]&lt;&gt;[.C943];&quot;Diff&quot;;&quot;&quot;)">
            <text:p/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DEC2HEX([.A944]+63488)" office:value-type="string" office:string-value="FBAE" calcext:value-type="string">
            <text:p>FBA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944]&lt;&gt;[.C944];&quot;Diff&quot;;&quot;&quot;)">
            <text:p/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DEC2HEX([.A945]+63488)" office:value-type="string" office:string-value="FBAF" calcext:value-type="string">
            <text:p>FBAF</text:p>
          </table:table-cell>
          <table:table-cell table:number-columns-repeated="2" office:value-type="string" calcext:value-type="string">
            <text:p>4C</text:p>
          </table:table-cell>
          <table:table-cell table:formula="of:=IF([.D945]&lt;&gt;[.C945];&quot;Diff&quot;;&quot;&quot;)">
            <text:p/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DEC2HEX([.A946]+63488)" office:value-type="string" office:string-value="FBB0" calcext:value-type="string">
            <text:p>FBB0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IF([.D946]&lt;&gt;[.C946];&quot;Diff&quot;;&quot;&quot;)">
            <text:p/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DEC2HEX([.A947]+63488)" office:value-type="string" office:string-value="FBB1" calcext:value-type="string">
            <text:p>FBB1</text:p>
          </table:table-cell>
          <table:table-cell table:number-columns-repeated="2" office:value-type="string" calcext:value-type="string">
            <text:p>A6</text:p>
          </table:table-cell>
          <table:table-cell table:formula="of:=IF([.D947]&lt;&gt;[.C947];&quot;Diff&quot;;&quot;&quot;)">
            <text:p/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DEC2HEX([.A948]+63488)" office:value-type="string" office:string-value="FBB2" calcext:value-type="string">
            <text:p>FBB2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IF([.D948]&lt;&gt;[.C948];&quot;Diff&quot;;&quot;&quot;)">
            <text:p/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DEC2HEX([.A949]+63488)" office:value-type="string" office:string-value="FBB3" calcext:value-type="string">
            <text:p>FBB3</text:p>
          </table:table-cell>
          <table:table-cell table:number-columns-repeated="2" office:value-type="string" calcext:value-type="string">
            <text:p>FB</text:p>
          </table:table-cell>
          <table:table-cell table:formula="of:=IF([.D949]&lt;&gt;[.C949];&quot;Diff&quot;;&quot;&quot;)">
            <text:p/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DEC2HEX([.A950]+63488)" office:value-type="string" office:string-value="FBB4" calcext:value-type="string">
            <text:p>FBB4</text:p>
          </table:table-cell>
          <table:table-cell table:number-columns-repeated="2" office:value-type="string" calcext:value-type="string">
            <text:p>9B</text:p>
          </table:table-cell>
          <table:table-cell table:formula="of:=IF([.D950]&lt;&gt;[.C950];&quot;Diff&quot;;&quot;&quot;)">
            <text:p/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DEC2HEX([.A951]+63488)" office:value-type="string" office:string-value="FBB5" calcext:value-type="string">
            <text:p>FBB5</text:p>
          </table:table-cell>
          <table:table-cell table:number-columns-repeated="2" office:value-type="string" calcext:value-type="string">
            <text:p>FF</text:p>
          </table:table-cell>
          <table:table-cell table:formula="of:=IF([.D951]&lt;&gt;[.C951];&quot;Diff&quot;;&quot;&quot;)">
            <text:p/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DEC2HEX([.A952]+63488)" office:value-type="string" office:string-value="FBB6" calcext:value-type="string">
            <text:p>FBB6</text:p>
          </table:table-cell>
          <table:table-cell table:number-columns-repeated="2" office:value-type="float" office:value="94" calcext:value-type="float">
            <text:p>94</text:p>
          </table:table-cell>
          <table:table-cell table:formula="of:=IF([.D952]&lt;&gt;[.C952];&quot;Diff&quot;;&quot;&quot;)">
            <text:p/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DEC2HEX([.A953]+63488)" office:value-type="string" office:string-value="FBB7" calcext:value-type="string">
            <text:p>FBB7</text:p>
          </table:table-cell>
          <table:table-cell table:number-columns-repeated="2" office:value-type="string" calcext:value-type="string">
            <text:p>FB</text:p>
          </table:table-cell>
          <table:table-cell table:formula="of:=IF([.D953]&lt;&gt;[.C953];&quot;Diff&quot;;&quot;&quot;)">
            <text:p/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DEC2HEX([.A954]+63488)" office:value-type="string" office:string-value="FBB8" calcext:value-type="string">
            <text:p>FBB8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D954]&lt;&gt;[.C954];&quot;Diff&quot;;&quot;&quot;)">
            <text:p/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DEC2HEX([.A955]+63488)" office:value-type="string" office:string-value="FBB9" calcext:value-type="string">
            <text:p>FBB9</text:p>
          </table:table-cell>
          <table:table-cell table:number-columns-repeated="2" office:value-type="string" calcext:value-type="string">
            <text:p>FE</text:p>
          </table:table-cell>
          <table:table-cell table:formula="of:=IF([.D955]&lt;&gt;[.C955];&quot;Diff&quot;;&quot;&quot;)">
            <text:p/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DEC2HEX([.A956]+63488)" office:value-type="string" office:string-value="FBBA" calcext:value-type="string">
            <text:p>FBBA</text:p>
          </table:table-cell>
          <table:table-cell table:number-columns-repeated="2" office:value-type="string" calcext:value-type="string">
            <text:p>7B</text:p>
          </table:table-cell>
          <table:table-cell table:formula="of:=IF([.D956]&lt;&gt;[.C956];&quot;Diff&quot;;&quot;&quot;)">
            <text:p/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DEC2HEX([.A957]+63488)" office:value-type="string" office:string-value="FBBB" calcext:value-type="string">
            <text:p>FBBB</text:p>
          </table:table-cell>
          <table:table-cell table:number-columns-repeated="2" office:value-type="string" calcext:value-type="string">
            <text:p>FE</text:p>
          </table:table-cell>
          <table:table-cell table:formula="of:=IF([.D957]&lt;&gt;[.C957];&quot;Diff&quot;;&quot;&quot;)">
            <text:p/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DEC2HEX([.A958]+63488)" office:value-type="string" office:string-value="FBBC" calcext:value-type="string">
            <text:p>FBBC</text:p>
          </table:table-cell>
          <table:table-cell table:style-name="ce1" office:value-type="string" calcext:value-type="string">
            <text:p>3F</text:p>
          </table:table-cell>
          <table:table-cell table:style-name="ce1" office:value-type="string" calcext:value-type="string">
            <text:p>2F</text:p>
          </table:table-cell>
          <table:table-cell table:formula="of:=IF([.D958]&lt;&gt;[.C958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DEC2HEX([.A959]+63488)" office:value-type="string" office:string-value="FBBD" calcext:value-type="string">
            <text:p>FBBD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C</text:p>
          </table:table-cell>
          <table:table-cell table:formula="of:=IF([.D959]&lt;&gt;[.C959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DEC2HEX([.A960]+63488)" office:value-type="string" office:string-value="FBBE" calcext:value-type="string">
            <text:p>FBBE</text:p>
          </table:table-cell>
          <table:table-cell table:number-columns-repeated="2" office:value-type="string" calcext:value-type="string">
            <text:p>D0</text:p>
          </table:table-cell>
          <table:table-cell table:formula="of:=IF([.D960]&lt;&gt;[.C960];&quot;Diff&quot;;&quot;&quot;)">
            <text:p/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DEC2HEX([.A961]+63488)" office:value-type="string" office:string-value="FBBF" calcext:value-type="string">
            <text:p>FBBF</text:p>
          </table:table-cell>
          <table:table-cell table:number-columns-repeated="2" office:value-type="string" calcext:value-type="string">
            <text:p>CC</text:p>
          </table:table-cell>
          <table:table-cell table:formula="of:=IF([.D961]&lt;&gt;[.C961];&quot;Diff&quot;;&quot;&quot;)">
            <text:p/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DEC2HEX([.A962]+63488)" office:value-type="string" office:string-value="FBC0" calcext:value-type="string">
            <text:p>FBC0</text:p>
          </table:table-cell>
          <table:table-cell table:number-columns-repeated="2" office:value-type="string" calcext:value-type="string">
            <text:p>D3</text:p>
          </table:table-cell>
          <table:table-cell table:formula="of:=IF([.D962]&lt;&gt;[.C962];&quot;Diff&quot;;&quot;&quot;)">
            <text:p/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DEC2HEX([.A963]+63488)" office:value-type="string" office:string-value="FBC1" calcext:value-type="string">
            <text:p>FBC1</text:p>
          </table:table-cell>
          <table:table-cell table:number-columns-repeated="2" office:value-type="string" calcext:value-type="string">
            <text:p>BD</text:p>
          </table:table-cell>
          <table:table-cell table:formula="of:=IF([.D963]&lt;&gt;[.C963];&quot;Diff&quot;;&quot;&quot;)">
            <text:p/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DEC2HEX([.A964]+63488)" office:value-type="string" office:string-value="FBC2" calcext:value-type="string">
            <text:p>FBC2</text:p>
          </table:table-cell>
          <table:table-cell table:number-columns-repeated="2" office:value-type="string" calcext:value-type="string">
            <text:p>8C</text:p>
          </table:table-cell>
          <table:table-cell table:formula="of:=IF([.D964]&lt;&gt;[.C964];&quot;Diff&quot;;&quot;&quot;)">
            <text:p/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DEC2HEX([.A965]+63488)" office:value-type="string" office:string-value="FBC3" calcext:value-type="string">
            <text:p>FBC3</text:p>
          </table:table-cell>
          <table:table-cell table:number-columns-repeated="2" office:value-type="string" calcext:value-type="string">
            <text:p>D0</text:p>
          </table:table-cell>
          <table:table-cell table:formula="of:=IF([.D965]&lt;&gt;[.C965];&quot;Diff&quot;;&quot;&quot;)">
            <text:p/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DEC2HEX([.A966]+63488)" office:value-type="string" office:string-value="FBC4" calcext:value-type="string">
            <text:p>FBC4</text:p>
          </table:table-cell>
          <table:table-cell table:number-columns-repeated="2" office:value-type="string" calcext:value-type="string">
            <text:p>9D</text:p>
          </table:table-cell>
          <table:table-cell table:formula="of:=IF([.D966]&lt;&gt;[.C966];&quot;Diff&quot;;&quot;&quot;)">
            <text:p/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DEC2HEX([.A967]+63488)" office:value-type="string" office:string-value="FBC5" calcext:value-type="string">
            <text:p>FBC5</text:p>
          </table:table-cell>
          <table:table-cell table:number-columns-repeated="2" office:value-type="string" calcext:value-type="string">
            <text:p>8C</text:p>
          </table:table-cell>
          <table:table-cell table:formula="of:=IF([.D967]&lt;&gt;[.C967];&quot;Diff&quot;;&quot;&quot;)">
            <text:p/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DEC2HEX([.A968]+63488)" office:value-type="string" office:string-value="FBC6" calcext:value-type="string">
            <text:p>FBC6</text:p>
          </table:table-cell>
          <table:table-cell table:number-columns-repeated="2" office:value-type="string" calcext:value-type="string">
            <text:p>D0</text:p>
          </table:table-cell>
          <table:table-cell table:formula="of:=IF([.D968]&lt;&gt;[.C968];&quot;Diff&quot;;&quot;&quot;)">
            <text:p/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DEC2HEX([.A969]+63488)" office:value-type="string" office:string-value="FBC7" calcext:value-type="string">
            <text:p>FBC7</text:p>
          </table:table-cell>
          <table:table-cell table:number-columns-repeated="2" office:value-type="string" calcext:value-type="string">
            <text:p>CA</text:p>
          </table:table-cell>
          <table:table-cell table:formula="of:=IF([.D969]&lt;&gt;[.C969];&quot;Diff&quot;;&quot;&quot;)">
            <text:p/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DEC2HEX([.A970]+63488)" office:value-type="string" office:string-value="FBC8" calcext:value-type="string">
            <text:p>FBC8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970]&lt;&gt;[.C970];&quot;Diff&quot;;&quot;&quot;)">
            <text:p/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DEC2HEX([.A971]+63488)" office:value-type="string" office:string-value="FBC9" calcext:value-type="string">
            <text:p>FBC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971]&lt;&gt;[.C971];&quot;Diff&quot;;&quot;&quot;)">
            <text:p/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DEC2HEX([.A972]+63488)" office:value-type="string" office:string-value="FBCA" calcext:value-type="string">
            <text:p>FBCA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972]&lt;&gt;[.C972];&quot;Diff&quot;;&quot;&quot;)">
            <text:p/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DEC2HEX([.A973]+63488)" office:value-type="string" office:string-value="FBCB" calcext:value-type="string">
            <text:p>FBCB</text:p>
          </table:table-cell>
          <table:table-cell table:number-columns-repeated="2" office:value-type="string" calcext:value-type="string">
            <text:p>8C</text:p>
          </table:table-cell>
          <table:table-cell table:formula="of:=IF([.D973]&lt;&gt;[.C973];&quot;Diff&quot;;&quot;&quot;)">
            <text:p/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DEC2HEX([.A974]+63488)" office:value-type="string" office:string-value="FBCC" calcext:value-type="string">
            <text:p>FBCC</text:p>
          </table:table-cell>
          <table:table-cell table:number-columns-repeated="2" office:value-type="string" calcext:value-type="string">
            <text:p>D0</text:p>
          </table:table-cell>
          <table:table-cell table:formula="of:=IF([.D974]&lt;&gt;[.C974];&quot;Diff&quot;;&quot;&quot;)">
            <text:p/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DEC2HEX([.A975]+63488)" office:value-type="string" office:string-value="FBCD" calcext:value-type="string">
            <text:p>FBCD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IF([.D975]&lt;&gt;[.C975];&quot;Diff&quot;;&quot;&quot;)">
            <text:p/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DEC2HEX([.A976]+63488)" office:value-type="string" office:string-value="FBCE" calcext:value-type="string">
            <text:p>FBCE</text:p>
          </table:table-cell>
          <table:table-cell table:number-columns-repeated="2" office:value-type="string" calcext:value-type="string">
            <text:p>F9</text:p>
          </table:table-cell>
          <table:table-cell table:formula="of:=IF([.D976]&lt;&gt;[.C976];&quot;Diff&quot;;&quot;&quot;)">
            <text:p/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DEC2HEX([.A977]+63488)" office:value-type="string" office:string-value="FBCF" calcext:value-type="string">
            <text:p>FBCF</text:p>
          </table:table-cell>
          <table:table-cell table:number-columns-repeated="2" office:value-type="string" calcext:value-type="string">
            <text:p>AE</text:p>
          </table:table-cell>
          <table:table-cell table:formula="of:=IF([.D977]&lt;&gt;[.C977];&quot;Diff&quot;;&quot;&quot;)">
            <text:p/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DEC2HEX([.A978]+63488)" office:value-type="string" office:string-value="FBD0" calcext:value-type="string">
            <text:p>FBD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D978]&lt;&gt;[.C978];&quot;Diff&quot;;&quot;&quot;)">
            <text:p/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DEC2HEX([.A979]+63488)" office:value-type="string" office:string-value="FBD1" calcext:value-type="string">
            <text:p>FBD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79]&lt;&gt;[.C979];&quot;Diff&quot;;&quot;&quot;)">
            <text:p/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DEC2HEX([.A980]+63488)" office:value-type="string" office:string-value="FBD2" calcext:value-type="string">
            <text:p>FBD2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D980]&lt;&gt;[.C980];&quot;Diff&quot;;&quot;&quot;)">
            <text:p/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DEC2HEX([.A981]+63488)" office:value-type="string" office:string-value="FBD3" calcext:value-type="string">
            <text:p>FBD3</text:p>
          </table:table-cell>
          <table:table-cell table:number-columns-repeated="2" office:value-type="string" calcext:value-type="string">
            <text:p>AD</text:p>
          </table:table-cell>
          <table:table-cell table:formula="of:=IF([.D981]&lt;&gt;[.C981];&quot;Diff&quot;;&quot;&quot;)">
            <text:p/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DEC2HEX([.A982]+63488)" office:value-type="string" office:string-value="FBD4" calcext:value-type="string">
            <text:p>FBD4</text:p>
          </table:table-cell>
          <table:table-cell table:number-columns-repeated="2" office:value-type="string" calcext:value-type="string">
            <text:p>2B</text:p>
          </table:table-cell>
          <table:table-cell table:formula="of:=IF([.D982]&lt;&gt;[.C982];&quot;Diff&quot;;&quot;&quot;)">
            <text:p/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DEC2HEX([.A983]+63488)" office:value-type="string" office:string-value="FBD5" calcext:value-type="string">
            <text:p>FBD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83]&lt;&gt;[.C983];&quot;Diff&quot;;&quot;&quot;)">
            <text:p/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DEC2HEX([.A984]+63488)" office:value-type="string" office:string-value="FBD6" calcext:value-type="string">
            <text:p>FBD6</text:p>
          </table:table-cell>
          <table:table-cell table:number-columns-repeated="2" office:value-type="string" calcext:value-type="string">
            <text:p>F9</text:p>
          </table:table-cell>
          <table:table-cell table:formula="of:=IF([.D984]&lt;&gt;[.C984];&quot;Diff&quot;;&quot;&quot;)">
            <text:p/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DEC2HEX([.A985]+63488)" office:value-type="string" office:string-value="FBD7" calcext:value-type="string">
            <text:p>FBD7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D985]&lt;&gt;[.C985];&quot;Diff&quot;;&quot;&quot;)">
            <text:p/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DEC2HEX([.A986]+63488)" office:value-type="string" office:string-value="FBD8" calcext:value-type="string">
            <text:p>FBD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86]&lt;&gt;[.C986];&quot;Diff&quot;;&quot;&quot;)">
            <text:p/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DEC2HEX([.A987]+63488)" office:value-type="string" office:string-value="FBD9" calcext:value-type="string">
            <text:p>FBD9</text:p>
          </table:table-cell>
          <table:table-cell table:number-columns-repeated="2" office:value-type="string" calcext:value-type="string">
            <text:p>AD</text:p>
          </table:table-cell>
          <table:table-cell table:formula="of:=IF([.D987]&lt;&gt;[.C987];&quot;Diff&quot;;&quot;&quot;)">
            <text:p/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DEC2HEX([.A988]+63488)" office:value-type="string" office:string-value="FBDA" calcext:value-type="string">
            <text:p>FBDA</text:p>
          </table:table-cell>
          <table:table-cell table:number-columns-repeated="2" office:value-type="string" calcext:value-type="string">
            <text:p>2C</text:p>
          </table:table-cell>
          <table:table-cell table:formula="of:=IF([.D988]&lt;&gt;[.C988];&quot;Diff&quot;;&quot;&quot;)">
            <text:p/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DEC2HEX([.A989]+63488)" office:value-type="string" office:string-value="FBDB" calcext:value-type="string">
            <text:p>FBD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89]&lt;&gt;[.C989];&quot;Diff&quot;;&quot;&quot;)">
            <text:p/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DEC2HEX([.A990]+63488)" office:value-type="string" office:string-value="FBDC" calcext:value-type="string">
            <text:p>FBDC</text:p>
          </table:table-cell>
          <table:table-cell table:number-columns-repeated="2" office:value-type="string" calcext:value-type="string">
            <text:p>F9</text:p>
          </table:table-cell>
          <table:table-cell table:formula="of:=IF([.D990]&lt;&gt;[.C990];&quot;Diff&quot;;&quot;&quot;)">
            <text:p/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DEC2HEX([.A991]+63488)" office:value-type="string" office:string-value="FBDD" calcext:value-type="string">
            <text:p>FBDD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D991]&lt;&gt;[.C991];&quot;Diff&quot;;&quot;&quot;)">
            <text:p/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DEC2HEX([.A992]+63488)" office:value-type="string" office:string-value="FBDE" calcext:value-type="string">
            <text:p>FBD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92]&lt;&gt;[.C992];&quot;Diff&quot;;&quot;&quot;)">
            <text:p/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DEC2HEX([.A993]+63488)" office:value-type="string" office:string-value="FBDF" calcext:value-type="string">
            <text:p>FBDF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993]&lt;&gt;[.C993];&quot;Diff&quot;;&quot;&quot;)">
            <text:p/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DEC2HEX([.A994]+63488)" office:value-type="string" office:string-value="FBE0" calcext:value-type="string">
            <text:p>FBE0</text:p>
          </table:table-cell>
          <table:table-cell table:number-columns-repeated="2" office:value-type="string" calcext:value-type="string">
            <text:p>A9</text:p>
          </table:table-cell>
          <table:table-cell table:formula="of:=IF([.D994]&lt;&gt;[.C994];&quot;Diff&quot;;&quot;&quot;)">
            <text:p/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DEC2HEX([.A995]+63488)" office:value-type="string" office:string-value="FBE1" calcext:value-type="string">
            <text:p>FBE1</text:p>
          </table:table-cell>
          <table:table-cell table:number-columns-repeated="2" office:value-type="string" calcext:value-type="string">
            <text:p>3E</text:p>
          </table:table-cell>
          <table:table-cell table:formula="of:=IF([.D995]&lt;&gt;[.C995];&quot;Diff&quot;;&quot;&quot;)">
            <text:p/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DEC2HEX([.A996]+63488)" office:value-type="string" office:string-value="FBE2" calcext:value-type="string">
            <text:p>FBE2</text:p>
          </table:table-cell>
          <table:table-cell table:number-columns-repeated="2" office:value-type="string" calcext:value-type="string">
            <text:p>2C</text:p>
          </table:table-cell>
          <table:table-cell table:formula="of:=IF([.D996]&lt;&gt;[.C996];&quot;Diff&quot;;&quot;&quot;)">
            <text:p/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DEC2HEX([.A997]+63488)" office:value-type="string" office:string-value="FBE3" calcext:value-type="string">
            <text:p>FBE3</text:p>
          </table:table-cell>
          <table:table-cell table:number-columns-repeated="2" office:value-type="string" calcext:value-type="string">
            <text:p>A9</text:p>
          </table:table-cell>
          <table:table-cell table:formula="of:=IF([.D997]&lt;&gt;[.C997];&quot;Diff&quot;;&quot;&quot;)">
            <text:p/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DEC2HEX([.A998]+63488)" office:value-type="string" office:string-value="FBE4" calcext:value-type="string">
            <text:p>FBE4</text:p>
          </table:table-cell>
          <table:table-cell table:number-columns-repeated="2" office:value-type="string" calcext:value-type="string">
            <text:p>2C</text:p>
          </table:table-cell>
          <table:table-cell table:formula="of:=IF([.D998]&lt;&gt;[.C998];&quot;Diff&quot;;&quot;&quot;)">
            <text:p/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DEC2HEX([.A999]+63488)" office:value-type="string" office:string-value="FBE5" calcext:value-type="string">
            <text:p>FBE5</text:p>
          </table:table-cell>
          <table:table-cell table:number-columns-repeated="2" office:value-type="string" calcext:value-type="string">
            <text:p>2C</text:p>
          </table:table-cell>
          <table:table-cell table:formula="of:=IF([.D999]&lt;&gt;[.C999];&quot;Diff&quot;;&quot;&quot;)">
            <text:p/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DEC2HEX([.A1000]+63488)" office:value-type="string" office:string-value="FBE6" calcext:value-type="string">
            <text:p>FBE6</text:p>
          </table:table-cell>
          <table:table-cell table:number-columns-repeated="2" office:value-type="string" calcext:value-type="string">
            <text:p>A9</text:p>
          </table:table-cell>
          <table:table-cell table:formula="of:=IF([.D1000]&lt;&gt;[.C1000];&quot;Diff&quot;;&quot;&quot;)">
            <text:p/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DEC2HEX([.A1001]+63488)" office:value-type="string" office:string-value="FBE7" calcext:value-type="string">
            <text:p>FBE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001]&lt;&gt;[.C1001];&quot;Diff&quot;;&quot;&quot;)">
            <text:p/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DEC2HEX([.A1002]+63488)" office:value-type="string" office:string-value="FBE8" calcext:value-type="string">
            <text:p>FBE8</text:p>
          </table:table-cell>
          <table:table-cell table:number-columns-repeated="2" office:value-type="string" calcext:value-type="string">
            <text:p>4C</text:p>
          </table:table-cell>
          <table:table-cell table:formula="of:=IF([.D1002]&lt;&gt;[.C1002];&quot;Diff&quot;;&quot;&quot;)">
            <text:p/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DEC2HEX([.A1003]+63488)" office:value-type="string" office:string-value="FBE9" calcext:value-type="string">
            <text:p>FBE9</text:p>
          </table:table-cell>
          <table:table-cell table:number-columns-repeated="2" office:value-type="string" calcext:value-type="string">
            <text:p>EE</text:p>
          </table:table-cell>
          <table:table-cell table:formula="of:=IF([.D1003]&lt;&gt;[.C1003];&quot;Diff&quot;;&quot;&quot;)">
            <text:p/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DEC2HEX([.A1004]+63488)" office:value-type="string" office:string-value="FBEA" calcext:value-type="string">
            <text:p>FBEA</text:p>
          </table:table-cell>
          <table:table-cell table:number-columns-repeated="2" office:value-type="string" calcext:value-type="string">
            <text:p>FF</text:p>
          </table:table-cell>
          <table:table-cell table:formula="of:=IF([.D1004]&lt;&gt;[.C1004];&quot;Diff&quot;;&quot;&quot;)">
            <text:p/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DEC2HEX([.A1005]+63488)" office:value-type="string" office:string-value="FBEB" calcext:value-type="string">
            <text:p>FBEB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D1005]&lt;&gt;[.C1005];&quot;Diff&quot;;&quot;&quot;)">
            <text:p/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DEC2HEX([.A1006]+63488)" office:value-type="string" office:string-value="FBEC" calcext:value-type="string">
            <text:p>FBEC</text:p>
          </table:table-cell>
          <table:table-cell table:number-columns-repeated="2" office:value-type="string" calcext:value-type="string">
            <text:p>A5</text:p>
          </table:table-cell>
          <table:table-cell table:formula="of:=IF([.D1006]&lt;&gt;[.C1006];&quot;Diff&quot;;&quot;&quot;)">
            <text:p/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DEC2HEX([.A1007]+63488)" office:value-type="string" office:string-value="FBED" calcext:value-type="string">
            <text:p>FBED</text:p>
          </table:table-cell>
          <table:table-cell table:number-columns-repeated="2" office:value-type="string" calcext:value-type="string">
            <text:p>FE</text:p>
          </table:table-cell>
          <table:table-cell table:formula="of:=IF([.D1007]&lt;&gt;[.C1007];&quot;Diff&quot;;&quot;&quot;)">
            <text:p/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DEC2HEX([.A1008]+63488)" office:value-type="string" office:string-value="FBEE" calcext:value-type="string">
            <text:p>FBEE</text:p>
          </table:table-cell>
          <table:table-cell table:number-columns-repeated="2" office:value-type="string" calcext:value-type="string">
            <text:p>E5</text:p>
          </table:table-cell>
          <table:table-cell table:formula="of:=IF([.D1008]&lt;&gt;[.C1008];&quot;Diff&quot;;&quot;&quot;)">
            <text:p/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DEC2HEX([.A1009]+63488)" office:value-type="string" office:string-value="FBEF" calcext:value-type="string">
            <text:p>FBEF</text:p>
          </table:table-cell>
          <table:table-cell table:number-columns-repeated="2" office:value-type="string" calcext:value-type="string">
            <text:p>F9</text:p>
          </table:table-cell>
          <table:table-cell table:formula="of:=IF([.D1009]&lt;&gt;[.C1009];&quot;Diff&quot;;&quot;&quot;)">
            <text:p/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DEC2HEX([.A1010]+63488)" office:value-type="string" office:string-value="FBF0" calcext:value-type="string">
            <text:p>FBF0</text:p>
          </table:table-cell>
          <table:table-cell table:number-columns-repeated="2" office:value-type="string" calcext:value-type="string">
            <text:p>A5</text:p>
          </table:table-cell>
          <table:table-cell table:formula="of:=IF([.D1010]&lt;&gt;[.C1010];&quot;Diff&quot;;&quot;&quot;)">
            <text:p/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DEC2HEX([.A1011]+63488)" office:value-type="string" office:string-value="FBF1" calcext:value-type="string">
            <text:p>FBF1</text:p>
          </table:table-cell>
          <table:table-cell table:number-columns-repeated="2" office:value-type="string" calcext:value-type="string">
            <text:p>FF</text:p>
          </table:table-cell>
          <table:table-cell table:formula="of:=IF([.D1011]&lt;&gt;[.C1011];&quot;Diff&quot;;&quot;&quot;)">
            <text:p/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DEC2HEX([.A1012]+63488)" office:value-type="string" office:string-value="FBF2" calcext:value-type="string">
            <text:p>FBF2</text:p>
          </table:table-cell>
          <table:table-cell table:number-columns-repeated="2" office:value-type="string" calcext:value-type="string">
            <text:p>E5</text:p>
          </table:table-cell>
          <table:table-cell table:formula="of:=IF([.D1012]&lt;&gt;[.C1012];&quot;Diff&quot;;&quot;&quot;)">
            <text:p/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DEC2HEX([.A1013]+63488)" office:value-type="string" office:string-value="FBF3" calcext:value-type="string">
            <text:p>FBF3</text:p>
          </table:table-cell>
          <table:table-cell table:number-columns-repeated="2" office:value-type="string" calcext:value-type="string">
            <text:p>FA</text:p>
          </table:table-cell>
          <table:table-cell table:formula="of:=IF([.D1013]&lt;&gt;[.C1013];&quot;Diff&quot;;&quot;&quot;)">
            <text:p/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DEC2HEX([.A1014]+63488)" office:value-type="string" office:string-value="FBF4" calcext:value-type="string">
            <text:p>FBF4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014]&lt;&gt;[.C1014];&quot;Diff&quot;;&quot;&quot;)">
            <text:p/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DEC2HEX([.A1015]+63488)" office:value-type="string" office:string-value="FBF5" calcext:value-type="string">
            <text:p>FBF5</text:p>
          </table:table-cell>
          <table:table-cell table:number-columns-repeated="2" office:value-type="string" calcext:value-type="string">
            <text:p>A9</text:p>
          </table:table-cell>
          <table:table-cell table:formula="of:=IF([.D1015]&lt;&gt;[.C1015];&quot;Diff&quot;;&quot;&quot;)">
            <text:p/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DEC2HEX([.A1016]+63488)" office:value-type="string" office:string-value="FBF6" calcext:value-type="string">
            <text:p>FBF6</text:p>
          </table:table-cell>
          <table:table-cell table:number-columns-repeated="2" office:value-type="string" calcext:value-type="string">
            <text:p>0D</text:p>
          </table:table-cell>
          <table:table-cell table:formula="of:=IF([.D1016]&lt;&gt;[.C1016];&quot;Diff&quot;;&quot;&quot;)">
            <text:p/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DEC2HEX([.A1017]+63488)" office:value-type="string" office:string-value="FBF7" calcext:value-type="string">
            <text:p>FBF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017]&lt;&gt;[.C1017];&quot;Diff&quot;;&quot;&quot;)">
            <text:p/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DEC2HEX([.A1018]+63488)" office:value-type="string" office:string-value="FBF8" calcext:value-type="string">
            <text:p>FBF8</text:p>
          </table:table-cell>
          <table:table-cell table:number-columns-repeated="2" office:value-type="string" calcext:value-type="string">
            <text:p>EE</text:p>
          </table:table-cell>
          <table:table-cell table:formula="of:=IF([.D1018]&lt;&gt;[.C1018];&quot;Diff&quot;;&quot;&quot;)">
            <text:p/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DEC2HEX([.A1019]+63488)" office:value-type="string" office:string-value="FBF9" calcext:value-type="string">
            <text:p>FBF9</text:p>
          </table:table-cell>
          <table:table-cell table:number-columns-repeated="2" office:value-type="string" calcext:value-type="string">
            <text:p>FF</text:p>
          </table:table-cell>
          <table:table-cell table:formula="of:=IF([.D1019]&lt;&gt;[.C1019];&quot;Diff&quot;;&quot;&quot;)">
            <text:p/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DEC2HEX([.A1020]+63488)" office:value-type="string" office:string-value="FBFA" calcext:value-type="string">
            <text:p>FBFA</text:p>
          </table:table-cell>
          <table:table-cell table:number-columns-repeated="2" office:value-type="string" calcext:value-type="string">
            <text:p>A9</text:p>
          </table:table-cell>
          <table:table-cell table:formula="of:=IF([.D1020]&lt;&gt;[.C1020];&quot;Diff&quot;;&quot;&quot;)">
            <text:p/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DEC2HEX([.A1021]+63488)" office:value-type="string" office:string-value="FBFB" calcext:value-type="string">
            <text:p>FBFB</text:p>
          </table:table-cell>
          <table:table-cell table:number-columns-repeated="2" office:value-type="string" calcext:value-type="string">
            <text:p>0A</text:p>
          </table:table-cell>
          <table:table-cell table:formula="of:=IF([.D1021]&lt;&gt;[.C1021];&quot;Diff&quot;;&quot;&quot;)">
            <text:p/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DEC2HEX([.A1022]+63488)" office:value-type="string" office:string-value="FBFC" calcext:value-type="string">
            <text:p>FBFC</text:p>
          </table:table-cell>
          <table:table-cell table:number-columns-repeated="2" office:value-type="string" calcext:value-type="string">
            <text:p>4C</text:p>
          </table:table-cell>
          <table:table-cell table:formula="of:=IF([.D1022]&lt;&gt;[.C1022];&quot;Diff&quot;;&quot;&quot;)">
            <text:p/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DEC2HEX([.A1023]+63488)" office:value-type="string" office:string-value="FBFD" calcext:value-type="string">
            <text:p>FBFD</text:p>
          </table:table-cell>
          <table:table-cell table:number-columns-repeated="2" office:value-type="string" calcext:value-type="string">
            <text:p>EE</text:p>
          </table:table-cell>
          <table:table-cell table:formula="of:=IF([.D1023]&lt;&gt;[.C1023];&quot;Diff&quot;;&quot;&quot;)">
            <text:p/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DEC2HEX([.A1024]+63488)" office:value-type="string" office:string-value="FBFE" calcext:value-type="string">
            <text:p>FBFE</text:p>
          </table:table-cell>
          <table:table-cell table:number-columns-repeated="2" office:value-type="string" calcext:value-type="string">
            <text:p>FF</text:p>
          </table:table-cell>
          <table:table-cell table:formula="of:=IF([.D1024]&lt;&gt;[.C1024];&quot;Diff&quot;;&quot;&quot;)">
            <text:p/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DEC2HEX([.A1025]+63488)" office:value-type="string" office:string-value="FBFF" calcext:value-type="string">
            <text:p>FBFF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D1025]&lt;&gt;[.C1025];&quot;Diff&quot;;&quot;&quot;)">
            <text:p/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DEC2HEX([.A1026]+63488)" office:value-type="string" office:string-value="FC00" calcext:value-type="string">
            <text:p>FC0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026]&lt;&gt;[.C1026];&quot;Diff&quot;;&quot;&quot;)">
            <text:p/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DEC2HEX([.A1027]+63488)" office:value-type="string" office:string-value="FC01" calcext:value-type="string">
            <text:p>FC01</text:p>
          </table:table-cell>
          <table:table-cell table:number-columns-repeated="2" office:value-type="string" calcext:value-type="string">
            <text:p>0C</text:p>
          </table:table-cell>
          <table:table-cell table:formula="of:=IF([.D1027]&lt;&gt;[.C1027];&quot;Diff&quot;;&quot;&quot;)">
            <text:p/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DEC2HEX([.A1028]+63488)" office:value-type="string" office:string-value="FC02" calcext:value-type="string">
            <text:p>FC02</text:p>
          </table:table-cell>
          <table:table-cell table:number-columns-repeated="2" office:value-type="string" calcext:value-type="string">
            <text:p>FC</text:p>
          </table:table-cell>
          <table:table-cell table:formula="of:=IF([.D1028]&lt;&gt;[.C1028];&quot;Diff&quot;;&quot;&quot;)">
            <text:p/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DEC2HEX([.A1029]+63488)" office:value-type="string" office:string-value="FC03" calcext:value-type="string">
            <text:p>FC03</text:p>
          </table:table-cell>
          <table:table-cell table:number-columns-repeated="2" office:value-type="string" calcext:value-type="string">
            <text:p>6C</text:p>
          </table:table-cell>
          <table:table-cell table:formula="of:=IF([.D1029]&lt;&gt;[.C1029];&quot;Diff&quot;;&quot;&quot;)">
            <text:p/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DEC2HEX([.A1030]+63488)" office:value-type="string" office:string-value="FC04" calcext:value-type="string">
            <text:p>FC04</text:p>
          </table:table-cell>
          <table:table-cell table:number-columns-repeated="2" office:value-type="string" calcext:value-type="string">
            <text:p>FD</text:p>
          </table:table-cell>
          <table:table-cell table:formula="of:=IF([.D1030]&lt;&gt;[.C1030];&quot;Diff&quot;;&quot;&quot;)">
            <text:p/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DEC2HEX([.A1031]+63488)" office:value-type="string" office:string-value="FC05" calcext:value-type="string">
            <text:p>FC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31]&lt;&gt;[.C1031];&quot;Diff&quot;;&quot;&quot;)">
            <text:p/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DEC2HEX([.A1032]+63488)" office:value-type="string" office:string-value="FC06" calcext:value-type="string">
            <text:p>FC0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032]&lt;&gt;[.C1032];&quot;Diff&quot;;&quot;&quot;)">
            <text:p/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DEC2HEX([.A1033]+63488)" office:value-type="string" office:string-value="FC07" calcext:value-type="string">
            <text:p>FC07</text:p>
          </table:table-cell>
          <table:table-cell table:number-columns-repeated="2" office:value-type="string" calcext:value-type="string">
            <text:p>0C</text:p>
          </table:table-cell>
          <table:table-cell table:formula="of:=IF([.D1033]&lt;&gt;[.C1033];&quot;Diff&quot;;&quot;&quot;)">
            <text:p/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DEC2HEX([.A1034]+63488)" office:value-type="string" office:string-value="FC08" calcext:value-type="string">
            <text:p>FC08</text:p>
          </table:table-cell>
          <table:table-cell table:number-columns-repeated="2" office:value-type="string" calcext:value-type="string">
            <text:p>FC</text:p>
          </table:table-cell>
          <table:table-cell table:formula="of:=IF([.D1034]&lt;&gt;[.C1034];&quot;Diff&quot;;&quot;&quot;)">
            <text:p/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DEC2HEX([.A1035]+63488)" office:value-type="string" office:string-value="FC09" calcext:value-type="string">
            <text:p>FC09</text:p>
          </table:table-cell>
          <table:table-cell table:number-columns-repeated="2" office:value-type="string" calcext:value-type="string">
            <text:p>4C</text:p>
          </table:table-cell>
          <table:table-cell table:formula="of:=IF([.D1035]&lt;&gt;[.C1035];&quot;Diff&quot;;&quot;&quot;)">
            <text:p/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DEC2HEX([.A1036]+63488)" office:value-type="string" office:string-value="FC0A" calcext:value-type="string">
            <text:p>FC0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36]&lt;&gt;[.C1036];&quot;Diff&quot;;&quot;&quot;)">
            <text:p/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DEC2HEX([.A1037]+63488)" office:value-type="string" office:string-value="FC0B" calcext:value-type="string">
            <text:p>FC0B</text:p>
          </table:table-cell>
          <table:table-cell table:number-columns-repeated="2" office:value-type="string" calcext:value-type="string">
            <text:p>FE</text:p>
          </table:table-cell>
          <table:table-cell table:formula="of:=IF([.D1037]&lt;&gt;[.C1037];&quot;Diff&quot;;&quot;&quot;)">
            <text:p/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DEC2HEX([.A1038]+63488)" office:value-type="string" office:string-value="FC0C" calcext:value-type="string">
            <text:p>FC0C</text:p>
          </table:table-cell>
          <table:table-cell table:number-columns-repeated="2" office:value-type="string" calcext:value-type="string">
            <text:p>A0</text:p>
          </table:table-cell>
          <table:table-cell table:formula="of:=IF([.D1038]&lt;&gt;[.C1038];&quot;Diff&quot;;&quot;&quot;)">
            <text:p/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DEC2HEX([.A1039]+63488)" office:value-type="string" office:string-value="FC0D" calcext:value-type="string">
            <text:p>FC0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39]&lt;&gt;[.C1039];&quot;Diff&quot;;&quot;&quot;)">
            <text:p/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DEC2HEX([.A1040]+63488)" office:value-type="string" office:string-value="FC0E" calcext:value-type="string">
            <text:p>FC0E</text:p>
          </table:table-cell>
          <table:table-cell table:number-columns-repeated="2" office:value-type="string" calcext:value-type="string">
            <text:p>8C</text:p>
          </table:table-cell>
          <table:table-cell table:formula="of:=IF([.D1040]&lt;&gt;[.C1040];&quot;Diff&quot;;&quot;&quot;)">
            <text:p/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DEC2HEX([.A1041]+63488)" office:value-type="string" office:string-value="FC0F" calcext:value-type="string">
            <text:p>FC0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41]&lt;&gt;[.C1041];&quot;Diff&quot;;&quot;&quot;)">
            <text:p/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DEC2HEX([.A1042]+63488)" office:value-type="string" office:string-value="FC10" calcext:value-type="string">
            <text:p>FC10</text:p>
          </table:table-cell>
          <table:table-cell table:number-columns-repeated="2" office:value-type="string" calcext:value-type="string">
            <text:p>C0</text:p>
          </table:table-cell>
          <table:table-cell table:formula="of:=IF([.D1042]&lt;&gt;[.C1042];&quot;Diff&quot;;&quot;&quot;)">
            <text:p/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DEC2HEX([.A1043]+63488)" office:value-type="string" office:string-value="FC11" calcext:value-type="string">
            <text:p>FC11</text:p>
          </table:table-cell>
          <table:table-cell table:number-columns-repeated="2" office:value-type="string" calcext:value-type="string">
            <text:p>8C</text:p>
          </table:table-cell>
          <table:table-cell table:formula="of:=IF([.D1043]&lt;&gt;[.C1043];&quot;Diff&quot;;&quot;&quot;)">
            <text:p/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DEC2HEX([.A1044]+63488)" office:value-type="string" office:string-value="FC12" calcext:value-type="string">
            <text:p>FC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44]&lt;&gt;[.C1044];&quot;Diff&quot;;&quot;&quot;)">
            <text:p/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DEC2HEX([.A1045]+63488)" office:value-type="string" office:string-value="FC13" calcext:value-type="string">
            <text:p>FC13</text:p>
          </table:table-cell>
          <table:table-cell table:number-columns-repeated="2" office:value-type="string" calcext:value-type="string">
            <text:p>C0</text:p>
          </table:table-cell>
          <table:table-cell table:formula="of:=IF([.D1045]&lt;&gt;[.C1045];&quot;Diff&quot;;&quot;&quot;)">
            <text:p/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DEC2HEX([.A1046]+63488)" office:value-type="string" office:string-value="FC14" calcext:value-type="string">
            <text:p>FC14</text:p>
          </table:table-cell>
          <table:table-cell table:number-columns-repeated="2" office:value-type="string" calcext:value-type="string">
            <text:p>A2</text:p>
          </table:table-cell>
          <table:table-cell table:formula="of:=IF([.D1046]&lt;&gt;[.C1046];&quot;Diff&quot;;&quot;&quot;)">
            <text:p/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DEC2HEX([.A1047]+63488)" office:value-type="string" office:string-value="FC15" calcext:value-type="string">
            <text:p>FC1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1047]&lt;&gt;[.C1047];&quot;Diff&quot;;&quot;&quot;)">
            <text:p/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DEC2HEX([.A1048]+63488)" office:value-type="string" office:string-value="FC16" calcext:value-type="string">
            <text:p>FC16</text:p>
          </table:table-cell>
          <table:table-cell table:number-columns-repeated="2" office:value-type="string" calcext:value-type="string">
            <text:p>8E</text:p>
          </table:table-cell>
          <table:table-cell table:formula="of:=IF([.D1048]&lt;&gt;[.C1048];&quot;Diff&quot;;&quot;&quot;)">
            <text:p/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DEC2HEX([.A1049]+63488)" office:value-type="string" office:string-value="FC17" calcext:value-type="string">
            <text:p>FC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49]&lt;&gt;[.C1049];&quot;Diff&quot;;&quot;&quot;)">
            <text:p/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DEC2HEX([.A1050]+63488)" office:value-type="string" office:string-value="FC18" calcext:value-type="string">
            <text:p>FC18</text:p>
          </table:table-cell>
          <table:table-cell table:number-columns-repeated="2" office:value-type="string" calcext:value-type="string">
            <text:p>C0</text:p>
          </table:table-cell>
          <table:table-cell table:formula="of:=IF([.D1050]&lt;&gt;[.C1050];&quot;Diff&quot;;&quot;&quot;)">
            <text:p/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DEC2HEX([.A1051]+63488)" office:value-type="string" office:string-value="FC19" calcext:value-type="string">
            <text:p>FC19</text:p>
          </table:table-cell>
          <table:table-cell table:number-columns-repeated="2" office:value-type="string" calcext:value-type="string">
            <text:p>8C</text:p>
          </table:table-cell>
          <table:table-cell table:formula="of:=IF([.D1051]&lt;&gt;[.C1051];&quot;Diff&quot;;&quot;&quot;)">
            <text:p/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DEC2HEX([.A1052]+63488)" office:value-type="string" office:string-value="FC1A" calcext:value-type="string">
            <text:p>FC1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052]&lt;&gt;[.C1052];&quot;Diff&quot;;&quot;&quot;)">
            <text:p/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DEC2HEX([.A1053]+63488)" office:value-type="string" office:string-value="FC1B" calcext:value-type="string">
            <text:p>FC1B</text:p>
          </table:table-cell>
          <table:table-cell table:number-columns-repeated="2" office:value-type="string" calcext:value-type="string">
            <text:p>C0</text:p>
          </table:table-cell>
          <table:table-cell table:formula="of:=IF([.D1053]&lt;&gt;[.C1053];&quot;Diff&quot;;&quot;&quot;)">
            <text:p/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DEC2HEX([.A1054]+63488)" office:value-type="string" office:string-value="FC1C" calcext:value-type="string">
            <text:p>FC1C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IF([.D1054]&lt;&gt;[.C1054];&quot;Diff&quot;;&quot;&quot;)">
            <text:p/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DEC2HEX([.A1055]+63488)" office:value-type="string" office:string-value="FC1D" calcext:value-type="string">
            <text:p>FC1D</text:p>
          </table:table-cell>
          <table:table-cell table:number-columns-repeated="2" office:value-type="string" calcext:value-type="string">
            <text:p>8C</text:p>
          </table:table-cell>
          <table:table-cell table:formula="of:=IF([.D1055]&lt;&gt;[.C1055];&quot;Diff&quot;;&quot;&quot;)">
            <text:p/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DEC2HEX([.A1056]+63488)" office:value-type="string" office:string-value="FC1E" calcext:value-type="string">
            <text:p>FC1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056]&lt;&gt;[.C1056];&quot;Diff&quot;;&quot;&quot;)">
            <text:p/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DEC2HEX([.A1057]+63488)" office:value-type="string" office:string-value="FC1F" calcext:value-type="string">
            <text:p>FC1F</text:p>
          </table:table-cell>
          <table:table-cell table:number-columns-repeated="2" office:value-type="string" calcext:value-type="string">
            <text:p>C0</text:p>
          </table:table-cell>
          <table:table-cell table:formula="of:=IF([.D1057]&lt;&gt;[.C1057];&quot;Diff&quot;;&quot;&quot;)">
            <text:p/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DEC2HEX([.A1058]+63488)" office:value-type="string" office:string-value="FC20" calcext:value-type="string">
            <text:p>FC20</text:p>
          </table:table-cell>
          <table:table-cell table:number-columns-repeated="2" office:value-type="string" calcext:value-type="string">
            <text:p>8E</text:p>
          </table:table-cell>
          <table:table-cell table:formula="of:=IF([.D1058]&lt;&gt;[.C1058];&quot;Diff&quot;;&quot;&quot;)">
            <text:p/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DEC2HEX([.A1059]+63488)" office:value-type="string" office:string-value="FC21" calcext:value-type="string">
            <text:p>FC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059]&lt;&gt;[.C1059];&quot;Diff&quot;;&quot;&quot;)">
            <text:p/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DEC2HEX([.A1060]+63488)" office:value-type="string" office:string-value="FC22" calcext:value-type="string">
            <text:p>FC22</text:p>
          </table:table-cell>
          <table:table-cell table:number-columns-repeated="2" office:value-type="string" calcext:value-type="string">
            <text:p>C0</text:p>
          </table:table-cell>
          <table:table-cell table:formula="of:=IF([.D1060]&lt;&gt;[.C1060];&quot;Diff&quot;;&quot;&quot;)">
            <text:p/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DEC2HEX([.A1061]+63488)" office:value-type="string" office:string-value="FC23" calcext:value-type="string">
            <text:p>FC23</text:p>
          </table:table-cell>
          <table:table-cell table:number-columns-repeated="2" office:value-type="string" calcext:value-type="string">
            <text:p>8C</text:p>
          </table:table-cell>
          <table:table-cell table:formula="of:=IF([.D1061]&lt;&gt;[.C1061];&quot;Diff&quot;;&quot;&quot;)">
            <text:p/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DEC2HEX([.A1062]+63488)" office:value-type="string" office:string-value="FC24" calcext:value-type="string">
            <text:p>FC2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062]&lt;&gt;[.C1062];&quot;Diff&quot;;&quot;&quot;)">
            <text:p/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DEC2HEX([.A1063]+63488)" office:value-type="string" office:string-value="FC25" calcext:value-type="string">
            <text:p>FC25</text:p>
          </table:table-cell>
          <table:table-cell table:number-columns-repeated="2" office:value-type="string" calcext:value-type="string">
            <text:p>C0</text:p>
          </table:table-cell>
          <table:table-cell table:formula="of:=IF([.D1063]&lt;&gt;[.C1063];&quot;Diff&quot;;&quot;&quot;)">
            <text:p/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DEC2HEX([.A1064]+63488)" office:value-type="string" office:string-value="FC26" calcext:value-type="string">
            <text:p>FC26</text:p>
          </table:table-cell>
          <table:table-cell table:number-columns-repeated="2" office:value-type="string" calcext:value-type="string">
            <text:p>A9</text:p>
          </table:table-cell>
          <table:table-cell table:formula="of:=IF([.D1064]&lt;&gt;[.C1064];&quot;Diff&quot;;&quot;&quot;)">
            <text:p/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DEC2HEX([.A1065]+63488)" office:value-type="string" office:string-value="FC27" calcext:value-type="string">
            <text:p>FC27</text:p>
          </table:table-cell>
          <table:table-cell table:number-columns-repeated="2" office:value-type="string" calcext:value-type="string">
            <text:p>FB</text:p>
          </table:table-cell>
          <table:table-cell table:formula="of:=IF([.D1065]&lt;&gt;[.C1065];&quot;Diff&quot;;&quot;&quot;)">
            <text:p/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DEC2HEX([.A1066]+63488)" office:value-type="string" office:string-value="FC28" calcext:value-type="string">
            <text:p>FC28</text:p>
          </table:table-cell>
          <table:table-cell table:number-columns-repeated="2" office:value-type="string" calcext:value-type="string">
            <text:p>D0</text:p>
          </table:table-cell>
          <table:table-cell table:formula="of:=IF([.D1066]&lt;&gt;[.C1066];&quot;Diff&quot;;&quot;&quot;)">
            <text:p/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DEC2HEX([.A1067]+63488)" office:value-type="string" office:string-value="FC29" calcext:value-type="string">
            <text:p>FC29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1067]&lt;&gt;[.C1067];&quot;Diff&quot;;&quot;&quot;)">
            <text:p/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DEC2HEX([.A1068]+63488)" office:value-type="string" office:string-value="FC2A" calcext:value-type="string">
            <text:p>FC2A</text:p>
          </table:table-cell>
          <table:table-cell table:number-columns-repeated="2" office:value-type="string" calcext:value-type="string">
            <text:p>A9</text:p>
          </table:table-cell>
          <table:table-cell table:formula="of:=IF([.D1068]&lt;&gt;[.C1068];&quot;Diff&quot;;&quot;&quot;)">
            <text:p/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DEC2HEX([.A1069]+63488)" office:value-type="string" office:string-value="FC2B" calcext:value-type="string">
            <text:p>FC2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069]&lt;&gt;[.C1069];&quot;Diff&quot;;&quot;&quot;)">
            <text:p/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DEC2HEX([.A1070]+63488)" office:value-type="string" office:string-value="FC2C" calcext:value-type="string">
            <text:p>FC2C</text:p>
          </table:table-cell>
          <table:table-cell table:number-columns-repeated="2" office:value-type="string" calcext:value-type="string">
            <text:p>2C</text:p>
          </table:table-cell>
          <table:table-cell table:formula="of:=IF([.D1070]&lt;&gt;[.C1070];&quot;Diff&quot;;&quot;&quot;)">
            <text:p/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DEC2HEX([.A1071]+63488)" office:value-type="string" office:string-value="FC2D" calcext:value-type="string">
            <text:p>FC2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071]&lt;&gt;[.C1071];&quot;Diff&quot;;&quot;&quot;)">
            <text:p/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DEC2HEX([.A1072]+63488)" office:value-type="string" office:string-value="FC2E" calcext:value-type="string">
            <text:p>FC2E</text:p>
          </table:table-cell>
          <table:table-cell table:number-columns-repeated="2" office:value-type="string" calcext:value-type="string">
            <text:p>C0</text:p>
          </table:table-cell>
          <table:table-cell table:formula="of:=IF([.D1072]&lt;&gt;[.C1072];&quot;Diff&quot;;&quot;&quot;)">
            <text:p/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DEC2HEX([.A1073]+63488)" office:value-type="string" office:string-value="FC2F" calcext:value-type="string">
            <text:p>FC2F</text:p>
          </table:table-cell>
          <table:table-cell table:number-columns-repeated="2" office:value-type="string" calcext:value-type="string">
            <text:p>F0</text:p>
          </table:table-cell>
          <table:table-cell table:formula="of:=IF([.D1073]&lt;&gt;[.C1073];&quot;Diff&quot;;&quot;&quot;)">
            <text:p/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DEC2HEX([.A1074]+63488)" office:value-type="string" office:string-value="FC30" calcext:value-type="string">
            <text:p>FC30</text:p>
          </table:table-cell>
          <table:table-cell table:number-columns-repeated="2" office:value-type="string" calcext:value-type="string">
            <text:p>1C</text:p>
          </table:table-cell>
          <table:table-cell table:formula="of:=IF([.D1074]&lt;&gt;[.C1074];&quot;Diff&quot;;&quot;&quot;)">
            <text:p/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DEC2HEX([.A1075]+63488)" office:value-type="string" office:string-value="FC31" calcext:value-type="string">
            <text:p>FC31</text:p>
          </table:table-cell>
          <table:table-cell table:number-columns-repeated="2" office:value-type="string" calcext:value-type="string">
            <text:p>A9</text:p>
          </table:table-cell>
          <table:table-cell table:formula="of:=IF([.D1075]&lt;&gt;[.C1075];&quot;Diff&quot;;&quot;&quot;)">
            <text:p/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DEC2HEX([.A1076]+63488)" office:value-type="string" office:string-value="FC32" calcext:value-type="string">
            <text:p>FC32</text:p>
          </table:table-cell>
          <table:table-cell table:number-columns-repeated="2" office:value-type="string" calcext:value-type="string">
            <text:p>FF</text:p>
          </table:table-cell>
          <table:table-cell table:formula="of:=IF([.D1076]&lt;&gt;[.C1076];&quot;Diff&quot;;&quot;&quot;)">
            <text:p/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DEC2HEX([.A1077]+63488)" office:value-type="string" office:string-value="FC33" calcext:value-type="string">
            <text:p>FC33</text:p>
          </table:table-cell>
          <table:table-cell table:number-columns-repeated="2" office:value-type="string" calcext:value-type="string">
            <text:p>8D</text:p>
          </table:table-cell>
          <table:table-cell table:formula="of:=IF([.D1077]&lt;&gt;[.C1077];&quot;Diff&quot;;&quot;&quot;)">
            <text:p/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DEC2HEX([.A1078]+63488)" office:value-type="string" office:string-value="FC34" calcext:value-type="string">
            <text:p>FC3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078]&lt;&gt;[.C1078];&quot;Diff&quot;;&quot;&quot;)">
            <text:p/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DEC2HEX([.A1079]+63488)" office:value-type="string" office:string-value="FC35" calcext:value-type="string">
            <text:p>FC35</text:p>
          </table:table-cell>
          <table:table-cell table:number-columns-repeated="2" office:value-type="string" calcext:value-type="string">
            <text:p>C0</text:p>
          </table:table-cell>
          <table:table-cell table:formula="of:=IF([.D1079]&lt;&gt;[.C1079];&quot;Diff&quot;;&quot;&quot;)">
            <text:p/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DEC2HEX([.A1080]+63488)" office:value-type="string" office:string-value="FC36" calcext:value-type="string">
            <text:p>FC3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080]&lt;&gt;[.C1080];&quot;Diff&quot;;&quot;&quot;)">
            <text:p/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DEC2HEX([.A1081]+63488)" office:value-type="string" office:string-value="FC37" calcext:value-type="string">
            <text:p>FC37</text:p>
          </table:table-cell>
          <table:table-cell table:number-columns-repeated="2" office:value-type="string" calcext:value-type="string">
            <text:p>A5</text:p>
          </table:table-cell>
          <table:table-cell table:formula="of:=IF([.D1081]&lt;&gt;[.C1081];&quot;Diff&quot;;&quot;&quot;)">
            <text:p/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DEC2HEX([.A1082]+63488)" office:value-type="string" office:string-value="FC38" calcext:value-type="string">
            <text:p>FC38</text:p>
          </table:table-cell>
          <table:table-cell table:number-columns-repeated="2" office:value-type="string" calcext:value-type="string">
            <text:p>FC</text:p>
          </table:table-cell>
          <table:table-cell table:formula="of:=IF([.D1082]&lt;&gt;[.C1082];&quot;Diff&quot;;&quot;&quot;)">
            <text:p/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DEC2HEX([.A1083]+63488)" office:value-type="string" office:string-value="FC39" calcext:value-type="string">
            <text:p>FC3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1083]&lt;&gt;[.C1083];&quot;Diff&quot;;&quot;&quot;)">
            <text:p/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DEC2HEX([.A1084]+63488)" office:value-type="string" office:string-value="FC3A" calcext:value-type="string">
            <text:p>FC3A</text:p>
          </table:table-cell>
          <table:table-cell table:number-columns-repeated="2" office:value-type="string" calcext:value-type="string">
            <text:p>F7</text:p>
          </table:table-cell>
          <table:table-cell table:formula="of:=IF([.D1084]&lt;&gt;[.C1084];&quot;Diff&quot;;&quot;&quot;)">
            <text:p/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DEC2HEX([.A1085]+63488)" office:value-type="string" office:string-value="FC3B" calcext:value-type="string">
            <text:p>FC3B</text:p>
          </table:table-cell>
          <table:table-cell table:number-columns-repeated="2" office:value-type="string" calcext:value-type="string">
            <text:p>8D</text:p>
          </table:table-cell>
          <table:table-cell table:formula="of:=IF([.D1085]&lt;&gt;[.C1085];&quot;Diff&quot;;&quot;&quot;)">
            <text:p/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DEC2HEX([.A1086]+63488)" office:value-type="string" office:string-value="FC3C" calcext:value-type="string">
            <text:p>FC3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086]&lt;&gt;[.C1086];&quot;Diff&quot;;&quot;&quot;)">
            <text:p/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DEC2HEX([.A1087]+63488)" office:value-type="string" office:string-value="FC3D" calcext:value-type="string">
            <text:p>FC3D</text:p>
          </table:table-cell>
          <table:table-cell table:number-columns-repeated="2" office:value-type="string" calcext:value-type="string">
            <text:p>C0</text:p>
          </table:table-cell>
          <table:table-cell table:formula="of:=IF([.D1087]&lt;&gt;[.C1087];&quot;Diff&quot;;&quot;&quot;)">
            <text:p/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DEC2HEX([.A1088]+63488)" office:value-type="string" office:string-value="FC3E" calcext:value-type="string">
            <text:p>FC3E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088]&lt;&gt;[.C1088];&quot;Diff&quot;;&quot;&quot;)">
            <text:p/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DEC2HEX([.A1089]+63488)" office:value-type="string" office:string-value="FC3F" calcext:value-type="string">
            <text:p>FC3F</text:p>
          </table:table-cell>
          <table:table-cell table:number-columns-repeated="2" office:value-type="string" calcext:value-type="string">
            <text:p>A5</text:p>
          </table:table-cell>
          <table:table-cell table:formula="of:=IF([.D1089]&lt;&gt;[.C1089];&quot;Diff&quot;;&quot;&quot;)">
            <text:p/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DEC2HEX([.A1090]+63488)" office:value-type="string" office:string-value="FC40" calcext:value-type="string">
            <text:p>FC40</text:p>
          </table:table-cell>
          <table:table-cell table:number-columns-repeated="2" office:value-type="string" calcext:value-type="string">
            <text:p>FC</text:p>
          </table:table-cell>
          <table:table-cell table:formula="of:=IF([.D1090]&lt;&gt;[.C1090];&quot;Diff&quot;;&quot;&quot;)">
            <text:p/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DEC2HEX([.A1091]+63488)" office:value-type="string" office:string-value="FC41" calcext:value-type="string">
            <text:p>FC4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1091]&lt;&gt;[.C1091];&quot;Diff&quot;;&quot;&quot;)">
            <text:p/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DEC2HEX([.A1092]+63488)" office:value-type="string" office:string-value="FC42" calcext:value-type="string">
            <text:p>FC4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1092]&lt;&gt;[.C1092];&quot;Diff&quot;;&quot;&quot;)">
            <text:p/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DEC2HEX([.A1093]+63488)" office:value-type="string" office:string-value="FC43" calcext:value-type="string">
            <text:p>FC43</text:p>
          </table:table-cell>
          <table:table-cell table:number-columns-repeated="2" office:value-type="string" calcext:value-type="string">
            <text:p>8D</text:p>
          </table:table-cell>
          <table:table-cell table:formula="of:=IF([.D1093]&lt;&gt;[.C1093];&quot;Diff&quot;;&quot;&quot;)">
            <text:p/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DEC2HEX([.A1094]+63488)" office:value-type="string" office:string-value="FC44" calcext:value-type="string">
            <text:p>FC4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094]&lt;&gt;[.C1094];&quot;Diff&quot;;&quot;&quot;)">
            <text:p/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DEC2HEX([.A1095]+63488)" office:value-type="string" office:string-value="FC45" calcext:value-type="string">
            <text:p>FC45</text:p>
          </table:table-cell>
          <table:table-cell table:number-columns-repeated="2" office:value-type="string" calcext:value-type="string">
            <text:p>C0</text:p>
          </table:table-cell>
          <table:table-cell table:formula="of:=IF([.D1095]&lt;&gt;[.C1095];&quot;Diff&quot;;&quot;&quot;)">
            <text:p/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DEC2HEX([.A1096]+63488)" office:value-type="string" office:string-value="FC46" calcext:value-type="string">
            <text:p>FC46</text:p>
          </table:table-cell>
          <table:table-cell table:number-columns-repeated="2" office:value-type="string" calcext:value-type="string">
            <text:p>A2</text:p>
          </table:table-cell>
          <table:table-cell table:formula="of:=IF([.D1096]&lt;&gt;[.C1096];&quot;Diff&quot;;&quot;&quot;)">
            <text:p/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DEC2HEX([.A1097]+63488)" office:value-type="string" office:string-value="FC47" calcext:value-type="string">
            <text:p>FC47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D1097]&lt;&gt;[.C1097];&quot;Diff&quot;;&quot;&quot;)">
            <text:p/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DEC2HEX([.A1098]+63488)" office:value-type="string" office:string-value="FC48" calcext:value-type="string">
            <text:p>FC4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098]&lt;&gt;[.C1098];&quot;Diff&quot;;&quot;&quot;)">
            <text:p/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DEC2HEX([.A1099]+63488)" office:value-type="string" office:string-value="FC49" calcext:value-type="string">
            <text:p>FC49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D1099]&lt;&gt;[.C1099];&quot;Diff&quot;;&quot;&quot;)">
            <text:p/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DEC2HEX([.A1100]+63488)" office:value-type="string" office:string-value="FC4A" calcext:value-type="string">
            <text:p>FC4A</text:p>
          </table:table-cell>
          <table:table-cell table:number-columns-repeated="2" office:value-type="string" calcext:value-type="string">
            <text:p>FC</text:p>
          </table:table-cell>
          <table:table-cell table:formula="of:=IF([.D1100]&lt;&gt;[.C1100];&quot;Diff&quot;;&quot;&quot;)">
            <text:p/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DEC2HEX([.A1101]+63488)" office:value-type="string" office:string-value="FC4B" calcext:value-type="string">
            <text:p>FC4B</text:p>
          </table:table-cell>
          <table:table-cell table:number-columns-repeated="2" office:value-type="string" calcext:value-type="string">
            <text:p>F0</text:p>
          </table:table-cell>
          <table:table-cell table:formula="of:=IF([.D1101]&lt;&gt;[.C1101];&quot;Diff&quot;;&quot;&quot;)">
            <text:p/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DEC2HEX([.A1102]+63488)" office:value-type="string" office:string-value="FC4C" calcext:value-type="string">
            <text:p>FC4C</text:p>
          </table:table-cell>
          <table:table-cell table:number-columns-repeated="2" office:value-type="string" calcext:value-type="string">
            <text:p>DD</text:p>
          </table:table-cell>
          <table:table-cell table:formula="of:=IF([.D1102]&lt;&gt;[.C1102];&quot;Diff&quot;;&quot;&quot;)">
            <text:p/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DEC2HEX([.A1103]+63488)" office:value-type="string" office:string-value="FC4D" calcext:value-type="string">
            <text:p>FC4D</text:p>
          </table:table-cell>
          <table:table-cell table:number-columns-repeated="2" office:value-type="string" calcext:value-type="string">
            <text:p>A2</text:p>
          </table:table-cell>
          <table:table-cell table:formula="of:=IF([.D1103]&lt;&gt;[.C1103];&quot;Diff&quot;;&quot;&quot;)">
            <text:p/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DEC2HEX([.A1104]+63488)" office:value-type="string" office:string-value="FC4E" calcext:value-type="string">
            <text:p>FC4E</text:p>
          </table:table-cell>
          <table:table-cell table:number-columns-repeated="2" office:value-type="string" calcext:value-type="string">
            <text:p>7F</text:p>
          </table:table-cell>
          <table:table-cell table:formula="of:=IF([.D1104]&lt;&gt;[.C1104];&quot;Diff&quot;;&quot;&quot;)">
            <text:p/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DEC2HEX([.A1105]+63488)" office:value-type="string" office:string-value="FC4F" calcext:value-type="string">
            <text:p>FC4F</text:p>
          </table:table-cell>
          <table:table-cell table:number-columns-repeated="2" office:value-type="string" calcext:value-type="string">
            <text:p>8E</text:p>
          </table:table-cell>
          <table:table-cell table:formula="of:=IF([.D1105]&lt;&gt;[.C1105];&quot;Diff&quot;;&quot;&quot;)">
            <text:p/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DEC2HEX([.A1106]+63488)" office:value-type="string" office:string-value="FC50" calcext:value-type="string">
            <text:p>FC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106]&lt;&gt;[.C1106];&quot;Diff&quot;;&quot;&quot;)">
            <text:p/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DEC2HEX([.A1107]+63488)" office:value-type="string" office:string-value="FC51" calcext:value-type="string">
            <text:p>FC51</text:p>
          </table:table-cell>
          <table:table-cell table:number-columns-repeated="2" office:value-type="string" calcext:value-type="string">
            <text:p>C0</text:p>
          </table:table-cell>
          <table:table-cell table:formula="of:=IF([.D1107]&lt;&gt;[.C1107];&quot;Diff&quot;;&quot;&quot;)">
            <text:p/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DEC2HEX([.A1108]+63488)" office:value-type="string" office:string-value="FC52" calcext:value-type="string">
            <text:p>FC5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108]&lt;&gt;[.C1108];&quot;Diff&quot;;&quot;&quot;)">
            <text:p/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DEC2HEX([.A1109]+63488)" office:value-type="string" office:string-value="FC53" calcext:value-type="string">
            <text:p>FC5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D1109]&lt;&gt;[.C1109];&quot;Diff&quot;;&quot;&quot;)">
            <text:p/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DEC2HEX([.A1110]+63488)" office:value-type="string" office:string-value="FC54" calcext:value-type="string">
            <text:p>FC54</text:p>
          </table:table-cell>
          <table:table-cell table:number-columns-repeated="2" office:value-type="string" calcext:value-type="string">
            <text:p>FC</text:p>
          </table:table-cell>
          <table:table-cell table:formula="of:=IF([.D1110]&lt;&gt;[.C1110];&quot;Diff&quot;;&quot;&quot;)">
            <text:p/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DEC2HEX([.A1111]+63488)" office:value-type="string" office:string-value="FC55" calcext:value-type="string">
            <text:p>FC55</text:p>
          </table:table-cell>
          <table:table-cell table:number-columns-repeated="2" office:value-type="string" calcext:value-type="string">
            <text:p>AD</text:p>
          </table:table-cell>
          <table:table-cell table:formula="of:=IF([.D1111]&lt;&gt;[.C1111];&quot;Diff&quot;;&quot;&quot;)">
            <text:p/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DEC2HEX([.A1112]+63488)" office:value-type="string" office:string-value="FC56" calcext:value-type="string">
            <text:p>FC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12]&lt;&gt;[.C1112];&quot;Diff&quot;;&quot;&quot;)">
            <text:p/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DEC2HEX([.A1113]+63488)" office:value-type="string" office:string-value="FC57" calcext:value-type="string">
            <text:p>FC57</text:p>
          </table:table-cell>
          <table:table-cell table:number-columns-repeated="2" office:value-type="string" calcext:value-type="string">
            <text:p>C0</text:p>
          </table:table-cell>
          <table:table-cell table:formula="of:=IF([.D1113]&lt;&gt;[.C1113];&quot;Diff&quot;;&quot;&quot;)">
            <text:p/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DEC2HEX([.A1114]+63488)" office:value-type="string" office:string-value="FC58" calcext:value-type="string">
            <text:p>FC58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1114]&lt;&gt;[.C1114];&quot;Diff&quot;;&quot;&quot;)">
            <text:p/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DEC2HEX([.A1115]+63488)" office:value-type="string" office:string-value="FC59" calcext:value-type="string">
            <text:p>FC59</text:p>
          </table:table-cell>
          <table:table-cell table:number-columns-repeated="2" office:value-type="string" calcext:value-type="string">
            <text:p>FB</text:p>
          </table:table-cell>
          <table:table-cell table:formula="of:=IF([.D1115]&lt;&gt;[.C1115];&quot;Diff&quot;;&quot;&quot;)">
            <text:p/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DEC2HEX([.A1116]+63488)" office:value-type="string" office:string-value="FC5A" calcext:value-type="string">
            <text:p>FC5A</text:p>
          </table:table-cell>
          <table:table-cell table:number-columns-repeated="2" office:value-type="string" calcext:value-type="string">
            <text:p>AD</text:p>
          </table:table-cell>
          <table:table-cell table:formula="of:=IF([.D1116]&lt;&gt;[.C1116];&quot;Diff&quot;;&quot;&quot;)">
            <text:p/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DEC2HEX([.A1117]+63488)" office:value-type="string" office:string-value="FC5B" calcext:value-type="string">
            <text:p>FC5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17]&lt;&gt;[.C1117];&quot;Diff&quot;;&quot;&quot;)">
            <text:p/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DEC2HEX([.A1118]+63488)" office:value-type="string" office:string-value="FC5C" calcext:value-type="string">
            <text:p>FC5C</text:p>
          </table:table-cell>
          <table:table-cell table:number-columns-repeated="2" office:value-type="string" calcext:value-type="string">
            <text:p>C0</text:p>
          </table:table-cell>
          <table:table-cell table:formula="of:=IF([.D1118]&lt;&gt;[.C1118];&quot;Diff&quot;;&quot;&quot;)">
            <text:p/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DEC2HEX([.A1119]+63488)" office:value-type="string" office:string-value="FC5D" calcext:value-type="string">
            <text:p>FC5D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1119]&lt;&gt;[.C1119];&quot;Diff&quot;;&quot;&quot;)">
            <text:p/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DEC2HEX([.A1120]+63488)" office:value-type="string" office:string-value="FC5E" calcext:value-type="string">
            <text:p>FC5E</text:p>
          </table:table-cell>
          <table:table-cell table:number-columns-repeated="2" office:value-type="string" calcext:value-type="string">
            <text:p>FB</text:p>
          </table:table-cell>
          <table:table-cell table:formula="of:=IF([.D1120]&lt;&gt;[.C1120];&quot;Diff&quot;;&quot;&quot;)">
            <text:p/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DEC2HEX([.A1121]+63488)" office:value-type="string" office:string-value="FC5F" calcext:value-type="string">
            <text:p>FC5F</text:p>
          </table:table-cell>
          <table:table-cell table:number-columns-repeated="2" office:value-type="string" calcext:value-type="string">
            <text:p>A9</text:p>
          </table:table-cell>
          <table:table-cell table:formula="of:=IF([.D1121]&lt;&gt;[.C1121];&quot;Diff&quot;;&quot;&quot;)">
            <text:p/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DEC2HEX([.A1122]+63488)" office:value-type="string" office:string-value="FC60" calcext:value-type="string">
            <text:p>FC6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122]&lt;&gt;[.C1122];&quot;Diff&quot;;&quot;&quot;)">
            <text:p/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DEC2HEX([.A1123]+63488)" office:value-type="string" office:string-value="FC61" calcext:value-type="string">
            <text:p>FC61</text:p>
          </table:table-cell>
          <table:table-cell table:number-columns-repeated="2" office:value-type="string" calcext:value-type="string">
            <text:p>8D</text:p>
          </table:table-cell>
          <table:table-cell table:formula="of:=IF([.D1123]&lt;&gt;[.C1123];&quot;Diff&quot;;&quot;&quot;)">
            <text:p/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DEC2HEX([.A1124]+63488)" office:value-type="string" office:string-value="FC62" calcext:value-type="string">
            <text:p>FC6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1124]&lt;&gt;[.C1124];&quot;Diff&quot;;&quot;&quot;)">
            <text:p/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DEC2HEX([.A1125]+63488)" office:value-type="string" office:string-value="FC63" calcext:value-type="string">
            <text:p>FC63</text:p>
          </table:table-cell>
          <table:table-cell table:number-columns-repeated="2" office:value-type="string" calcext:value-type="string">
            <text:p>C0</text:p>
          </table:table-cell>
          <table:table-cell table:formula="of:=IF([.D1125]&lt;&gt;[.C1125];&quot;Diff&quot;;&quot;&quot;)">
            <text:p/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DEC2HEX([.A1126]+63488)" office:value-type="string" office:string-value="FC64" calcext:value-type="string">
            <text:p>FC64</text:p>
          </table:table-cell>
          <table:table-cell table:number-columns-repeated="2" office:value-type="string" calcext:value-type="string">
            <text:p>A9</text:p>
          </table:table-cell>
          <table:table-cell table:formula="of:=IF([.D1126]&lt;&gt;[.C1126];&quot;Diff&quot;;&quot;&quot;)">
            <text:p/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DEC2HEX([.A1127]+63488)" office:value-type="string" office:string-value="FC65" calcext:value-type="string">
            <text:p>FC65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IF([.D1127]&lt;&gt;[.C1127];&quot;Diff&quot;;&quot;&quot;)">
            <text:p/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DEC2HEX([.A1128]+63488)" office:value-type="string" office:string-value="FC66" calcext:value-type="string">
            <text:p>FC66</text:p>
          </table:table-cell>
          <table:table-cell table:number-columns-repeated="2" office:value-type="string" calcext:value-type="string">
            <text:p>8D</text:p>
          </table:table-cell>
          <table:table-cell table:formula="of:=IF([.D1128]&lt;&gt;[.C1128];&quot;Diff&quot;;&quot;&quot;)">
            <text:p/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DEC2HEX([.A1129]+63488)" office:value-type="string" office:string-value="FC67" calcext:value-type="string">
            <text:p>FC6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1129]&lt;&gt;[.C1129];&quot;Diff&quot;;&quot;&quot;)">
            <text:p/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DEC2HEX([.A1130]+63488)" office:value-type="string" office:string-value="FC68" calcext:value-type="string">
            <text:p>FC68</text:p>
          </table:table-cell>
          <table:table-cell table:number-columns-repeated="2" office:value-type="string" calcext:value-type="string">
            <text:p>C0</text:p>
          </table:table-cell>
          <table:table-cell table:formula="of:=IF([.D1130]&lt;&gt;[.C1130];&quot;Diff&quot;;&quot;&quot;)">
            <text:p/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DEC2HEX([.A1131]+63488)" office:value-type="string" office:string-value="FC69" calcext:value-type="string">
            <text:p>FC6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131]&lt;&gt;[.C1131];&quot;Diff&quot;;&quot;&quot;)">
            <text:p/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DEC2HEX([.A1132]+63488)" office:value-type="string" office:string-value="FC6A" calcext:value-type="string">
            <text:p>FC6A</text:p>
          </table:table-cell>
          <table:table-cell table:number-columns-repeated="2" office:value-type="string" calcext:value-type="string">
            <text:p>9C</text:p>
          </table:table-cell>
          <table:table-cell table:formula="of:=IF([.D1132]&lt;&gt;[.C1132];&quot;Diff&quot;;&quot;&quot;)">
            <text:p/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DEC2HEX([.A1133]+63488)" office:value-type="string" office:string-value="FC6B" calcext:value-type="string">
            <text:p>FC6B</text:p>
          </table:table-cell>
          <table:table-cell table:number-columns-repeated="2" office:value-type="string" calcext:value-type="string">
            <text:p>FC</text:p>
          </table:table-cell>
          <table:table-cell table:formula="of:=IF([.D1133]&lt;&gt;[.C1133];&quot;Diff&quot;;&quot;&quot;)">
            <text:p/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DEC2HEX([.A1134]+63488)" office:value-type="string" office:string-value="FC6C" calcext:value-type="string">
            <text:p>FC6C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1134]&lt;&gt;[.C1134];&quot;Diff&quot;;&quot;&quot;)">
            <text:p/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DEC2HEX([.A1135]+63488)" office:value-type="string" office:string-value="FC6D" calcext:value-type="string">
            <text:p>FC6D</text:p>
          </table:table-cell>
          <table:table-cell table:number-columns-repeated="2" office:value-type="string" calcext:value-type="string">
            <text:p>FE</text:p>
          </table:table-cell>
          <table:table-cell table:formula="of:=IF([.D1135]&lt;&gt;[.C1135];&quot;Diff&quot;;&quot;&quot;)">
            <text:p/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DEC2HEX([.A1136]+63488)" office:value-type="string" office:string-value="FC6E" calcext:value-type="string">
            <text:p>FC6E</text:p>
          </table:table-cell>
          <table:table-cell table:number-columns-repeated="2" office:value-type="string" calcext:value-type="string">
            <text:p>AA</text:p>
          </table:table-cell>
          <table:table-cell table:formula="of:=IF([.D1136]&lt;&gt;[.C1136];&quot;Diff&quot;;&quot;&quot;)">
            <text:p/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DEC2HEX([.A1137]+63488)" office:value-type="string" office:string-value="FC6F" calcext:value-type="string">
            <text:p>FC6F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137]&lt;&gt;[.C1137];&quot;Diff&quot;;&quot;&quot;)">
            <text:p/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DEC2HEX([.A1138]+63488)" office:value-type="string" office:string-value="FC70" calcext:value-type="string">
            <text:p>FC70</text:p>
          </table:table-cell>
          <table:table-cell table:number-columns-repeated="2" office:value-type="string" calcext:value-type="string">
            <text:p>9C</text:p>
          </table:table-cell>
          <table:table-cell table:formula="of:=IF([.D1138]&lt;&gt;[.C1138];&quot;Diff&quot;;&quot;&quot;)">
            <text:p/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DEC2HEX([.A1139]+63488)" office:value-type="string" office:string-value="FC71" calcext:value-type="string">
            <text:p>FC71</text:p>
          </table:table-cell>
          <table:table-cell table:number-columns-repeated="2" office:value-type="string" calcext:value-type="string">
            <text:p>FC</text:p>
          </table:table-cell>
          <table:table-cell table:formula="of:=IF([.D1139]&lt;&gt;[.C1139];&quot;Diff&quot;;&quot;&quot;)">
            <text:p/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DEC2HEX([.A1140]+63488)" office:value-type="string" office:string-value="FC72" calcext:value-type="string">
            <text:p>FC72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1140]&lt;&gt;[.C1140];&quot;Diff&quot;;&quot;&quot;)">
            <text:p/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DEC2HEX([.A1141]+63488)" office:value-type="string" office:string-value="FC73" calcext:value-type="string">
            <text:p>FC73</text:p>
          </table:table-cell>
          <table:table-cell table:number-columns-repeated="2" office:value-type="string" calcext:value-type="string">
            <text:p>FD</text:p>
          </table:table-cell>
          <table:table-cell table:formula="of:=IF([.D1141]&lt;&gt;[.C1141];&quot;Diff&quot;;&quot;&quot;)">
            <text:p/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DEC2HEX([.A1142]+63488)" office:value-type="string" office:string-value="FC74" calcext:value-type="string">
            <text:p>FC7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142]&lt;&gt;[.C1142];&quot;Diff&quot;;&quot;&quot;)">
            <text:p/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DEC2HEX([.A1143]+63488)" office:value-type="string" office:string-value="FC75" calcext:value-type="string">
            <text:p>FC75</text:p>
          </table:table-cell>
          <table:table-cell table:number-columns-repeated="2" office:value-type="string" calcext:value-type="string">
            <text:p>9C</text:p>
          </table:table-cell>
          <table:table-cell table:formula="of:=IF([.D1143]&lt;&gt;[.C1143];&quot;Diff&quot;;&quot;&quot;)">
            <text:p/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DEC2HEX([.A1144]+63488)" office:value-type="string" office:string-value="FC76" calcext:value-type="string">
            <text:p>FC76</text:p>
          </table:table-cell>
          <table:table-cell table:number-columns-repeated="2" office:value-type="string" calcext:value-type="string">
            <text:p>FC</text:p>
          </table:table-cell>
          <table:table-cell table:formula="of:=IF([.D1144]&lt;&gt;[.C1144];&quot;Diff&quot;;&quot;&quot;)">
            <text:p/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DEC2HEX([.A1145]+63488)" office:value-type="string" office:string-value="FC77" calcext:value-type="string">
            <text:p>FC77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1145]&lt;&gt;[.C1145];&quot;Diff&quot;;&quot;&quot;)">
            <text:p/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DEC2HEX([.A1146]+63488)" office:value-type="string" office:string-value="FC78" calcext:value-type="string">
            <text:p>FC78</text:p>
          </table:table-cell>
          <table:table-cell table:number-columns-repeated="2" office:value-type="string" calcext:value-type="string">
            <text:p>FF</text:p>
          </table:table-cell>
          <table:table-cell table:formula="of:=IF([.D1146]&lt;&gt;[.C1146];&quot;Diff&quot;;&quot;&quot;)">
            <text:p/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DEC2HEX([.A1147]+63488)" office:value-type="string" office:string-value="FC79" calcext:value-type="string">
            <text:p>FC79</text:p>
          </table:table-cell>
          <table:table-cell table:number-columns-repeated="2" office:value-type="string" calcext:value-type="string">
            <text:p>A0</text:p>
          </table:table-cell>
          <table:table-cell table:formula="of:=IF([.D1147]&lt;&gt;[.C1147];&quot;Diff&quot;;&quot;&quot;)">
            <text:p/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DEC2HEX([.A1148]+63488)" office:value-type="string" office:string-value="FC7A" calcext:value-type="string">
            <text:p>FC7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48]&lt;&gt;[.C1148];&quot;Diff&quot;;&quot;&quot;)">
            <text:p/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DEC2HEX([.A1149]+63488)" office:value-type="string" office:string-value="FC7B" calcext:value-type="string">
            <text:p>FC7B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149]&lt;&gt;[.C1149];&quot;Diff&quot;;&quot;&quot;)">
            <text:p/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DEC2HEX([.A1150]+63488)" office:value-type="string" office:string-value="FC7C" calcext:value-type="string">
            <text:p>FC7C</text:p>
          </table:table-cell>
          <table:table-cell table:number-columns-repeated="2" office:value-type="string" calcext:value-type="string">
            <text:p>9C</text:p>
          </table:table-cell>
          <table:table-cell table:formula="of:=IF([.D1150]&lt;&gt;[.C1150];&quot;Diff&quot;;&quot;&quot;)">
            <text:p/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DEC2HEX([.A1151]+63488)" office:value-type="string" office:string-value="FC7D" calcext:value-type="string">
            <text:p>FC7D</text:p>
          </table:table-cell>
          <table:table-cell table:number-columns-repeated="2" office:value-type="string" calcext:value-type="string">
            <text:p>FC</text:p>
          </table:table-cell>
          <table:table-cell table:formula="of:=IF([.D1151]&lt;&gt;[.C1151];&quot;Diff&quot;;&quot;&quot;)">
            <text:p/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DEC2HEX([.A1152]+63488)" office:value-type="string" office:string-value="FC7E" calcext:value-type="string">
            <text:p>FC7E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D1152]&lt;&gt;[.C1152];&quot;Diff&quot;;&quot;&quot;)">
            <text:p/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DEC2HEX([.A1153]+63488)" office:value-type="string" office:string-value="FC7F" calcext:value-type="string">
            <text:p>FC7F</text:p>
          </table:table-cell>
          <table:table-cell table:number-columns-repeated="2" office:value-type="string" calcext:value-type="string">
            <text:p>FD</text:p>
          </table:table-cell>
          <table:table-cell table:formula="of:=IF([.D1153]&lt;&gt;[.C1153];&quot;Diff&quot;;&quot;&quot;)">
            <text:p/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DEC2HEX([.A1154]+63488)" office:value-type="string" office:string-value="FC80" calcext:value-type="string">
            <text:p>FC80</text:p>
          </table:table-cell>
          <table:table-cell table:number-columns-repeated="2" office:value-type="string" calcext:value-type="string">
            <text:p>C8</text:p>
          </table:table-cell>
          <table:table-cell table:formula="of:=IF([.D1154]&lt;&gt;[.C1154];&quot;Diff&quot;;&quot;&quot;)">
            <text:p/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DEC2HEX([.A1155]+63488)" office:value-type="string" office:string-value="FC81" calcext:value-type="string">
            <text:p>FC81</text:p>
          </table:table-cell>
          <table:table-cell table:number-columns-repeated="2" office:value-type="string" calcext:value-type="string">
            <text:p>D0</text:p>
          </table:table-cell>
          <table:table-cell table:formula="of:=IF([.D1155]&lt;&gt;[.C1155];&quot;Diff&quot;;&quot;&quot;)">
            <text:p/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DEC2HEX([.A1156]+63488)" office:value-type="string" office:string-value="FC82" calcext:value-type="string">
            <text:p>FC82</text:p>
          </table:table-cell>
          <table:table-cell table:number-columns-repeated="2" office:value-type="string" calcext:value-type="string">
            <text:p>F8</text:p>
          </table:table-cell>
          <table:table-cell table:formula="of:=IF([.D1156]&lt;&gt;[.C1156];&quot;Diff&quot;;&quot;&quot;)">
            <text:p/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DEC2HEX([.A1157]+63488)" office:value-type="string" office:string-value="FC83" calcext:value-type="string">
            <text:p>FC83</text:p>
          </table:table-cell>
          <table:table-cell table:number-columns-repeated="2" office:value-type="string" calcext:value-type="string">
            <text:p>E6</text:p>
          </table:table-cell>
          <table:table-cell table:formula="of:=IF([.D1157]&lt;&gt;[.C1157];&quot;Diff&quot;;&quot;&quot;)">
            <text:p/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DEC2HEX([.A1158]+63488)" office:value-type="string" office:string-value="FC84" calcext:value-type="string">
            <text:p>FC84</text:p>
          </table:table-cell>
          <table:table-cell table:number-columns-repeated="2" office:value-type="string" calcext:value-type="string">
            <text:p>FE</text:p>
          </table:table-cell>
          <table:table-cell table:formula="of:=IF([.D1158]&lt;&gt;[.C1158];&quot;Diff&quot;;&quot;&quot;)">
            <text:p/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DEC2HEX([.A1159]+63488)" office:value-type="string" office:string-value="FC85" calcext:value-type="string">
            <text:p>FC85</text:p>
          </table:table-cell>
          <table:table-cell table:number-columns-repeated="2" office:value-type="string" calcext:value-type="string">
            <text:p>C6</text:p>
          </table:table-cell>
          <table:table-cell table:formula="of:=IF([.D1159]&lt;&gt;[.C1159];&quot;Diff&quot;;&quot;&quot;)">
            <text:p/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DEC2HEX([.A1160]+63488)" office:value-type="string" office:string-value="FC86" calcext:value-type="string">
            <text:p>FC86</text:p>
          </table:table-cell>
          <table:table-cell table:number-columns-repeated="2" office:value-type="string" calcext:value-type="string">
            <text:p>FF</text:p>
          </table:table-cell>
          <table:table-cell table:formula="of:=IF([.D1160]&lt;&gt;[.C1160];&quot;Diff&quot;;&quot;&quot;)">
            <text:p/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DEC2HEX([.A1161]+63488)" office:value-type="string" office:string-value="FC87" calcext:value-type="string">
            <text:p>FC87</text:p>
          </table:table-cell>
          <table:table-cell table:number-columns-repeated="2" office:value-type="string" calcext:value-type="string">
            <text:p>D0</text:p>
          </table:table-cell>
          <table:table-cell table:formula="of:=IF([.D1161]&lt;&gt;[.C1161];&quot;Diff&quot;;&quot;&quot;)">
            <text:p/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DEC2HEX([.A1162]+63488)" office:value-type="string" office:string-value="FC88" calcext:value-type="string">
            <text:p>FC88</text:p>
          </table:table-cell>
          <table:table-cell table:number-columns-repeated="2" office:value-type="string" calcext:value-type="string">
            <text:p>F2</text:p>
          </table:table-cell>
          <table:table-cell table:formula="of:=IF([.D1162]&lt;&gt;[.C1162];&quot;Diff&quot;;&quot;&quot;)">
            <text:p/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DEC2HEX([.A1163]+63488)" office:value-type="string" office:string-value="FC89" calcext:value-type="string">
            <text:p>FC89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D1163]&lt;&gt;[.C1163];&quot;Diff&quot;;&quot;&quot;)">
            <text:p/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DEC2HEX([.A1164]+63488)" office:value-type="string" office:string-value="FC8A" calcext:value-type="string">
            <text:p>FC8A</text:p>
          </table:table-cell>
          <table:table-cell table:number-columns-repeated="2" office:value-type="string" calcext:value-type="string">
            <text:p>FE</text:p>
          </table:table-cell>
          <table:table-cell table:formula="of:=IF([.D1164]&lt;&gt;[.C1164];&quot;Diff&quot;;&quot;&quot;)">
            <text:p/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DEC2HEX([.A1165]+63488)" office:value-type="string" office:string-value="FC8B" calcext:value-type="string">
            <text:p>FC8B</text:p>
          </table:table-cell>
          <table:table-cell table:number-columns-repeated="2" office:value-type="string" calcext:value-type="string">
            <text:p>A9</text:p>
          </table:table-cell>
          <table:table-cell table:formula="of:=IF([.D1165]&lt;&gt;[.C1165];&quot;Diff&quot;;&quot;&quot;)">
            <text:p/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DEC2HEX([.A1166]+63488)" office:value-type="string" office:string-value="FC8C" calcext:value-type="string">
            <text:p>FC8C</text:p>
          </table:table-cell>
          <table:table-cell table:number-columns-repeated="2" office:value-type="string" calcext:value-type="string">
            <text:p>FF</text:p>
          </table:table-cell>
          <table:table-cell table:formula="of:=IF([.D1166]&lt;&gt;[.C1166];&quot;Diff&quot;;&quot;&quot;)">
            <text:p/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DEC2HEX([.A1167]+63488)" office:value-type="string" office:string-value="FC8D" calcext:value-type="string">
            <text:p>FC8D</text:p>
          </table:table-cell>
          <table:table-cell table:number-columns-repeated="2" office:value-type="string" calcext:value-type="string">
            <text:p>8D</text:p>
          </table:table-cell>
          <table:table-cell table:formula="of:=IF([.D1167]&lt;&gt;[.C1167];&quot;Diff&quot;;&quot;&quot;)">
            <text:p/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DEC2HEX([.A1168]+63488)" office:value-type="string" office:string-value="FC8E" calcext:value-type="string">
            <text:p>FC8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168]&lt;&gt;[.C1168];&quot;Diff&quot;;&quot;&quot;)">
            <text:p/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DEC2HEX([.A1169]+63488)" office:value-type="string" office:string-value="FC8F" calcext:value-type="string">
            <text:p>FC8F</text:p>
          </table:table-cell>
          <table:table-cell table:number-columns-repeated="2" office:value-type="string" calcext:value-type="string">
            <text:p>C0</text:p>
          </table:table-cell>
          <table:table-cell table:formula="of:=IF([.D1169]&lt;&gt;[.C1169];&quot;Diff&quot;;&quot;&quot;)">
            <text:p/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DEC2HEX([.A1170]+63488)" office:value-type="string" office:string-value="FC90" calcext:value-type="string">
            <text:p>FC9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170]&lt;&gt;[.C1170];&quot;Diff&quot;;&quot;&quot;)">
            <text:p/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DEC2HEX([.A1171]+63488)" office:value-type="string" office:string-value="FC91" calcext:value-type="string">
            <text:p>FC91</text:p>
          </table:table-cell>
          <table:table-cell table:number-columns-repeated="2" office:value-type="string" calcext:value-type="string">
            <text:p>A0</text:p>
          </table:table-cell>
          <table:table-cell table:formula="of:=IF([.D1171]&lt;&gt;[.C1171];&quot;Diff&quot;;&quot;&quot;)">
            <text:p/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DEC2HEX([.A1172]+63488)" office:value-type="string" office:string-value="FC92" calcext:value-type="string">
            <text:p>FC92</text:p>
          </table:table-cell>
          <table:table-cell table:number-columns-repeated="2" office:value-type="string" calcext:value-type="string">
            <text:p>F8</text:p>
          </table:table-cell>
          <table:table-cell table:formula="of:=IF([.D1172]&lt;&gt;[.C1172];&quot;Diff&quot;;&quot;&quot;)">
            <text:p/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DEC2HEX([.A1173]+63488)" office:value-type="string" office:string-value="FC93" calcext:value-type="string">
            <text:p>FC93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IF([.D1173]&lt;&gt;[.C1173];&quot;Diff&quot;;&quot;&quot;)">
            <text:p/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DEC2HEX([.A1174]+63488)" office:value-type="string" office:string-value="FC94" calcext:value-type="string">
            <text:p>FC94</text:p>
          </table:table-cell>
          <table:table-cell table:number-columns-repeated="2" office:value-type="string" calcext:value-type="string">
            <text:p>D0</text:p>
          </table:table-cell>
          <table:table-cell table:formula="of:=IF([.D1174]&lt;&gt;[.C1174];&quot;Diff&quot;;&quot;&quot;)">
            <text:p/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DEC2HEX([.A1175]+63488)" office:value-type="string" office:string-value="FC95" calcext:value-type="string">
            <text:p>FC95</text:p>
          </table:table-cell>
          <table:table-cell table:number-columns-repeated="2" office:value-type="string" calcext:value-type="string">
            <text:p>FD</text:p>
          </table:table-cell>
          <table:table-cell table:formula="of:=IF([.D1175]&lt;&gt;[.C1175];&quot;Diff&quot;;&quot;&quot;)">
            <text:p/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DEC2HEX([.A1176]+63488)" office:value-type="string" office:string-value="FC96" calcext:value-type="string">
            <text:p>FC96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IF([.D1176]&lt;&gt;[.C1176];&quot;Diff&quot;;&quot;&quot;)">
            <text:p/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DEC2HEX([.A1177]+63488)" office:value-type="string" office:string-value="FC97" calcext:value-type="string">
            <text:p>FC97</text:p>
          </table:table-cell>
          <table:table-cell table:number-columns-repeated="2" office:value-type="string" calcext:value-type="string">
            <text:p>FF</text:p>
          </table:table-cell>
          <table:table-cell table:formula="of:=IF([.D1177]&lt;&gt;[.C1177];&quot;Diff&quot;;&quot;&quot;)">
            <text:p/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DEC2HEX([.A1178]+63488)" office:value-type="string" office:string-value="FC98" calcext:value-type="string">
            <text:p>FC98</text:p>
          </table:table-cell>
          <table:table-cell table:number-columns-repeated="2" office:value-type="string" calcext:value-type="string">
            <text:p>CA</text:p>
          </table:table-cell>
          <table:table-cell table:formula="of:=IF([.D1178]&lt;&gt;[.C1178];&quot;Diff&quot;;&quot;&quot;)">
            <text:p/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DEC2HEX([.A1179]+63488)" office:value-type="string" office:string-value="FC99" calcext:value-type="string">
            <text:p>FC99</text:p>
          </table:table-cell>
          <table:table-cell table:number-columns-repeated="2" office:value-type="string" calcext:value-type="string">
            <text:p>D0</text:p>
          </table:table-cell>
          <table:table-cell table:formula="of:=IF([.D1179]&lt;&gt;[.C1179];&quot;Diff&quot;;&quot;&quot;)">
            <text:p/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DEC2HEX([.A1180]+63488)" office:value-type="string" office:string-value="FC9A" calcext:value-type="string">
            <text:p>FC9A</text:p>
          </table:table-cell>
          <table:table-cell table:number-columns-repeated="2" office:value-type="string" calcext:value-type="string">
            <text:p>F6</text:p>
          </table:table-cell>
          <table:table-cell table:formula="of:=IF([.D1180]&lt;&gt;[.C1180];&quot;Diff&quot;;&quot;&quot;)">
            <text:p/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DEC2HEX([.A1181]+63488)" office:value-type="string" office:string-value="FC9B" calcext:value-type="string">
            <text:p>FC9B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181]&lt;&gt;[.C1181];&quot;Diff&quot;;&quot;&quot;)">
            <text:p/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DEC2HEX([.A1182]+63488)" office:value-type="string" office:string-value="FC9C" calcext:value-type="string">
            <text:p>FC9C</text:p>
          </table:table-cell>
          <table:table-cell table:number-columns-repeated="2" office:value-type="string" calcext:value-type="string">
            <text:p>AD</text:p>
          </table:table-cell>
          <table:table-cell table:formula="of:=IF([.D1182]&lt;&gt;[.C1182];&quot;Diff&quot;;&quot;&quot;)">
            <text:p/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DEC2HEX([.A1183]+63488)" office:value-type="string" office:string-value="FC9D" calcext:value-type="string">
            <text:p>FC9D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1183]&lt;&gt;[.C1183];&quot;Diff&quot;;&quot;&quot;)">
            <text:p/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DEC2HEX([.A1184]+63488)" office:value-type="string" office:string-value="FC9E" calcext:value-type="string">
            <text:p>FC9E</text:p>
          </table:table-cell>
          <table:table-cell table:number-columns-repeated="2" office:value-type="string" calcext:value-type="string">
            <text:p>C0</text:p>
          </table:table-cell>
          <table:table-cell table:formula="of:=IF([.D1184]&lt;&gt;[.C1184];&quot;Diff&quot;;&quot;&quot;)">
            <text:p/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DEC2HEX([.A1185]+63488)" office:value-type="string" office:string-value="FC9F" calcext:value-type="string">
            <text:p>FC9F</text:p>
          </table:table-cell>
          <table:table-cell table:number-columns-repeated="2" office:value-type="string" calcext:value-type="string">
            <text:p>4A</text:p>
          </table:table-cell>
          <table:table-cell table:formula="of:=IF([.D1185]&lt;&gt;[.C1185];&quot;Diff&quot;;&quot;&quot;)">
            <text:p/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DEC2HEX([.A1186]+63488)" office:value-type="string" office:string-value="FCA0" calcext:value-type="string">
            <text:p>FCA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[.D1186]&lt;&gt;[.C1186];&quot;Diff&quot;;&quot;&quot;)">
            <text:p/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DEC2HEX([.A1187]+63488)" office:value-type="string" office:string-value="FCA1" calcext:value-type="string">
            <text:p>FCA1</text:p>
          </table:table-cell>
          <table:table-cell table:number-columns-repeated="2" office:value-type="string" calcext:value-type="string">
            <text:p>FA</text:p>
          </table:table-cell>
          <table:table-cell table:formula="of:=IF([.D1187]&lt;&gt;[.C1187];&quot;Diff&quot;;&quot;&quot;)">
            <text:p/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DEC2HEX([.A1188]+63488)" office:value-type="string" office:string-value="FCA2" calcext:value-type="string">
            <text:p>FCA2</text:p>
          </table:table-cell>
          <table:table-cell table:number-columns-repeated="2" office:value-type="string" calcext:value-type="string">
            <text:p>AD</text:p>
          </table:table-cell>
          <table:table-cell table:formula="of:=IF([.D1188]&lt;&gt;[.C1188];&quot;Diff&quot;;&quot;&quot;)">
            <text:p/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DEC2HEX([.A1189]+63488)" office:value-type="string" office:string-value="FCA3" calcext:value-type="string">
            <text:p>FCA3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D1189]&lt;&gt;[.C1189];&quot;Diff&quot;;&quot;&quot;)">
            <text:p/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DEC2HEX([.A1190]+63488)" office:value-type="string" office:string-value="FCA4" calcext:value-type="string">
            <text:p>FCA4</text:p>
          </table:table-cell>
          <table:table-cell table:number-columns-repeated="2" office:value-type="string" calcext:value-type="string">
            <text:p>C0</text:p>
          </table:table-cell>
          <table:table-cell table:formula="of:=IF([.D1190]&lt;&gt;[.C1190];&quot;Diff&quot;;&quot;&quot;)">
            <text:p/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DEC2HEX([.A1191]+63488)" office:value-type="string" office:string-value="FCA5" calcext:value-type="string">
            <text:p>FCA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191]&lt;&gt;[.C1191];&quot;Diff&quot;;&quot;&quot;)">
            <text:p/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DEC2HEX([.A1192]+63488)" office:value-type="string" office:string-value="FCA6" calcext:value-type="string">
            <text:p>FCA6</text:p>
          </table:table-cell>
          <table:table-cell table:number-columns-repeated="2" office:value-type="string" calcext:value-type="string">
            <text:p>A9</text:p>
          </table:table-cell>
          <table:table-cell table:formula="of:=IF([.D1192]&lt;&gt;[.C1192];&quot;Diff&quot;;&quot;&quot;)">
            <text:p/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DEC2HEX([.A1193]+63488)" office:value-type="string" office:string-value="FCA7" calcext:value-type="string">
            <text:p>FCA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193]&lt;&gt;[.C1193];&quot;Diff&quot;;&quot;&quot;)">
            <text:p/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DEC2HEX([.A1194]+63488)" office:value-type="string" office:string-value="FCA8" calcext:value-type="string">
            <text:p>FCA8</text:p>
          </table:table-cell>
          <table:table-cell table:number-columns-repeated="2" office:value-type="string" calcext:value-type="string">
            <text:p>8D</text:p>
          </table:table-cell>
          <table:table-cell table:formula="of:=IF([.D1194]&lt;&gt;[.C1194];&quot;Diff&quot;;&quot;&quot;)">
            <text:p/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DEC2HEX([.A1195]+63488)" office:value-type="string" office:string-value="FCA9" calcext:value-type="string">
            <text:p>FCA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95]&lt;&gt;[.C1195];&quot;Diff&quot;;&quot;&quot;)">
            <text:p/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DEC2HEX([.A1196]+63488)" office:value-type="string" office:string-value="FCAA" calcext:value-type="string">
            <text:p>FCAA</text:p>
          </table:table-cell>
          <table:table-cell table:number-columns-repeated="2" office:value-type="string" calcext:value-type="string">
            <text:p>F0</text:p>
          </table:table-cell>
          <table:table-cell table:formula="of:=IF([.D1196]&lt;&gt;[.C1196];&quot;Diff&quot;;&quot;&quot;)">
            <text:p/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DEC2HEX([.A1197]+63488)" office:value-type="string" office:string-value="FCAB" calcext:value-type="string">
            <text:p>FCAB</text:p>
          </table:table-cell>
          <table:table-cell table:number-columns-repeated="2" office:value-type="string" calcext:value-type="string">
            <text:p>A9</text:p>
          </table:table-cell>
          <table:table-cell table:formula="of:=IF([.D1197]&lt;&gt;[.C1197];&quot;Diff&quot;;&quot;&quot;)">
            <text:p/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DEC2HEX([.A1198]+63488)" office:value-type="string" office:string-value="FCAC" calcext:value-type="string">
            <text:p>FCAC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D1198]&lt;&gt;[.C1198];&quot;Diff&quot;;&quot;&quot;)">
            <text:p/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DEC2HEX([.A1199]+63488)" office:value-type="string" office:string-value="FCAD" calcext:value-type="string">
            <text:p>FCAD</text:p>
          </table:table-cell>
          <table:table-cell table:number-columns-repeated="2" office:value-type="string" calcext:value-type="string">
            <text:p>8D</text:p>
          </table:table-cell>
          <table:table-cell table:formula="of:=IF([.D1199]&lt;&gt;[.C1199];&quot;Diff&quot;;&quot;&quot;)">
            <text:p/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DEC2HEX([.A1200]+63488)" office:value-type="string" office:string-value="FCAE" calcext:value-type="string">
            <text:p>FCA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00]&lt;&gt;[.C1200];&quot;Diff&quot;;&quot;&quot;)">
            <text:p/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DEC2HEX([.A1201]+63488)" office:value-type="string" office:string-value="FCAF" calcext:value-type="string">
            <text:p>FCAF</text:p>
          </table:table-cell>
          <table:table-cell table:number-columns-repeated="2" office:value-type="string" calcext:value-type="string">
            <text:p>F0</text:p>
          </table:table-cell>
          <table:table-cell table:formula="of:=IF([.D1201]&lt;&gt;[.C1201];&quot;Diff&quot;;&quot;&quot;)">
            <text:p/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DEC2HEX([.A1202]+63488)" office:value-type="string" office:string-value="FCB0" calcext:value-type="string">
            <text:p>FCB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202]&lt;&gt;[.C1202];&quot;Diff&quot;;&quot;&quot;)">
            <text:p/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DEC2HEX([.A1203]+63488)" office:value-type="string" office:string-value="FCB1" calcext:value-type="string">
            <text:p>FCB1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1203]&lt;&gt;[.C1203];&quot;Diff&quot;;&quot;&quot;)">
            <text:p/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DEC2HEX([.A1204]+63488)" office:value-type="string" office:string-value="FCB2" calcext:value-type="string">
            <text:p>FCB2</text:p>
          </table:table-cell>
          <table:table-cell table:number-columns-repeated="2" office:value-type="string" calcext:value-type="string">
            <text:p>AD</text:p>
          </table:table-cell>
          <table:table-cell table:formula="of:=IF([.D1204]&lt;&gt;[.C1204];&quot;Diff&quot;;&quot;&quot;)">
            <text:p/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DEC2HEX([.A1205]+63488)" office:value-type="string" office:string-value="FCB3" calcext:value-type="string">
            <text:p>FCB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05]&lt;&gt;[.C1205];&quot;Diff&quot;;&quot;&quot;)">
            <text:p/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DEC2HEX([.A1206]+63488)" office:value-type="string" office:string-value="FCB4" calcext:value-type="string">
            <text:p>FCB4</text:p>
          </table:table-cell>
          <table:table-cell table:number-columns-repeated="2" office:value-type="string" calcext:value-type="string">
            <text:p>F0</text:p>
          </table:table-cell>
          <table:table-cell table:formula="of:=IF([.D1206]&lt;&gt;[.C1206];&quot;Diff&quot;;&quot;&quot;)">
            <text:p/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DEC2HEX([.A1207]+63488)" office:value-type="string" office:string-value="FCB5" calcext:value-type="string">
            <text:p>FCB5</text:p>
          </table:table-cell>
          <table:table-cell table:number-columns-repeated="2" office:value-type="string" calcext:value-type="string">
            <text:p>4A</text:p>
          </table:table-cell>
          <table:table-cell table:formula="of:=IF([.D1207]&lt;&gt;[.C1207];&quot;Diff&quot;;&quot;&quot;)">
            <text:p/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DEC2HEX([.A1208]+63488)" office:value-type="string" office:string-value="FCB6" calcext:value-type="string">
            <text:p>FCB6</text:p>
          </table:table-cell>
          <table:table-cell table:number-columns-repeated="2" office:value-type="string" calcext:value-type="string">
            <text:p>4A</text:p>
          </table:table-cell>
          <table:table-cell table:formula="of:=IF([.D1208]&lt;&gt;[.C1208];&quot;Diff&quot;;&quot;&quot;)">
            <text:p/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DEC2HEX([.A1209]+63488)" office:value-type="string" office:string-value="FCB7" calcext:value-type="string">
            <text:p>FCB7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[.D1209]&lt;&gt;[.C1209];&quot;Diff&quot;;&quot;&quot;)">
            <text:p/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DEC2HEX([.A1210]+63488)" office:value-type="string" office:string-value="FCB8" calcext:value-type="string">
            <text:p>FCB8</text:p>
          </table:table-cell>
          <table:table-cell table:number-columns-repeated="2" office:value-type="string" calcext:value-type="string">
            <text:p>F9</text:p>
          </table:table-cell>
          <table:table-cell table:formula="of:=IF([.D1210]&lt;&gt;[.C1210];&quot;Diff&quot;;&quot;&quot;)">
            <text:p/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DEC2HEX([.A1211]+63488)" office:value-type="string" office:string-value="FCB9" calcext:value-type="string">
            <text:p>FCB9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1211]&lt;&gt;[.C1211];&quot;Diff&quot;;&quot;&quot;)">
            <text:p/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DEC2HEX([.A1212]+63488)" office:value-type="string" office:string-value="FCBA" calcext:value-type="string">
            <text:p>FCBA</text:p>
          </table:table-cell>
          <table:table-cell table:number-columns-repeated="2" office:value-type="string" calcext:value-type="string">
            <text:p>8D</text:p>
          </table:table-cell>
          <table:table-cell table:formula="of:=IF([.D1212]&lt;&gt;[.C1212];&quot;Diff&quot;;&quot;&quot;)">
            <text:p/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DEC2HEX([.A1213]+63488)" office:value-type="string" office:string-value="FCBB" calcext:value-type="string">
            <text:p>FCB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13]&lt;&gt;[.C1213];&quot;Diff&quot;;&quot;&quot;)">
            <text:p/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DEC2HEX([.A1214]+63488)" office:value-type="string" office:string-value="FCBC" calcext:value-type="string">
            <text:p>FCBC</text:p>
          </table:table-cell>
          <table:table-cell table:number-columns-repeated="2" office:value-type="string" calcext:value-type="string">
            <text:p>F0</text:p>
          </table:table-cell>
          <table:table-cell table:formula="of:=IF([.D1214]&lt;&gt;[.C1214];&quot;Diff&quot;;&quot;&quot;)">
            <text:p/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DEC2HEX([.A1215]+63488)" office:value-type="string" office:string-value="FCBD" calcext:value-type="string">
            <text:p>FCBD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215]&lt;&gt;[.C1215];&quot;Diff&quot;;&quot;&quot;)">
            <text:p/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DEC2HEX([.A1216]+63488)" office:value-type="string" office:string-value="FCBE" calcext:value-type="string">
            <text:p>FCBE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D1216]&lt;&gt;[.C1216];&quot;Diff&quot;;&quot;&quot;)">
            <text:p/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DEC2HEX([.A1217]+63488)" office:value-type="string" office:string-value="FCBF" calcext:value-type="string">
            <text:p>FCBF</text:p>
          </table:table-cell>
          <table:table-cell table:number-columns-repeated="2" office:value-type="string" calcext:value-type="string">
            <text:p>FF</text:p>
          </table:table-cell>
          <table:table-cell table:formula="of:=IF([.D1217]&lt;&gt;[.C1217];&quot;Diff&quot;;&quot;&quot;)">
            <text:p/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DEC2HEX([.A1218]+63488)" office:value-type="string" office:string-value="FCC0" calcext:value-type="string">
            <text:p>FCC0</text:p>
          </table:table-cell>
          <table:table-cell table:number-columns-repeated="2" office:value-type="string" calcext:value-type="string">
            <text:p>8D</text:p>
          </table:table-cell>
          <table:table-cell table:formula="of:=IF([.D1218]&lt;&gt;[.C1218];&quot;Diff&quot;;&quot;&quot;)">
            <text:p/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DEC2HEX([.A1219]+63488)" office:value-type="string" office:string-value="FCC1" calcext:value-type="string">
            <text:p>FCC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19]&lt;&gt;[.C1219];&quot;Diff&quot;;&quot;&quot;)">
            <text:p/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DEC2HEX([.A1220]+63488)" office:value-type="string" office:string-value="FCC2" calcext:value-type="string">
            <text:p>FCC2</text:p>
          </table:table-cell>
          <table:table-cell table:number-columns-repeated="2" office:value-type="string" calcext:value-type="string">
            <text:p>DF</text:p>
          </table:table-cell>
          <table:table-cell table:formula="of:=IF([.D1220]&lt;&gt;[.C1220];&quot;Diff&quot;;&quot;&quot;)">
            <text:p/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DEC2HEX([.A1221]+63488)" office:value-type="string" office:string-value="FCC3" calcext:value-type="string">
            <text:p>FCC3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D1221]&lt;&gt;[.C1221];&quot;Diff&quot;;&quot;&quot;)">
            <text:p/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DEC2HEX([.A1222]+63488)" office:value-type="string" office:string-value="FCC4" calcext:value-type="string">
            <text:p>FCC4</text:p>
          </table:table-cell>
          <table:table-cell table:number-columns-repeated="2" office:value-type="string" calcext:value-type="string">
            <text:p>FF</text:p>
          </table:table-cell>
          <table:table-cell table:formula="of:=IF([.D1222]&lt;&gt;[.C1222];&quot;Diff&quot;;&quot;&quot;)">
            <text:p/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DEC2HEX([.A1223]+63488)" office:value-type="string" office:string-value="FCC5" calcext:value-type="string">
            <text:p>FCC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223]&lt;&gt;[.C1223];&quot;Diff&quot;;&quot;&quot;)">
            <text:p/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DEC2HEX([.A1224]+63488)" office:value-type="string" office:string-value="FCC6" calcext:value-type="string">
            <text:p>FCC6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1224]&lt;&gt;[.C1224];&quot;Diff&quot;;&quot;&quot;)">
            <text:p/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DEC2HEX([.A1225]+63488)" office:value-type="string" office:string-value="FCC7" calcext:value-type="string">
            <text:p>FCC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225]&lt;&gt;[.C1225];&quot;Diff&quot;;&quot;&quot;)">
            <text:p/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DEC2HEX([.A1226]+63488)" office:value-type="string" office:string-value="FCC8" calcext:value-type="string">
            <text:p>FCC8</text:p>
          </table:table-cell>
          <table:table-cell table:number-columns-repeated="2" office:value-type="string" calcext:value-type="string">
            <text:p>CF</text:p>
          </table:table-cell>
          <table:table-cell table:formula="of:=IF([.D1226]&lt;&gt;[.C1226];&quot;Diff&quot;;&quot;&quot;)">
            <text:p/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DEC2HEX([.A1227]+63488)" office:value-type="string" office:string-value="FCC9" calcext:value-type="string">
            <text:p>FCC9</text:p>
          </table:table-cell>
          <table:table-cell table:number-columns-repeated="2" office:value-type="string" calcext:value-type="string">
            <text:p>FC</text:p>
          </table:table-cell>
          <table:table-cell table:formula="of:=IF([.D1227]&lt;&gt;[.C1227];&quot;Diff&quot;;&quot;&quot;)">
            <text:p/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DEC2HEX([.A1228]+63488)" office:value-type="string" office:string-value="FCCA" calcext:value-type="string">
            <text:p>FCCA</text:p>
          </table:table-cell>
          <table:table-cell table:number-columns-repeated="2" office:value-type="string" calcext:value-type="string">
            <text:p>AA</text:p>
          </table:table-cell>
          <table:table-cell table:formula="of:=IF([.D1228]&lt;&gt;[.C1228];&quot;Diff&quot;;&quot;&quot;)">
            <text:p/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DEC2HEX([.A1229]+63488)" office:value-type="string" office:string-value="FCCB" calcext:value-type="string">
            <text:p>FCCB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1229]&lt;&gt;[.C1229];&quot;Diff&quot;;&quot;&quot;)">
            <text:p/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DEC2HEX([.A1230]+63488)" office:value-type="string" office:string-value="FCCC" calcext:value-type="string">
            <text:p>FCCC</text:p>
          </table:table-cell>
          <table:table-cell table:number-columns-repeated="2" office:value-type="string" calcext:value-type="string">
            <text:p>CA</text:p>
          </table:table-cell>
          <table:table-cell table:formula="of:=IF([.D1230]&lt;&gt;[.C1230];&quot;Diff&quot;;&quot;&quot;)">
            <text:p/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DEC2HEX([.A1231]+63488)" office:value-type="string" office:string-value="FCCD" calcext:value-type="string">
            <text:p>FCCD</text:p>
          </table:table-cell>
          <table:table-cell table:number-columns-repeated="2" office:value-type="string" calcext:value-type="string">
            <text:p>E8</text:p>
          </table:table-cell>
          <table:table-cell table:formula="of:=IF([.D1231]&lt;&gt;[.C1231];&quot;Diff&quot;;&quot;&quot;)">
            <text:p/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DEC2HEX([.A1232]+63488)" office:value-type="string" office:string-value="FCCE" calcext:value-type="string">
            <text:p>FCCE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232]&lt;&gt;[.C1232];&quot;Diff&quot;;&quot;&quot;)">
            <text:p/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DEC2HEX([.A1233]+63488)" office:value-type="string" office:string-value="FCCF" calcext:value-type="string">
            <text:p>FCCF</text:p>
          </table:table-cell>
          <table:table-cell table:number-columns-repeated="2" office:value-type="string" calcext:value-type="string">
            <text:p>AD</text:p>
          </table:table-cell>
          <table:table-cell table:formula="of:=IF([.D1233]&lt;&gt;[.C1233];&quot;Diff&quot;;&quot;&quot;)">
            <text:p/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DEC2HEX([.A1234]+63488)" office:value-type="string" office:string-value="FCD0" calcext:value-type="string">
            <text:p>FCD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234]&lt;&gt;[.C1234];&quot;Diff&quot;;&quot;&quot;)">
            <text:p/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DEC2HEX([.A1235]+63488)" office:value-type="string" office:string-value="FCD1" calcext:value-type="string">
            <text:p>FCD1</text:p>
          </table:table-cell>
          <table:table-cell table:number-columns-repeated="2" office:value-type="string" calcext:value-type="string">
            <text:p>DF</text:p>
          </table:table-cell>
          <table:table-cell table:formula="of:=IF([.D1235]&lt;&gt;[.C1235];&quot;Diff&quot;;&quot;&quot;)">
            <text:p/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DEC2HEX([.A1236]+63488)" office:value-type="string" office:string-value="FCD2" calcext:value-type="string">
            <text:p>FCD2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D1236]&lt;&gt;[.C1236];&quot;Diff&quot;;&quot;&quot;)">
            <text:p/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DEC2HEX([.A1237]+63488)" office:value-type="string" office:string-value="FCD3" calcext:value-type="string">
            <text:p>FCD3</text:p>
          </table:table-cell>
          <table:table-cell table:number-columns-repeated="2" office:value-type="string" calcext:value-type="string">
            <text:p>FF</text:p>
          </table:table-cell>
          <table:table-cell table:formula="of:=IF([.D1237]&lt;&gt;[.C1237];&quot;Diff&quot;;&quot;&quot;)">
            <text:p/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DEC2HEX([.A1238]+63488)" office:value-type="string" office:string-value="FCD4" calcext:value-type="string">
            <text:p>FCD4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238]&lt;&gt;[.C1238];&quot;Diff&quot;;&quot;&quot;)">
            <text:p/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DEC2HEX([.A1239]+63488)" office:value-type="string" office:string-value="FCD5" calcext:value-type="string">
            <text:p>FCD5</text:p>
          </table:table-cell>
          <table:table-cell table:number-columns-repeated="2" office:value-type="string" calcext:value-type="string">
            <text:p>C9</text:p>
          </table:table-cell>
          <table:table-cell table:formula="of:=IF([.D1239]&lt;&gt;[.C1239];&quot;Diff&quot;;&quot;&quot;)">
            <text:p/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DEC2HEX([.A1240]+63488)" office:value-type="string" office:string-value="FCD6" calcext:value-type="string">
            <text:p>FCD6</text:p>
          </table:table-cell>
          <table:table-cell table:number-columns-repeated="2" office:value-type="string" calcext:value-type="string">
            <text:p>5F</text:p>
          </table:table-cell>
          <table:table-cell table:formula="of:=IF([.D1240]&lt;&gt;[.C1240];&quot;Diff&quot;;&quot;&quot;)">
            <text:p/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DEC2HEX([.A1241]+63488)" office:value-type="string" office:string-value="FCD7" calcext:value-type="string">
            <text:p>FCD7</text:p>
          </table:table-cell>
          <table:table-cell table:number-columns-repeated="2" office:value-type="string" calcext:value-type="string">
            <text:p>F0</text:p>
          </table:table-cell>
          <table:table-cell table:formula="of:=IF([.D1241]&lt;&gt;[.C1241];&quot;Diff&quot;;&quot;&quot;)">
            <text:p/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DEC2HEX([.A1242]+63488)" office:value-type="string" office:string-value="FCD8" calcext:value-type="string">
            <text:p>FCD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242]&lt;&gt;[.C1242];&quot;Diff&quot;;&quot;&quot;)">
            <text:p/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DEC2HEX([.A1243]+63488)" office:value-type="string" office:string-value="FCD9" calcext:value-type="string">
            <text:p>FCD9</text:p>
          </table:table-cell>
          <table:table-cell table:number-columns-repeated="2" office:value-type="string" calcext:value-type="string">
            <text:p>4C</text:p>
          </table:table-cell>
          <table:table-cell table:formula="of:=IF([.D1243]&lt;&gt;[.C1243];&quot;Diff&quot;;&quot;&quot;)">
            <text:p/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DEC2HEX([.A1244]+63488)" office:value-type="string" office:string-value="FCDA" calcext:value-type="string">
            <text:p>FCDA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IF([.D1244]&lt;&gt;[.C1244];&quot;Diff&quot;;&quot;&quot;)">
            <text:p/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DEC2HEX([.A1245]+63488)" office:value-type="string" office:string-value="FCDB" calcext:value-type="string">
            <text:p>FCDB</text:p>
          </table:table-cell>
          <table:table-cell table:number-columns-repeated="2" office:value-type="string" calcext:value-type="string">
            <text:p>A3</text:p>
          </table:table-cell>
          <table:table-cell table:formula="of:=IF([.D1245]&lt;&gt;[.C1245];&quot;Diff&quot;;&quot;&quot;)">
            <text:p/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DEC2HEX([.A1246]+63488)" office:value-type="string" office:string-value="FCDC" calcext:value-type="string">
            <text:p>FCDC</text:p>
          </table:table-cell>
          <table:table-cell table:number-columns-repeated="2" office:value-type="string" calcext:value-type="string">
            <text:p>4C</text:p>
          </table:table-cell>
          <table:table-cell table:formula="of:=IF([.D1246]&lt;&gt;[.C1246];&quot;Diff&quot;;&quot;&quot;)">
            <text:p/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DEC2HEX([.A1247]+63488)" office:value-type="string" office:string-value="FCDD" calcext:value-type="string">
            <text:p>FCDD</text:p>
          </table:table-cell>
          <table:table-cell table:number-columns-repeated="2" office:value-type="string" calcext:value-type="string">
            <text:p>4B</text:p>
          </table:table-cell>
          <table:table-cell table:formula="of:=IF([.D1247]&lt;&gt;[.C1247];&quot;Diff&quot;;&quot;&quot;)">
            <text:p/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DEC2HEX([.A1248]+63488)" office:value-type="string" office:string-value="FCDE" calcext:value-type="string">
            <text:p>FCDE</text:p>
          </table:table-cell>
          <table:table-cell table:number-columns-repeated="2" office:value-type="string" calcext:value-type="string">
            <text:p>A3</text:p>
          </table:table-cell>
          <table:table-cell table:formula="of:=IF([.D1248]&lt;&gt;[.C1248];&quot;Diff&quot;;&quot;&quot;)">
            <text:p/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DEC2HEX([.A1249]+63488)" office:value-type="string" office:string-value="FCDF" calcext:value-type="string">
            <text:p>FCDF</text:p>
          </table:table-cell>
          <table:table-cell table:number-columns-repeated="2" office:value-type="string" calcext:value-type="string">
            <text:p>A0</text:p>
          </table:table-cell>
          <table:table-cell table:formula="of:=IF([.D1249]&lt;&gt;[.C1249];&quot;Diff&quot;;&quot;&quot;)">
            <text:p/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DEC2HEX([.A1250]+63488)" office:value-type="string" office:string-value="FCE0" calcext:value-type="string">
            <text:p>FCE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0</text:p>
          </table:table-cell>
          <table:table-cell table:formula="of:=IF([.D1250]&lt;&gt;[.C1250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DEC2HEX([.A1251]+63488)" office:value-type="string" office:string-value="FCE1" calcext:value-type="string">
            <text:p>FCE1</text:p>
          </table:table-cell>
          <table:table-cell table:number-columns-repeated="2" office:value-type="string" calcext:value-type="string">
            <text:p>A2</text:p>
          </table:table-cell>
          <table:table-cell table:formula="of:=IF([.D1251]&lt;&gt;[.C1251];&quot;Diff&quot;;&quot;&quot;)">
            <text:p/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DEC2HEX([.A1252]+63488)" office:value-type="string" office:string-value="FCE2" calcext:value-type="string">
            <text:p>FCE2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D1252]&lt;&gt;[.C1252];&quot;Diff&quot;;&quot;&quot;)">
            <text:p/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DEC2HEX([.A1253]+63488)" office:value-type="string" office:string-value="FCE3" calcext:value-type="string">
            <text:p>FCE3</text:p>
          </table:table-cell>
          <table:table-cell table:number-columns-repeated="2" office:value-type="string" calcext:value-type="string">
            <text:p>CA</text:p>
          </table:table-cell>
          <table:table-cell table:formula="of:=IF([.D1253]&lt;&gt;[.C1253];&quot;Diff&quot;;&quot;&quot;)">
            <text:p/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DEC2HEX([.A1254]+63488)" office:value-type="string" office:string-value="FCE4" calcext:value-type="string">
            <text:p>FCE4</text:p>
          </table:table-cell>
          <table:table-cell table:number-columns-repeated="2" office:value-type="string" calcext:value-type="string">
            <text:p>D0</text:p>
          </table:table-cell>
          <table:table-cell table:formula="of:=IF([.D1254]&lt;&gt;[.C1254];&quot;Diff&quot;;&quot;&quot;)">
            <text:p/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DEC2HEX([.A1255]+63488)" office:value-type="string" office:string-value="FCE5" calcext:value-type="string">
            <text:p>FCE5</text:p>
          </table:table-cell>
          <table:table-cell table:number-columns-repeated="2" office:value-type="string" calcext:value-type="string">
            <text:p>FD</text:p>
          </table:table-cell>
          <table:table-cell table:formula="of:=IF([.D1255]&lt;&gt;[.C1255];&quot;Diff&quot;;&quot;&quot;)">
            <text:p/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DEC2HEX([.A1256]+63488)" office:value-type="string" office:string-value="FCE6" calcext:value-type="string">
            <text:p>FCE6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IF([.D1256]&lt;&gt;[.C1256];&quot;Diff&quot;;&quot;&quot;)">
            <text:p/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DEC2HEX([.A1257]+63488)" office:value-type="string" office:string-value="FCE7" calcext:value-type="string">
            <text:p>FCE7</text:p>
          </table:table-cell>
          <table:table-cell table:number-columns-repeated="2" office:value-type="string" calcext:value-type="string">
            <text:p>D0</text:p>
          </table:table-cell>
          <table:table-cell table:formula="of:=IF([.D1257]&lt;&gt;[.C1257];&quot;Diff&quot;;&quot;&quot;)">
            <text:p/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DEC2HEX([.A1258]+63488)" office:value-type="string" office:string-value="FCE8" calcext:value-type="string">
            <text:p>FCE8</text:p>
          </table:table-cell>
          <table:table-cell table:number-columns-repeated="2" office:value-type="string" calcext:value-type="string">
            <text:p>F8</text:p>
          </table:table-cell>
          <table:table-cell table:formula="of:=IF([.D1258]&lt;&gt;[.C1258];&quot;Diff&quot;;&quot;&quot;)">
            <text:p/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DEC2HEX([.A1259]+63488)" office:value-type="string" office:string-value="FCE9" calcext:value-type="string">
            <text:p>FCE9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259]&lt;&gt;[.C1259];&quot;Diff&quot;;&quot;&quot;)">
            <text:p/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DEC2HEX([.A1260]+63488)" office:value-type="string" office:string-value="FCEA" calcext:value-type="string">
            <text:p>FCEA</text:p>
          </table:table-cell>
          <table:table-cell table:style-name="ce1" office:value-type="string" calcext:value-type="string">
            <text:p>4F</text:p>
          </table:table-cell>
          <table:table-cell table:style-name="ce1" office:value-type="float" office:value="43" calcext:value-type="float">
            <text:p>43</text:p>
          </table:table-cell>
          <table:table-cell table:formula="of:=IF([.D1260]&lt;&gt;[.C1260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DEC2HEX([.A1261]+63488)" office:value-type="string" office:string-value="FCEB" calcext:value-type="string">
            <text:p>FCEB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5" calcext:value-type="float">
            <text:p>45</text:p>
          </table:table-cell>
          <table:table-cell table:formula="of:=IF([.D1261]&lt;&gt;[.C1261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DEC2HEX([.A1262]+63488)" office:value-type="string" office:string-value="FCEC" calcext:value-type="string">
            <text:p>FCEC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7" calcext:value-type="float">
            <text:p>47</text:p>
          </table:table-cell>
          <table:table-cell table:formula="of:=IF([.D1262]&lt;&gt;[.C1262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DEC2HEX([.A1263]+63488)" office:value-type="string" office:string-value="FCED" calcext:value-type="string">
            <text:p>FCED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4D</text:p>
          </table:table-cell>
          <table:table-cell table:formula="of:=IF([.D1263]&lt;&gt;[.C1263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DEC2HEX([.A1264]+63488)" office:value-type="string" office:string-value="FCEE" calcext:value-type="string">
            <text:p>FCE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4F</text:p>
          </table:table-cell>
          <table:table-cell table:formula="of:=IF([.D1264]&lt;&gt;[.C1264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DEC2HEX([.A1265]+63488)" office:value-type="string" office:string-value="FCEF" calcext:value-type="string">
            <text:p>FCEF</text:p>
          </table:table-cell>
          <table:table-cell table:style-name="ce1" office:value-type="string" calcext:value-type="string">
            <text:p>4F</text:p>
          </table:table-cell>
          <table:table-cell table:style-name="ce1" office:value-type="string" calcext:value-type="string">
            <text:p>4E</text:p>
          </table:table-cell>
          <table:table-cell table:formula="of:=IF([.D1265]&lt;&gt;[.C1265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DEC2HEX([.A1266]+63488)" office:value-type="string" office:string-value="FCF0" calcext:value-type="string">
            <text:p>FCF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8" calcext:value-type="float">
            <text:p>28</text:p>
          </table:table-cell>
          <table:table-cell table:formula="of:=IF([.D1266]&lt;&gt;[.C1266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DEC2HEX([.A1267]+63488)" office:value-type="string" office:string-value="FCF1" calcext:value-type="string">
            <text:p>FCF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3" calcext:value-type="float">
            <text:p>43</text:p>
          </table:table-cell>
          <table:table-cell table:formula="of:=IF([.D1267]&lt;&gt;[.C1267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DEC2HEX([.A1268]+63488)" office:value-type="string" office:string-value="FCF2" calcext:value-type="string">
            <text:p>FCF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" calcext:value-type="float">
            <text:p>29</text:p>
          </table:table-cell>
          <table:table-cell table:formula="of:=IF([.D1268]&lt;&gt;[.C1268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DEC2HEX([.A1269]+63488)" office:value-type="string" office:string-value="FCF3" calcext:value-type="string">
            <text:p>FCF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formula="of:=IF([.D1269]&lt;&gt;[.C1269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DEC2HEX([.A1270]+63488)" office:value-type="string" office:string-value="FCF4" calcext:value-type="string">
            <text:p>FCF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" calcext:value-type="float">
            <text:p>39</text:p>
          </table:table-cell>
          <table:table-cell table:formula="of:=IF([.D1270]&lt;&gt;[.C1270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DEC2HEX([.A1271]+63488)" office:value-type="string" office:string-value="FCF5" calcext:value-type="string">
            <text:p>FCF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" calcext:value-type="float">
            <text:p>38</text:p>
          </table:table-cell>
          <table:table-cell table:formula="of:=IF([.D1271]&lt;&gt;[.C1271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DEC2HEX([.A1272]+63488)" office:value-type="string" office:string-value="FCF6" calcext:value-type="string">
            <text:p>FCF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formula="of:=IF([.D1272]&lt;&gt;[.C1272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DEC2HEX([.A1273]+63488)" office:value-type="string" office:string-value="FCF7" calcext:value-type="string">
            <text:p>FCF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273]&lt;&gt;[.C1273];&quot;Diff&quot;;&quot;&quot;)">
            <text:p/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DEC2HEX([.A1274]+63488)" office:value-type="string" office:string-value="FCF8" calcext:value-type="string">
            <text:p>FCF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" calcext:value-type="float">
            <text:p>44</text:p>
          </table:table-cell>
          <table:table-cell table:formula="of:=IF([.D1274]&lt;&gt;[.C1274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DEC2HEX([.A1275]+63488)" office:value-type="string" office:string-value="FCF9" calcext:value-type="string">
            <text:p>FCF9</text:p>
          </table:table-cell>
          <table:table-cell table:number-columns-repeated="2" office:value-type="string" calcext:value-type="string">
            <text:p>2F</text:p>
          </table:table-cell>
          <table:table-cell table:formula="of:=IF([.D1275]&lt;&gt;[.C1275];&quot;Diff&quot;;&quot;&quot;)">
            <text:p/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DEC2HEX([.A1276]+63488)" office:value-type="string" office:string-value="FCFA" calcext:value-type="string">
            <text:p>FCFA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D1276]&lt;&gt;[.C1276];&quot;Diff&quot;;&quot;&quot;)">
            <text:p/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DEC2HEX([.A1277]+63488)" office:value-type="string" office:string-value="FCFB" calcext:value-type="string">
            <text:p>FCFB</text:p>
          </table:table-cell>
          <table:table-cell table:number-columns-repeated="2" office:value-type="string" calcext:value-type="string">
            <text:p>2F</text:p>
          </table:table-cell>
          <table:table-cell table:formula="of:=IF([.D1277]&lt;&gt;[.C1277];&quot;Diff&quot;;&quot;&quot;)">
            <text:p/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DEC2HEX([.A1278]+63488)" office:value-type="string" office:string-value="FCFC" calcext:value-type="string">
            <text:p>FCFC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IF([.D1278]&lt;&gt;[.C1278];&quot;Diff&quot;;&quot;&quot;)">
            <text:p/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DEC2HEX([.A1279]+63488)" office:value-type="string" office:string-value="FCFD" calcext:value-type="string">
            <text:p>FCFD</text:p>
          </table:table-cell>
          <table:table-cell table:number-columns-repeated="2" office:value-type="string" calcext:value-type="string">
            <text:p>2F</text:p>
          </table:table-cell>
          <table:table-cell table:formula="of:=IF([.D1279]&lt;&gt;[.C1279];&quot;Diff&quot;;&quot;&quot;)">
            <text:p/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DEC2HEX([.A1280]+63488)" office:value-type="string" office:string-value="FCFE" calcext:value-type="string">
            <text:p>FCFE</text:p>
          </table:table-cell>
          <table:table-cell table:number-columns-repeated="2" office:value-type="string" calcext:value-type="string">
            <text:p>4D</text:p>
          </table:table-cell>
          <table:table-cell table:formula="of:=IF([.D1280]&lt;&gt;[.C1280];&quot;Diff&quot;;&quot;&quot;)">
            <text:p/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DEC2HEX([.A1281]+63488)" office:value-type="string" office:string-value="FCFF" calcext:value-type="string">
            <text:p>FCFF</text:p>
          </table:table-cell>
          <table:table-cell table:number-columns-repeated="2" office:value-type="string" calcext:value-type="string">
            <text:p>3F</text:p>
          </table:table-cell>
          <table:table-cell table:formula="of:=IF([.D1281]&lt;&gt;[.C1281];&quot;Diff&quot;;&quot;&quot;)">
            <text:p/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DEC2HEX([.A1282]+63488)" office:value-type="string" office:string-value="FD00" calcext:value-type="string">
            <text:p>FD00</text:p>
          </table:table-cell>
          <table:table-cell table:number-columns-repeated="2" office:value-type="string" calcext:value-type="string">
            <text:p>8A</text:p>
          </table:table-cell>
          <table:table-cell table:formula="of:=IF([.D1282]&lt;&gt;[.C1282];&quot;Diff&quot;;&quot;&quot;)">
            <text:p/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DEC2HEX([.A1283]+63488)" office:value-type="string" office:string-value="FD01" calcext:value-type="string">
            <text:p>FD01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1283]&lt;&gt;[.C1283];&quot;Diff&quot;;&quot;&quot;)">
            <text:p/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DEC2HEX([.A1284]+63488)" office:value-type="string" office:string-value="FD02" calcext:value-type="string">
            <text:p>FD02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IF([.D1284]&lt;&gt;[.C1284];&quot;Diff&quot;;&quot;&quot;)">
            <text:p/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DEC2HEX([.A1285]+63488)" office:value-type="string" office:string-value="FD03" calcext:value-type="string">
            <text:p>FD03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1285]&lt;&gt;[.C1285];&quot;Diff&quot;;&quot;&quot;)">
            <text:p/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DEC2HEX([.A1286]+63488)" office:value-type="string" office:string-value="FD04" calcext:value-type="string">
            <text:p>FD04</text:p>
          </table:table-cell>
          <table:table-cell table:number-columns-repeated="2" office:value-type="string" calcext:value-type="string">
            <text:p>A9</text:p>
          </table:table-cell>
          <table:table-cell table:formula="of:=IF([.D1286]&lt;&gt;[.C1286];&quot;Diff&quot;;&quot;&quot;)">
            <text:p/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DEC2HEX([.A1287]+63488)" office:value-type="string" office:string-value="FD05" calcext:value-type="string">
            <text:p>FD05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IF([.D1287]&lt;&gt;[.C1287];&quot;Diff&quot;;&quot;&quot;)">
            <text:p/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DEC2HEX([.A1288]+63488)" office:value-type="string" office:string-value="FD06" calcext:value-type="string">
            <text:p>FD0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288]&lt;&gt;[.C1288];&quot;Diff&quot;;&quot;&quot;)">
            <text:p/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DEC2HEX([.A1289]+63488)" office:value-type="string" office:string-value="FD07" calcext:value-type="string">
            <text:p>FD07</text:p>
          </table:table-cell>
          <table:table-cell table:number-columns-repeated="2" office:value-type="string" calcext:value-type="string">
            <text:p>BE</text:p>
          </table:table-cell>
          <table:table-cell table:formula="of:=IF([.D1289]&lt;&gt;[.C1289];&quot;Diff&quot;;&quot;&quot;)">
            <text:p/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DEC2HEX([.A1290]+63488)" office:value-type="string" office:string-value="FD08" calcext:value-type="string">
            <text:p>FD08</text:p>
          </table:table-cell>
          <table:table-cell table:number-columns-repeated="2" office:value-type="string" calcext:value-type="string">
            <text:p>FC</text:p>
          </table:table-cell>
          <table:table-cell table:formula="of:=IF([.D1290]&lt;&gt;[.C1290];&quot;Diff&quot;;&quot;&quot;)">
            <text:p/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DEC2HEX([.A1291]+63488)" office:value-type="string" office:string-value="FD09" calcext:value-type="string">
            <text:p>FD0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291]&lt;&gt;[.C1291];&quot;Diff&quot;;&quot;&quot;)">
            <text:p/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DEC2HEX([.A1292]+63488)" office:value-type="string" office:string-value="FD0A" calcext:value-type="string">
            <text:p>FD0A</text:p>
          </table:table-cell>
          <table:table-cell table:number-columns-repeated="2" office:value-type="string" calcext:value-type="string">
            <text:p>C6</text:p>
          </table:table-cell>
          <table:table-cell table:formula="of:=IF([.D1292]&lt;&gt;[.C1292];&quot;Diff&quot;;&quot;&quot;)">
            <text:p/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DEC2HEX([.A1293]+63488)" office:value-type="string" office:string-value="FD0B" calcext:value-type="string">
            <text:p>FD0B</text:p>
          </table:table-cell>
          <table:table-cell table:number-columns-repeated="2" office:value-type="string" calcext:value-type="string">
            <text:p>FC</text:p>
          </table:table-cell>
          <table:table-cell table:formula="of:=IF([.D1293]&lt;&gt;[.C1293];&quot;Diff&quot;;&quot;&quot;)">
            <text:p/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DEC2HEX([.A1294]+63488)" office:value-type="string" office:string-value="FD0C" calcext:value-type="string">
            <text:p>FD0C</text:p>
          </table:table-cell>
          <table:table-cell table:number-columns-repeated="2" office:value-type="string" calcext:value-type="string">
            <text:p>D0</text:p>
          </table:table-cell>
          <table:table-cell table:formula="of:=IF([.D1294]&lt;&gt;[.C1294];&quot;Diff&quot;;&quot;&quot;)">
            <text:p/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DEC2HEX([.A1295]+63488)" office:value-type="string" office:string-value="FD0D" calcext:value-type="string">
            <text:p>FD0D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1295]&lt;&gt;[.C1295];&quot;Diff&quot;;&quot;&quot;)">
            <text:p/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DEC2HEX([.A1296]+63488)" office:value-type="string" office:string-value="FD0E" calcext:value-type="string">
            <text:p>FD0E</text:p>
          </table:table-cell>
          <table:table-cell table:number-columns-repeated="2" office:value-type="string" calcext:value-type="string">
            <text:p>4A</text:p>
          </table:table-cell>
          <table:table-cell table:formula="of:=IF([.D1296]&lt;&gt;[.C1296];&quot;Diff&quot;;&quot;&quot;)">
            <text:p/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DEC2HEX([.A1297]+63488)" office:value-type="string" office:string-value="FD0F" calcext:value-type="string">
            <text:p>FD0F</text:p>
          </table:table-cell>
          <table:table-cell table:number-columns-repeated="2" office:value-type="string" calcext:value-type="string">
            <text:p>D0</text:p>
          </table:table-cell>
          <table:table-cell table:formula="of:=IF([.D1297]&lt;&gt;[.C1297];&quot;Diff&quot;;&quot;&quot;)">
            <text:p/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DEC2HEX([.A1298]+63488)" office:value-type="string" office:string-value="FD10" calcext:value-type="string">
            <text:p>FD10</text:p>
          </table:table-cell>
          <table:table-cell table:number-columns-repeated="2" office:value-type="string" calcext:value-type="string">
            <text:p>F5</text:p>
          </table:table-cell>
          <table:table-cell table:formula="of:=IF([.D1298]&lt;&gt;[.C1298];&quot;Diff&quot;;&quot;&quot;)">
            <text:p/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DEC2HEX([.A1299]+63488)" office:value-type="string" office:string-value="FD11" calcext:value-type="string">
            <text:p>FD11</text:p>
          </table:table-cell>
          <table:table-cell table:number-columns-repeated="2" office:value-type="string" calcext:value-type="string">
            <text:p>F0</text:p>
          </table:table-cell>
          <table:table-cell table:formula="of:=IF([.D1299]&lt;&gt;[.C1299];&quot;Diff&quot;;&quot;&quot;)">
            <text:p/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DEC2HEX([.A1300]+63488)" office:value-type="string" office:string-value="FD12" calcext:value-type="string">
            <text:p>FD12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IF([.D1300]&lt;&gt;[.C1300];&quot;Diff&quot;;&quot;&quot;)">
            <text:p/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DEC2HEX([.A1301]+63488)" office:value-type="string" office:string-value="FD13" calcext:value-type="string">
            <text:p>FD13</text:p>
          </table:table-cell>
          <table:table-cell table:number-columns-repeated="2" office:value-type="string" calcext:value-type="string">
            <text:p>4A</text:p>
          </table:table-cell>
          <table:table-cell table:formula="of:=IF([.D1301]&lt;&gt;[.C1301];&quot;Diff&quot;;&quot;&quot;)">
            <text:p/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DEC2HEX([.A1302]+63488)" office:value-type="string" office:string-value="FD14" calcext:value-type="string">
            <text:p>FD14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[.D1302]&lt;&gt;[.C1302];&quot;Diff&quot;;&quot;&quot;)">
            <text:p/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DEC2HEX([.A1303]+63488)" office:value-type="string" office:string-value="FD15" calcext:value-type="string">
            <text:p>FD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1303]&lt;&gt;[.C1303];&quot;Diff&quot;;&quot;&quot;)">
            <text:p/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DEC2HEX([.A1304]+63488)" office:value-type="string" office:string-value="FD16" calcext:value-type="string">
            <text:p>FD16</text:p>
          </table:table-cell>
          <table:table-cell table:number-columns-repeated="2" office:value-type="string" calcext:value-type="string">
            <text:p>8A</text:p>
          </table:table-cell>
          <table:table-cell table:formula="of:=IF([.D1304]&lt;&gt;[.C1304];&quot;Diff&quot;;&quot;&quot;)">
            <text:p/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DEC2HEX([.A1305]+63488)" office:value-type="string" office:string-value="FD17" calcext:value-type="string">
            <text:p>FD17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1305]&lt;&gt;[.C1305];&quot;Diff&quot;;&quot;&quot;)">
            <text:p/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DEC2HEX([.A1306]+63488)" office:value-type="string" office:string-value="FD18" calcext:value-type="string">
            <text:p>FD1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306]&lt;&gt;[.C1306];&quot;Diff&quot;;&quot;&quot;)">
            <text:p/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DEC2HEX([.A1307]+63488)" office:value-type="string" office:string-value="FD19" calcext:value-type="string">
            <text:p>FD19</text:p>
          </table:table-cell>
          <table:table-cell table:number-columns-repeated="2" office:value-type="string" calcext:value-type="string">
            <text:p>F0</text:p>
          </table:table-cell>
          <table:table-cell table:formula="of:=IF([.D1307]&lt;&gt;[.C1307];&quot;Diff&quot;;&quot;&quot;)">
            <text:p/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DEC2HEX([.A1308]+63488)" office:value-type="string" office:string-value="FD1A" calcext:value-type="string">
            <text:p>FD1A</text:p>
          </table:table-cell>
          <table:table-cell table:number-columns-repeated="2" office:value-type="string" calcext:value-type="string">
            <text:p>1F</text:p>
          </table:table-cell>
          <table:table-cell table:formula="of:=IF([.D1308]&lt;&gt;[.C1308];&quot;Diff&quot;;&quot;&quot;)">
            <text:p/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DEC2HEX([.A1309]+63488)" office:value-type="string" office:string-value="FD1B" calcext:value-type="string">
            <text:p>FD1B</text:p>
          </table:table-cell>
          <table:table-cell table:number-columns-repeated="2" office:value-type="string" calcext:value-type="string">
            <text:p>A9</text:p>
          </table:table-cell>
          <table:table-cell table:formula="of:=IF([.D1309]&lt;&gt;[.C1309];&quot;Diff&quot;;&quot;&quot;)">
            <text:p/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DEC2HEX([.A1310]+63488)" office:value-type="string" office:string-value="FD1C" calcext:value-type="string">
            <text:p>FD1C</text:p>
          </table:table-cell>
          <table:table-cell table:number-columns-repeated="2" office:value-type="string" calcext:value-type="string">
            <text:p>1B</text:p>
          </table:table-cell>
          <table:table-cell table:formula="of:=IF([.D1310]&lt;&gt;[.C1310];&quot;Diff&quot;;&quot;&quot;)">
            <text:p/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DEC2HEX([.A1311]+63488)" office:value-type="string" office:string-value="FD1D" calcext:value-type="string">
            <text:p>FD1D</text:p>
          </table:table-cell>
          <table:table-cell table:number-columns-repeated="2" office:value-type="string" calcext:value-type="string">
            <text:p>D0</text:p>
          </table:table-cell>
          <table:table-cell table:formula="of:=IF([.D1311]&lt;&gt;[.C1311];&quot;Diff&quot;;&quot;&quot;)">
            <text:p/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DEC2HEX([.A1312]+63488)" office:value-type="string" office:string-value="FD1E" calcext:value-type="string">
            <text:p>FD1E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[.D1312]&lt;&gt;[.C1312];&quot;Diff&quot;;&quot;&quot;)">
            <text:p/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DEC2HEX([.A1313]+63488)" office:value-type="string" office:string-value="FD1F" calcext:value-type="string">
            <text:p>FD1F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313]&lt;&gt;[.C1313];&quot;Diff&quot;;&quot;&quot;)">
            <text:p/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DEC2HEX([.A1314]+63488)" office:value-type="string" office:string-value="FD20" calcext:value-type="string">
            <text:p>FD20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D1314]&lt;&gt;[.C1314];&quot;Diff&quot;;&quot;&quot;)">
            <text:p/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DEC2HEX([.A1315]+63488)" office:value-type="string" office:string-value="FD21" calcext:value-type="string">
            <text:p>FD21</text:p>
          </table:table-cell>
          <table:table-cell table:number-columns-repeated="2" office:value-type="string" calcext:value-type="string">
            <text:p>FE</text:p>
          </table:table-cell>
          <table:table-cell table:formula="of:=IF([.D1315]&lt;&gt;[.C1315];&quot;Diff&quot;;&quot;&quot;)">
            <text:p/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DEC2HEX([.A1316]+63488)" office:value-type="string" office:string-value="FD22" calcext:value-type="string">
            <text:p>FD22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IF([.D1316]&lt;&gt;[.C1316];&quot;Diff&quot;;&quot;&quot;)">
            <text:p/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DEC2HEX([.A1317]+63488)" office:value-type="string" office:string-value="FD23" calcext:value-type="string">
            <text:p>FD23</text:p>
          </table:table-cell>
          <table:table-cell table:number-columns-repeated="2" office:value-type="string" calcext:value-type="string">
            <text:p>8D</text:p>
          </table:table-cell>
          <table:table-cell table:formula="of:=IF([.D1317]&lt;&gt;[.C1317];&quot;Diff&quot;;&quot;&quot;)">
            <text:p/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DEC2HEX([.A1318]+63488)" office:value-type="string" office:string-value="FD24" calcext:value-type="string">
            <text:p>FD2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1318]&lt;&gt;[.C1318];&quot;Diff&quot;;&quot;&quot;)">
            <text:p/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DEC2HEX([.A1319]+63488)" office:value-type="string" office:string-value="FD25" calcext:value-type="string">
            <text:p>FD2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19]&lt;&gt;[.C1319];&quot;Diff&quot;;&quot;&quot;)">
            <text:p/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DEC2HEX([.A1320]+63488)" office:value-type="string" office:string-value="FD26" calcext:value-type="string">
            <text:p>FD26</text:p>
          </table:table-cell>
          <table:table-cell table:number-columns-repeated="2" office:value-type="string" calcext:value-type="string">
            <text:p>0A</text:p>
          </table:table-cell>
          <table:table-cell table:formula="of:=IF([.D1320]&lt;&gt;[.C1320];&quot;Diff&quot;;&quot;&quot;)">
            <text:p/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DEC2HEX([.A1321]+63488)" office:value-type="string" office:string-value="FD27" calcext:value-type="string">
            <text:p>FD27</text:p>
          </table:table-cell>
          <table:table-cell table:number-columns-repeated="2" office:value-type="string" calcext:value-type="string">
            <text:p>0A</text:p>
          </table:table-cell>
          <table:table-cell table:formula="of:=IF([.D1321]&lt;&gt;[.C1321];&quot;Diff&quot;;&quot;&quot;)">
            <text:p/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DEC2HEX([.A1322]+63488)" office:value-type="string" office:string-value="FD28" calcext:value-type="string">
            <text:p>FD28</text:p>
          </table:table-cell>
          <table:table-cell table:number-columns-repeated="2" office:value-type="string" calcext:value-type="string">
            <text:p>0A</text:p>
          </table:table-cell>
          <table:table-cell table:formula="of:=IF([.D1322]&lt;&gt;[.C1322];&quot;Diff&quot;;&quot;&quot;)">
            <text:p/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DEC2HEX([.A1323]+63488)" office:value-type="string" office:string-value="FD29" calcext:value-type="string">
            <text:p>FD29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D1323]&lt;&gt;[.C1323];&quot;Diff&quot;;&quot;&quot;)">
            <text:p/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DEC2HEX([.A1324]+63488)" office:value-type="string" office:string-value="FD2A" calcext:value-type="string">
            <text:p>FD2A</text:p>
          </table:table-cell>
          <table:table-cell table:number-columns-repeated="2" office:value-type="string" calcext:value-type="string">
            <text:p>ED</text:p>
          </table:table-cell>
          <table:table-cell table:formula="of:=IF([.D1324]&lt;&gt;[.C1324];&quot;Diff&quot;;&quot;&quot;)">
            <text:p/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DEC2HEX([.A1325]+63488)" office:value-type="string" office:string-value="FD2B" calcext:value-type="string">
            <text:p>FD2B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1325]&lt;&gt;[.C1325];&quot;Diff&quot;;&quot;&quot;)">
            <text:p/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DEC2HEX([.A1326]+63488)" office:value-type="string" office:string-value="FD2C" calcext:value-type="string">
            <text:p>FD2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26]&lt;&gt;[.C1326];&quot;Diff&quot;;&quot;&quot;)">
            <text:p/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DEC2HEX([.A1327]+63488)" office:value-type="string" office:string-value="FD2D" calcext:value-type="string">
            <text:p>FD2D</text:p>
          </table:table-cell>
          <table:table-cell table:number-columns-repeated="2" office:value-type="string" calcext:value-type="string">
            <text:p>8D</text:p>
          </table:table-cell>
          <table:table-cell table:formula="of:=IF([.D1327]&lt;&gt;[.C1327];&quot;Diff&quot;;&quot;&quot;)">
            <text:p/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DEC2HEX([.A1328]+63488)" office:value-type="string" office:string-value="FD2E" calcext:value-type="string">
            <text:p>FD2E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1328]&lt;&gt;[.C1328];&quot;Diff&quot;;&quot;&quot;)">
            <text:p/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DEC2HEX([.A1329]+63488)" office:value-type="string" office:string-value="FD2F" calcext:value-type="string">
            <text:p>FD2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29]&lt;&gt;[.C1329];&quot;Diff&quot;;&quot;&quot;)">
            <text:p/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DEC2HEX([.A1330]+63488)" office:value-type="string" office:string-value="FD30" calcext:value-type="string">
            <text:p>FD30</text:p>
          </table:table-cell>
          <table:table-cell table:number-columns-repeated="2" office:value-type="string" calcext:value-type="string">
            <text:p>8A</text:p>
          </table:table-cell>
          <table:table-cell table:formula="of:=IF([.D1330]&lt;&gt;[.C1330];&quot;Diff&quot;;&quot;&quot;)">
            <text:p/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DEC2HEX([.A1331]+63488)" office:value-type="string" office:string-value="FD31" calcext:value-type="string">
            <text:p>FD31</text:p>
          </table:table-cell>
          <table:table-cell table:number-columns-repeated="2" office:value-type="string" calcext:value-type="string">
            <text:p>4A</text:p>
          </table:table-cell>
          <table:table-cell table:formula="of:=IF([.D1331]&lt;&gt;[.C1331];&quot;Diff&quot;;&quot;&quot;)">
            <text:p/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DEC2HEX([.A1332]+63488)" office:value-type="string" office:string-value="FD32" calcext:value-type="string">
            <text:p>FD32</text:p>
          </table:table-cell>
          <table:table-cell table:number-columns-repeated="2" office:value-type="string" calcext:value-type="string">
            <text:p>0A</text:p>
          </table:table-cell>
          <table:table-cell table:formula="of:=IF([.D1332]&lt;&gt;[.C1332];&quot;Diff&quot;;&quot;&quot;)">
            <text:p/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DEC2HEX([.A1333]+63488)" office:value-type="string" office:string-value="FD33" calcext:value-type="string">
            <text:p>FD3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333]&lt;&gt;[.C1333];&quot;Diff&quot;;&quot;&quot;)">
            <text:p/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DEC2HEX([.A1334]+63488)" office:value-type="string" office:string-value="FD34" calcext:value-type="string">
            <text:p>FD34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D1334]&lt;&gt;[.C1334];&quot;Diff&quot;;&quot;&quot;)">
            <text:p/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DEC2HEX([.A1335]+63488)" office:value-type="string" office:string-value="FD35" calcext:value-type="string">
            <text:p>FD35</text:p>
          </table:table-cell>
          <table:table-cell table:number-columns-repeated="2" office:value-type="string" calcext:value-type="string">
            <text:p>FE</text:p>
          </table:table-cell>
          <table:table-cell table:formula="of:=IF([.D1335]&lt;&gt;[.C1335];&quot;Diff&quot;;&quot;&quot;)">
            <text:p/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DEC2HEX([.A1336]+63488)" office:value-type="string" office:string-value="FD36" calcext:value-type="string">
            <text:p>FD36</text:p>
          </table:table-cell>
          <table:table-cell table:number-columns-repeated="2" office:value-type="string" calcext:value-type="string">
            <text:p>F0</text:p>
          </table:table-cell>
          <table:table-cell table:formula="of:=IF([.D1336]&lt;&gt;[.C1336];&quot;Diff&quot;;&quot;&quot;)">
            <text:p/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DEC2HEX([.A1337]+63488)" office:value-type="string" office:string-value="FD37" calcext:value-type="string">
            <text:p>FD37</text:p>
          </table:table-cell>
          <table:table-cell table:number-columns-repeated="2" office:value-type="string" calcext:value-type="string">
            <text:p>0F</text:p>
          </table:table-cell>
          <table:table-cell table:formula="of:=IF([.D1337]&lt;&gt;[.C1337];&quot;Diff&quot;;&quot;&quot;)">
            <text:p/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DEC2HEX([.A1338]+63488)" office:value-type="string" office:string-value="FD38" calcext:value-type="string">
            <text:p>FD38</text:p>
          </table:table-cell>
          <table:table-cell table:number-columns-repeated="2" office:value-type="string" calcext:value-type="string">
            <text:p>A9</text:p>
          </table:table-cell>
          <table:table-cell table:formula="of:=IF([.D1338]&lt;&gt;[.C1338];&quot;Diff&quot;;&quot;&quot;)">
            <text:p/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DEC2HEX([.A1339]+63488)" office:value-type="string" office:string-value="FD39" calcext:value-type="string">
            <text:p>FD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39]&lt;&gt;[.C1339];&quot;Diff&quot;;&quot;&quot;)">
            <text:p/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DEC2HEX([.A1340]+63488)" office:value-type="string" office:string-value="FD3A" calcext:value-type="string">
            <text:p>FD3A</text:p>
          </table:table-cell>
          <table:table-cell table:number-columns-repeated="2" office:value-type="string" calcext:value-type="string">
            <text:p>8D</text:p>
          </table:table-cell>
          <table:table-cell table:formula="of:=IF([.D1340]&lt;&gt;[.C1340];&quot;Diff&quot;;&quot;&quot;)">
            <text:p/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DEC2HEX([.A1341]+63488)" office:value-type="string" office:string-value="FD3B" calcext:value-type="string">
            <text:p>FD3B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[.D1341]&lt;&gt;[.C1341];&quot;Diff&quot;;&quot;&quot;)">
            <text:p/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DEC2HEX([.A1342]+63488)" office:value-type="string" office:string-value="FD3C" calcext:value-type="string">
            <text:p>FD3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42]&lt;&gt;[.C1342];&quot;Diff&quot;;&quot;&quot;)">
            <text:p/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DEC2HEX([.A1343]+63488)" office:value-type="string" office:string-value="FD3D" calcext:value-type="string">
            <text:p>FD3D</text:p>
          </table:table-cell>
          <table:table-cell table:number-columns-repeated="2" office:value-type="string" calcext:value-type="string">
            <text:p>8D</text:p>
          </table:table-cell>
          <table:table-cell table:formula="of:=IF([.D1343]&lt;&gt;[.C1343];&quot;Diff&quot;;&quot;&quot;)">
            <text:p/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DEC2HEX([.A1344]+63488)" office:value-type="string" office:string-value="FD3E" calcext:value-type="string">
            <text:p>FD3E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D1344]&lt;&gt;[.C1344];&quot;Diff&quot;;&quot;&quot;)">
            <text:p/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DEC2HEX([.A1345]+63488)" office:value-type="string" office:string-value="FD3F" calcext:value-type="string">
            <text:p>FD3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45]&lt;&gt;[.C1345];&quot;Diff&quot;;&quot;&quot;)">
            <text:p/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DEC2HEX([.A1346]+63488)" office:value-type="string" office:string-value="FD40" calcext:value-type="string">
            <text:p>FD40</text:p>
          </table:table-cell>
          <table:table-cell table:number-columns-repeated="2" office:value-type="string" calcext:value-type="string">
            <text:p>A9</text:p>
          </table:table-cell>
          <table:table-cell table:formula="of:=IF([.D1346]&lt;&gt;[.C1346];&quot;Diff&quot;;&quot;&quot;)">
            <text:p/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DEC2HEX([.A1347]+63488)" office:value-type="string" office:string-value="FD41" calcext:value-type="string">
            <text:p>FD4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47]&lt;&gt;[.C1347];&quot;Diff&quot;;&quot;&quot;)">
            <text:p/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DEC2HEX([.A1348]+63488)" office:value-type="string" office:string-value="FD42" calcext:value-type="string">
            <text:p>FD42</text:p>
          </table:table-cell>
          <table:table-cell table:number-columns-repeated="2" office:value-type="string" calcext:value-type="string">
            <text:p>8D</text:p>
          </table:table-cell>
          <table:table-cell table:formula="of:=IF([.D1348]&lt;&gt;[.C1348];&quot;Diff&quot;;&quot;&quot;)">
            <text:p/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DEC2HEX([.A1349]+63488)" office:value-type="string" office:string-value="FD43" calcext:value-type="string">
            <text:p>FD43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1349]&lt;&gt;[.C1349];&quot;Diff&quot;;&quot;&quot;)">
            <text:p/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DEC2HEX([.A1350]+63488)" office:value-type="string" office:string-value="FD44" calcext:value-type="string">
            <text:p>FD4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50]&lt;&gt;[.C1350];&quot;Diff&quot;;&quot;&quot;)">
            <text:p/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DEC2HEX([.A1351]+63488)" office:value-type="string" office:string-value="FD45" calcext:value-type="string">
            <text:p>FD45</text:p>
          </table:table-cell>
          <table:table-cell table:number-columns-repeated="2" office:value-type="string" calcext:value-type="string">
            <text:p>D0</text:p>
          </table:table-cell>
          <table:table-cell table:formula="of:=IF([.D1351]&lt;&gt;[.C1351];&quot;Diff&quot;;&quot;&quot;)">
            <text:p/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DEC2HEX([.A1352]+63488)" office:value-type="string" office:string-value="FD46" calcext:value-type="string">
            <text:p>FD46</text:p>
          </table:table-cell>
          <table:table-cell table:number-columns-repeated="2" office:value-type="string" calcext:value-type="string">
            <text:p>BD</text:p>
          </table:table-cell>
          <table:table-cell table:formula="of:=IF([.D1352]&lt;&gt;[.C1352];&quot;Diff&quot;;&quot;&quot;)">
            <text:p/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DEC2HEX([.A1353]+63488)" office:value-type="string" office:string-value="FD47" calcext:value-type="string">
            <text:p>FD47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D1353]&lt;&gt;[.C1353];&quot;Diff&quot;;&quot;&quot;)">
            <text:p/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DEC2HEX([.A1354]+63488)" office:value-type="string" office:string-value="FD48" calcext:value-type="string">
            <text:p>FD48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IF([.D1354]&lt;&gt;[.C1354];&quot;Diff&quot;;&quot;&quot;)">
            <text:p/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DEC2HEX([.A1355]+63488)" office:value-type="string" office:string-value="FD49" calcext:value-type="string">
            <text:p>FD49</text:p>
          </table:table-cell>
          <table:table-cell table:number-columns-repeated="2" office:value-type="string" calcext:value-type="string">
            <text:p>6D</text:p>
          </table:table-cell>
          <table:table-cell table:formula="of:=IF([.D1355]&lt;&gt;[.C1355];&quot;Diff&quot;;&quot;&quot;)">
            <text:p/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DEC2HEX([.A1356]+63488)" office:value-type="string" office:string-value="FD4A" calcext:value-type="string">
            <text:p>FD4A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1356]&lt;&gt;[.C1356];&quot;Diff&quot;;&quot;&quot;)">
            <text:p/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DEC2HEX([.A1357]+63488)" office:value-type="string" office:string-value="FD4B" calcext:value-type="string">
            <text:p>FD4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57]&lt;&gt;[.C1357];&quot;Diff&quot;;&quot;&quot;)">
            <text:p/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DEC2HEX([.A1358]+63488)" office:value-type="string" office:string-value="FD4C" calcext:value-type="string">
            <text:p>FD4C</text:p>
          </table:table-cell>
          <table:table-cell table:number-columns-repeated="2" office:value-type="string" calcext:value-type="string">
            <text:p>A8</text:p>
          </table:table-cell>
          <table:table-cell table:formula="of:=IF([.D1358]&lt;&gt;[.C1358];&quot;Diff&quot;;&quot;&quot;)">
            <text:p/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DEC2HEX([.A1359]+63488)" office:value-type="string" office:string-value="FD4D" calcext:value-type="string">
            <text:p>FD4D</text:p>
          </table:table-cell>
          <table:table-cell table:number-columns-repeated="2" office:value-type="string" calcext:value-type="string">
            <text:p>B9</text:p>
          </table:table-cell>
          <table:table-cell table:formula="of:=IF([.D1359]&lt;&gt;[.C1359];&quot;Diff&quot;;&quot;&quot;)">
            <text:p/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DEC2HEX([.A1360]+63488)" office:value-type="string" office:string-value="FD4E" calcext:value-type="string">
            <text:p>FD4E</text:p>
          </table:table-cell>
          <table:table-cell table:number-columns-repeated="2" office:value-type="string" calcext:value-type="string">
            <text:p>3B</text:p>
          </table:table-cell>
          <table:table-cell table:formula="of:=IF([.D1360]&lt;&gt;[.C1360];&quot;Diff&quot;;&quot;&quot;)">
            <text:p/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DEC2HEX([.A1361]+63488)" office:value-type="string" office:string-value="FD4F" calcext:value-type="string">
            <text:p>FD4F</text:p>
          </table:table-cell>
          <table:table-cell table:number-columns-repeated="2" office:value-type="string" calcext:value-type="string">
            <text:p>FF</text:p>
          </table:table-cell>
          <table:table-cell table:formula="of:=IF([.D1361]&lt;&gt;[.C1361];&quot;Diff&quot;;&quot;&quot;)">
            <text:p/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DEC2HEX([.A1362]+63488)" office:value-type="string" office:string-value="FD50" calcext:value-type="string">
            <text:p>FD50</text:p>
          </table:table-cell>
          <table:table-cell table:number-columns-repeated="2" office:value-type="string" calcext:value-type="string">
            <text:p>CD</text:p>
          </table:table-cell>
          <table:table-cell table:formula="of:=IF([.D1362]&lt;&gt;[.C1362];&quot;Diff&quot;;&quot;&quot;)">
            <text:p/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DEC2HEX([.A1363]+63488)" office:value-type="string" office:string-value="FD51" calcext:value-type="string">
            <text:p>FD51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D1363]&lt;&gt;[.C1363];&quot;Diff&quot;;&quot;&quot;)">
            <text:p/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DEC2HEX([.A1364]+63488)" office:value-type="string" office:string-value="FD52" calcext:value-type="string">
            <text:p>FD5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64]&lt;&gt;[.C1364];&quot;Diff&quot;;&quot;&quot;)">
            <text:p/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DEC2HEX([.A1365]+63488)" office:value-type="string" office:string-value="FD53" calcext:value-type="string">
            <text:p>FD53</text:p>
          </table:table-cell>
          <table:table-cell table:number-columns-repeated="2" office:value-type="string" calcext:value-type="string">
            <text:p>D0</text:p>
          </table:table-cell>
          <table:table-cell table:formula="of:=IF([.D1365]&lt;&gt;[.C1365];&quot;Diff&quot;;&quot;&quot;)">
            <text:p/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DEC2HEX([.A1366]+63488)" office:value-type="string" office:string-value="FD54" calcext:value-type="string">
            <text:p>FD54</text:p>
          </table:table-cell>
          <table:table-cell table:number-columns-repeated="2" office:value-type="string" calcext:value-type="string">
            <text:p>E8</text:p>
          </table:table-cell>
          <table:table-cell table:formula="of:=IF([.D1366]&lt;&gt;[.C1366];&quot;Diff&quot;;&quot;&quot;)">
            <text:p/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DEC2HEX([.A1367]+63488)" office:value-type="string" office:string-value="FD55" calcext:value-type="string">
            <text:p>FD55</text:p>
          </table:table-cell>
          <table:table-cell table:number-columns-repeated="2" office:value-type="string" calcext:value-type="string">
            <text:p>CE</text:p>
          </table:table-cell>
          <table:table-cell table:formula="of:=IF([.D1367]&lt;&gt;[.C1367];&quot;Diff&quot;;&quot;&quot;)">
            <text:p/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DEC2HEX([.A1368]+63488)" office:value-type="string" office:string-value="FD56" calcext:value-type="string">
            <text:p>FD56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1368]&lt;&gt;[.C1368];&quot;Diff&quot;;&quot;&quot;)">
            <text:p/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DEC2HEX([.A1369]+63488)" office:value-type="string" office:string-value="FD57" calcext:value-type="string">
            <text:p>FD5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69]&lt;&gt;[.C1369];&quot;Diff&quot;;&quot;&quot;)">
            <text:p/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DEC2HEX([.A1370]+63488)" office:value-type="string" office:string-value="FD58" calcext:value-type="string">
            <text:p>FD58</text:p>
          </table:table-cell>
          <table:table-cell table:number-columns-repeated="2" office:value-type="string" calcext:value-type="string">
            <text:p>F0</text:p>
          </table:table-cell>
          <table:table-cell table:formula="of:=IF([.D1370]&lt;&gt;[.C1370];&quot;Diff&quot;;&quot;&quot;)">
            <text:p/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DEC2HEX([.A1371]+63488)" office:value-type="string" office:string-value="FD59" calcext:value-type="string">
            <text:p>FD5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1371]&lt;&gt;[.C1371];&quot;Diff&quot;;&quot;&quot;)">
            <text:p/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DEC2HEX([.A1372]+63488)" office:value-type="string" office:string-value="FD5A" calcext:value-type="string">
            <text:p>FD5A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372]&lt;&gt;[.C1372];&quot;Diff&quot;;&quot;&quot;)">
            <text:p/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DEC2HEX([.A1373]+63488)" office:value-type="string" office:string-value="FD5B" calcext:value-type="string">
            <text:p>FD5B</text:p>
          </table:table-cell>
          <table:table-cell table:number-columns-repeated="2" office:value-type="string" calcext:value-type="string">
            <text:p>DF</text:p>
          </table:table-cell>
          <table:table-cell table:formula="of:=IF([.D1373]&lt;&gt;[.C1373];&quot;Diff&quot;;&quot;&quot;)">
            <text:p/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DEC2HEX([.A1374]+63488)" office:value-type="string" office:string-value="FD5C" calcext:value-type="string">
            <text:p>FD5C</text:p>
          </table:table-cell>
          <table:table-cell table:number-columns-repeated="2" office:value-type="string" calcext:value-type="string">
            <text:p>FC</text:p>
          </table:table-cell>
          <table:table-cell table:formula="of:=IF([.D1374]&lt;&gt;[.C1374];&quot;Diff&quot;;&quot;&quot;)">
            <text:p/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DEC2HEX([.A1375]+63488)" office:value-type="string" office:string-value="FD5D" calcext:value-type="string">
            <text:p>FD5D</text:p>
          </table:table-cell>
          <table:table-cell table:number-columns-repeated="2" office:value-type="string" calcext:value-type="string">
            <text:p>F0</text:p>
          </table:table-cell>
          <table:table-cell table:formula="of:=IF([.D1375]&lt;&gt;[.C1375];&quot;Diff&quot;;&quot;&quot;)">
            <text:p/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DEC2HEX([.A1376]+63488)" office:value-type="string" office:string-value="FD5E" calcext:value-type="string">
            <text:p>FD5E</text:p>
          </table:table-cell>
          <table:table-cell table:number-columns-repeated="2" office:value-type="string" calcext:value-type="string">
            <text:p>A5</text:p>
          </table:table-cell>
          <table:table-cell table:formula="of:=IF([.D1376]&lt;&gt;[.C1376];&quot;Diff&quot;;&quot;&quot;)">
            <text:p/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DEC2HEX([.A1377]+63488)" office:value-type="string" office:string-value="FD5F" calcext:value-type="string">
            <text:p>FD5F</text:p>
          </table:table-cell>
          <table:table-cell table:number-columns-repeated="2" office:value-type="string" calcext:value-type="string">
            <text:p>A2</text:p>
          </table:table-cell>
          <table:table-cell table:formula="of:=IF([.D1377]&lt;&gt;[.C1377];&quot;Diff&quot;;&quot;&quot;)">
            <text:p/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DEC2HEX([.A1378]+63488)" office:value-type="string" office:string-value="FD60" calcext:value-type="string">
            <text:p>FD60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IF([.D1378]&lt;&gt;[.C1378];&quot;Diff&quot;;&quot;&quot;)">
            <text:p/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DEC2HEX([.A1379]+63488)" office:value-type="string" office:string-value="FD61" calcext:value-type="string">
            <text:p>FD61</text:p>
          </table:table-cell>
          <table:table-cell table:number-columns-repeated="2" office:value-type="string" calcext:value-type="string">
            <text:p>CD</text:p>
          </table:table-cell>
          <table:table-cell table:formula="of:=IF([.D1379]&lt;&gt;[.C1379];&quot;Diff&quot;;&quot;&quot;)">
            <text:p/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DEC2HEX([.A1380]+63488)" office:value-type="string" office:string-value="FD62" calcext:value-type="string">
            <text:p>FD62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[.D1380]&lt;&gt;[.C1380];&quot;Diff&quot;;&quot;&quot;)">
            <text:p/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DEC2HEX([.A1381]+63488)" office:value-type="string" office:string-value="FD63" calcext:value-type="string">
            <text:p>FD6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81]&lt;&gt;[.C1381];&quot;Diff&quot;;&quot;&quot;)">
            <text:p/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DEC2HEX([.A1382]+63488)" office:value-type="string" office:string-value="FD64" calcext:value-type="string">
            <text:p>FD64</text:p>
          </table:table-cell>
          <table:table-cell table:number-columns-repeated="2" office:value-type="string" calcext:value-type="string">
            <text:p>D0</text:p>
          </table:table-cell>
          <table:table-cell table:formula="of:=IF([.D1382]&lt;&gt;[.C1382];&quot;Diff&quot;;&quot;&quot;)">
            <text:p/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DEC2HEX([.A1383]+63488)" office:value-type="string" office:string-value="FD65" calcext:value-type="string">
            <text:p>FD6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83]&lt;&gt;[.C1383];&quot;Diff&quot;;&quot;&quot;)">
            <text:p/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DEC2HEX([.A1384]+63488)" office:value-type="string" office:string-value="FD66" calcext:value-type="string">
            <text:p>FD66</text:p>
          </table:table-cell>
          <table:table-cell table:number-columns-repeated="2" office:value-type="string" calcext:value-type="string">
            <text:p>A2</text:p>
          </table:table-cell>
          <table:table-cell table:formula="of:=IF([.D1384]&lt;&gt;[.C1384];&quot;Diff&quot;;&quot;&quot;)">
            <text:p/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DEC2HEX([.A1385]+63488)" office:value-type="string" office:string-value="FD67" calcext:value-type="string">
            <text:p>FD67</text:p>
          </table:table-cell>
          <table:table-cell table:number-columns-repeated="2" office:value-type="string" calcext:value-type="string">
            <text:p>0F</text:p>
          </table:table-cell>
          <table:table-cell table:formula="of:=IF([.D1385]&lt;&gt;[.C1385];&quot;Diff&quot;;&quot;&quot;)">
            <text:p/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DEC2HEX([.A1386]+63488)" office:value-type="string" office:string-value="FD68" calcext:value-type="string">
            <text:p>FD68</text:p>
          </table:table-cell>
          <table:table-cell table:number-columns-repeated="2" office:value-type="string" calcext:value-type="string">
            <text:p>8E</text:p>
          </table:table-cell>
          <table:table-cell table:formula="of:=IF([.D1386]&lt;&gt;[.C1386];&quot;Diff&quot;;&quot;&quot;)">
            <text:p/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DEC2HEX([.A1387]+63488)" office:value-type="string" office:string-value="FD69" calcext:value-type="string">
            <text:p>FD69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1387]&lt;&gt;[.C1387];&quot;Diff&quot;;&quot;&quot;)">
            <text:p/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DEC2HEX([.A1388]+63488)" office:value-type="string" office:string-value="FD6A" calcext:value-type="string">
            <text:p>FD6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88]&lt;&gt;[.C1388];&quot;Diff&quot;;&quot;&quot;)">
            <text:p/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DEC2HEX([.A1389]+63488)" office:value-type="string" office:string-value="FD6B" calcext:value-type="string">
            <text:p>FD6B</text:p>
          </table:table-cell>
          <table:table-cell table:number-columns-repeated="2" office:value-type="string" calcext:value-type="string">
            <text:p>8D</text:p>
          </table:table-cell>
          <table:table-cell table:formula="of:=IF([.D1389]&lt;&gt;[.C1389];&quot;Diff&quot;;&quot;&quot;)">
            <text:p/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DEC2HEX([.A1390]+63488)" office:value-type="string" office:string-value="FD6C" calcext:value-type="string">
            <text:p>FD6C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[.D1390]&lt;&gt;[.C1390];&quot;Diff&quot;;&quot;&quot;)">
            <text:p/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DEC2HEX([.A1391]+63488)" office:value-type="string" office:string-value="FD6D" calcext:value-type="string">
            <text:p>FD6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91]&lt;&gt;[.C1391];&quot;Diff&quot;;&quot;&quot;)">
            <text:p/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DEC2HEX([.A1392]+63488)" office:value-type="string" office:string-value="FD6E" calcext:value-type="string">
            <text:p>FD6E</text:p>
          </table:table-cell>
          <table:table-cell table:number-columns-repeated="2" office:value-type="string" calcext:value-type="string">
            <text:p>C9</text:p>
          </table:table-cell>
          <table:table-cell table:formula="of:=IF([.D1392]&lt;&gt;[.C1392];&quot;Diff&quot;;&quot;&quot;)">
            <text:p/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DEC2HEX([.A1393]+63488)" office:value-type="string" office:string-value="FD6F" calcext:value-type="string">
            <text:p>FD6F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D1393]&lt;&gt;[.C1393];&quot;Diff&quot;;&quot;&quot;)">
            <text:p/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DEC2HEX([.A1394]+63488)" office:value-type="string" office:string-value="FD70" calcext:value-type="string">
            <text:p>FD7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1394]&lt;&gt;[.C1394];&quot;Diff&quot;;&quot;&quot;)">
            <text:p/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DEC2HEX([.A1395]+63488)" office:value-type="string" office:string-value="FD71" calcext:value-type="string">
            <text:p>FD71</text:p>
          </table:table-cell>
          <table:table-cell table:number-columns-repeated="2" office:value-type="string" calcext:value-type="string">
            <text:p>5E</text:p>
          </table:table-cell>
          <table:table-cell table:formula="of:=IF([.D1395]&lt;&gt;[.C1395];&quot;Diff&quot;;&quot;&quot;)">
            <text:p/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DEC2HEX([.A1396]+63488)" office:value-type="string" office:string-value="FD72" calcext:value-type="string">
            <text:p>FD72</text:p>
          </table:table-cell>
          <table:table-cell table:number-columns-repeated="2" office:value-type="string" calcext:value-type="string">
            <text:p>C9</text:p>
          </table:table-cell>
          <table:table-cell table:formula="of:=IF([.D1396]&lt;&gt;[.C1396];&quot;Diff&quot;;&quot;&quot;)">
            <text:p/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DEC2HEX([.A1397]+63488)" office:value-type="string" office:string-value="FD73" calcext:value-type="string">
            <text:p>FD73</text:p>
          </table:table-cell>
          <table:table-cell table:number-columns-repeated="2" office:value-type="string" calcext:value-type="string">
            <text:p>5F</text:p>
          </table:table-cell>
          <table:table-cell table:formula="of:=IF([.D1397]&lt;&gt;[.C1397];&quot;Diff&quot;;&quot;&quot;)">
            <text:p/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DEC2HEX([.A1398]+63488)" office:value-type="string" office:string-value="FD74" calcext:value-type="string">
            <text:p>FD74</text:p>
          </table:table-cell>
          <table:table-cell table:number-columns-repeated="2" office:value-type="string" calcext:value-type="string">
            <text:p>F0</text:p>
          </table:table-cell>
          <table:table-cell table:formula="of:=IF([.D1398]&lt;&gt;[.C1398];&quot;Diff&quot;;&quot;&quot;)">
            <text:p/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DEC2HEX([.A1399]+63488)" office:value-type="string" office:string-value="FD75" calcext:value-type="string">
            <text:p>FD75</text:p>
          </table:table-cell>
          <table:table-cell table:number-columns-repeated="2" office:value-type="string" calcext:value-type="string">
            <text:p>5A</text:p>
          </table:table-cell>
          <table:table-cell table:formula="of:=IF([.D1399]&lt;&gt;[.C1399];&quot;Diff&quot;;&quot;&quot;)">
            <text:p/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DEC2HEX([.A1400]+63488)" office:value-type="string" office:string-value="FD76" calcext:value-type="string">
            <text:p>FD76</text:p>
          </table:table-cell>
          <table:table-cell table:number-columns-repeated="2" office:value-type="string" calcext:value-type="string">
            <text:p>A9</text:p>
          </table:table-cell>
          <table:table-cell table:formula="of:=IF([.D1400]&lt;&gt;[.C1400];&quot;Diff&quot;;&quot;&quot;)">
            <text:p/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DEC2HEX([.A1401]+63488)" office:value-type="string" office:string-value="FD77" calcext:value-type="string">
            <text:p>FD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01]&lt;&gt;[.C1401];&quot;Diff&quot;;&quot;&quot;)">
            <text:p/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DEC2HEX([.A1402]+63488)" office:value-type="string" office:string-value="FD78" calcext:value-type="string">
            <text:p>FD7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402]&lt;&gt;[.C1402];&quot;Diff&quot;;&quot;&quot;)">
            <text:p/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DEC2HEX([.A1403]+63488)" office:value-type="string" office:string-value="FD79" calcext:value-type="string">
            <text:p>FD79</text:p>
          </table:table-cell>
          <table:table-cell table:number-columns-repeated="2" office:value-type="string" calcext:value-type="string">
            <text:p>BE</text:p>
          </table:table-cell>
          <table:table-cell table:formula="of:=IF([.D1403]&lt;&gt;[.C1403];&quot;Diff&quot;;&quot;&quot;)">
            <text:p/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DEC2HEX([.A1404]+63488)" office:value-type="string" office:string-value="FD7A" calcext:value-type="string">
            <text:p>FD7A</text:p>
          </table:table-cell>
          <table:table-cell table:number-columns-repeated="2" office:value-type="string" calcext:value-type="string">
            <text:p>FC</text:p>
          </table:table-cell>
          <table:table-cell table:formula="of:=IF([.D1404]&lt;&gt;[.C1404];&quot;Diff&quot;;&quot;&quot;)">
            <text:p/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DEC2HEX([.A1405]+63488)" office:value-type="string" office:string-value="FD7B" calcext:value-type="string">
            <text:p>FD7B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405]&lt;&gt;[.C1405];&quot;Diff&quot;;&quot;&quot;)">
            <text:p/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DEC2HEX([.A1406]+63488)" office:value-type="string" office:string-value="FD7C" calcext:value-type="string">
            <text:p>FD7C</text:p>
          </table:table-cell>
          <table:table-cell table:number-columns-repeated="2" office:value-type="string" calcext:value-type="string">
            <text:p>CF</text:p>
          </table:table-cell>
          <table:table-cell table:formula="of:=IF([.D1406]&lt;&gt;[.C1406];&quot;Diff&quot;;&quot;&quot;)">
            <text:p/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DEC2HEX([.A1407]+63488)" office:value-type="string" office:string-value="FD7D" calcext:value-type="string">
            <text:p>FD7D</text:p>
          </table:table-cell>
          <table:table-cell table:number-columns-repeated="2" office:value-type="string" calcext:value-type="string">
            <text:p>FC</text:p>
          </table:table-cell>
          <table:table-cell table:formula="of:=IF([.D1407]&lt;&gt;[.C1407];&quot;Diff&quot;;&quot;&quot;)">
            <text:p/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DEC2HEX([.A1408]+63488)" office:value-type="string" office:string-value="FD7E" calcext:value-type="string">
            <text:p>FD7E</text:p>
          </table:table-cell>
          <table:table-cell table:number-columns-repeated="2" office:value-type="string" calcext:value-type="string">
            <text:p>8D</text:p>
          </table:table-cell>
          <table:table-cell table:formula="of:=IF([.D1408]&lt;&gt;[.C1408];&quot;Diff&quot;;&quot;&quot;)">
            <text:p/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DEC2HEX([.A1409]+63488)" office:value-type="string" office:string-value="FD7F" calcext:value-type="string">
            <text:p>FD7F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1409]&lt;&gt;[.C1409];&quot;Diff&quot;;&quot;&quot;)">
            <text:p/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DEC2HEX([.A1410]+63488)" office:value-type="string" office:string-value="FD80" calcext:value-type="string">
            <text:p>FD8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10]&lt;&gt;[.C1410];&quot;Diff&quot;;&quot;&quot;)">
            <text:p/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DEC2HEX([.A1411]+63488)" office:value-type="string" office:string-value="FD81" calcext:value-type="string">
            <text:p>FD81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1411]&lt;&gt;[.C1411];&quot;Diff&quot;;&quot;&quot;)">
            <text:p/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DEC2HEX([.A1412]+63488)" office:value-type="string" office:string-value="FD82" calcext:value-type="string">
            <text:p>FD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12]&lt;&gt;[.C1412];&quot;Diff&quot;;&quot;&quot;)">
            <text:p/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DEC2HEX([.A1413]+63488)" office:value-type="string" office:string-value="FD83" calcext:value-type="string">
            <text:p>FD83</text:p>
          </table:table-cell>
          <table:table-cell table:number-columns-repeated="2" office:value-type="string" calcext:value-type="string">
            <text:p>AA</text:p>
          </table:table-cell>
          <table:table-cell table:formula="of:=IF([.D1413]&lt;&gt;[.C1413];&quot;Diff&quot;;&quot;&quot;)">
            <text:p/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DEC2HEX([.A1414]+63488)" office:value-type="string" office:string-value="FD84" calcext:value-type="string">
            <text:p>FD84</text:p>
          </table:table-cell>
          <table:table-cell table:number-columns-repeated="2" office:value-type="string" calcext:value-type="string">
            <text:p>AD</text:p>
          </table:table-cell>
          <table:table-cell table:formula="of:=IF([.D1414]&lt;&gt;[.C1414];&quot;Diff&quot;;&quot;&quot;)">
            <text:p/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DEC2HEX([.A1415]+63488)" office:value-type="string" office:string-value="FD85" calcext:value-type="string">
            <text:p>FD8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1415]&lt;&gt;[.C1415];&quot;Diff&quot;;&quot;&quot;)">
            <text:p/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DEC2HEX([.A1416]+63488)" office:value-type="string" office:string-value="FD86" calcext:value-type="string">
            <text:p>FD8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16]&lt;&gt;[.C1416];&quot;Diff&quot;;&quot;&quot;)">
            <text:p/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DEC2HEX([.A1417]+63488)" office:value-type="string" office:string-value="FD87" calcext:value-type="string">
            <text:p>FD87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1417]&lt;&gt;[.C1417];&quot;Diff&quot;;&quot;&quot;)">
            <text:p/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DEC2HEX([.A1418]+63488)" office:value-type="string" office:string-value="FD88" calcext:value-type="string">
            <text:p>FD8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1418]&lt;&gt;[.C1418];&quot;Diff&quot;;&quot;&quot;)">
            <text:p/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DEC2HEX([.A1419]+63488)" office:value-type="string" office:string-value="FD89" calcext:value-type="string">
            <text:p>FD89</text:p>
          </table:table-cell>
          <table:table-cell table:number-columns-repeated="2" office:value-type="string" calcext:value-type="string">
            <text:p>D0</text:p>
          </table:table-cell>
          <table:table-cell table:formula="of:=IF([.D1419]&lt;&gt;[.C1419];&quot;Diff&quot;;&quot;&quot;)">
            <text:p/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DEC2HEX([.A1420]+63488)" office:value-type="string" office:string-value="FD8A" calcext:value-type="string">
            <text:p>FD8A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IF([.D1420]&lt;&gt;[.C1420];&quot;Diff&quot;;&quot;&quot;)">
            <text:p/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DEC2HEX([.A1421]+63488)" office:value-type="string" office:string-value="FD8B" calcext:value-type="string">
            <text:p>FD8B</text:p>
          </table:table-cell>
          <table:table-cell table:number-columns-repeated="2" office:value-type="string" calcext:value-type="string">
            <text:p>2C</text:p>
          </table:table-cell>
          <table:table-cell table:formula="of:=IF([.D1421]&lt;&gt;[.C1421];&quot;Diff&quot;;&quot;&quot;)">
            <text:p/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DEC2HEX([.A1422]+63488)" office:value-type="string" office:string-value="FD8C" calcext:value-type="string">
            <text:p>FD8C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D1422]&lt;&gt;[.C1422];&quot;Diff&quot;;&quot;&quot;)">
            <text:p/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DEC2HEX([.A1423]+63488)" office:value-type="string" office:string-value="FD8D" calcext:value-type="string">
            <text:p>FD8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23]&lt;&gt;[.C1423];&quot;Diff&quot;;&quot;&quot;)">
            <text:p/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DEC2HEX([.A1424]+63488)" office:value-type="string" office:string-value="FD8E" calcext:value-type="string">
            <text:p>FD8E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IF([.D1424]&lt;&gt;[.C1424];&quot;Diff&quot;;&quot;&quot;)">
            <text:p/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DEC2HEX([.A1425]+63488)" office:value-type="string" office:string-value="FD8F" calcext:value-type="string">
            <text:p>FD8F</text:p>
          </table:table-cell>
          <table:table-cell table:number-columns-repeated="2" office:value-type="string" calcext:value-type="string">
            <text:p>2B</text:p>
          </table:table-cell>
          <table:table-cell table:formula="of:=IF([.D1425]&lt;&gt;[.C1425];&quot;Diff&quot;;&quot;&quot;)">
            <text:p/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DEC2HEX([.A1426]+63488)" office:value-type="string" office:string-value="FD90" calcext:value-type="string">
            <text:p>FD90</text:p>
          </table:table-cell>
          <table:table-cell table:number-columns-repeated="2" office:value-type="string" calcext:value-type="string">
            <text:p>8A</text:p>
          </table:table-cell>
          <table:table-cell table:formula="of:=IF([.D1426]&lt;&gt;[.C1426];&quot;Diff&quot;;&quot;&quot;)">
            <text:p/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DEC2HEX([.A1427]+63488)" office:value-type="string" office:string-value="FD91" calcext:value-type="string">
            <text:p>FD91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D1427]&lt;&gt;[.C1427];&quot;Diff&quot;;&quot;&quot;)">
            <text:p/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DEC2HEX([.A1428]+63488)" office:value-type="string" office:string-value="FD92" calcext:value-type="string">
            <text:p>FD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28]&lt;&gt;[.C1428];&quot;Diff&quot;;&quot;&quot;)">
            <text:p/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DEC2HEX([.A1429]+63488)" office:value-type="string" office:string-value="FD93" calcext:value-type="string">
            <text:p>FD93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1429]&lt;&gt;[.C1429];&quot;Diff&quot;;&quot;&quot;)">
            <text:p/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DEC2HEX([.A1430]+63488)" office:value-type="string" office:string-value="FD94" calcext:value-type="string">
            <text:p>FD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30]&lt;&gt;[.C1430];&quot;Diff&quot;;&quot;&quot;)">
            <text:p/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DEC2HEX([.A1431]+63488)" office:value-type="string" office:string-value="FD95" calcext:value-type="string">
            <text:p>FD95</text:p>
          </table:table-cell>
          <table:table-cell table:number-columns-repeated="2" office:value-type="string" calcext:value-type="string">
            <text:p>F0</text:p>
          </table:table-cell>
          <table:table-cell table:formula="of:=IF([.D1431]&lt;&gt;[.C1431];&quot;Diff&quot;;&quot;&quot;)">
            <text:p/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DEC2HEX([.A1432]+63488)" office:value-type="string" office:string-value="FD96" calcext:value-type="string">
            <text:p>FD96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D1432]&lt;&gt;[.C1432];&quot;Diff&quot;;&quot;&quot;)">
            <text:p/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DEC2HEX([.A1433]+63488)" office:value-type="string" office:string-value="FD97" calcext:value-type="string">
            <text:p>FD97</text:p>
          </table:table-cell>
          <table:table-cell table:number-columns-repeated="2" office:value-type="string" calcext:value-type="string">
            <text:p>A9</text:p>
          </table:table-cell>
          <table:table-cell table:formula="of:=IF([.D1433]&lt;&gt;[.C1433];&quot;Diff&quot;;&quot;&quot;)">
            <text:p/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DEC2HEX([.A1434]+63488)" office:value-type="string" office:string-value="FD98" calcext:value-type="string">
            <text:p>FD9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434]&lt;&gt;[.C1434];&quot;Diff&quot;;&quot;&quot;)">
            <text:p/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DEC2HEX([.A1435]+63488)" office:value-type="string" office:string-value="FD99" calcext:value-type="string">
            <text:p>FD99</text:p>
          </table:table-cell>
          <table:table-cell table:number-columns-repeated="2" office:value-type="string" calcext:value-type="string">
            <text:p>2C</text:p>
          </table:table-cell>
          <table:table-cell table:formula="of:=IF([.D1435]&lt;&gt;[.C1435];&quot;Diff&quot;;&quot;&quot;)">
            <text:p/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DEC2HEX([.A1436]+63488)" office:value-type="string" office:string-value="FD9A" calcext:value-type="string">
            <text:p>FD9A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1436]&lt;&gt;[.C1436];&quot;Diff&quot;;&quot;&quot;)">
            <text:p/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DEC2HEX([.A1437]+63488)" office:value-type="string" office:string-value="FD9B" calcext:value-type="string">
            <text:p>FD9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37]&lt;&gt;[.C1437];&quot;Diff&quot;;&quot;&quot;)">
            <text:p/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DEC2HEX([.A1438]+63488)" office:value-type="string" office:string-value="FD9C" calcext:value-type="string">
            <text:p>FD9C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IF([.D1438]&lt;&gt;[.C1438];&quot;Diff&quot;;&quot;&quot;)">
            <text:p/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DEC2HEX([.A1439]+63488)" office:value-type="string" office:string-value="FD9D" calcext:value-type="string">
            <text:p>FD9D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D1439]&lt;&gt;[.C1439];&quot;Diff&quot;;&quot;&quot;)">
            <text:p/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DEC2HEX([.A1440]+63488)" office:value-type="string" office:string-value="FD9E" calcext:value-type="string">
            <text:p>FD9E</text:p>
          </table:table-cell>
          <table:table-cell table:number-columns-repeated="2" office:value-type="string" calcext:value-type="string">
            <text:p>A9</text:p>
          </table:table-cell>
          <table:table-cell table:formula="of:=IF([.D1440]&lt;&gt;[.C1440];&quot;Diff&quot;;&quot;&quot;)">
            <text:p/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DEC2HEX([.A1441]+63488)" office:value-type="string" office:string-value="FD9F" calcext:value-type="string">
            <text:p>FD9F</text:p>
          </table:table-cell>
          <table:table-cell table:number-columns-repeated="2" office:value-type="string" calcext:value-type="string">
            <text:p>C0</text:p>
          </table:table-cell>
          <table:table-cell table:formula="of:=IF([.D1441]&lt;&gt;[.C1441];&quot;Diff&quot;;&quot;&quot;)">
            <text:p/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DEC2HEX([.A1442]+63488)" office:value-type="string" office:string-value="FDA0" calcext:value-type="string">
            <text:p>FDA0</text:p>
          </table:table-cell>
          <table:table-cell table:number-columns-repeated="2" office:value-type="string" calcext:value-type="string">
            <text:p>D0</text:p>
          </table:table-cell>
          <table:table-cell table:formula="of:=IF([.D1442]&lt;&gt;[.C1442];&quot;Diff&quot;;&quot;&quot;)">
            <text:p/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DEC2HEX([.A1443]+63488)" office:value-type="string" office:string-value="FDA1" calcext:value-type="string">
            <text:p>FDA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D1443]&lt;&gt;[.C1443];&quot;Diff&quot;;&quot;&quot;)">
            <text:p/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DEC2HEX([.A1444]+63488)" office:value-type="string" office:string-value="FDA2" calcext:value-type="string">
            <text:p>FDA2</text:p>
          </table:table-cell>
          <table:table-cell table:number-columns-repeated="2" office:value-type="string" calcext:value-type="string">
            <text:p>2C</text:p>
          </table:table-cell>
          <table:table-cell table:formula="of:=IF([.D1444]&lt;&gt;[.C1444];&quot;Diff&quot;;&quot;&quot;)">
            <text:p/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DEC2HEX([.A1445]+63488)" office:value-type="string" office:string-value="FDA3" calcext:value-type="string">
            <text:p>FDA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D1445]&lt;&gt;[.C1445];&quot;Diff&quot;;&quot;&quot;)">
            <text:p/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DEC2HEX([.A1446]+63488)" office:value-type="string" office:string-value="FDA4" calcext:value-type="string">
            <text:p>FDA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46]&lt;&gt;[.C1446];&quot;Diff&quot;;&quot;&quot;)">
            <text:p/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DEC2HEX([.A1447]+63488)" office:value-type="string" office:string-value="FDA5" calcext:value-type="string">
            <text:p>FDA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IF([.D1447]&lt;&gt;[.C1447];&quot;Diff&quot;;&quot;&quot;)">
            <text:p/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DEC2HEX([.A1448]+63488)" office:value-type="string" office:string-value="FDA6" calcext:value-type="string">
            <text:p>FDA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448]&lt;&gt;[.C1448];&quot;Diff&quot;;&quot;&quot;)">
            <text:p/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DEC2HEX([.A1449]+63488)" office:value-type="string" office:string-value="FDA7" calcext:value-type="string">
            <text:p>FDA7</text:p>
          </table:table-cell>
          <table:table-cell table:number-columns-repeated="2" office:value-type="string" calcext:value-type="string">
            <text:p>8A</text:p>
          </table:table-cell>
          <table:table-cell table:formula="of:=IF([.D1449]&lt;&gt;[.C1449];&quot;Diff&quot;;&quot;&quot;)">
            <text:p/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DEC2HEX([.A1450]+63488)" office:value-type="string" office:string-value="FDA8" calcext:value-type="string">
            <text:p>FDA8</text:p>
          </table:table-cell>
          <table:table-cell table:number-columns-repeated="2" office:value-type="string" calcext:value-type="string">
            <text:p>F0</text:p>
          </table:table-cell>
          <table:table-cell table:formula="of:=IF([.D1450]&lt;&gt;[.C1450];&quot;Diff&quot;;&quot;&quot;)">
            <text:p/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DEC2HEX([.A1451]+63488)" office:value-type="string" office:string-value="FDA9" calcext:value-type="string">
            <text:p>FDA9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D1451]&lt;&gt;[.C1451];&quot;Diff&quot;;&quot;&quot;)">
            <text:p/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DEC2HEX([.A1452]+63488)" office:value-type="string" office:string-value="FDAA" calcext:value-type="string">
            <text:p>FDAA</text:p>
          </table:table-cell>
          <table:table-cell table:number-columns-repeated="2" office:value-type="string" calcext:value-type="string">
            <text:p>AC</text:p>
          </table:table-cell>
          <table:table-cell table:formula="of:=IF([.D1452]&lt;&gt;[.C1452];&quot;Diff&quot;;&quot;&quot;)">
            <text:p/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DEC2HEX([.A1453]+63488)" office:value-type="string" office:string-value="FDAB" calcext:value-type="string">
            <text:p>FDAB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D1453]&lt;&gt;[.C1453];&quot;Diff&quot;;&quot;&quot;)">
            <text:p/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DEC2HEX([.A1454]+63488)" office:value-type="string" office:string-value="FDAC" calcext:value-type="string">
            <text:p>FDA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54]&lt;&gt;[.C1454];&quot;Diff&quot;;&quot;&quot;)">
            <text:p/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DEC2HEX([.A1455]+63488)" office:value-type="string" office:string-value="FDAD" calcext:value-type="string">
            <text:p>FDAD</text:p>
          </table:table-cell>
          <table:table-cell table:number-columns-repeated="2" office:value-type="string" calcext:value-type="string">
            <text:p>C0</text:p>
          </table:table-cell>
          <table:table-cell table:formula="of:=IF([.D1455]&lt;&gt;[.C1455];&quot;Diff&quot;;&quot;&quot;)">
            <text:p/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DEC2HEX([.A1456]+63488)" office:value-type="string" office:string-value="FDAE" calcext:value-type="string">
            <text:p>FDAE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[.D1456]&lt;&gt;[.C1456];&quot;Diff&quot;;&quot;&quot;)">
            <text:p/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DEC2HEX([.A1457]+63488)" office:value-type="string" office:string-value="FDAF" calcext:value-type="string">
            <text:p>FDAF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[.D1457]&lt;&gt;[.C1457];&quot;Diff&quot;;&quot;&quot;)">
            <text:p/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DEC2HEX([.A1458]+63488)" office:value-type="string" office:string-value="FDB0" calcext:value-type="string">
            <text:p>FDB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1458]&lt;&gt;[.C1458];&quot;Diff&quot;;&quot;&quot;)">
            <text:p/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DEC2HEX([.A1459]+63488)" office:value-type="string" office:string-value="FDB1" calcext:value-type="string">
            <text:p>FDB1</text:p>
          </table:table-cell>
          <table:table-cell table:number-columns-repeated="2" office:value-type="string" calcext:value-type="string">
            <text:p>C0</text:p>
          </table:table-cell>
          <table:table-cell table:formula="of:=IF([.D1459]&lt;&gt;[.C1459];&quot;Diff&quot;;&quot;&quot;)">
            <text:p/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DEC2HEX([.A1460]+63488)" office:value-type="string" office:string-value="FDB2" calcext:value-type="string">
            <text:p>FDB2</text:p>
          </table:table-cell>
          <table:table-cell table:number-columns-repeated="2" office:value-type="string" calcext:value-type="string">
            <text:p>3C</text:p>
          </table:table-cell>
          <table:table-cell table:formula="of:=IF([.D1460]&lt;&gt;[.C1460];&quot;Diff&quot;;&quot;&quot;)">
            <text:p/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DEC2HEX([.A1461]+63488)" office:value-type="string" office:string-value="FDB3" calcext:value-type="string">
            <text:p>FDB3</text:p>
          </table:table-cell>
          <table:table-cell table:number-columns-repeated="2" office:value-type="string" calcext:value-type="string">
            <text:p>B0</text:p>
          </table:table-cell>
          <table:table-cell table:formula="of:=IF([.D1461]&lt;&gt;[.C1461];&quot;Diff&quot;;&quot;&quot;)">
            <text:p/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DEC2HEX([.A1462]+63488)" office:value-type="string" office:string-value="FDB4" calcext:value-type="string">
            <text:p>FDB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1462]&lt;&gt;[.C1462];&quot;Diff&quot;;&quot;&quot;)">
            <text:p/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DEC2HEX([.A1463]+63488)" office:value-type="string" office:string-value="FDB5" calcext:value-type="string">
            <text:p>FDB5</text:p>
          </table:table-cell>
          <table:table-cell table:number-columns-repeated="2" office:value-type="string" calcext:value-type="string">
            <text:p>A9</text:p>
          </table:table-cell>
          <table:table-cell table:formula="of:=IF([.D1463]&lt;&gt;[.C1463];&quot;Diff&quot;;&quot;&quot;)">
            <text:p/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DEC2HEX([.A1464]+63488)" office:value-type="string" office:string-value="FDB6" calcext:value-type="string">
            <text:p>FDB6</text:p>
          </table:table-cell>
          <table:table-cell table:number-columns-repeated="2" office:value-type="string" calcext:value-type="string">
            <text:p>F0</text:p>
          </table:table-cell>
          <table:table-cell table:formula="of:=IF([.D1464]&lt;&gt;[.C1464];&quot;Diff&quot;;&quot;&quot;)">
            <text:p/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DEC2HEX([.A1465]+63488)" office:value-type="string" office:string-value="FDB7" calcext:value-type="string">
            <text:p>FDB7</text:p>
          </table:table-cell>
          <table:table-cell table:number-columns-repeated="2" office:value-type="string" calcext:value-type="string">
            <text:p>D0</text:p>
          </table:table-cell>
          <table:table-cell table:formula="of:=IF([.D1465]&lt;&gt;[.C1465];&quot;Diff&quot;;&quot;&quot;)">
            <text:p/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DEC2HEX([.A1466]+63488)" office:value-type="string" office:string-value="FDB8" calcext:value-type="string">
            <text:p>FDB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66]&lt;&gt;[.C1466];&quot;Diff&quot;;&quot;&quot;)">
            <text:p/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DEC2HEX([.A1467]+63488)" office:value-type="string" office:string-value="FDB9" calcext:value-type="string">
            <text:p>FDB9</text:p>
          </table:table-cell>
          <table:table-cell table:number-columns-repeated="2" office:value-type="string" calcext:value-type="string">
            <text:p>A9</text:p>
          </table:table-cell>
          <table:table-cell table:formula="of:=IF([.D1467]&lt;&gt;[.C1467];&quot;Diff&quot;;&quot;&quot;)">
            <text:p/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DEC2HEX([.A1468]+63488)" office:value-type="string" office:string-value="FDBA" calcext:value-type="string">
            <text:p>FDBA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1468]&lt;&gt;[.C1468];&quot;Diff&quot;;&quot;&quot;)">
            <text:p/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DEC2HEX([.A1469]+63488)" office:value-type="string" office:string-value="FDBB" calcext:value-type="string">
            <text:p>FDBB</text:p>
          </table:table-cell>
          <table:table-cell table:number-columns-repeated="2" office:value-type="string" calcext:value-type="string">
            <text:p>2C</text:p>
          </table:table-cell>
          <table:table-cell table:formula="of:=IF([.D1469]&lt;&gt;[.C1469];&quot;Diff&quot;;&quot;&quot;)">
            <text:p/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DEC2HEX([.A1470]+63488)" office:value-type="string" office:string-value="FDBC" calcext:value-type="string">
            <text:p>FDBC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1470]&lt;&gt;[.C1470];&quot;Diff&quot;;&quot;&quot;)">
            <text:p/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DEC2HEX([.A1471]+63488)" office:value-type="string" office:string-value="FDBD" calcext:value-type="string">
            <text:p>FDB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71]&lt;&gt;[.C1471];&quot;Diff&quot;;&quot;&quot;)">
            <text:p/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DEC2HEX([.A1472]+63488)" office:value-type="string" office:string-value="FDBE" calcext:value-type="string">
            <text:p>FDBE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IF([.D1472]&lt;&gt;[.C1472];&quot;Diff&quot;;&quot;&quot;)">
            <text:p/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DEC2HEX([.A1473]+63488)" office:value-type="string" office:string-value="FDBF" calcext:value-type="string">
            <text:p>FDBF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473]&lt;&gt;[.C1473];&quot;Diff&quot;;&quot;&quot;)">
            <text:p/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DEC2HEX([.A1474]+63488)" office:value-type="string" office:string-value="FDC0" calcext:value-type="string">
            <text:p>FDC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D1474]&lt;&gt;[.C1474];&quot;Diff&quot;;&quot;&quot;)">
            <text:p/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DEC2HEX([.A1475]+63488)" office:value-type="string" office:string-value="FDC1" calcext:value-type="string">
            <text:p>FDC1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D1475]&lt;&gt;[.C1475];&quot;Diff&quot;;&quot;&quot;)">
            <text:p/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DEC2HEX([.A1476]+63488)" office:value-type="string" office:string-value="FDC2" calcext:value-type="string">
            <text:p>FDC2</text:p>
          </table:table-cell>
          <table:table-cell table:number-columns-repeated="2" office:value-type="string" calcext:value-type="string">
            <text:p>C0</text:p>
          </table:table-cell>
          <table:table-cell table:formula="of:=IF([.D1476]&lt;&gt;[.C1476];&quot;Diff&quot;;&quot;&quot;)">
            <text:p/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DEC2HEX([.A1477]+63488)" office:value-type="string" office:string-value="FDC3" calcext:value-type="string">
            <text:p>FDC3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D1477]&lt;&gt;[.C1477];&quot;Diff&quot;;&quot;&quot;)">
            <text:p/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DEC2HEX([.A1478]+63488)" office:value-type="string" office:string-value="FDC4" calcext:value-type="string">
            <text:p>FDC4</text:p>
          </table:table-cell>
          <table:table-cell table:number-columns-repeated="2" office:value-type="string" calcext:value-type="string">
            <text:p>6D</text:p>
          </table:table-cell>
          <table:table-cell table:formula="of:=IF([.D1478]&lt;&gt;[.C1478];&quot;Diff&quot;;&quot;&quot;)">
            <text:p/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DEC2HEX([.A1479]+63488)" office:value-type="string" office:string-value="FDC5" calcext:value-type="string">
            <text:p>FDC5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D1479]&lt;&gt;[.C1479];&quot;Diff&quot;;&quot;&quot;)">
            <text:p/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DEC2HEX([.A1480]+63488)" office:value-type="string" office:string-value="FDC6" calcext:value-type="string">
            <text:p>FDC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80]&lt;&gt;[.C1480];&quot;Diff&quot;;&quot;&quot;)">
            <text:p/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DEC2HEX([.A1481]+63488)" office:value-type="string" office:string-value="FDC7" calcext:value-type="string">
            <text:p>FDC7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1481]&lt;&gt;[.C1481];&quot;Diff&quot;;&quot;&quot;)">
            <text:p/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DEC2HEX([.A1482]+63488)" office:value-type="string" office:string-value="FDC8" calcext:value-type="string">
            <text:p>FDC8</text:p>
          </table:table-cell>
          <table:table-cell table:number-columns-repeated="2" office:value-type="string" calcext:value-type="string">
            <text:p>7F</text:p>
          </table:table-cell>
          <table:table-cell table:formula="of:=IF([.D1482]&lt;&gt;[.C1482];&quot;Diff&quot;;&quot;&quot;)">
            <text:p/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DEC2HEX([.A1483]+63488)" office:value-type="string" office:string-value="FDC9" calcext:value-type="string">
            <text:p>FDC9</text:p>
          </table:table-cell>
          <table:table-cell table:number-columns-repeated="2" office:value-type="string" calcext:value-type="string">
            <text:p>2C</text:p>
          </table:table-cell>
          <table:table-cell table:formula="of:=IF([.D1483]&lt;&gt;[.C1483];&quot;Diff&quot;;&quot;&quot;)">
            <text:p/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DEC2HEX([.A1484]+63488)" office:value-type="string" office:string-value="FDCA" calcext:value-type="string">
            <text:p>FDCA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1484]&lt;&gt;[.C1484];&quot;Diff&quot;;&quot;&quot;)">
            <text:p/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DEC2HEX([.A1485]+63488)" office:value-type="string" office:string-value="FDCB" calcext:value-type="string">
            <text:p>FDC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85]&lt;&gt;[.C1485];&quot;Diff&quot;;&quot;&quot;)">
            <text:p/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DEC2HEX([.A1486]+63488)" office:value-type="string" office:string-value="FDCC" calcext:value-type="string">
            <text:p>FDCC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1486]&lt;&gt;[.C1486];&quot;Diff&quot;;&quot;&quot;)">
            <text:p/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DEC2HEX([.A1487]+63488)" office:value-type="string" office:string-value="FDCD" calcext:value-type="string">
            <text:p>FDC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87]&lt;&gt;[.C1487];&quot;Diff&quot;;&quot;&quot;)">
            <text:p/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DEC2HEX([.A1488]+63488)" office:value-type="string" office:string-value="FDCE" calcext:value-type="string">
            <text:p>FDCE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1488]&lt;&gt;[.C1488];&quot;Diff&quot;;&quot;&quot;)">
            <text:p/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DEC2HEX([.A1489]+63488)" office:value-type="string" office:string-value="FDCF" calcext:value-type="string">
            <text:p>FDCF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IF([.D1489]&lt;&gt;[.C1489];&quot;Diff&quot;;&quot;&quot;)">
            <text:p/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DEC2HEX([.A1490]+63488)" office:value-type="string" office:string-value="FDD0" calcext:value-type="string">
            <text:p>FDD0</text:p>
          </table:table-cell>
          <table:table-cell table:number-columns-repeated="2" office:value-type="string" calcext:value-type="string">
            <text:p>8D</text:p>
          </table:table-cell>
          <table:table-cell table:formula="of:=IF([.D1490]&lt;&gt;[.C1490];&quot;Diff&quot;;&quot;&quot;)">
            <text:p/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DEC2HEX([.A1491]+63488)" office:value-type="string" office:string-value="FDD1" calcext:value-type="string">
            <text:p>FDD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1491]&lt;&gt;[.C1491];&quot;Diff&quot;;&quot;&quot;)">
            <text:p/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DEC2HEX([.A1492]+63488)" office:value-type="string" office:string-value="FDD2" calcext:value-type="string">
            <text:p>FDD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92]&lt;&gt;[.C1492];&quot;Diff&quot;;&quot;&quot;)">
            <text:p/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DEC2HEX([.A1493]+63488)" office:value-type="string" office:string-value="FDD3" calcext:value-type="string">
            <text:p>FDD3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1493]&lt;&gt;[.C1493];&quot;Diff&quot;;&quot;&quot;)">
            <text:p/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DEC2HEX([.A1494]+63488)" office:value-type="string" office:string-value="FDD4" calcext:value-type="string">
            <text:p>FDD4</text:p>
          </table:table-cell>
          <table:table-cell table:number-columns-repeated="2" office:value-type="string" calcext:value-type="string">
            <text:p>A8</text:p>
          </table:table-cell>
          <table:table-cell table:formula="of:=IF([.D1494]&lt;&gt;[.C1494];&quot;Diff&quot;;&quot;&quot;)">
            <text:p/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DEC2HEX([.A1495]+63488)" office:value-type="string" office:string-value="FDD5" calcext:value-type="string">
            <text:p>FDD5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1495]&lt;&gt;[.C1495];&quot;Diff&quot;;&quot;&quot;)">
            <text:p/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DEC2HEX([.A1496]+63488)" office:value-type="string" office:string-value="FDD6" calcext:value-type="string">
            <text:p>FDD6</text:p>
          </table:table-cell>
          <table:table-cell table:number-columns-repeated="2" office:value-type="string" calcext:value-type="string">
            <text:p>AA</text:p>
          </table:table-cell>
          <table:table-cell table:formula="of:=IF([.D1496]&lt;&gt;[.C1496];&quot;Diff&quot;;&quot;&quot;)">
            <text:p/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DEC2HEX([.A1497]+63488)" office:value-type="string" office:string-value="FDD7" calcext:value-type="string">
            <text:p>FDD7</text:p>
          </table:table-cell>
          <table:table-cell table:number-columns-repeated="2" office:value-type="string" calcext:value-type="string">
            <text:p>AD</text:p>
          </table:table-cell>
          <table:table-cell table:formula="of:=IF([.D1497]&lt;&gt;[.C1497];&quot;Diff&quot;;&quot;&quot;)">
            <text:p/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DEC2HEX([.A1498]+63488)" office:value-type="string" office:string-value="FDD8" calcext:value-type="string">
            <text:p>FDD8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1498]&lt;&gt;[.C1498];&quot;Diff&quot;;&quot;&quot;)">
            <text:p/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DEC2HEX([.A1499]+63488)" office:value-type="string" office:string-value="FDD9" calcext:value-type="string">
            <text:p>FDD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99]&lt;&gt;[.C1499];&quot;Diff&quot;;&quot;&quot;)">
            <text:p/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DEC2HEX([.A1500]+63488)" office:value-type="string" office:string-value="FDDA" calcext:value-type="string">
            <text:p>FDDA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500]&lt;&gt;[.C1500];&quot;Diff&quot;;&quot;&quot;)">
            <text:p/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DEC2HEX([.A1501]+63488)" office:value-type="string" office:string-value="FDDB" calcext:value-type="string">
            <text:p>FDDB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501]&lt;&gt;[.C1501];&quot;Diff&quot;;&quot;&quot;)">
            <text:p/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DEC2HEX([.A1502]+63488)" office:value-type="string" office:string-value="FDDC" calcext:value-type="string">
            <text:p>FDDC</text:p>
          </table:table-cell>
          <table:table-cell table:number-columns-repeated="2" office:value-type="string" calcext:value-type="string">
            <text:p>F9</text:p>
          </table:table-cell>
          <table:table-cell table:formula="of:=IF([.D1502]&lt;&gt;[.C1502];&quot;Diff&quot;;&quot;&quot;)">
            <text:p/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DEC2HEX([.A1503]+63488)" office:value-type="string" office:string-value="FDDD" calcext:value-type="string">
            <text:p>FDDD</text:p>
          </table:table-cell>
          <table:table-cell table:number-columns-repeated="2" office:value-type="string" calcext:value-type="string">
            <text:p>FE</text:p>
          </table:table-cell>
          <table:table-cell table:formula="of:=IF([.D1503]&lt;&gt;[.C1503];&quot;Diff&quot;;&quot;&quot;)">
            <text:p/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DEC2HEX([.A1504]+63488)" office:value-type="string" office:string-value="FDDE" calcext:value-type="string">
            <text:p>FDDE</text:p>
          </table:table-cell>
          <table:table-cell table:number-columns-repeated="2" office:value-type="string" calcext:value-type="string">
            <text:p>E6</text:p>
          </table:table-cell>
          <table:table-cell table:formula="of:=IF([.D1504]&lt;&gt;[.C1504];&quot;Diff&quot;;&quot;&quot;)">
            <text:p/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DEC2HEX([.A1505]+63488)" office:value-type="string" office:string-value="FDDF" calcext:value-type="string">
            <text:p>FDDF</text:p>
          </table:table-cell>
          <table:table-cell table:number-columns-repeated="2" office:value-type="string" calcext:value-type="string">
            <text:p>E4</text:p>
          </table:table-cell>
          <table:table-cell table:formula="of:=IF([.D1505]&lt;&gt;[.C1505];&quot;Diff&quot;;&quot;&quot;)">
            <text:p/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DEC2HEX([.A1506]+63488)" office:value-type="string" office:string-value="FDE0" calcext:value-type="string">
            <text:p>FDE0</text:p>
          </table:table-cell>
          <table:table-cell table:number-columns-repeated="2" office:value-type="string" calcext:value-type="string">
            <text:p>D0</text:p>
          </table:table-cell>
          <table:table-cell table:formula="of:=IF([.D1506]&lt;&gt;[.C1506];&quot;Diff&quot;;&quot;&quot;)">
            <text:p/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DEC2HEX([.A1507]+63488)" office:value-type="string" office:string-value="FDE1" calcext:value-type="string">
            <text:p>FDE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07]&lt;&gt;[.C1507];&quot;Diff&quot;;&quot;&quot;)">
            <text:p/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DEC2HEX([.A1508]+63488)" office:value-type="string" office:string-value="FDE2" calcext:value-type="string">
            <text:p>FDE2</text:p>
          </table:table-cell>
          <table:table-cell table:number-columns-repeated="2" office:value-type="string" calcext:value-type="string">
            <text:p>E6</text:p>
          </table:table-cell>
          <table:table-cell table:formula="of:=IF([.D1508]&lt;&gt;[.C1508];&quot;Diff&quot;;&quot;&quot;)">
            <text:p/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DEC2HEX([.A1509]+63488)" office:value-type="string" office:string-value="FDE3" calcext:value-type="string">
            <text:p>FDE3</text:p>
          </table:table-cell>
          <table:table-cell table:number-columns-repeated="2" office:value-type="string" calcext:value-type="string">
            <text:p>E5</text:p>
          </table:table-cell>
          <table:table-cell table:formula="of:=IF([.D1509]&lt;&gt;[.C1509];&quot;Diff&quot;;&quot;&quot;)">
            <text:p/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DEC2HEX([.A1510]+63488)" office:value-type="string" office:string-value="FDE4" calcext:value-type="string">
            <text:p>FDE4</text:p>
          </table:table-cell>
          <table:table-cell table:number-columns-repeated="2" office:value-type="string" calcext:value-type="string">
            <text:p>B1</text:p>
          </table:table-cell>
          <table:table-cell table:formula="of:=IF([.D1510]&lt;&gt;[.C1510];&quot;Diff&quot;;&quot;&quot;)">
            <text:p/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DEC2HEX([.A1511]+63488)" office:value-type="string" office:string-value="FDE5" calcext:value-type="string">
            <text:p>FDE5</text:p>
          </table:table-cell>
          <table:table-cell table:number-columns-repeated="2" office:value-type="string" calcext:value-type="string">
            <text:p>FE</text:p>
          </table:table-cell>
          <table:table-cell table:formula="of:=IF([.D1511]&lt;&gt;[.C1511];&quot;Diff&quot;;&quot;&quot;)">
            <text:p/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DEC2HEX([.A1512]+63488)" office:value-type="string" office:string-value="FDE6" calcext:value-type="string">
            <text:p>FDE6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D1512]&lt;&gt;[.C1512];&quot;Diff&quot;;&quot;&quot;)">
            <text:p/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DEC2HEX([.A1513]+63488)" office:value-type="string" office:string-value="FDE7" calcext:value-type="string">
            <text:p>FDE7</text:p>
          </table:table-cell>
          <table:table-cell table:number-columns-repeated="2" office:value-type="string" calcext:value-type="string">
            <text:p>E4</text:p>
          </table:table-cell>
          <table:table-cell table:formula="of:=IF([.D1513]&lt;&gt;[.C1513];&quot;Diff&quot;;&quot;&quot;)">
            <text:p/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DEC2HEX([.A1514]+63488)" office:value-type="string" office:string-value="FDE8" calcext:value-type="string">
            <text:p>FDE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514]&lt;&gt;[.C1514];&quot;Diff&quot;;&quot;&quot;)">
            <text:p/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DEC2HEX([.A1515]+63488)" office:value-type="string" office:string-value="FDE9" calcext:value-type="string">
            <text:p>FDE9</text:p>
          </table:table-cell>
          <table:table-cell table:number-columns-repeated="2" office:value-type="string" calcext:value-type="string">
            <text:p>EB</text:p>
          </table:table-cell>
          <table:table-cell table:formula="of:=IF([.D1515]&lt;&gt;[.C1515];&quot;Diff&quot;;&quot;&quot;)">
            <text:p/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DEC2HEX([.A1516]+63488)" office:value-type="string" office:string-value="FDEA" calcext:value-type="string">
            <text:p>FDEA</text:p>
          </table:table-cell>
          <table:table-cell table:number-columns-repeated="2" office:value-type="string" calcext:value-type="string">
            <text:p>FB</text:p>
          </table:table-cell>
          <table:table-cell table:formula="of:=IF([.D1516]&lt;&gt;[.C1516];&quot;Diff&quot;;&quot;&quot;)">
            <text:p/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DEC2HEX([.A1517]+63488)" office:value-type="string" office:string-value="FDEB" calcext:value-type="string">
            <text:p>FDEB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[.D1517]&lt;&gt;[.C1517];&quot;Diff&quot;;&quot;&quot;)">
            <text:p/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DEC2HEX([.A1518]+63488)" office:value-type="string" office:string-value="FDEC" calcext:value-type="string">
            <text:p>FDEC</text:p>
          </table:table-cell>
          <table:table-cell table:number-columns-repeated="2" office:value-type="string" calcext:value-type="string">
            <text:p>EE</text:p>
          </table:table-cell>
          <table:table-cell table:formula="of:=IF([.D1518]&lt;&gt;[.C1518];&quot;Diff&quot;;&quot;&quot;)">
            <text:p/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DEC2HEX([.A1519]+63488)" office:value-type="string" office:string-value="FDED" calcext:value-type="string">
            <text:p>FDED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519]&lt;&gt;[.C1519];&quot;Diff&quot;;&quot;&quot;)">
            <text:p/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DEC2HEX([.A1520]+63488)" office:value-type="string" office:string-value="FDEE" calcext:value-type="string">
            <text:p>FDEE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D1520]&lt;&gt;[.C1520];&quot;Diff&quot;;&quot;&quot;)">
            <text:p/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DEC2HEX([.A1521]+63488)" office:value-type="string" office:string-value="FDEF" calcext:value-type="string">
            <text:p>FDEF</text:p>
          </table:table-cell>
          <table:table-cell table:number-columns-repeated="2" office:value-type="string" calcext:value-type="string">
            <text:p>A9</text:p>
          </table:table-cell>
          <table:table-cell table:formula="of:=IF([.D1521]&lt;&gt;[.C1521];&quot;Diff&quot;;&quot;&quot;)">
            <text:p/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DEC2HEX([.A1522]+63488)" office:value-type="string" office:string-value="FDF0" calcext:value-type="string">
            <text:p>FDF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D1522]&lt;&gt;[.C1522];&quot;Diff&quot;;&quot;&quot;)">
            <text:p/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DEC2HEX([.A1523]+63488)" office:value-type="string" office:string-value="FDF1" calcext:value-type="string">
            <text:p>FDF1</text:p>
          </table:table-cell>
          <table:table-cell table:number-columns-repeated="2" office:value-type="string" calcext:value-type="string">
            <text:p>7D</text:p>
          </table:table-cell>
          <table:table-cell table:formula="of:=IF([.D1523]&lt;&gt;[.C1523];&quot;Diff&quot;;&quot;&quot;)">
            <text:p/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DEC2HEX([.A1524]+63488)" office:value-type="string" office:string-value="FDF2" calcext:value-type="string">
            <text:p>FDF2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IF([.D1524]&lt;&gt;[.C1524];&quot;Diff&quot;;&quot;&quot;)">
            <text:p/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DEC2HEX([.A1525]+63488)" office:value-type="string" office:string-value="FDF3" calcext:value-type="string">
            <text:p>FDF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25]&lt;&gt;[.C1525];&quot;Diff&quot;;&quot;&quot;)">
            <text:p/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DEC2HEX([.A1526]+63488)" office:value-type="string" office:string-value="FDF4" calcext:value-type="string">
            <text:p>FDF4</text:p>
          </table:table-cell>
          <table:table-cell table:number-columns-repeated="2" office:value-type="string" calcext:value-type="string">
            <text:p>9D</text:p>
          </table:table-cell>
          <table:table-cell table:formula="of:=IF([.D1526]&lt;&gt;[.C1526];&quot;Diff&quot;;&quot;&quot;)">
            <text:p/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DEC2HEX([.A1527]+63488)" office:value-type="string" office:string-value="FDF5" calcext:value-type="string">
            <text:p>FDF5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IF([.D1527]&lt;&gt;[.C1527];&quot;Diff&quot;;&quot;&quot;)">
            <text:p/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DEC2HEX([.A1528]+63488)" office:value-type="string" office:string-value="FDF6" calcext:value-type="string">
            <text:p>FDF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28]&lt;&gt;[.C1528];&quot;Diff&quot;;&quot;&quot;)">
            <text:p/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DEC2HEX([.A1529]+63488)" office:value-type="string" office:string-value="FDF7" calcext:value-type="string">
            <text:p>FDF7</text:p>
          </table:table-cell>
          <table:table-cell table:number-columns-repeated="2" office:value-type="string" calcext:value-type="string">
            <text:p>A9</text:p>
          </table:table-cell>
          <table:table-cell table:formula="of:=IF([.D1529]&lt;&gt;[.C1529];&quot;Diff&quot;;&quot;&quot;)">
            <text:p/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DEC2HEX([.A1530]+63488)" office:value-type="string" office:string-value="FDF8" calcext:value-type="string">
            <text:p>FDF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30]&lt;&gt;[.C1530];&quot;Diff&quot;;&quot;&quot;)">
            <text:p/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DEC2HEX([.A1531]+63488)" office:value-type="string" office:string-value="FDF9" calcext:value-type="string">
            <text:p>FDF9</text:p>
          </table:table-cell>
          <table:table-cell table:number-columns-repeated="2" office:value-type="string" calcext:value-type="string">
            <text:p>7D</text:p>
          </table:table-cell>
          <table:table-cell table:formula="of:=IF([.D1531]&lt;&gt;[.C1531];&quot;Diff&quot;;&quot;&quot;)">
            <text:p/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DEC2HEX([.A1532]+63488)" office:value-type="string" office:string-value="FDFA" calcext:value-type="string">
            <text:p>FDF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1532]&lt;&gt;[.C1532];&quot;Diff&quot;;&quot;&quot;)">
            <text:p/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DEC2HEX([.A1533]+63488)" office:value-type="string" office:string-value="FDFB" calcext:value-type="string">
            <text:p>FDF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33]&lt;&gt;[.C1533];&quot;Diff&quot;;&quot;&quot;)">
            <text:p/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DEC2HEX([.A1534]+63488)" office:value-type="string" office:string-value="FDFC" calcext:value-type="string">
            <text:p>FDFC</text:p>
          </table:table-cell>
          <table:table-cell table:number-columns-repeated="2" office:value-type="string" calcext:value-type="string">
            <text:p>9D</text:p>
          </table:table-cell>
          <table:table-cell table:formula="of:=IF([.D1534]&lt;&gt;[.C1534];&quot;Diff&quot;;&quot;&quot;)">
            <text:p/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DEC2HEX([.A1535]+63488)" office:value-type="string" office:string-value="FDFD" calcext:value-type="string">
            <text:p>FDFD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1535]&lt;&gt;[.C1535];&quot;Diff&quot;;&quot;&quot;)">
            <text:p/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DEC2HEX([.A1536]+63488)" office:value-type="string" office:string-value="FDFE" calcext:value-type="string">
            <text:p>FDF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36]&lt;&gt;[.C1536];&quot;Diff&quot;;&quot;&quot;)">
            <text:p/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DEC2HEX([.A1537]+63488)" office:value-type="string" office:string-value="FDFF" calcext:value-type="string">
            <text:p>FDFF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537]&lt;&gt;[.C1537];&quot;Diff&quot;;&quot;&quot;)">
            <text:p/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DEC2HEX([.A1538]+63488)" office:value-type="string" office:string-value="FE00" calcext:value-type="string">
            <text:p>FE00</text:p>
          </table:table-cell>
          <table:table-cell table:number-columns-repeated="2" office:value-type="string" calcext:value-type="string">
            <text:p>A2</text:p>
          </table:table-cell>
          <table:table-cell table:formula="of:=IF([.D1538]&lt;&gt;[.C1538];&quot;Diff&quot;;&quot;&quot;)">
            <text:p/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DEC2HEX([.A1539]+63488)" office:value-type="string" office:string-value="FE01" calcext:value-type="string">
            <text:p>FE01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IF([.D1539]&lt;&gt;[.C1539];&quot;Diff&quot;;&quot;&quot;)">
            <text:p/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DEC2HEX([.A1540]+63488)" office:value-type="string" office:string-value="FE02" calcext:value-type="string">
            <text:p>FE02</text:p>
          </table:table-cell>
          <table:table-cell table:number-columns-repeated="2" office:value-type="string" calcext:value-type="string">
            <text:p>9A</text:p>
          </table:table-cell>
          <table:table-cell table:formula="of:=IF([.D1540]&lt;&gt;[.C1540];&quot;Diff&quot;;&quot;&quot;)">
            <text:p/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DEC2HEX([.A1541]+63488)" office:value-type="string" office:string-value="FE03" calcext:value-type="string">
            <text:p>FE03</text:p>
          </table:table-cell>
          <table:table-cell table:number-columns-repeated="2" office:value-type="string" calcext:value-type="string">
            <text:p>D8</text:p>
          </table:table-cell>
          <table:table-cell table:formula="of:=IF([.D1541]&lt;&gt;[.C1541];&quot;Diff&quot;;&quot;&quot;)">
            <text:p/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DEC2HEX([.A1542]+63488)" office:value-type="string" office:string-value="FE04" calcext:value-type="string">
            <text:p>FE0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542]&lt;&gt;[.C1542];&quot;Diff&quot;;&quot;&quot;)">
            <text:p/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DEC2HEX([.A1543]+63488)" office:value-type="string" office:string-value="FE05" calcext:value-type="string">
            <text:p>FE05</text:p>
          </table:table-cell>
          <table:table-cell table:number-columns-repeated="2" office:value-type="string" calcext:value-type="string">
            <text:p>A6</text:p>
          </table:table-cell>
          <table:table-cell table:formula="of:=IF([.D1543]&lt;&gt;[.C1543];&quot;Diff&quot;;&quot;&quot;)">
            <text:p/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DEC2HEX([.A1544]+63488)" office:value-type="string" office:string-value="FE06" calcext:value-type="string">
            <text:p>FE06</text:p>
          </table:table-cell>
          <table:table-cell table:number-columns-repeated="2" office:value-type="string" calcext:value-type="string">
            <text:p>FC</text:p>
          </table:table-cell>
          <table:table-cell table:formula="of:=IF([.D1544]&lt;&gt;[.C1544];&quot;Diff&quot;;&quot;&quot;)">
            <text:p/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DEC2HEX([.A1545]+63488)" office:value-type="string" office:string-value="FE07" calcext:value-type="string">
            <text:p>FE0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545]&lt;&gt;[.C1545];&quot;Diff&quot;;&quot;&quot;)">
            <text:p/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DEC2HEX([.A1546]+63488)" office:value-type="string" office:string-value="FE08" calcext:value-type="string">
            <text:p>FE08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D1546]&lt;&gt;[.C1546];&quot;Diff&quot;;&quot;&quot;)">
            <text:p/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DEC2HEX([.A1547]+63488)" office:value-type="string" office:string-value="FE09" calcext:value-type="string">
            <text:p>FE09</text:p>
          </table:table-cell>
          <table:table-cell table:number-columns-repeated="2" office:value-type="string" calcext:value-type="string">
            <text:p>FE</text:p>
          </table:table-cell>
          <table:table-cell table:formula="of:=IF([.D1547]&lt;&gt;[.C1547];&quot;Diff&quot;;&quot;&quot;)">
            <text:p/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DEC2HEX([.A1548]+63488)" office:value-type="string" office:string-value="FE0A" calcext:value-type="string">
            <text:p>FE0A</text:p>
          </table:table-cell>
          <table:table-cell table:number-columns-repeated="2" office:value-type="string" calcext:value-type="string">
            <text:p>EA</text:p>
          </table:table-cell>
          <table:table-cell table:formula="of:=IF([.D1548]&lt;&gt;[.C1548];&quot;Diff&quot;;&quot;&quot;)">
            <text:p/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DEC2HEX([.A1549]+63488)" office:value-type="string" office:string-value="FE0B" calcext:value-type="string">
            <text:p>FE0B</text:p>
          </table:table-cell>
          <table:table-cell table:number-columns-repeated="2" office:value-type="string" calcext:value-type="string">
            <text:p>EA</text:p>
          </table:table-cell>
          <table:table-cell table:formula="of:=IF([.D1549]&lt;&gt;[.C1549];&quot;Diff&quot;;&quot;&quot;)">
            <text:p/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DEC2HEX([.A1550]+63488)" office:value-type="string" office:string-value="FE0C" calcext:value-type="string">
            <text:p>FE0C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550]&lt;&gt;[.C1550];&quot;Diff&quot;;&quot;&quot;)">
            <text:p/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DEC2HEX([.A1551]+63488)" office:value-type="string" office:string-value="FE0D" calcext:value-type="string">
            <text:p>FE0D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IF([.D1551]&lt;&gt;[.C1551];&quot;Diff&quot;;&quot;&quot;)">
            <text:p/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DEC2HEX([.A1552]+63488)" office:value-type="string" office:string-value="FE0E" calcext:value-type="string">
            <text:p>FE0E</text:p>
          </table:table-cell>
          <table:table-cell table:number-columns-repeated="2" office:value-type="string" calcext:value-type="string">
            <text:p>FE</text:p>
          </table:table-cell>
          <table:table-cell table:formula="of:=IF([.D1552]&lt;&gt;[.C1552];&quot;Diff&quot;;&quot;&quot;)">
            <text:p/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DEC2HEX([.A1553]+63488)" office:value-type="string" office:string-value="FE0F" calcext:value-type="string">
            <text:p>FE0F</text:p>
          </table:table-cell>
          <table:table-cell table:number-columns-repeated="2" office:value-type="string" calcext:value-type="string">
            <text:p>8D</text:p>
          </table:table-cell>
          <table:table-cell table:formula="of:=IF([.D1553]&lt;&gt;[.C1553];&quot;Diff&quot;;&quot;&quot;)">
            <text:p/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DEC2HEX([.A1554]+63488)" office:value-type="string" office:string-value="FE10" calcext:value-type="string">
            <text:p>FE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54]&lt;&gt;[.C1554];&quot;Diff&quot;;&quot;&quot;)">
            <text:p/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DEC2HEX([.A1555]+63488)" office:value-type="string" office:string-value="FE11" calcext:value-type="string">
            <text:p>FE1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55]&lt;&gt;[.C1555];&quot;Diff&quot;;&quot;&quot;)">
            <text:p/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DEC2HEX([.A1556]+63488)" office:value-type="string" office:string-value="FE12" calcext:value-type="string">
            <text:p>FE12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IF([.D1556]&lt;&gt;[.C1556];&quot;Diff&quot;;&quot;&quot;)">
            <text:p/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DEC2HEX([.A1557]+63488)" office:value-type="string" office:string-value="FE13" calcext:value-type="string">
            <text:p>FE13</text:p>
          </table:table-cell>
          <table:table-cell table:number-columns-repeated="2" office:value-type="string" calcext:value-type="string">
            <text:p>FE</text:p>
          </table:table-cell>
          <table:table-cell table:formula="of:=IF([.D1557]&lt;&gt;[.C1557];&quot;Diff&quot;;&quot;&quot;)">
            <text:p/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DEC2HEX([.A1558]+63488)" office:value-type="string" office:string-value="FE14" calcext:value-type="string">
            <text:p>FE14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IF([.D1558]&lt;&gt;[.C1558];&quot;Diff&quot;;&quot;&quot;)">
            <text:p/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DEC2HEX([.A1559]+63488)" office:value-type="string" office:string-value="FE15" calcext:value-type="string">
            <text:p>FE15</text:p>
          </table:table-cell>
          <table:table-cell table:number-columns-repeated="2" office:value-type="string" calcext:value-type="string">
            <text:p>FF</text:p>
          </table:table-cell>
          <table:table-cell table:formula="of:=IF([.D1559]&lt;&gt;[.C1559];&quot;Diff&quot;;&quot;&quot;)">
            <text:p/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DEC2HEX([.A1560]+63488)" office:value-type="string" office:string-value="FE16" calcext:value-type="string">
            <text:p>FE16</text:p>
          </table:table-cell>
          <table:table-cell table:number-columns-repeated="2" office:value-type="string" calcext:value-type="string">
            <text:p>4C</text:p>
          </table:table-cell>
          <table:table-cell table:formula="of:=IF([.D1560]&lt;&gt;[.C1560];&quot;Diff&quot;;&quot;&quot;)">
            <text:p/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DEC2HEX([.A1561]+63488)" office:value-type="string" office:string-value="FE17" calcext:value-type="string">
            <text:p>FE17</text:p>
          </table:table-cell>
          <table:table-cell table:number-columns-repeated="2" office:value-type="string" calcext:value-type="string">
            <text:p>7E</text:p>
          </table:table-cell>
          <table:table-cell table:formula="of:=IF([.D1561]&lt;&gt;[.C1561];&quot;Diff&quot;;&quot;&quot;)">
            <text:p/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DEC2HEX([.A1562]+63488)" office:value-type="string" office:string-value="FE18" calcext:value-type="string">
            <text:p>FE18</text:p>
          </table:table-cell>
          <table:table-cell table:number-columns-repeated="2" office:value-type="string" calcext:value-type="string">
            <text:p>F9</text:p>
          </table:table-cell>
          <table:table-cell table:formula="of:=IF([.D1562]&lt;&gt;[.C1562];&quot;Diff&quot;;&quot;&quot;)">
            <text:p/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DEC2HEX([.A1563]+63488)" office:value-type="string" office:string-value="FE19" calcext:value-type="string">
            <text:p>FE19</text:p>
          </table:table-cell>
          <table:table-cell table:number-columns-repeated="2" office:value-type="string" calcext:value-type="string">
            <text:p>AE</text:p>
          </table:table-cell>
          <table:table-cell table:formula="of:=IF([.D1563]&lt;&gt;[.C1563];&quot;Diff&quot;;&quot;&quot;)">
            <text:p/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DEC2HEX([.A1564]+63488)" office:value-type="string" office:string-value="FE1A" calcext:value-type="string">
            <text:p>FE1A</text:p>
          </table:table-cell>
          <table:table-cell table:number-columns-repeated="2" office:value-type="string" calcext:value-type="string">
            <text:p>2F</text:p>
          </table:table-cell>
          <table:table-cell table:formula="of:=IF([.D1564]&lt;&gt;[.C1564];&quot;Diff&quot;;&quot;&quot;)">
            <text:p/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DEC2HEX([.A1565]+63488)" office:value-type="string" office:string-value="FE1B" calcext:value-type="string">
            <text:p>FE1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65]&lt;&gt;[.C1565];&quot;Diff&quot;;&quot;&quot;)">
            <text:p/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DEC2HEX([.A1566]+63488)" office:value-type="string" office:string-value="FE1C" calcext:value-type="string">
            <text:p>FE1C</text:p>
          </table:table-cell>
          <table:table-cell table:number-columns-repeated="2" office:value-type="string" calcext:value-type="string">
            <text:p>F0</text:p>
          </table:table-cell>
          <table:table-cell table:formula="of:=IF([.D1566]&lt;&gt;[.C1566];&quot;Diff&quot;;&quot;&quot;)">
            <text:p/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DEC2HEX([.A1567]+63488)" office:value-type="string" office:string-value="FE1D" calcext:value-type="string">
            <text:p>FE1D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1567]&lt;&gt;[.C1567];&quot;Diff&quot;;&quot;&quot;)">
            <text:p/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DEC2HEX([.A1568]+63488)" office:value-type="string" office:string-value="FE1E" calcext:value-type="string">
            <text:p>FE1E</text:p>
          </table:table-cell>
          <table:table-cell table:number-columns-repeated="2" office:value-type="string" calcext:value-type="string">
            <text:p>CE</text:p>
          </table:table-cell>
          <table:table-cell table:formula="of:=IF([.D1568]&lt;&gt;[.C1568];&quot;Diff&quot;;&quot;&quot;)">
            <text:p/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DEC2HEX([.A1569]+63488)" office:value-type="string" office:string-value="FE1F" calcext:value-type="string">
            <text:p>FE1F</text:p>
          </table:table-cell>
          <table:table-cell table:number-columns-repeated="2" office:value-type="string" calcext:value-type="string">
            <text:p>2F</text:p>
          </table:table-cell>
          <table:table-cell table:formula="of:=IF([.D1569]&lt;&gt;[.C1569];&quot;Diff&quot;;&quot;&quot;)">
            <text:p/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DEC2HEX([.A1570]+63488)" office:value-type="string" office:string-value="FE20" calcext:value-type="string">
            <text:p>FE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70]&lt;&gt;[.C1570];&quot;Diff&quot;;&quot;&quot;)">
            <text:p/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DEC2HEX([.A1571]+63488)" office:value-type="string" office:string-value="FE21" calcext:value-type="string">
            <text:p>FE2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571]&lt;&gt;[.C1571];&quot;Diff&quot;;&quot;&quot;)">
            <text:p/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DEC2HEX([.A1572]+63488)" office:value-type="string" office:string-value="FE22" calcext:value-type="string">
            <text:p>FE22</text:p>
          </table:table-cell>
          <table:table-cell table:number-columns-repeated="2" office:value-type="string" calcext:value-type="string">
            <text:p>AE</text:p>
          </table:table-cell>
          <table:table-cell table:formula="of:=IF([.D1572]&lt;&gt;[.C1572];&quot;Diff&quot;;&quot;&quot;)">
            <text:p/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DEC2HEX([.A1573]+63488)" office:value-type="string" office:string-value="FE23" calcext:value-type="string">
            <text:p>FE23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D1573]&lt;&gt;[.C1573];&quot;Diff&quot;;&quot;&quot;)">
            <text:p/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DEC2HEX([.A1574]+63488)" office:value-type="string" office:string-value="FE24" calcext:value-type="string">
            <text:p>FE2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74]&lt;&gt;[.C1574];&quot;Diff&quot;;&quot;&quot;)">
            <text:p/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DEC2HEX([.A1575]+63488)" office:value-type="string" office:string-value="FE25" calcext:value-type="string">
            <text:p>FE25</text:p>
          </table:table-cell>
          <table:table-cell table:number-columns-repeated="2" office:value-type="string" calcext:value-type="string">
            <text:p>8E</text:p>
          </table:table-cell>
          <table:table-cell table:formula="of:=IF([.D1575]&lt;&gt;[.C1575];&quot;Diff&quot;;&quot;&quot;)">
            <text:p/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DEC2HEX([.A1576]+63488)" office:value-type="string" office:string-value="FE26" calcext:value-type="string">
            <text:p>FE26</text:p>
          </table:table-cell>
          <table:table-cell table:number-columns-repeated="2" office:value-type="string" calcext:value-type="string">
            <text:p>2F</text:p>
          </table:table-cell>
          <table:table-cell table:formula="of:=IF([.D1576]&lt;&gt;[.C1576];&quot;Diff&quot;;&quot;&quot;)">
            <text:p/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DEC2HEX([.A1577]+63488)" office:value-type="string" office:string-value="FE27" calcext:value-type="string">
            <text:p>FE2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77]&lt;&gt;[.C1577];&quot;Diff&quot;;&quot;&quot;)">
            <text:p/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DEC2HEX([.A1578]+63488)" office:value-type="string" office:string-value="FE28" calcext:value-type="string">
            <text:p>FE2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D1578]&lt;&gt;[.C1578];&quot;Diff&quot;;&quot;&quot;)">
            <text:p/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DEC2HEX([.A1579]+63488)" office:value-type="string" office:string-value="FE29" calcext:value-type="string">
            <text:p>FE29</text:p>
          </table:table-cell>
          <table:table-cell table:number-columns-repeated="2" office:value-type="string" calcext:value-type="string">
            <text:p>AD</text:p>
          </table:table-cell>
          <table:table-cell table:formula="of:=IF([.D1579]&lt;&gt;[.C1579];&quot;Diff&quot;;&quot;&quot;)">
            <text:p/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DEC2HEX([.A1580]+63488)" office:value-type="string" office:string-value="FE2A" calcext:value-type="string">
            <text:p>FE2A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[.D1580]&lt;&gt;[.C1580];&quot;Diff&quot;;&quot;&quot;)">
            <text:p/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DEC2HEX([.A1581]+63488)" office:value-type="string" office:string-value="FE2B" calcext:value-type="string">
            <text:p>FE2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81]&lt;&gt;[.C1581];&quot;Diff&quot;;&quot;&quot;)">
            <text:p/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DEC2HEX([.A1582]+63488)" office:value-type="string" office:string-value="FE2C" calcext:value-type="string">
            <text:p>FE2C</text:p>
          </table:table-cell>
          <table:table-cell table:number-columns-repeated="2" office:value-type="string" calcext:value-type="string">
            <text:p>E9</text:p>
          </table:table-cell>
          <table:table-cell table:formula="of:=IF([.D1582]&lt;&gt;[.C1582];&quot;Diff&quot;;&quot;&quot;)">
            <text:p/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DEC2HEX([.A1583]+63488)" office:value-type="string" office:string-value="FE2D" calcext:value-type="string">
            <text:p>FE2D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D1583]&lt;&gt;[.C1583];&quot;Diff&quot;;&quot;&quot;)">
            <text:p/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DEC2HEX([.A1584]+63488)" office:value-type="string" office:string-value="FE2E" calcext:value-type="string">
            <text:p>FE2E</text:p>
          </table:table-cell>
          <table:table-cell table:number-columns-repeated="2" office:value-type="string" calcext:value-type="string">
            <text:p>8D</text:p>
          </table:table-cell>
          <table:table-cell table:formula="of:=IF([.D1584]&lt;&gt;[.C1584];&quot;Diff&quot;;&quot;&quot;)">
            <text:p/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DEC2HEX([.A1585]+63488)" office:value-type="string" office:string-value="FE2F" calcext:value-type="string">
            <text:p>FE2F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[.D1585]&lt;&gt;[.C1585];&quot;Diff&quot;;&quot;&quot;)">
            <text:p/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DEC2HEX([.A1586]+63488)" office:value-type="string" office:string-value="FE30" calcext:value-type="string">
            <text:p>FE3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86]&lt;&gt;[.C1586];&quot;Diff&quot;;&quot;&quot;)">
            <text:p/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DEC2HEX([.A1587]+63488)" office:value-type="string" office:string-value="FE31" calcext:value-type="string">
            <text:p>FE31</text:p>
          </table:table-cell>
          <table:table-cell table:number-columns-repeated="2" office:value-type="string" calcext:value-type="string">
            <text:p>AD</text:p>
          </table:table-cell>
          <table:table-cell table:formula="of:=IF([.D1587]&lt;&gt;[.C1587];&quot;Diff&quot;;&quot;&quot;)">
            <text:p/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DEC2HEX([.A1588]+63488)" office:value-type="string" office:string-value="FE32" calcext:value-type="string">
            <text:p>FE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D1588]&lt;&gt;[.C1588];&quot;Diff&quot;;&quot;&quot;)">
            <text:p/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DEC2HEX([.A1589]+63488)" office:value-type="string" office:string-value="FE33" calcext:value-type="string">
            <text:p>FE3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89]&lt;&gt;[.C1589];&quot;Diff&quot;;&quot;&quot;)">
            <text:p/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DEC2HEX([.A1590]+63488)" office:value-type="string" office:string-value="FE34" calcext:value-type="string">
            <text:p>FE34</text:p>
          </table:table-cell>
          <table:table-cell table:number-columns-repeated="2" office:value-type="string" calcext:value-type="string">
            <text:p>E9</text:p>
          </table:table-cell>
          <table:table-cell table:formula="of:=IF([.D1590]&lt;&gt;[.C1590];&quot;Diff&quot;;&quot;&quot;)">
            <text:p/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DEC2HEX([.A1591]+63488)" office:value-type="string" office:string-value="FE35" calcext:value-type="string">
            <text:p>FE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591]&lt;&gt;[.C1591];&quot;Diff&quot;;&quot;&quot;)">
            <text:p/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DEC2HEX([.A1592]+63488)" office:value-type="string" office:string-value="FE36" calcext:value-type="string">
            <text:p>FE36</text:p>
          </table:table-cell>
          <table:table-cell table:number-columns-repeated="2" office:value-type="string" calcext:value-type="string">
            <text:p>C9</text:p>
          </table:table-cell>
          <table:table-cell table:formula="of:=IF([.D1592]&lt;&gt;[.C1592];&quot;Diff&quot;;&quot;&quot;)">
            <text:p/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DEC2HEX([.A1593]+63488)" office:value-type="string" office:string-value="FE37" calcext:value-type="string">
            <text:p>FE37</text:p>
          </table:table-cell>
          <table:table-cell table:number-columns-repeated="2" office:value-type="string" calcext:value-type="string">
            <text:p>CF</text:p>
          </table:table-cell>
          <table:table-cell table:formula="of:=IF([.D1593]&lt;&gt;[.C1593];&quot;Diff&quot;;&quot;&quot;)">
            <text:p/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DEC2HEX([.A1594]+63488)" office:value-type="string" office:string-value="FE38" calcext:value-type="string">
            <text:p>FE38</text:p>
          </table:table-cell>
          <table:table-cell table:number-columns-repeated="2" office:value-type="string" calcext:value-type="string">
            <text:p>D0</text:p>
          </table:table-cell>
          <table:table-cell table:formula="of:=IF([.D1594]&lt;&gt;[.C1594];&quot;Diff&quot;;&quot;&quot;)">
            <text:p/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DEC2HEX([.A1595]+63488)" office:value-type="string" office:string-value="FE39" calcext:value-type="string">
            <text:p>FE3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595]&lt;&gt;[.C1595];&quot;Diff&quot;;&quot;&quot;)">
            <text:p/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DEC2HEX([.A1596]+63488)" office:value-type="string" office:string-value="FE3A" calcext:value-type="string">
            <text:p>FE3A</text:p>
          </table:table-cell>
          <table:table-cell table:number-columns-repeated="2" office:value-type="string" calcext:value-type="string">
            <text:p>A9</text:p>
          </table:table-cell>
          <table:table-cell table:formula="of:=IF([.D1596]&lt;&gt;[.C1596];&quot;Diff&quot;;&quot;&quot;)">
            <text:p/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DEC2HEX([.A1597]+63488)" office:value-type="string" office:string-value="FE3B" calcext:value-type="string">
            <text:p>FE3B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3</text:p>
          </table:table-cell>
          <table:table-cell table:formula="of:=IF([.D1597]&lt;&gt;[.C1597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DEC2HEX([.A1598]+63488)" office:value-type="string" office:string-value="FE3C" calcext:value-type="string">
            <text:p>FE3C</text:p>
          </table:table-cell>
          <table:table-cell table:number-columns-repeated="2" office:value-type="string" calcext:value-type="string">
            <text:p>8D</text:p>
          </table:table-cell>
          <table:table-cell table:formula="of:=IF([.D1598]&lt;&gt;[.C1598];&quot;Diff&quot;;&quot;&quot;)">
            <text:p/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DEC2HEX([.A1599]+63488)" office:value-type="string" office:string-value="FE3D" calcext:value-type="string">
            <text:p>FE3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D1599]&lt;&gt;[.C1599];&quot;Diff&quot;;&quot;&quot;)">
            <text:p/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DEC2HEX([.A1600]+63488)" office:value-type="string" office:string-value="FE3E" calcext:value-type="string">
            <text:p>FE3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600]&lt;&gt;[.C1600];&quot;Diff&quot;;&quot;&quot;)">
            <text:p/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DEC2HEX([.A1601]+63488)" office:value-type="string" office:string-value="FE3F" calcext:value-type="string">
            <text:p>FE3F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601]&lt;&gt;[.C1601];&quot;Diff&quot;;&quot;&quot;)">
            <text:p/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DEC2HEX([.A1602]+63488)" office:value-type="string" office:string-value="FE40" calcext:value-type="string">
            <text:p>FE40</text:p>
          </table:table-cell>
          <table:table-cell table:number-columns-repeated="2" office:value-type="string" calcext:value-type="string">
            <text:p>A0</text:p>
          </table:table-cell>
          <table:table-cell table:formula="of:=IF([.D1602]&lt;&gt;[.C1602];&quot;Diff&quot;;&quot;&quot;)">
            <text:p/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DEC2HEX([.A1603]+63488)" office:value-type="string" office:string-value="FE41" calcext:value-type="string">
            <text:p>FE41</text:p>
          </table:table-cell>
          <table:table-cell table:number-columns-repeated="2" office:value-type="string" calcext:value-type="string">
            <text:p>1C</text:p>
          </table:table-cell>
          <table:table-cell table:formula="of:=IF([.D1603]&lt;&gt;[.C1603];&quot;Diff&quot;;&quot;&quot;)">
            <text:p/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DEC2HEX([.A1604]+63488)" office:value-type="string" office:string-value="FE42" calcext:value-type="string">
            <text:p>FE42</text:p>
          </table:table-cell>
          <table:table-cell table:number-columns-repeated="2" office:value-type="string" calcext:value-type="string">
            <text:p>B9</text:p>
          </table:table-cell>
          <table:table-cell table:formula="of:=IF([.D1604]&lt;&gt;[.C1604];&quot;Diff&quot;;&quot;&quot;)">
            <text:p/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DEC2HEX([.A1605]+63488)" office:value-type="string" office:string-value="FE43" calcext:value-type="string">
            <text:p>FE43</text:p>
          </table:table-cell>
          <table:table-cell table:number-columns-repeated="2" office:value-type="string" calcext:value-type="string">
            <text:p>B2</text:p>
          </table:table-cell>
          <table:table-cell table:formula="of:=IF([.D1605]&lt;&gt;[.C1605];&quot;Diff&quot;;&quot;&quot;)">
            <text:p/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DEC2HEX([.A1606]+63488)" office:value-type="string" office:string-value="FE44" calcext:value-type="string">
            <text:p>FE44</text:p>
          </table:table-cell>
          <table:table-cell table:number-columns-repeated="2" office:value-type="string" calcext:value-type="string">
            <text:p>FB</text:p>
          </table:table-cell>
          <table:table-cell table:formula="of:=IF([.D1606]&lt;&gt;[.C1606];&quot;Diff&quot;;&quot;&quot;)">
            <text:p/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DEC2HEX([.A1607]+63488)" office:value-type="string" office:string-value="FE45" calcext:value-type="string">
            <text:p>FE45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IF([.D1607]&lt;&gt;[.C1607];&quot;Diff&quot;;&quot;&quot;)">
            <text:p/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DEC2HEX([.A1608]+63488)" office:value-type="string" office:string-value="FE46" calcext:value-type="string">
            <text:p>FE46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D1608]&lt;&gt;[.C1608];&quot;Diff&quot;;&quot;&quot;)">
            <text:p/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DEC2HEX([.A1609]+63488)" office:value-type="string" office:string-value="FE47" calcext:value-type="string">
            <text:p>FE4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609]&lt;&gt;[.C1609];&quot;Diff&quot;;&quot;&quot;)">
            <text:p/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DEC2HEX([.A1610]+63488)" office:value-type="string" office:string-value="FE48" calcext:value-type="string">
            <text:p>FE48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IF([.D1610]&lt;&gt;[.C1610];&quot;Diff&quot;;&quot;&quot;)">
            <text:p/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DEC2HEX([.A1611]+63488)" office:value-type="string" office:string-value="FE49" calcext:value-type="string">
            <text:p>FE4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1611]&lt;&gt;[.C1611];&quot;Diff&quot;;&quot;&quot;)">
            <text:p/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DEC2HEX([.A1612]+63488)" office:value-type="string" office:string-value="FE4A" calcext:value-type="string">
            <text:p>FE4A</text:p>
          </table:table-cell>
          <table:table-cell table:number-columns-repeated="2" office:value-type="string" calcext:value-type="string">
            <text:p>F7</text:p>
          </table:table-cell>
          <table:table-cell table:formula="of:=IF([.D1612]&lt;&gt;[.C1612];&quot;Diff&quot;;&quot;&quot;)">
            <text:p/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DEC2HEX([.A1613]+63488)" office:value-type="string" office:string-value="FE4B" calcext:value-type="string">
            <text:p>FE4B</text:p>
          </table:table-cell>
          <table:table-cell table:number-columns-repeated="2" office:value-type="string" calcext:value-type="string">
            <text:p>A0</text:p>
          </table:table-cell>
          <table:table-cell table:formula="of:=IF([.D1613]&lt;&gt;[.C1613];&quot;Diff&quot;;&quot;&quot;)">
            <text:p/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DEC2HEX([.A1614]+63488)" office:value-type="string" office:string-value="FE4C" calcext:value-type="string">
            <text:p>FE4C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1614]&lt;&gt;[.C1614];&quot;Diff&quot;;&quot;&quot;)">
            <text:p/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DEC2HEX([.A1615]+63488)" office:value-type="string" office:string-value="FE4D" calcext:value-type="string">
            <text:p>FE4D</text:p>
          </table:table-cell>
          <table:table-cell table:number-columns-repeated="2" office:value-type="string" calcext:value-type="string">
            <text:p>A9</text:p>
          </table:table-cell>
          <table:table-cell table:formula="of:=IF([.D1615]&lt;&gt;[.C1615];&quot;Diff&quot;;&quot;&quot;)">
            <text:p/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DEC2HEX([.A1616]+63488)" office:value-type="string" office:string-value="FE4E" calcext:value-type="string">
            <text:p>FE4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16]&lt;&gt;[.C1616];&quot;Diff&quot;;&quot;&quot;)">
            <text:p/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DEC2HEX([.A1617]+63488)" office:value-type="string" office:string-value="FE4F" calcext:value-type="string">
            <text:p>FE4F</text:p>
          </table:table-cell>
          <table:table-cell table:number-columns-repeated="2" office:value-type="string" calcext:value-type="string">
            <text:p>8D</text:p>
          </table:table-cell>
          <table:table-cell table:formula="of:=IF([.D1617]&lt;&gt;[.C1617];&quot;Diff&quot;;&quot;&quot;)">
            <text:p/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DEC2HEX([.A1618]+63488)" office:value-type="string" office:string-value="FE50" calcext:value-type="string">
            <text:p>FE5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[.D1618]&lt;&gt;[.C1618];&quot;Diff&quot;;&quot;&quot;)">
            <text:p/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DEC2HEX([.A1619]+63488)" office:value-type="string" office:string-value="FE51" calcext:value-type="string">
            <text:p>FE5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619]&lt;&gt;[.C1619];&quot;Diff&quot;;&quot;&quot;)">
            <text:p/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DEC2HEX([.A1620]+63488)" office:value-type="string" office:string-value="FE52" calcext:value-type="string">
            <text:p>FE52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IF([.D1620]&lt;&gt;[.C1620];&quot;Diff&quot;;&quot;&quot;)">
            <text:p/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DEC2HEX([.A1621]+63488)" office:value-type="string" office:string-value="FE53" calcext:value-type="string">
            <text:p>FE53</text:p>
          </table:table-cell>
          <table:table-cell table:number-columns-repeated="2" office:value-type="string" calcext:value-type="string">
            <text:p>FF</text:p>
          </table:table-cell>
          <table:table-cell table:formula="of:=IF([.D1621]&lt;&gt;[.C1621];&quot;Diff&quot;;&quot;&quot;)">
            <text:p/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DEC2HEX([.A1622]+63488)" office:value-type="string" office:string-value="FE54" calcext:value-type="string">
            <text:p>FE5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22]&lt;&gt;[.C1622];&quot;Diff&quot;;&quot;&quot;)">
            <text:p/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DEC2HEX([.A1623]+63488)" office:value-type="string" office:string-value="FE55" calcext:value-type="string">
            <text:p>FE55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IF([.D1623]&lt;&gt;[.C1623];&quot;Diff&quot;;&quot;&quot;)">
            <text:p/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DEC2HEX([.A1624]+63488)" office:value-type="string" office:string-value="FE56" calcext:value-type="string">
            <text:p>FE56</text:p>
          </table:table-cell>
          <table:table-cell table:number-columns-repeated="2" office:value-type="string" calcext:value-type="string">
            <text:p>D0</text:p>
          </table:table-cell>
          <table:table-cell table:formula="of:=IF([.D1624]&lt;&gt;[.C1624];&quot;Diff&quot;;&quot;&quot;)">
            <text:p/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DEC2HEX([.A1625]+63488)" office:value-type="string" office:string-value="FE57" calcext:value-type="string">
            <text:p>FE57</text:p>
          </table:table-cell>
          <table:table-cell table:number-columns-repeated="2" office:value-type="string" calcext:value-type="string">
            <text:p>FA</text:p>
          </table:table-cell>
          <table:table-cell table:formula="of:=IF([.D1625]&lt;&gt;[.C1625];&quot;Diff&quot;;&quot;&quot;)">
            <text:p/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DEC2HEX([.A1626]+63488)" office:value-type="string" office:string-value="FE58" calcext:value-type="string">
            <text:p>FE58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626]&lt;&gt;[.C1626];&quot;Diff&quot;;&quot;&quot;)">
            <text:p/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DEC2HEX([.A1627]+63488)" office:value-type="string" office:string-value="FE59" calcext:value-type="string">
            <text:p>FE59</text:p>
          </table:table-cell>
          <table:table-cell table:number-columns-repeated="2" office:value-type="string" calcext:value-type="string">
            <text:p>A0</text:p>
          </table:table-cell>
          <table:table-cell table:formula="of:=IF([.D1627]&lt;&gt;[.C1627];&quot;Diff&quot;;&quot;&quot;)">
            <text:p/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DEC2HEX([.A1628]+63488)" office:value-type="string" office:string-value="FE5A" calcext:value-type="string">
            <text:p>FE5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28]&lt;&gt;[.C1628];&quot;Diff&quot;;&quot;&quot;)">
            <text:p/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DEC2HEX([.A1629]+63488)" office:value-type="string" office:string-value="FE5B" calcext:value-type="string">
            <text:p>FE5B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IF([.D1629]&lt;&gt;[.C1629];&quot;Diff&quot;;&quot;&quot;)">
            <text:p/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DEC2HEX([.A1630]+63488)" office:value-type="string" office:string-value="FE5C" calcext:value-type="string">
            <text:p>FE5C</text:p>
          </table:table-cell>
          <table:table-cell table:number-columns-repeated="2" office:value-type="string" calcext:value-type="string">
            <text:p>F9</text:p>
          </table:table-cell>
          <table:table-cell table:formula="of:=IF([.D1630]&lt;&gt;[.C1630];&quot;Diff&quot;;&quot;&quot;)">
            <text:p/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DEC2HEX([.A1631]+63488)" office:value-type="string" office:string-value="FE5D" calcext:value-type="string">
            <text:p>FE5D</text:p>
          </table:table-cell>
          <table:table-cell table:number-columns-repeated="2" office:value-type="string" calcext:value-type="string">
            <text:p>A9</text:p>
          </table:table-cell>
          <table:table-cell table:formula="of:=IF([.D1631]&lt;&gt;[.C1631];&quot;Diff&quot;;&quot;&quot;)">
            <text:p/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DEC2HEX([.A1632]+63488)" office:value-type="string" office:string-value="FE5E" calcext:value-type="string">
            <text:p>FE5E</text:p>
          </table:table-cell>
          <table:table-cell table:number-columns-repeated="2" office:value-type="string" calcext:value-type="string">
            <text:p>D0</text:p>
          </table:table-cell>
          <table:table-cell table:formula="of:=IF([.D1632]&lt;&gt;[.C1632];&quot;Diff&quot;;&quot;&quot;)">
            <text:p/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DEC2HEX([.A1633]+63488)" office:value-type="string" office:string-value="FE5F" calcext:value-type="string">
            <text:p>FE5F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1633]&lt;&gt;[.C1633];&quot;Diff&quot;;&quot;&quot;)">
            <text:p/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DEC2HEX([.A1634]+63488)" office:value-type="string" office:string-value="FE60" calcext:value-type="string">
            <text:p>FE60</text:p>
          </table:table-cell>
          <table:table-cell table:number-columns-repeated="2" office:value-type="string" calcext:value-type="string">
            <text:p>FA</text:p>
          </table:table-cell>
          <table:table-cell table:formula="of:=IF([.D1634]&lt;&gt;[.C1634];&quot;Diff&quot;;&quot;&quot;)">
            <text:p/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DEC2HEX([.A1635]+63488)" office:value-type="string" office:string-value="FE61" calcext:value-type="string">
            <text:p>FE61</text:p>
          </table:table-cell>
          <table:table-cell table:number-columns-repeated="2" office:value-type="string" calcext:value-type="string">
            <text:p>A2</text:p>
          </table:table-cell>
          <table:table-cell table:formula="of:=IF([.D1635]&lt;&gt;[.C1635];&quot;Diff&quot;;&quot;&quot;)">
            <text:p/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DEC2HEX([.A1636]+63488)" office:value-type="string" office:string-value="FE62" calcext:value-type="string">
            <text:p>FE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IF([.D1636]&lt;&gt;[.C1636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DEC2HEX([.A1637]+63488)" office:value-type="string" office:string-value="FE63" calcext:value-type="string">
            <text:p>FE63</text:p>
          </table:table-cell>
          <table:table-cell table:number-columns-repeated="2" office:value-type="string" calcext:value-type="string">
            <text:p>A9</text:p>
          </table:table-cell>
          <table:table-cell table:formula="of:=IF([.D1637]&lt;&gt;[.C1637];&quot;Diff&quot;;&quot;&quot;)">
            <text:p/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DEC2HEX([.A1638]+63488)" office:value-type="string" office:string-value="FE64" calcext:value-type="string">
            <text:p>FE6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638]&lt;&gt;[.C1638];&quot;Diff&quot;;&quot;&quot;)">
            <text:p/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DEC2HEX([.A1639]+63488)" office:value-type="string" office:string-value="FE65" calcext:value-type="string">
            <text:p>FE65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D1639]&lt;&gt;[.C1639];&quot;Diff&quot;;&quot;&quot;)">
            <text:p/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DEC2HEX([.A1640]+63488)" office:value-type="string" office:string-value="FE66" calcext:value-type="string">
            <text:p>FE66</text:p>
          </table:table-cell>
          <table:table-cell table:number-columns-repeated="2" office:value-type="string" calcext:value-type="string">
            <text:p>F9</text:p>
          </table:table-cell>
          <table:table-cell table:formula="of:=IF([.D1640]&lt;&gt;[.C1640];&quot;Diff&quot;;&quot;&quot;)">
            <text:p/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DEC2HEX([.A1641]+63488)" office:value-type="string" office:string-value="FE67" calcext:value-type="string">
            <text:p>FE67</text:p>
          </table:table-cell>
          <table:table-cell table:number-columns-repeated="2" office:value-type="string" calcext:value-type="string">
            <text:p>C8</text:p>
          </table:table-cell>
          <table:table-cell table:formula="of:=IF([.D1641]&lt;&gt;[.C1641];&quot;Diff&quot;;&quot;&quot;)">
            <text:p/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DEC2HEX([.A1642]+63488)" office:value-type="string" office:string-value="FE68" calcext:value-type="string">
            <text:p>FE68</text:p>
          </table:table-cell>
          <table:table-cell table:number-columns-repeated="2" office:value-type="string" calcext:value-type="string">
            <text:p>D0</text:p>
          </table:table-cell>
          <table:table-cell table:formula="of:=IF([.D1642]&lt;&gt;[.C1642];&quot;Diff&quot;;&quot;&quot;)">
            <text:p/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DEC2HEX([.A1643]+63488)" office:value-type="string" office:string-value="FE69" calcext:value-type="string">
            <text:p>FE69</text:p>
          </table:table-cell>
          <table:table-cell table:number-columns-repeated="2" office:value-type="string" calcext:value-type="string">
            <text:p>FB</text:p>
          </table:table-cell>
          <table:table-cell table:formula="of:=IF([.D1643]&lt;&gt;[.C1643];&quot;Diff&quot;;&quot;&quot;)">
            <text:p/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DEC2HEX([.A1644]+63488)" office:value-type="string" office:string-value="FE6A" calcext:value-type="string">
            <text:p>FE6A</text:p>
          </table:table-cell>
          <table:table-cell table:number-columns-repeated="2" office:value-type="string" calcext:value-type="string">
            <text:p>E6</text:p>
          </table:table-cell>
          <table:table-cell table:formula="of:=IF([.D1644]&lt;&gt;[.C1644];&quot;Diff&quot;;&quot;&quot;)">
            <text:p/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DEC2HEX([.A1645]+63488)" office:value-type="string" office:string-value="FE6B" calcext:value-type="string">
            <text:p>FE6B</text:p>
          </table:table-cell>
          <table:table-cell table:number-columns-repeated="2" office:value-type="string" calcext:value-type="string">
            <text:p>FA</text:p>
          </table:table-cell>
          <table:table-cell table:formula="of:=IF([.D1645]&lt;&gt;[.C1645];&quot;Diff&quot;;&quot;&quot;)">
            <text:p/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DEC2HEX([.A1646]+63488)" office:value-type="string" office:string-value="FE6C" calcext:value-type="string">
            <text:p>FE6C</text:p>
          </table:table-cell>
          <table:table-cell table:number-columns-repeated="2" office:value-type="string" calcext:value-type="string">
            <text:p>CA</text:p>
          </table:table-cell>
          <table:table-cell table:formula="of:=IF([.D1646]&lt;&gt;[.C1646];&quot;Diff&quot;;&quot;&quot;)">
            <text:p/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DEC2HEX([.A1647]+63488)" office:value-type="string" office:string-value="FE6D" calcext:value-type="string">
            <text:p>FE6D</text:p>
          </table:table-cell>
          <table:table-cell table:number-columns-repeated="2" office:value-type="string" calcext:value-type="string">
            <text:p>D0</text:p>
          </table:table-cell>
          <table:table-cell table:formula="of:=IF([.D1647]&lt;&gt;[.C1647];&quot;Diff&quot;;&quot;&quot;)">
            <text:p/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DEC2HEX([.A1648]+63488)" office:value-type="string" office:string-value="FE6E" calcext:value-type="string">
            <text:p>FE6E</text:p>
          </table:table-cell>
          <table:table-cell table:number-columns-repeated="2" office:value-type="string" calcext:value-type="string">
            <text:p>F6</text:p>
          </table:table-cell>
          <table:table-cell table:formula="of:=IF([.D1648]&lt;&gt;[.C1648];&quot;Diff&quot;;&quot;&quot;)">
            <text:p/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DEC2HEX([.A1649]+63488)" office:value-type="string" office:string-value="FE6F" calcext:value-type="string">
            <text:p>FE6F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649]&lt;&gt;[.C1649];&quot;Diff&quot;;&quot;&quot;)">
            <text:p/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DEC2HEX([.A1650]+63488)" office:value-type="string" office:string-value="FE70" calcext:value-type="string">
            <text:p>FE70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1650]&lt;&gt;[.C1650];&quot;Diff&quot;;&quot;&quot;)">
            <text:p/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DEC2HEX([.A1651]+63488)" office:value-type="string" office:string-value="FE71" calcext:value-type="string">
            <text:p>FE71</text:p>
          </table:table-cell>
          <table:table-cell table:number-columns-repeated="2" office:value-type="string" calcext:value-type="string">
            <text:p>CE</text:p>
          </table:table-cell>
          <table:table-cell table:formula="of:=IF([.D1651]&lt;&gt;[.C1651];&quot;Diff&quot;;&quot;&quot;)">
            <text:p/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DEC2HEX([.A1652]+63488)" office:value-type="string" office:string-value="FE72" calcext:value-type="string">
            <text:p>FE7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652]&lt;&gt;[.C1652];&quot;Diff&quot;;&quot;&quot;)">
            <text:p/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DEC2HEX([.A1653]+63488)" office:value-type="string" office:string-value="FE73" calcext:value-type="string">
            <text:p>FE7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653]&lt;&gt;[.C1653];&quot;Diff&quot;;&quot;&quot;)">
            <text:p/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DEC2HEX([.A1654]+63488)" office:value-type="string" office:string-value="FE74" calcext:value-type="string">
            <text:p>FE74</text:p>
          </table:table-cell>
          <table:table-cell table:number-columns-repeated="2" office:value-type="string" calcext:value-type="string">
            <text:p>A9</text:p>
          </table:table-cell>
          <table:table-cell table:formula="of:=IF([.D1654]&lt;&gt;[.C1654];&quot;Diff&quot;;&quot;&quot;)">
            <text:p/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DEC2HEX([.A1655]+63488)" office:value-type="string" office:string-value="FE75" calcext:value-type="string">
            <text:p>FE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55]&lt;&gt;[.C1655];&quot;Diff&quot;;&quot;&quot;)">
            <text:p/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DEC2HEX([.A1656]+63488)" office:value-type="string" office:string-value="FE76" calcext:value-type="string">
            <text:p>FE76</text:p>
          </table:table-cell>
          <table:table-cell table:number-columns-repeated="2" office:value-type="string" calcext:value-type="string">
            <text:p>8D</text:p>
          </table:table-cell>
          <table:table-cell table:formula="of:=IF([.D1656]&lt;&gt;[.C1656];&quot;Diff&quot;;&quot;&quot;)">
            <text:p/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DEC2HEX([.A1657]+63488)" office:value-type="string" office:string-value="FE77" calcext:value-type="string">
            <text:p>FE7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1657]&lt;&gt;[.C1657];&quot;Diff&quot;;&quot;&quot;)">
            <text:p/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DEC2HEX([.A1658]+63488)" office:value-type="string" office:string-value="FE78" calcext:value-type="string">
            <text:p>FE7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658]&lt;&gt;[.C1658];&quot;Diff&quot;;&quot;&quot;)">
            <text:p/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DEC2HEX([.A1659]+63488)" office:value-type="string" office:string-value="FE79" calcext:value-type="string">
            <text:p>FE79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1659]&lt;&gt;[.C1659];&quot;Diff&quot;;&quot;&quot;)">
            <text:p/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DEC2HEX([.A1660]+63488)" office:value-type="string" office:string-value="FE7A" calcext:value-type="string">
            <text:p>FE7A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660]&lt;&gt;[.C1660];&quot;Diff&quot;;&quot;&quot;)">
            <text:p/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DEC2HEX([.A1661]+63488)" office:value-type="string" office:string-value="FE7B" calcext:value-type="string">
            <text:p>FE7B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1661]&lt;&gt;[.C1661];&quot;Diff&quot;;&quot;&quot;)">
            <text:p/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DEC2HEX([.A1662]+63488)" office:value-type="string" office:string-value="FE7C" calcext:value-type="string">
            <text:p>FE7C</text:p>
          </table:table-cell>
          <table:table-cell table:number-columns-repeated="2" office:value-type="string" calcext:value-type="string">
            <text:p>A9</text:p>
          </table:table-cell>
          <table:table-cell table:formula="of:=IF([.D1662]&lt;&gt;[.C1662];&quot;Diff&quot;;&quot;&quot;)">
            <text:p/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DEC2HEX([.A1663]+63488)" office:value-type="string" office:string-value="FE7D" calcext:value-type="string">
            <text:p>FE7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63]&lt;&gt;[.C1663];&quot;Diff&quot;;&quot;&quot;)">
            <text:p/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DEC2HEX([.A1664]+63488)" office:value-type="string" office:string-value="FE7E" calcext:value-type="string">
            <text:p>FE7E</text:p>
          </table:table-cell>
          <table:table-cell table:number-columns-repeated="2" office:value-type="string" calcext:value-type="string">
            <text:p>D0</text:p>
          </table:table-cell>
          <table:table-cell table:formula="of:=IF([.D1664]&lt;&gt;[.C1664];&quot;Diff&quot;;&quot;&quot;)">
            <text:p/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DEC2HEX([.A1665]+63488)" office:value-type="string" office:string-value="FE7F" calcext:value-type="string">
            <text:p>FE7F</text:p>
          </table:table-cell>
          <table:table-cell table:number-columns-repeated="2" office:value-type="string" calcext:value-type="string">
            <text:p>F6</text:p>
          </table:table-cell>
          <table:table-cell table:formula="of:=IF([.D1665]&lt;&gt;[.C1665];&quot;Diff&quot;;&quot;&quot;)">
            <text:p/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DEC2HEX([.A1666]+63488)" office:value-type="string" office:string-value="FE80" calcext:value-type="string">
            <text:p>FE8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666]&lt;&gt;[.C1666];&quot;Diff&quot;;&quot;&quot;)">
            <text:p/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DEC2HEX([.A1667]+63488)" office:value-type="string" office:string-value="FE81" calcext:value-type="string">
            <text:p>FE81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IF([.D1667]&lt;&gt;[.C1667];&quot;Diff&quot;;&quot;&quot;)">
            <text:p/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DEC2HEX([.A1668]+63488)" office:value-type="string" office:string-value="FE82" calcext:value-type="string">
            <text:p>FE82</text:p>
          </table:table-cell>
          <table:table-cell table:number-columns-repeated="2" office:value-type="string" calcext:value-type="string">
            <text:p>FB</text:p>
          </table:table-cell>
          <table:table-cell table:formula="of:=IF([.D1668]&lt;&gt;[.C1668];&quot;Diff&quot;;&quot;&quot;)">
            <text:p/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DEC2HEX([.A1669]+63488)" office:value-type="string" office:string-value="FE83" calcext:value-type="string">
            <text:p>FE83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1669]&lt;&gt;[.C1669];&quot;Diff&quot;;&quot;&quot;)">
            <text:p/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DEC2HEX([.A1670]+63488)" office:value-type="string" office:string-value="FE84" calcext:value-type="string">
            <text:p>FE84</text:p>
          </table:table-cell>
          <table:table-cell table:number-columns-repeated="2" office:value-type="string" calcext:value-type="string">
            <text:p>7F</text:p>
          </table:table-cell>
          <table:table-cell table:formula="of:=IF([.D1670]&lt;&gt;[.C1670];&quot;Diff&quot;;&quot;&quot;)">
            <text:p/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DEC2HEX([.A1671]+63488)" office:value-type="string" office:string-value="FE85" calcext:value-type="string">
            <text:p>FE8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671]&lt;&gt;[.C1671];&quot;Diff&quot;;&quot;&quot;)">
            <text:p/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DEC2HEX([.A1672]+63488)" office:value-type="string" office:string-value="FE86" calcext:value-type="string">
            <text:p>FE86</text:p>
          </table:table-cell>
          <table:table-cell table:number-columns-repeated="2" office:value-type="string" calcext:value-type="string">
            <text:p>A0</text:p>
          </table:table-cell>
          <table:table-cell table:formula="of:=IF([.D1672]&lt;&gt;[.C1672];&quot;Diff&quot;;&quot;&quot;)">
            <text:p/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DEC2HEX([.A1673]+63488)" office:value-type="string" office:string-value="FE87" calcext:value-type="string">
            <text:p>FE8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1673]&lt;&gt;[.C1673];&quot;Diff&quot;;&quot;&quot;)">
            <text:p/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DEC2HEX([.A1674]+63488)" office:value-type="string" office:string-value="FE88" calcext:value-type="string">
            <text:p>FE88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IF([.D1674]&lt;&gt;[.C1674];&quot;Diff&quot;;&quot;&quot;)">
            <text:p/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DEC2HEX([.A1675]+63488)" office:value-type="string" office:string-value="FE89" calcext:value-type="string">
            <text:p>FE89</text:p>
          </table:table-cell>
          <table:table-cell table:number-columns-repeated="2" office:value-type="string" calcext:value-type="string">
            <text:p>0A</text:p>
          </table:table-cell>
          <table:table-cell table:formula="of:=IF([.D1675]&lt;&gt;[.C1675];&quot;Diff&quot;;&quot;&quot;)">
            <text:p/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DEC2HEX([.A1676]+63488)" office:value-type="string" office:string-value="FE8A" calcext:value-type="string">
            <text:p>FE8A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IF([.D1676]&lt;&gt;[.C1676];&quot;Diff&quot;;&quot;&quot;)">
            <text:p/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DEC2HEX([.A1677]+63488)" office:value-type="string" office:string-value="FE8B" calcext:value-type="string">
            <text:p>FE8B</text:p>
          </table:table-cell>
          <table:table-cell table:number-columns-repeated="2" office:value-type="string" calcext:value-type="string">
            <text:p>FC</text:p>
          </table:table-cell>
          <table:table-cell table:formula="of:=IF([.D1677]&lt;&gt;[.C1677];&quot;Diff&quot;;&quot;&quot;)">
            <text:p/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DEC2HEX([.A1678]+63488)" office:value-type="string" office:string-value="FE8C" calcext:value-type="string">
            <text:p>FE8C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678]&lt;&gt;[.C1678];&quot;Diff&quot;;&quot;&quot;)">
            <text:p/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DEC2HEX([.A1679]+63488)" office:value-type="string" office:string-value="FE8D" calcext:value-type="string">
            <text:p>FE8D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679]&lt;&gt;[.C1679];&quot;Diff&quot;;&quot;&quot;)">
            <text:p/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DEC2HEX([.A1680]+63488)" office:value-type="string" office:string-value="FE8E" calcext:value-type="string">
            <text:p>FE8E</text:p>
          </table:table-cell>
          <table:table-cell table:number-columns-repeated="2" office:value-type="string" calcext:value-type="string">
            <text:p>E9</text:p>
          </table:table-cell>
          <table:table-cell table:formula="of:=IF([.D1680]&lt;&gt;[.C1680];&quot;Diff&quot;;&quot;&quot;)">
            <text:p/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DEC2HEX([.A1681]+63488)" office:value-type="string" office:string-value="FE8F" calcext:value-type="string">
            <text:p>FE8F</text:p>
          </table:table-cell>
          <table:table-cell table:number-columns-repeated="2" office:value-type="string" calcext:value-type="string">
            <text:p>FE</text:p>
          </table:table-cell>
          <table:table-cell table:formula="of:=IF([.D1681]&lt;&gt;[.C1681];&quot;Diff&quot;;&quot;&quot;)">
            <text:p/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DEC2HEX([.A1682]+63488)" office:value-type="string" office:string-value="FE90" calcext:value-type="string">
            <text:p>FE90</text:p>
          </table:table-cell>
          <table:table-cell table:number-columns-repeated="2" office:value-type="string" calcext:value-type="string">
            <text:p>4C</text:p>
          </table:table-cell>
          <table:table-cell table:formula="of:=IF([.D1682]&lt;&gt;[.C1682];&quot;Diff&quot;;&quot;&quot;)">
            <text:p/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DEC2HEX([.A1683]+63488)" office:value-type="string" office:string-value="FE91" calcext:value-type="string">
            <text:p>FE91</text:p>
          </table:table-cell>
          <table:table-cell table:number-columns-repeated="2" office:value-type="string" calcext:value-type="string">
            <text:p>EE</text:p>
          </table:table-cell>
          <table:table-cell table:formula="of:=IF([.D1683]&lt;&gt;[.C1683];&quot;Diff&quot;;&quot;&quot;)">
            <text:p/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DEC2HEX([.A1684]+63488)" office:value-type="string" office:string-value="FE92" calcext:value-type="string">
            <text:p>FE92</text:p>
          </table:table-cell>
          <table:table-cell table:number-columns-repeated="2" office:value-type="string" calcext:value-type="string">
            <text:p>FF</text:p>
          </table:table-cell>
          <table:table-cell table:formula="of:=IF([.D1684]&lt;&gt;[.C1684];&quot;Diff&quot;;&quot;&quot;)">
            <text:p/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DEC2HEX([.A1685]+63488)" office:value-type="string" office:string-value="FE93" calcext:value-type="string">
            <text:p>FE93</text:p>
          </table:table-cell>
          <table:table-cell table:number-columns-repeated="2" office:value-type="string" calcext:value-type="string">
            <text:p>C9</text:p>
          </table:table-cell>
          <table:table-cell table:formula="of:=IF([.D1685]&lt;&gt;[.C1685];&quot;Diff&quot;;&quot;&quot;)">
            <text:p/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DEC2HEX([.A1686]+63488)" office:value-type="string" office:string-value="FE94" calcext:value-type="string">
            <text:p>FE9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1686]&lt;&gt;[.C1686];&quot;Diff&quot;;&quot;&quot;)">
            <text:p/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DEC2HEX([.A1687]+63488)" office:value-type="string" office:string-value="FE95" calcext:value-type="string">
            <text:p>FE9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1687]&lt;&gt;[.C1687];&quot;Diff&quot;;&quot;&quot;)">
            <text:p/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DEC2HEX([.A1688]+63488)" office:value-type="string" office:string-value="FE96" calcext:value-type="string">
            <text:p>FE9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[.D1688]&lt;&gt;[.C1688];&quot;Diff&quot;;&quot;&quot;)">
            <text:p/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DEC2HEX([.A1689]+63488)" office:value-type="string" office:string-value="FE97" calcext:value-type="string">
            <text:p>FE97</text:p>
          </table:table-cell>
          <table:table-cell table:number-columns-repeated="2" office:value-type="string" calcext:value-type="string">
            <text:p>C9</text:p>
          </table:table-cell>
          <table:table-cell table:formula="of:=IF([.D1689]&lt;&gt;[.C1689];&quot;Diff&quot;;&quot;&quot;)">
            <text:p/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DEC2HEX([.A1690]+63488)" office:value-type="string" office:string-value="FE98" calcext:value-type="string">
            <text:p>FE98</text:p>
          </table:table-cell>
          <table:table-cell table:number-columns-repeated="2" office:value-type="string" calcext:value-type="string">
            <text:p>3A</text:p>
          </table:table-cell>
          <table:table-cell table:formula="of:=IF([.D1690]&lt;&gt;[.C1690];&quot;Diff&quot;;&quot;&quot;)">
            <text:p/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DEC2HEX([.A1691]+63488)" office:value-type="string" office:string-value="FE99" calcext:value-type="string">
            <text:p>FE99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1691]&lt;&gt;[.C1691];&quot;Diff&quot;;&quot;&quot;)">
            <text:p/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DEC2HEX([.A1692]+63488)" office:value-type="string" office:string-value="FE9A" calcext:value-type="string">
            <text:p>FE9A</text:p>
          </table:table-cell>
          <table:table-cell table:number-columns-repeated="2" office:value-type="string" calcext:value-type="string">
            <text:p>0B</text:p>
          </table:table-cell>
          <table:table-cell table:formula="of:=IF([.D1692]&lt;&gt;[.C1692];&quot;Diff&quot;;&quot;&quot;)">
            <text:p/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DEC2HEX([.A1693]+63488)" office:value-type="string" office:string-value="FE9B" calcext:value-type="string">
            <text:p>FE9B</text:p>
          </table:table-cell>
          <table:table-cell table:number-columns-repeated="2" office:value-type="string" calcext:value-type="string">
            <text:p>C9</text:p>
          </table:table-cell>
          <table:table-cell table:formula="of:=IF([.D1693]&lt;&gt;[.C1693];&quot;Diff&quot;;&quot;&quot;)">
            <text:p/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DEC2HEX([.A1694]+63488)" office:value-type="string" office:string-value="FE9C" calcext:value-type="string">
            <text:p>FE9C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IF([.D1694]&lt;&gt;[.C1694];&quot;Diff&quot;;&quot;&quot;)">
            <text:p/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DEC2HEX([.A1695]+63488)" office:value-type="string" office:string-value="FE9D" calcext:value-type="string">
            <text:p>FE9D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1695]&lt;&gt;[.C1695];&quot;Diff&quot;;&quot;&quot;)">
            <text:p/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DEC2HEX([.A1696]+63488)" office:value-type="string" office:string-value="FE9E" calcext:value-type="string">
            <text:p>FE9E</text:p>
          </table:table-cell>
          <table:table-cell table:number-columns-repeated="2" office:value-type="string" calcext:value-type="string">
            <text:p>0A</text:p>
          </table:table-cell>
          <table:table-cell table:formula="of:=IF([.D1696]&lt;&gt;[.C1696];&quot;Diff&quot;;&quot;&quot;)">
            <text:p/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DEC2HEX([.A1697]+63488)" office:value-type="string" office:string-value="FE9F" calcext:value-type="string">
            <text:p>FE9F</text:p>
          </table:table-cell>
          <table:table-cell table:number-columns-repeated="2" office:value-type="string" calcext:value-type="string">
            <text:p>C9</text:p>
          </table:table-cell>
          <table:table-cell table:formula="of:=IF([.D1697]&lt;&gt;[.C1697];&quot;Diff&quot;;&quot;&quot;)">
            <text:p/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DEC2HEX([.A1698]+63488)" office:value-type="string" office:string-value="FEA0" calcext:value-type="string">
            <text:p>FEA0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IF([.D1698]&lt;&gt;[.C1698];&quot;Diff&quot;;&quot;&quot;)">
            <text:p/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DEC2HEX([.A1699]+63488)" office:value-type="string" office:string-value="FEA1" calcext:value-type="string">
            <text:p>FEA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1699]&lt;&gt;[.C1699];&quot;Diff&quot;;&quot;&quot;)">
            <text:p/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DEC2HEX([.A1700]+63488)" office:value-type="string" office:string-value="FEA2" calcext:value-type="string">
            <text:p>FEA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1700]&lt;&gt;[.C1700];&quot;Diff&quot;;&quot;&quot;)">
            <text:p/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DEC2HEX([.A1701]+63488)" office:value-type="string" office:string-value="FEA3" calcext:value-type="string">
            <text:p>FEA3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D1701]&lt;&gt;[.C1701];&quot;Diff&quot;;&quot;&quot;)">
            <text:p/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DEC2HEX([.A1702]+63488)" office:value-type="string" office:string-value="FEA4" calcext:value-type="string">
            <text:p>FEA4</text:p>
          </table:table-cell>
          <table:table-cell table:number-columns-repeated="2" office:value-type="string" calcext:value-type="string">
            <text:p>E9</text:p>
          </table:table-cell>
          <table:table-cell table:formula="of:=IF([.D1702]&lt;&gt;[.C1702];&quot;Diff&quot;;&quot;&quot;)">
            <text:p/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DEC2HEX([.A1703]+63488)" office:value-type="string" office:string-value="FEA5" calcext:value-type="string">
            <text:p>FEA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1703]&lt;&gt;[.C1703];&quot;Diff&quot;;&quot;&quot;)">
            <text:p/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DEC2HEX([.A1704]+63488)" office:value-type="string" office:string-value="FEA6" calcext:value-type="string">
            <text:p>FEA6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1704]&lt;&gt;[.C1704];&quot;Diff&quot;;&quot;&quot;)">
            <text:p/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DEC2HEX([.A1705]+63488)" office:value-type="string" office:string-value="FEA7" calcext:value-type="string">
            <text:p>FEA7</text:p>
          </table:table-cell>
          <table:table-cell table:number-columns-repeated="2" office:value-type="string" calcext:value-type="string">
            <text:p>0F</text:p>
          </table:table-cell>
          <table:table-cell table:formula="of:=IF([.D1705]&lt;&gt;[.C1705];&quot;Diff&quot;;&quot;&quot;)">
            <text:p/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DEC2HEX([.A1706]+63488)" office:value-type="string" office:string-value="FEA8" calcext:value-type="string">
            <text:p>FEA8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706]&lt;&gt;[.C1706];&quot;Diff&quot;;&quot;&quot;)">
            <text:p/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DEC2HEX([.A1707]+63488)" office:value-type="string" office:string-value="FEA9" calcext:value-type="string">
            <text:p>FEA9</text:p>
          </table:table-cell>
          <table:table-cell table:number-columns-repeated="2" office:value-type="string" calcext:value-type="string">
            <text:p>A9</text:p>
          </table:table-cell>
          <table:table-cell table:formula="of:=IF([.D1707]&lt;&gt;[.C1707];&quot;Diff&quot;;&quot;&quot;)">
            <text:p/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DEC2HEX([.A1708]+63488)" office:value-type="string" office:string-value="FEAA" calcext:value-type="string">
            <text:p>FEAA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IF([.D1708]&lt;&gt;[.C1708];&quot;Diff&quot;;&quot;&quot;)">
            <text:p/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DEC2HEX([.A1709]+63488)" office:value-type="string" office:string-value="FEAB" calcext:value-type="string">
            <text:p>FEAB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709]&lt;&gt;[.C1709];&quot;Diff&quot;;&quot;&quot;)">
            <text:p/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DEC2HEX([.A1710]+63488)" office:value-type="string" office:string-value="FEAC" calcext:value-type="string">
            <text:p>FEAC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710]&lt;&gt;[.C1710];&quot;Diff&quot;;&quot;&quot;)">
            <text:p/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DEC2HEX([.A1711]+63488)" office:value-type="string" office:string-value="FEAD" calcext:value-type="string">
            <text:p>FEAD</text:p>
          </table:table-cell>
          <table:table-cell table:number-columns-repeated="2" office:value-type="string" calcext:value-type="string">
            <text:p>B6</text:p>
          </table:table-cell>
          <table:table-cell table:formula="of:=IF([.D1711]&lt;&gt;[.C1711];&quot;Diff&quot;;&quot;&quot;)">
            <text:p/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DEC2HEX([.A1712]+63488)" office:value-type="string" office:string-value="FEAE" calcext:value-type="string">
            <text:p>FEAE</text:p>
          </table:table-cell>
          <table:table-cell table:number-columns-repeated="2" office:value-type="string" calcext:value-type="string">
            <text:p>FE</text:p>
          </table:table-cell>
          <table:table-cell table:formula="of:=IF([.D1712]&lt;&gt;[.C1712];&quot;Diff&quot;;&quot;&quot;)">
            <text:p/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DEC2HEX([.A1713]+63488)" office:value-type="string" office:string-value="FEAF" calcext:value-type="string">
            <text:p>FEAF</text:p>
          </table:table-cell>
          <table:table-cell table:number-columns-repeated="2" office:value-type="string" calcext:value-type="string">
            <text:p>EA</text:p>
          </table:table-cell>
          <table:table-cell table:formula="of:=IF([.D1713]&lt;&gt;[.C1713];&quot;Diff&quot;;&quot;&quot;)">
            <text:p/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DEC2HEX([.A1714]+63488)" office:value-type="string" office:string-value="FEB0" calcext:value-type="string">
            <text:p>FEB0</text:p>
          </table:table-cell>
          <table:table-cell table:number-columns-repeated="2" office:value-type="string" calcext:value-type="string">
            <text:p>EA</text:p>
          </table:table-cell>
          <table:table-cell table:formula="of:=IF([.D1714]&lt;&gt;[.C1714];&quot;Diff&quot;;&quot;&quot;)">
            <text:p/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DEC2HEX([.A1715]+63488)" office:value-type="string" office:string-value="FEB1" calcext:value-type="string">
            <text:p>FEB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715]&lt;&gt;[.C1715];&quot;Diff&quot;;&quot;&quot;)">
            <text:p/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DEC2HEX([.A1716]+63488)" office:value-type="string" office:string-value="FEB2" calcext:value-type="string">
            <text:p>FEB2</text:p>
          </table:table-cell>
          <table:table-cell table:number-columns-repeated="2" office:value-type="string" calcext:value-type="string">
            <text:p>E6</text:p>
          </table:table-cell>
          <table:table-cell table:formula="of:=IF([.D1716]&lt;&gt;[.C1716];&quot;Diff&quot;;&quot;&quot;)">
            <text:p/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DEC2HEX([.A1717]+63488)" office:value-type="string" office:string-value="FEB3" calcext:value-type="string">
            <text:p>FEB3</text:p>
          </table:table-cell>
          <table:table-cell table:number-columns-repeated="2" office:value-type="string" calcext:value-type="string">
            <text:p>FB</text:p>
          </table:table-cell>
          <table:table-cell table:formula="of:=IF([.D1717]&lt;&gt;[.C1717];&quot;Diff&quot;;&quot;&quot;)">
            <text:p/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DEC2HEX([.A1718]+63488)" office:value-type="string" office:string-value="FEB4" calcext:value-type="string">
            <text:p>FEB4</text:p>
          </table:table-cell>
          <table:table-cell table:number-columns-repeated="2" office:value-type="string" calcext:value-type="string">
            <text:p>D0</text:p>
          </table:table-cell>
          <table:table-cell table:formula="of:=IF([.D1718]&lt;&gt;[.C1718];&quot;Diff&quot;;&quot;&quot;)">
            <text:p/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DEC2HEX([.A1719]+63488)" office:value-type="string" office:string-value="FEB5" calcext:value-type="string">
            <text:p>FEB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1719]&lt;&gt;[.C1719];&quot;Diff&quot;;&quot;&quot;)">
            <text:p/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DEC2HEX([.A1720]+63488)" office:value-type="string" office:string-value="FEB6" calcext:value-type="string">
            <text:p>FEB6</text:p>
          </table:table-cell>
          <table:table-cell table:number-columns-repeated="2" office:value-type="string" calcext:value-type="string">
            <text:p>A2</text:p>
          </table:table-cell>
          <table:table-cell table:formula="of:=IF([.D1720]&lt;&gt;[.C1720];&quot;Diff&quot;;&quot;&quot;)">
            <text:p/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DEC2HEX([.A1721]+63488)" office:value-type="string" office:string-value="FEB7" calcext:value-type="string">
            <text:p>FEB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721]&lt;&gt;[.C1721];&quot;Diff&quot;;&quot;&quot;)">
            <text:p/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DEC2HEX([.A1722]+63488)" office:value-type="string" office:string-value="FEB8" calcext:value-type="string">
            <text:p>FEB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722]&lt;&gt;[.C1722];&quot;Diff&quot;;&quot;&quot;)">
            <text:p/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DEC2HEX([.A1723]+63488)" office:value-type="string" office:string-value="FEB9" calcext:value-type="string">
            <text:p>FEB9</text:p>
          </table:table-cell>
          <table:table-cell table:number-columns-repeated="2" office:value-type="string" calcext:value-type="string">
            <text:p>BF</text:p>
          </table:table-cell>
          <table:table-cell table:formula="of:=IF([.D1723]&lt;&gt;[.C1723];&quot;Diff&quot;;&quot;&quot;)">
            <text:p/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DEC2HEX([.A1724]+63488)" office:value-type="string" office:string-value="FEBA" calcext:value-type="string">
            <text:p>FEBA</text:p>
          </table:table-cell>
          <table:table-cell table:number-columns-repeated="2" office:value-type="string" calcext:value-type="string">
            <text:p>FE</text:p>
          </table:table-cell>
          <table:table-cell table:formula="of:=IF([.D1724]&lt;&gt;[.C1724];&quot;Diff&quot;;&quot;&quot;)">
            <text:p/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DEC2HEX([.A1725]+63488)" office:value-type="string" office:string-value="FEBB" calcext:value-type="string">
            <text:p>FEBB</text:p>
          </table:table-cell>
          <table:table-cell table:number-columns-repeated="2" office:value-type="string" calcext:value-type="string">
            <text:p>CA</text:p>
          </table:table-cell>
          <table:table-cell table:formula="of:=IF([.D1725]&lt;&gt;[.C1725];&quot;Diff&quot;;&quot;&quot;)">
            <text:p/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DEC2HEX([.A1726]+63488)" office:value-type="string" office:string-value="FEBC" calcext:value-type="string">
            <text:p>FEBC</text:p>
          </table:table-cell>
          <table:table-cell table:number-columns-repeated="2" office:value-type="string" calcext:value-type="string">
            <text:p>2C</text:p>
          </table:table-cell>
          <table:table-cell table:formula="of:=IF([.D1726]&lt;&gt;[.C1726];&quot;Diff&quot;;&quot;&quot;)">
            <text:p/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DEC2HEX([.A1727]+63488)" office:value-type="string" office:string-value="FEBD" calcext:value-type="string">
            <text:p>FEBD</text:p>
          </table:table-cell>
          <table:table-cell table:number-columns-repeated="2" office:value-type="string" calcext:value-type="string">
            <text:p>A2</text:p>
          </table:table-cell>
          <table:table-cell table:formula="of:=IF([.D1727]&lt;&gt;[.C1727];&quot;Diff&quot;;&quot;&quot;)">
            <text:p/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DEC2HEX([.A1728]+63488)" office:value-type="string" office:string-value="FEBE" calcext:value-type="string">
            <text:p>FEB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728]&lt;&gt;[.C1728];&quot;Diff&quot;;&quot;&quot;)">
            <text:p/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DEC2HEX([.A1729]+63488)" office:value-type="string" office:string-value="FEBF" calcext:value-type="string">
            <text:p>FEBF</text:p>
          </table:table-cell>
          <table:table-cell table:number-columns-repeated="2" office:value-type="string" calcext:value-type="string">
            <text:p>B5</text:p>
          </table:table-cell>
          <table:table-cell table:formula="of:=IF([.D1729]&lt;&gt;[.C1729];&quot;Diff&quot;;&quot;&quot;)">
            <text:p/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DEC2HEX([.A1730]+63488)" office:value-type="string" office:string-value="FEC0" calcext:value-type="string">
            <text:p>FEC0</text:p>
          </table:table-cell>
          <table:table-cell table:number-columns-repeated="2" office:value-type="string" calcext:value-type="string">
            <text:p>FC</text:p>
          </table:table-cell>
          <table:table-cell table:formula="of:=IF([.D1730]&lt;&gt;[.C1730];&quot;Diff&quot;;&quot;&quot;)">
            <text:p/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DEC2HEX([.A1731]+63488)" office:value-type="string" office:string-value="FEC1" calcext:value-type="string">
            <text:p>FEC1</text:p>
          </table:table-cell>
          <table:table-cell table:number-columns-repeated="2" office:value-type="string" calcext:value-type="string">
            <text:p>4A</text:p>
          </table:table-cell>
          <table:table-cell table:formula="of:=IF([.D1731]&lt;&gt;[.C1731];&quot;Diff&quot;;&quot;&quot;)">
            <text:p/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DEC2HEX([.A1732]+63488)" office:value-type="string" office:string-value="FEC2" calcext:value-type="string">
            <text:p>FEC2</text:p>
          </table:table-cell>
          <table:table-cell table:number-columns-repeated="2" office:value-type="string" calcext:value-type="string">
            <text:p>4A</text:p>
          </table:table-cell>
          <table:table-cell table:formula="of:=IF([.D1732]&lt;&gt;[.C1732];&quot;Diff&quot;;&quot;&quot;)">
            <text:p/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DEC2HEX([.A1733]+63488)" office:value-type="string" office:string-value="FEC3" calcext:value-type="string">
            <text:p>FEC3</text:p>
          </table:table-cell>
          <table:table-cell table:number-columns-repeated="2" office:value-type="string" calcext:value-type="string">
            <text:p>4A</text:p>
          </table:table-cell>
          <table:table-cell table:formula="of:=IF([.D1733]&lt;&gt;[.C1733];&quot;Diff&quot;;&quot;&quot;)">
            <text:p/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DEC2HEX([.A1734]+63488)" office:value-type="string" office:string-value="FEC4" calcext:value-type="string">
            <text:p>FEC4</text:p>
          </table:table-cell>
          <table:table-cell table:number-columns-repeated="2" office:value-type="string" calcext:value-type="string">
            <text:p>4A</text:p>
          </table:table-cell>
          <table:table-cell table:formula="of:=IF([.D1734]&lt;&gt;[.C1734];&quot;Diff&quot;;&quot;&quot;)">
            <text:p/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DEC2HEX([.A1735]+63488)" office:value-type="string" office:string-value="FEC5" calcext:value-type="string">
            <text:p>FEC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735]&lt;&gt;[.C1735];&quot;Diff&quot;;&quot;&quot;)">
            <text:p/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DEC2HEX([.A1736]+63488)" office:value-type="string" office:string-value="FEC6" calcext:value-type="string">
            <text:p>FEC6</text:p>
          </table:table-cell>
          <table:table-cell table:number-columns-repeated="2" office:value-type="string" calcext:value-type="string">
            <text:p>CA</text:p>
          </table:table-cell>
          <table:table-cell table:formula="of:=IF([.D1736]&lt;&gt;[.C1736];&quot;Diff&quot;;&quot;&quot;)">
            <text:p/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DEC2HEX([.A1737]+63488)" office:value-type="string" office:string-value="FEC7" calcext:value-type="string">
            <text:p>FEC7</text:p>
          </table:table-cell>
          <table:table-cell table:number-columns-repeated="2" office:value-type="string" calcext:value-type="string">
            <text:p>FE</text:p>
          </table:table-cell>
          <table:table-cell table:formula="of:=IF([.D1737]&lt;&gt;[.C1737];&quot;Diff&quot;;&quot;&quot;)">
            <text:p/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DEC2HEX([.A1738]+63488)" office:value-type="string" office:string-value="FEC8" calcext:value-type="string">
            <text:p>FEC8</text:p>
          </table:table-cell>
          <table:table-cell table:number-columns-repeated="2" office:value-type="string" calcext:value-type="string">
            <text:p>B5</text:p>
          </table:table-cell>
          <table:table-cell table:formula="of:=IF([.D1738]&lt;&gt;[.C1738];&quot;Diff&quot;;&quot;&quot;)">
            <text:p/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DEC2HEX([.A1739]+63488)" office:value-type="string" office:string-value="FEC9" calcext:value-type="string">
            <text:p>FEC9</text:p>
          </table:table-cell>
          <table:table-cell table:number-columns-repeated="2" office:value-type="string" calcext:value-type="string">
            <text:p>FC</text:p>
          </table:table-cell>
          <table:table-cell table:formula="of:=IF([.D1739]&lt;&gt;[.C1739];&quot;Diff&quot;;&quot;&quot;)">
            <text:p/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DEC2HEX([.A1740]+63488)" office:value-type="string" office:string-value="FECA" calcext:value-type="string">
            <text:p>FEC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1740]&lt;&gt;[.C1740];&quot;Diff&quot;;&quot;&quot;)">
            <text:p/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DEC2HEX([.A1741]+63488)" office:value-type="string" office:string-value="FECB" calcext:value-type="string">
            <text:p>FECB</text:p>
          </table:table-cell>
          <table:table-cell table:number-columns-repeated="2" office:value-type="string" calcext:value-type="string">
            <text:p>0F</text:p>
          </table:table-cell>
          <table:table-cell table:formula="of:=IF([.D1741]&lt;&gt;[.C1741];&quot;Diff&quot;;&quot;&quot;)">
            <text:p/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DEC2HEX([.A1742]+63488)" office:value-type="string" office:string-value="FECC" calcext:value-type="string">
            <text:p>FECC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1742]&lt;&gt;[.C1742];&quot;Diff&quot;;&quot;&quot;)">
            <text:p/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DEC2HEX([.A1743]+63488)" office:value-type="string" office:string-value="FECD" calcext:value-type="string">
            <text:p>FECD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1743]&lt;&gt;[.C1743];&quot;Diff&quot;;&quot;&quot;)">
            <text:p/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DEC2HEX([.A1744]+63488)" office:value-type="string" office:string-value="FECE" calcext:value-type="string">
            <text:p>FECE</text:p>
          </table:table-cell>
          <table:table-cell table:number-columns-repeated="2" office:value-type="string" calcext:value-type="string">
            <text:p>C9</text:p>
          </table:table-cell>
          <table:table-cell table:formula="of:=IF([.D1744]&lt;&gt;[.C1744];&quot;Diff&quot;;&quot;&quot;)">
            <text:p/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DEC2HEX([.A1745]+63488)" office:value-type="string" office:string-value="FECF" calcext:value-type="string">
            <text:p>FECF</text:p>
          </table:table-cell>
          <table:table-cell table:number-columns-repeated="2" office:value-type="string" calcext:value-type="string">
            <text:p>3A</text:p>
          </table:table-cell>
          <table:table-cell table:formula="of:=IF([.D1745]&lt;&gt;[.C1745];&quot;Diff&quot;;&quot;&quot;)">
            <text:p/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DEC2HEX([.A1746]+63488)" office:value-type="string" office:string-value="FED0" calcext:value-type="string">
            <text:p>FED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1746]&lt;&gt;[.C1746];&quot;Diff&quot;;&quot;&quot;)">
            <text:p/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DEC2HEX([.A1747]+63488)" office:value-type="string" office:string-value="FED1" calcext:value-type="string">
            <text:p>FED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747]&lt;&gt;[.C1747];&quot;Diff&quot;;&quot;&quot;)">
            <text:p/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DEC2HEX([.A1748]+63488)" office:value-type="string" office:string-value="FED2" calcext:value-type="string">
            <text:p>FED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D1748]&lt;&gt;[.C1748];&quot;Diff&quot;;&quot;&quot;)">
            <text:p/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DEC2HEX([.A1749]+63488)" office:value-type="string" office:string-value="FED3" calcext:value-type="string">
            <text:p>FED3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D1749]&lt;&gt;[.C1749];&quot;Diff&quot;;&quot;&quot;)">
            <text:p/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DEC2HEX([.A1750]+63488)" office:value-type="string" office:string-value="FED4" calcext:value-type="string">
            <text:p>FED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1750]&lt;&gt;[.C1750];&quot;Diff&quot;;&quot;&quot;)">
            <text:p/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DEC2HEX([.A1751]+63488)" office:value-type="string" office:string-value="FED5" calcext:value-type="string">
            <text:p>FED5</text:p>
          </table:table-cell>
          <table:table-cell table:number-columns-repeated="2" office:value-type="string" calcext:value-type="string">
            <text:p>4C</text:p>
          </table:table-cell>
          <table:table-cell table:formula="of:=IF([.D1751]&lt;&gt;[.C1751];&quot;Diff&quot;;&quot;&quot;)">
            <text:p/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DEC2HEX([.A1752]+63488)" office:value-type="string" office:string-value="FED6" calcext:value-type="string">
            <text:p>FED6</text:p>
          </table:table-cell>
          <table:table-cell table:number-columns-repeated="2" office:value-type="string" calcext:value-type="string">
            <text:p>EE</text:p>
          </table:table-cell>
          <table:table-cell table:formula="of:=IF([.D1752]&lt;&gt;[.C1752];&quot;Diff&quot;;&quot;&quot;)">
            <text:p/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DEC2HEX([.A1753]+63488)" office:value-type="string" office:string-value="FED7" calcext:value-type="string">
            <text:p>FED7</text:p>
          </table:table-cell>
          <table:table-cell table:number-columns-repeated="2" office:value-type="string" calcext:value-type="string">
            <text:p>FF</text:p>
          </table:table-cell>
          <table:table-cell table:formula="of:=IF([.D1753]&lt;&gt;[.C1753];&quot;Diff&quot;;&quot;&quot;)">
            <text:p/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DEC2HEX([.A1754]+63488)" office:value-type="string" office:string-value="FED8" calcext:value-type="string">
            <text:p>FED8</text:p>
          </table:table-cell>
          <table:table-cell table:number-columns-repeated="2" office:value-type="string" calcext:value-type="string">
            <text:p>EA</text:p>
          </table:table-cell>
          <table:table-cell table:formula="of:=IF([.D1754]&lt;&gt;[.C1754];&quot;Diff&quot;;&quot;&quot;)">
            <text:p/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DEC2HEX([.A1755]+63488)" office:value-type="string" office:string-value="FED9" calcext:value-type="string">
            <text:p>FED9</text:p>
          </table:table-cell>
          <table:table-cell table:number-columns-repeated="2" office:value-type="string" calcext:value-type="string">
            <text:p>EA</text:p>
          </table:table-cell>
          <table:table-cell table:formula="of:=IF([.D1755]&lt;&gt;[.C1755];&quot;Diff&quot;;&quot;&quot;)">
            <text:p/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DEC2HEX([.A1756]+63488)" office:value-type="string" office:string-value="FEDA" calcext:value-type="string">
            <text:p>FEDA</text:p>
          </table:table-cell>
          <table:table-cell table:number-columns-repeated="2" office:value-type="string" calcext:value-type="string">
            <text:p>A0</text:p>
          </table:table-cell>
          <table:table-cell table:formula="of:=IF([.D1756]&lt;&gt;[.C1756];&quot;Diff&quot;;&quot;&quot;)">
            <text:p/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DEC2HEX([.A1757]+63488)" office:value-type="string" office:string-value="FEDB" calcext:value-type="string">
            <text:p>FEDB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1757]&lt;&gt;[.C1757];&quot;Diff&quot;;&quot;&quot;)">
            <text:p/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DEC2HEX([.A1758]+63488)" office:value-type="string" office:string-value="FEDC" calcext:value-type="string">
            <text:p>FEDC</text:p>
          </table:table-cell>
          <table:table-cell table:number-columns-repeated="2" office:value-type="string" calcext:value-type="string">
            <text:p>0A</text:p>
          </table:table-cell>
          <table:table-cell table:formula="of:=IF([.D1758]&lt;&gt;[.C1758];&quot;Diff&quot;;&quot;&quot;)">
            <text:p/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DEC2HEX([.A1759]+63488)" office:value-type="string" office:string-value="FEDD" calcext:value-type="string">
            <text:p>FEDD</text:p>
          </table:table-cell>
          <table:table-cell table:number-columns-repeated="2" office:value-type="string" calcext:value-type="string">
            <text:p>0A</text:p>
          </table:table-cell>
          <table:table-cell table:formula="of:=IF([.D1759]&lt;&gt;[.C1759];&quot;Diff&quot;;&quot;&quot;)">
            <text:p/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DEC2HEX([.A1760]+63488)" office:value-type="string" office:string-value="FEDE" calcext:value-type="string">
            <text:p>FEDE</text:p>
          </table:table-cell>
          <table:table-cell table:number-columns-repeated="2" office:value-type="string" calcext:value-type="string">
            <text:p>0A</text:p>
          </table:table-cell>
          <table:table-cell table:formula="of:=IF([.D1760]&lt;&gt;[.C1760];&quot;Diff&quot;;&quot;&quot;)">
            <text:p/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DEC2HEX([.A1761]+63488)" office:value-type="string" office:string-value="FEDF" calcext:value-type="string">
            <text:p>FEDF</text:p>
          </table:table-cell>
          <table:table-cell table:number-columns-repeated="2" office:value-type="string" calcext:value-type="string">
            <text:p>0A</text:p>
          </table:table-cell>
          <table:table-cell table:formula="of:=IF([.D1761]&lt;&gt;[.C1761];&quot;Diff&quot;;&quot;&quot;)">
            <text:p/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DEC2HEX([.A1762]+63488)" office:value-type="string" office:string-value="FEE0" calcext:value-type="string">
            <text:p>FEE0</text:p>
          </table:table-cell>
          <table:table-cell table:number-columns-repeated="2" office:value-type="string" calcext:value-type="string">
            <text:p>2A</text:p>
          </table:table-cell>
          <table:table-cell table:formula="of:=IF([.D1762]&lt;&gt;[.C1762];&quot;Diff&quot;;&quot;&quot;)">
            <text:p/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DEC2HEX([.A1763]+63488)" office:value-type="string" office:string-value="FEE1" calcext:value-type="string">
            <text:p>FEE1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IF([.D1763]&lt;&gt;[.C1763];&quot;Diff&quot;;&quot;&quot;)">
            <text:p/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DEC2HEX([.A1764]+63488)" office:value-type="string" office:string-value="FEE2" calcext:value-type="string">
            <text:p>FEE2</text:p>
          </table:table-cell>
          <table:table-cell table:number-columns-repeated="2" office:value-type="string" calcext:value-type="string">
            <text:p>F9</text:p>
          </table:table-cell>
          <table:table-cell table:formula="of:=IF([.D1764]&lt;&gt;[.C1764];&quot;Diff&quot;;&quot;&quot;)">
            <text:p/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DEC2HEX([.A1765]+63488)" office:value-type="string" office:string-value="FEE3" calcext:value-type="string">
            <text:p>FEE3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IF([.D1765]&lt;&gt;[.C1765];&quot;Diff&quot;;&quot;&quot;)">
            <text:p/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DEC2HEX([.A1766]+63488)" office:value-type="string" office:string-value="FEE4" calcext:value-type="string">
            <text:p>FEE4</text:p>
          </table:table-cell>
          <table:table-cell table:number-columns-repeated="2" office:value-type="string" calcext:value-type="string">
            <text:p>FA</text:p>
          </table:table-cell>
          <table:table-cell table:formula="of:=IF([.D1766]&lt;&gt;[.C1766];&quot;Diff&quot;;&quot;&quot;)">
            <text:p/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DEC2HEX([.A1767]+63488)" office:value-type="string" office:string-value="FEE5" calcext:value-type="string">
            <text:p>FEE5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IF([.D1767]&lt;&gt;[.C1767];&quot;Diff&quot;;&quot;&quot;)">
            <text:p/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DEC2HEX([.A1768]+63488)" office:value-type="string" office:string-value="FEE6" calcext:value-type="string">
            <text:p>FEE6</text:p>
          </table:table-cell>
          <table:table-cell table:number-columns-repeated="2" office:value-type="string" calcext:value-type="string">
            <text:p>D0</text:p>
          </table:table-cell>
          <table:table-cell table:formula="of:=IF([.D1768]&lt;&gt;[.C1768];&quot;Diff&quot;;&quot;&quot;)">
            <text:p/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DEC2HEX([.A1769]+63488)" office:value-type="string" office:string-value="FEE7" calcext:value-type="string">
            <text:p>FEE7</text:p>
          </table:table-cell>
          <table:table-cell table:number-columns-repeated="2" office:value-type="string" calcext:value-type="string">
            <text:p>F8</text:p>
          </table:table-cell>
          <table:table-cell table:formula="of:=IF([.D1769]&lt;&gt;[.C1769];&quot;Diff&quot;;&quot;&quot;)">
            <text:p/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DEC2HEX([.A1770]+63488)" office:value-type="string" office:string-value="FEE8" calcext:value-type="string">
            <text:p>FEE8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770]&lt;&gt;[.C1770];&quot;Diff&quot;;&quot;&quot;)">
            <text:p/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DEC2HEX([.A1771]+63488)" office:value-type="string" office:string-value="FEE9" calcext:value-type="string">
            <text:p>FEE9</text:p>
          </table:table-cell>
          <table:table-cell table:number-columns-repeated="2" office:value-type="string" calcext:value-type="string">
            <text:p>A5</text:p>
          </table:table-cell>
          <table:table-cell table:formula="of:=IF([.D1771]&lt;&gt;[.C1771];&quot;Diff&quot;;&quot;&quot;)">
            <text:p/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DEC2HEX([.A1772]+63488)" office:value-type="string" office:string-value="FEEA" calcext:value-type="string">
            <text:p>FEEA</text:p>
          </table:table-cell>
          <table:table-cell table:number-columns-repeated="2" office:value-type="string" calcext:value-type="string">
            <text:p>FB</text:p>
          </table:table-cell>
          <table:table-cell table:formula="of:=IF([.D1772]&lt;&gt;[.C1772];&quot;Diff&quot;;&quot;&quot;)">
            <text:p/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DEC2HEX([.A1773]+63488)" office:value-type="string" office:string-value="FEEB" calcext:value-type="string">
            <text:p>FEEB</text:p>
          </table:table-cell>
          <table:table-cell table:number-columns-repeated="2" office:value-type="string" calcext:value-type="string">
            <text:p>D0</text:p>
          </table:table-cell>
          <table:table-cell table:formula="of:=IF([.D1773]&lt;&gt;[.C1773];&quot;Diff&quot;;&quot;&quot;)">
            <text:p/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DEC2HEX([.A1774]+63488)" office:value-type="string" office:string-value="FEEC" calcext:value-type="string">
            <text:p>FEEC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D1774]&lt;&gt;[.C1774];&quot;Diff&quot;;&quot;&quot;)">
            <text:p/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DEC2HEX([.A1775]+63488)" office:value-type="string" office:string-value="FEED" calcext:value-type="string">
            <text:p>FEED</text:p>
          </table:table-cell>
          <table:table-cell table:number-columns-repeated="2" office:value-type="string" calcext:value-type="string">
            <text:p>4C</text:p>
          </table:table-cell>
          <table:table-cell table:formula="of:=IF([.D1775]&lt;&gt;[.C1775];&quot;Diff&quot;;&quot;&quot;)">
            <text:p/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DEC2HEX([.A1776]+63488)" office:value-type="string" office:string-value="FEEE" calcext:value-type="string">
            <text:p>FEE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776]&lt;&gt;[.C1776];&quot;Diff&quot;;&quot;&quot;)">
            <text:p/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DEC2HEX([.A1777]+63488)" office:value-type="string" office:string-value="FEEF" calcext:value-type="string">
            <text:p>FEEF</text:p>
          </table:table-cell>
          <table:table-cell table:number-columns-repeated="2" office:value-type="string" calcext:value-type="string">
            <text:p>FD</text:p>
          </table:table-cell>
          <table:table-cell table:formula="of:=IF([.D1777]&lt;&gt;[.C1777];&quot;Diff&quot;;&quot;&quot;)">
            <text:p/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DEC2HEX([.A1778]+63488)" office:value-type="string" office:string-value="FEF0" calcext:value-type="string">
            <text:p>FEF0</text:p>
          </table:table-cell>
          <table:table-cell table:number-columns-repeated="2" office:value-type="string" calcext:value-type="string">
            <text:p>B1</text:p>
          </table:table-cell>
          <table:table-cell table:formula="of:=IF([.D1778]&lt;&gt;[.C1778];&quot;Diff&quot;;&quot;&quot;)">
            <text:p/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DEC2HEX([.A1779]+63488)" office:value-type="string" office:string-value="FEF1" calcext:value-type="string">
            <text:p>FEF1</text:p>
          </table:table-cell>
          <table:table-cell table:number-columns-repeated="2" office:value-type="string" calcext:value-type="string">
            <text:p>FE</text:p>
          </table:table-cell>
          <table:table-cell table:formula="of:=IF([.D1779]&lt;&gt;[.C1779];&quot;Diff&quot;;&quot;&quot;)">
            <text:p/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DEC2HEX([.A1780]+63488)" office:value-type="string" office:string-value="FEF2" calcext:value-type="string">
            <text:p>FEF2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1780]&lt;&gt;[.C1780];&quot;Diff&quot;;&quot;&quot;)">
            <text:p/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DEC2HEX([.A1781]+63488)" office:value-type="string" office:string-value="FEF3" calcext:value-type="string">
            <text:p>FEF3</text:p>
          </table:table-cell>
          <table:table-cell table:number-columns-repeated="2" office:value-type="string" calcext:value-type="string">
            <text:p>FC</text:p>
          </table:table-cell>
          <table:table-cell table:formula="of:=IF([.D1781]&lt;&gt;[.C1781];&quot;Diff&quot;;&quot;&quot;)">
            <text:p/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DEC2HEX([.A1782]+63488)" office:value-type="string" office:string-value="FEF4" calcext:value-type="string">
            <text:p>FEF4</text:p>
          </table:table-cell>
          <table:table-cell table:number-columns-repeated="2" office:value-type="string" calcext:value-type="string">
            <text:p>4C</text:p>
          </table:table-cell>
          <table:table-cell table:formula="of:=IF([.D1782]&lt;&gt;[.C1782];&quot;Diff&quot;;&quot;&quot;)">
            <text:p/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DEC2HEX([.A1783]+63488)" office:value-type="string" office:string-value="FEF5" calcext:value-type="string">
            <text:p>FEF5</text:p>
          </table:table-cell>
          <table:table-cell table:number-columns-repeated="2" office:value-type="string" calcext:value-type="string">
            <text:p>BD</text:p>
          </table:table-cell>
          <table:table-cell table:formula="of:=IF([.D1783]&lt;&gt;[.C1783];&quot;Diff&quot;;&quot;&quot;)">
            <text:p/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DEC2HEX([.A1784]+63488)" office:value-type="string" office:string-value="FEF6" calcext:value-type="string">
            <text:p>FEF6</text:p>
          </table:table-cell>
          <table:table-cell table:number-columns-repeated="2" office:value-type="string" calcext:value-type="string">
            <text:p>FE</text:p>
          </table:table-cell>
          <table:table-cell table:formula="of:=IF([.D1784]&lt;&gt;[.C1784];&quot;Diff&quot;;&quot;&quot;)">
            <text:p/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DEC2HEX([.A1785]+63488)" office:value-type="string" office:string-value="FEF7" calcext:value-type="string">
            <text:p>FEF7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D1785]&lt;&gt;[.C1785];&quot;Diff&quot;;&quot;&quot;)">
            <text:p/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DEC2HEX([.A1786]+63488)" office:value-type="string" office:string-value="FEF8" calcext:value-type="string">
            <text:p>FEF8</text:p>
          </table:table-cell>
          <table:table-cell table:number-columns-repeated="2" office:value-type="string" calcext:value-type="string">
            <text:p>FE</text:p>
          </table:table-cell>
          <table:table-cell table:formula="of:=IF([.D1786]&lt;&gt;[.C1786];&quot;Diff&quot;;&quot;&quot;)">
            <text:p/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DEC2HEX([.A1787]+63488)" office:value-type="string" office:string-value="FEF9" calcext:value-type="string">
            <text:p>FEF9</text:p>
          </table:table-cell>
          <table:table-cell table:number-columns-repeated="2" office:value-type="string" calcext:value-type="string">
            <text:p>E6</text:p>
          </table:table-cell>
          <table:table-cell table:formula="of:=IF([.D1787]&lt;&gt;[.C1787];&quot;Diff&quot;;&quot;&quot;)">
            <text:p/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DEC2HEX([.A1788]+63488)" office:value-type="string" office:string-value="FEFA" calcext:value-type="string">
            <text:p>FEFA</text:p>
          </table:table-cell>
          <table:table-cell table:number-columns-repeated="2" office:value-type="string" calcext:value-type="string">
            <text:p>FE</text:p>
          </table:table-cell>
          <table:table-cell table:formula="of:=IF([.D1788]&lt;&gt;[.C1788];&quot;Diff&quot;;&quot;&quot;)">
            <text:p/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DEC2HEX([.A1789]+63488)" office:value-type="string" office:string-value="FEFB" calcext:value-type="string">
            <text:p>FEFB</text:p>
          </table:table-cell>
          <table:table-cell table:number-columns-repeated="2" office:value-type="string" calcext:value-type="string">
            <text:p>D0</text:p>
          </table:table-cell>
          <table:table-cell table:formula="of:=IF([.D1789]&lt;&gt;[.C1789];&quot;Diff&quot;;&quot;&quot;)">
            <text:p/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DEC2HEX([.A1790]+63488)" office:value-type="string" office:string-value="FEFC" calcext:value-type="string">
            <text:p>FEF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790]&lt;&gt;[.C1790];&quot;Diff&quot;;&quot;&quot;)">
            <text:p/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DEC2HEX([.A1791]+63488)" office:value-type="string" office:string-value="FEFD" calcext:value-type="string">
            <text:p>FEFD</text:p>
          </table:table-cell>
          <table:table-cell table:number-columns-repeated="2" office:value-type="string" calcext:value-type="string">
            <text:p>E6</text:p>
          </table:table-cell>
          <table:table-cell table:formula="of:=IF([.D1791]&lt;&gt;[.C1791];&quot;Diff&quot;;&quot;&quot;)">
            <text:p/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DEC2HEX([.A1792]+63488)" office:value-type="string" office:string-value="FEFE" calcext:value-type="string">
            <text:p>FEFE</text:p>
          </table:table-cell>
          <table:table-cell table:number-columns-repeated="2" office:value-type="string" calcext:value-type="string">
            <text:p>FF</text:p>
          </table:table-cell>
          <table:table-cell table:formula="of:=IF([.D1792]&lt;&gt;[.C1792];&quot;Diff&quot;;&quot;&quot;)">
            <text:p/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DEC2HEX([.A1793]+63488)" office:value-type="string" office:string-value="FEFF" calcext:value-type="string">
            <text:p>FEFF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793]&lt;&gt;[.C1793];&quot;Diff&quot;;&quot;&quot;)">
            <text:p/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DEC2HEX([.A1794]+63488)" office:value-type="string" office:string-value="FF00" calcext:value-type="string">
            <text:p>FF00</text:p>
          </table:table-cell>
          <table:table-cell table:number-columns-repeated="2" office:value-type="string" calcext:value-type="string">
            <text:p>D8</text:p>
          </table:table-cell>
          <table:table-cell table:formula="of:=IF([.D1794]&lt;&gt;[.C1794];&quot;Diff&quot;;&quot;&quot;)">
            <text:p/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DEC2HEX([.A1795]+63488)" office:value-type="string" office:string-value="FF01" calcext:value-type="string">
            <text:p>FF01</text:p>
          </table:table-cell>
          <table:table-cell table:number-columns-repeated="2" office:value-type="string" calcext:value-type="string">
            <text:p>A2</text:p>
          </table:table-cell>
          <table:table-cell table:formula="of:=IF([.D1795]&lt;&gt;[.C1795];&quot;Diff&quot;;&quot;&quot;)">
            <text:p/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DEC2HEX([.A1796]+63488)" office:value-type="string" office:string-value="FF02" calcext:value-type="string">
            <text:p>FF02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IF([.D1796]&lt;&gt;[.C1796];&quot;Diff&quot;;&quot;&quot;)">
            <text:p/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DEC2HEX([.A1797]+63488)" office:value-type="string" office:string-value="FF03" calcext:value-type="string">
            <text:p>FF03</text:p>
          </table:table-cell>
          <table:table-cell table:number-columns-repeated="2" office:value-type="string" calcext:value-type="string">
            <text:p>9A</text:p>
          </table:table-cell>
          <table:table-cell table:formula="of:=IF([.D1797]&lt;&gt;[.C1797];&quot;Diff&quot;;&quot;&quot;)">
            <text:p/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DEC2HEX([.A1798]+63488)" office:value-type="string" office:string-value="FF04" calcext:value-type="string">
            <text:p>FF0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798]&lt;&gt;[.C1798];&quot;Diff&quot;;&quot;&quot;)">
            <text:p/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DEC2HEX([.A1799]+63488)" office:value-type="string" office:string-value="FF05" calcext:value-type="string">
            <text:p>FF05</text:p>
          </table:table-cell>
          <table:table-cell table:number-columns-repeated="2" office:value-type="string" calcext:value-type="string">
            <text:p>A6</text:p>
          </table:table-cell>
          <table:table-cell table:formula="of:=IF([.D1799]&lt;&gt;[.C1799];&quot;Diff&quot;;&quot;&quot;)">
            <text:p/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DEC2HEX([.A1800]+63488)" office:value-type="string" office:string-value="FF06" calcext:value-type="string">
            <text:p>FF06</text:p>
          </table:table-cell>
          <table:table-cell table:number-columns-repeated="2" office:value-type="string" calcext:value-type="string">
            <text:p>FC</text:p>
          </table:table-cell>
          <table:table-cell table:formula="of:=IF([.D1800]&lt;&gt;[.C1800];&quot;Diff&quot;;&quot;&quot;)">
            <text:p/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DEC2HEX([.A1801]+63488)" office:value-type="string" office:string-value="FF07" calcext:value-type="string">
            <text:p>FF0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801]&lt;&gt;[.C1801];&quot;Diff&quot;;&quot;&quot;)">
            <text:p/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DEC2HEX([.A1802]+63488)" office:value-type="string" office:string-value="FF08" calcext:value-type="string">
            <text:p>FF08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D1802]&lt;&gt;[.C1802];&quot;Diff&quot;;&quot;&quot;)">
            <text:p/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DEC2HEX([.A1803]+63488)" office:value-type="string" office:string-value="FF09" calcext:value-type="string">
            <text:p>FF09</text:p>
          </table:table-cell>
          <table:table-cell table:number-columns-repeated="2" office:value-type="string" calcext:value-type="string">
            <text:p>FE</text:p>
          </table:table-cell>
          <table:table-cell table:formula="of:=IF([.D1803]&lt;&gt;[.C1803];&quot;Diff&quot;;&quot;&quot;)">
            <text:p/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DEC2HEX([.A1804]+63488)" office:value-type="string" office:string-value="FF0A" calcext:value-type="string">
            <text:p>FF0A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804]&lt;&gt;[.C1804];&quot;Diff&quot;;&quot;&quot;)">
            <text:p/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DEC2HEX([.A1805]+63488)" office:value-type="string" office:string-value="FF0B" calcext:value-type="string">
            <text:p>FF0B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IF([.D1805]&lt;&gt;[.C1805];&quot;Diff&quot;;&quot;&quot;)">
            <text:p/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DEC2HEX([.A1806]+63488)" office:value-type="string" office:string-value="FF0C" calcext:value-type="string">
            <text:p>FF0C</text:p>
          </table:table-cell>
          <table:table-cell table:number-columns-repeated="2" office:value-type="string" calcext:value-type="string">
            <text:p>FE</text:p>
          </table:table-cell>
          <table:table-cell table:formula="of:=IF([.D1806]&lt;&gt;[.C1806];&quot;Diff&quot;;&quot;&quot;)">
            <text:p/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DEC2HEX([.A1807]+63488)" office:value-type="string" office:string-value="FF0D" calcext:value-type="string">
            <text:p>FF0D</text:p>
          </table:table-cell>
          <table:table-cell table:number-columns-repeated="2" office:value-type="string" calcext:value-type="string">
            <text:p>8C</text:p>
          </table:table-cell>
          <table:table-cell table:formula="of:=IF([.D1807]&lt;&gt;[.C1807];&quot;Diff&quot;;&quot;&quot;)">
            <text:p/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DEC2HEX([.A1808]+63488)" office:value-type="string" office:string-value="FF0E" calcext:value-type="string">
            <text:p>FF0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808]&lt;&gt;[.C1808];&quot;Diff&quot;;&quot;&quot;)">
            <text:p/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DEC2HEX([.A1809]+63488)" office:value-type="string" office:string-value="FF0F" calcext:value-type="string">
            <text:p>FF0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809]&lt;&gt;[.C1809];&quot;Diff&quot;;&quot;&quot;)">
            <text:p/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DEC2HEX([.A1810]+63488)" office:value-type="string" office:string-value="FF10" calcext:value-type="string">
            <text:p>FF10</text:p>
          </table:table-cell>
          <table:table-cell table:number-columns-repeated="2" office:value-type="string" calcext:value-type="string">
            <text:p>B9</text:p>
          </table:table-cell>
          <table:table-cell table:formula="of:=IF([.D1810]&lt;&gt;[.C1810];&quot;Diff&quot;;&quot;&quot;)">
            <text:p/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DEC2HEX([.A1811]+63488)" office:value-type="string" office:string-value="FF11" calcext:value-type="string">
            <text:p>FF11</text:p>
          </table:table-cell>
          <table:table-cell table:number-columns-repeated="2" office:value-type="string" calcext:value-type="string">
            <text:p>EA</text:p>
          </table:table-cell>
          <table:table-cell table:formula="of:=IF([.D1811]&lt;&gt;[.C1811];&quot;Diff&quot;;&quot;&quot;)">
            <text:p/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DEC2HEX([.A1812]+63488)" office:value-type="string" office:string-value="FF12" calcext:value-type="string">
            <text:p>FF12</text:p>
          </table:table-cell>
          <table:table-cell table:number-columns-repeated="2" office:value-type="string" calcext:value-type="string">
            <text:p>FC</text:p>
          </table:table-cell>
          <table:table-cell table:formula="of:=IF([.D1812]&lt;&gt;[.C1812];&quot;Diff&quot;;&quot;&quot;)">
            <text:p/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DEC2HEX([.A1813]+63488)" office:value-type="string" office:string-value="FF13" calcext:value-type="string">
            <text:p>FF1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813]&lt;&gt;[.C1813];&quot;Diff&quot;;&quot;&quot;)">
            <text:p/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DEC2HEX([.A1814]+63488)" office:value-type="string" office:string-value="FF14" calcext:value-type="string">
            <text:p>FF14</text:p>
          </table:table-cell>
          <table:table-cell table:number-columns-repeated="2" office:value-type="string" calcext:value-type="string">
            <text:p>EE</text:p>
          </table:table-cell>
          <table:table-cell table:formula="of:=IF([.D1814]&lt;&gt;[.C1814];&quot;Diff&quot;;&quot;&quot;)">
            <text:p/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DEC2HEX([.A1815]+63488)" office:value-type="string" office:string-value="FF15" calcext:value-type="string">
            <text:p>FF15</text:p>
          </table:table-cell>
          <table:table-cell table:number-columns-repeated="2" office:value-type="string" calcext:value-type="string">
            <text:p>FF</text:p>
          </table:table-cell>
          <table:table-cell table:formula="of:=IF([.D1815]&lt;&gt;[.C1815];&quot;Diff&quot;;&quot;&quot;)">
            <text:p/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DEC2HEX([.A1816]+63488)" office:value-type="string" office:string-value="FF16" calcext:value-type="string">
            <text:p>FF16</text:p>
          </table:table-cell>
          <table:table-cell table:number-columns-repeated="2" office:value-type="string" calcext:value-type="string">
            <text:p>C8</text:p>
          </table:table-cell>
          <table:table-cell table:formula="of:=IF([.D1816]&lt;&gt;[.C1816];&quot;Diff&quot;;&quot;&quot;)">
            <text:p/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DEC2HEX([.A1817]+63488)" office:value-type="string" office:string-value="FF17" calcext:value-type="string">
            <text:p>FF17</text:p>
          </table:table-cell>
          <table:table-cell table:number-columns-repeated="2" office:value-type="string" calcext:value-type="string">
            <text:p>C0</text:p>
          </table:table-cell>
          <table:table-cell table:formula="of:=IF([.D1817]&lt;&gt;[.C1817];&quot;Diff&quot;;&quot;&quot;)">
            <text:p/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DEC2HEX([.A1818]+63488)" office:value-type="string" office:string-value="FF18" calcext:value-type="string">
            <text:p>FF18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[.D1818]&lt;&gt;[.C1818];&quot;Diff&quot;;&quot;&quot;)">
            <text:p/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DEC2HEX([.A1819]+63488)" office:value-type="string" office:string-value="FF19" calcext:value-type="string">
            <text:p>FF19</text:p>
          </table:table-cell>
          <table:table-cell table:number-columns-repeated="2" office:value-type="string" calcext:value-type="string">
            <text:p>D0</text:p>
          </table:table-cell>
          <table:table-cell table:formula="of:=IF([.D1819]&lt;&gt;[.C1819];&quot;Diff&quot;;&quot;&quot;)">
            <text:p/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DEC2HEX([.A1820]+63488)" office:value-type="string" office:string-value="FF1A" calcext:value-type="string">
            <text:p>FF1A</text:p>
          </table:table-cell>
          <table:table-cell table:number-columns-repeated="2" office:value-type="string" calcext:value-type="string">
            <text:p>F5</text:p>
          </table:table-cell>
          <table:table-cell table:formula="of:=IF([.D1820]&lt;&gt;[.C1820];&quot;Diff&quot;;&quot;&quot;)">
            <text:p/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DEC2HEX([.A1821]+63488)" office:value-type="string" office:string-value="FF1B" calcext:value-type="string">
            <text:p>FF1B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821]&lt;&gt;[.C1821];&quot;Diff&quot;;&quot;&quot;)">
            <text:p/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DEC2HEX([.A1822]+63488)" office:value-type="string" office:string-value="FF1C" calcext:value-type="string">
            <text:p>FF1C</text:p>
          </table:table-cell>
          <table:table-cell table:number-columns-repeated="2" office:value-type="string" calcext:value-type="string">
            <text:p>EB</text:p>
          </table:table-cell>
          <table:table-cell table:formula="of:=IF([.D1822]&lt;&gt;[.C1822];&quot;Diff&quot;;&quot;&quot;)">
            <text:p/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DEC2HEX([.A1823]+63488)" office:value-type="string" office:string-value="FF1D" calcext:value-type="string">
            <text:p>FF1D</text:p>
          </table:table-cell>
          <table:table-cell table:number-columns-repeated="2" office:value-type="string" calcext:value-type="string">
            <text:p>FF</text:p>
          </table:table-cell>
          <table:table-cell table:formula="of:=IF([.D1823]&lt;&gt;[.C1823];&quot;Diff&quot;;&quot;&quot;)">
            <text:p/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DEC2HEX([.A1824]+63488)" office:value-type="string" office:string-value="FF1E" calcext:value-type="string">
            <text:p>FF1E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1824]&lt;&gt;[.C1824];&quot;Diff&quot;;&quot;&quot;)">
            <text:p/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DEC2HEX([.A1825]+63488)" office:value-type="string" office:string-value="FF1F" calcext:value-type="string">
            <text:p>FF1F</text:p>
          </table:table-cell>
          <table:table-cell table:number-columns-repeated="2" office:value-type="string" calcext:value-type="string">
            <text:p>DF</text:p>
          </table:table-cell>
          <table:table-cell table:formula="of:=IF([.D1825]&lt;&gt;[.C1825];&quot;Diff&quot;;&quot;&quot;)">
            <text:p/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DEC2HEX([.A1826]+63488)" office:value-type="string" office:string-value="FF20" calcext:value-type="string">
            <text:p>FF20</text:p>
          </table:table-cell>
          <table:table-cell table:number-columns-repeated="2" office:value-type="string" calcext:value-type="string">
            <text:p>C9</text:p>
          </table:table-cell>
          <table:table-cell table:formula="of:=IF([.D1826]&lt;&gt;[.C1826];&quot;Diff&quot;;&quot;&quot;)">
            <text:p/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DEC2HEX([.A1827]+63488)" office:value-type="string" office:string-value="FF21" calcext:value-type="string">
            <text:p>FF2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" calcext:value-type="float">
            <text:p>44</text:p>
          </table:table-cell>
          <table:table-cell table:formula="of:=IF([.D1827]&lt;&gt;[.C1827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DEC2HEX([.A1828]+63488)" office:value-type="string" office:string-value="FF22" calcext:value-type="string">
            <text:p>FF22</text:p>
          </table:table-cell>
          <table:table-cell table:number-columns-repeated="2" office:value-type="string" calcext:value-type="string">
            <text:p>D0</text:p>
          </table:table-cell>
          <table:table-cell table:formula="of:=IF([.D1828]&lt;&gt;[.C1828];&quot;Diff&quot;;&quot;&quot;)">
            <text:p/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DEC2HEX([.A1829]+63488)" office:value-type="string" office:string-value="FF23" calcext:value-type="string">
            <text:p>FF2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829]&lt;&gt;[.C1829];&quot;Diff&quot;;&quot;&quot;)">
            <text:p/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DEC2HEX([.A1830]+63488)" office:value-type="string" office:string-value="FF24" calcext:value-type="string">
            <text:p>FF24</text:p>
          </table:table-cell>
          <table:table-cell table:number-columns-repeated="2" office:value-type="string" calcext:value-type="string">
            <text:p>4C</text:p>
          </table:table-cell>
          <table:table-cell table:formula="of:=IF([.D1830]&lt;&gt;[.C1830];&quot;Diff&quot;;&quot;&quot;)">
            <text:p/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DEC2HEX([.A1831]+63488)" office:value-type="string" office:string-value="FF25" calcext:value-type="string">
            <text:p>FF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831]&lt;&gt;[.C1831];&quot;Diff&quot;;&quot;&quot;)">
            <text:p/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DEC2HEX([.A1832]+63488)" office:value-type="string" office:string-value="FF26" calcext:value-type="string">
            <text:p>FF26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C</text:p>
          </table:table-cell>
          <table:table-cell table:formula="of:=IF([.D1832]&lt;&gt;[.C1832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DEC2HEX([.A1833]+63488)" office:value-type="string" office:string-value="FF27" calcext:value-type="string">
            <text:p>FF27</text:p>
          </table:table-cell>
          <table:table-cell table:number-columns-repeated="2" office:value-type="string" calcext:value-type="string">
            <text:p>C9</text:p>
          </table:table-cell>
          <table:table-cell table:formula="of:=IF([.D1833]&lt;&gt;[.C1833];&quot;Diff&quot;;&quot;&quot;)">
            <text:p/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DEC2HEX([.A1834]+63488)" office:value-type="string" office:string-value="FF28" calcext:value-type="string">
            <text:p>FF28</text:p>
          </table:table-cell>
          <table:table-cell table:number-columns-repeated="2" office:value-type="string" calcext:value-type="string">
            <text:p>4D</text:p>
          </table:table-cell>
          <table:table-cell table:formula="of:=IF([.D1834]&lt;&gt;[.C1834];&quot;Diff&quot;;&quot;&quot;)">
            <text:p/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DEC2HEX([.A1835]+63488)" office:value-type="string" office:string-value="FF29" calcext:value-type="string">
            <text:p>FF29</text:p>
          </table:table-cell>
          <table:table-cell table:number-columns-repeated="2" office:value-type="string" calcext:value-type="string">
            <text:p>D0</text:p>
          </table:table-cell>
          <table:table-cell table:formula="of:=IF([.D1835]&lt;&gt;[.C1835];&quot;Diff&quot;;&quot;&quot;)">
            <text:p/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DEC2HEX([.A1836]+63488)" office:value-type="string" office:string-value="FF2A" calcext:value-type="string">
            <text:p>FF2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836]&lt;&gt;[.C1836];&quot;Diff&quot;;&quot;&quot;)">
            <text:p/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DEC2HEX([.A1837]+63488)" office:value-type="string" office:string-value="FF2B" calcext:value-type="string">
            <text:p>FF2B</text:p>
          </table:table-cell>
          <table:table-cell table:number-columns-repeated="2" office:value-type="string" calcext:value-type="string">
            <text:p>4C</text:p>
          </table:table-cell>
          <table:table-cell table:formula="of:=IF([.D1837]&lt;&gt;[.C1837];&quot;Diff&quot;;&quot;&quot;)">
            <text:p/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DEC2HEX([.A1838]+63488)" office:value-type="string" office:string-value="FF2C" calcext:value-type="string">
            <text:p>FF2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838]&lt;&gt;[.C1838];&quot;Diff&quot;;&quot;&quot;)">
            <text:p/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DEC2HEX([.A1839]+63488)" office:value-type="string" office:string-value="FF2D" calcext:value-type="string">
            <text:p>FF2D</text:p>
          </table:table-cell>
          <table:table-cell table:number-columns-repeated="2" office:value-type="string" calcext:value-type="string">
            <text:p>FE</text:p>
          </table:table-cell>
          <table:table-cell table:formula="of:=IF([.D1839]&lt;&gt;[.C1839];&quot;Diff&quot;;&quot;&quot;)">
            <text:p/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DEC2HEX([.A1840]+63488)" office:value-type="string" office:string-value="FF2E" calcext:value-type="string">
            <text:p>FF2E</text:p>
          </table:table-cell>
          <table:table-cell table:number-columns-repeated="2" office:value-type="string" calcext:value-type="string">
            <text:p>C9</text:p>
          </table:table-cell>
          <table:table-cell table:formula="of:=IF([.D1840]&lt;&gt;[.C1840];&quot;Diff&quot;;&quot;&quot;)">
            <text:p/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DEC2HEX([.A1841]+63488)" office:value-type="string" office:string-value="FF2F" calcext:value-type="string">
            <text:p>FF2F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IF([.D1841]&lt;&gt;[.C1841];&quot;Diff&quot;;&quot;&quot;)">
            <text:p/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DEC2HEX([.A1842]+63488)" office:value-type="string" office:string-value="FF30" calcext:value-type="string">
            <text:p>FF30</text:p>
          </table:table-cell>
          <table:table-cell table:number-columns-repeated="2" office:value-type="string" calcext:value-type="string">
            <text:p>D0</text:p>
          </table:table-cell>
          <table:table-cell table:formula="of:=IF([.D1842]&lt;&gt;[.C1842];&quot;Diff&quot;;&quot;&quot;)">
            <text:p/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DEC2HEX([.A1843]+63488)" office:value-type="string" office:string-value="FF31" calcext:value-type="string">
            <text:p>FF3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843]&lt;&gt;[.C1843];&quot;Diff&quot;;&quot;&quot;)">
            <text:p/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DEC2HEX([.A1844]+63488)" office:value-type="string" office:string-value="FF32" calcext:value-type="string">
            <text:p>FF32</text:p>
          </table:table-cell>
          <table:table-cell table:number-columns-repeated="2" office:value-type="string" calcext:value-type="string">
            <text:p>4C</text:p>
          </table:table-cell>
          <table:table-cell table:formula="of:=IF([.D1844]&lt;&gt;[.C1844];&quot;Diff&quot;;&quot;&quot;)">
            <text:p/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DEC2HEX([.A1845]+63488)" office:value-type="string" office:string-value="FF33" calcext:value-type="string">
            <text:p>FF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845]&lt;&gt;[.C1845];&quot;Diff&quot;;&quot;&quot;)">
            <text:p/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DEC2HEX([.A1846]+63488)" office:value-type="string" office:string-value="FF34" calcext:value-type="string">
            <text:p>FF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846]&lt;&gt;[.C1846];&quot;Diff&quot;;&quot;&quot;)">
            <text:p/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DEC2HEX([.A1847]+63488)" office:value-type="string" office:string-value="FF35" calcext:value-type="string">
            <text:p>FF35</text:p>
          </table:table-cell>
          <table:table-cell table:number-columns-repeated="2" office:value-type="string" calcext:value-type="string">
            <text:p>C9</text:p>
          </table:table-cell>
          <table:table-cell table:formula="of:=IF([.D1847]&lt;&gt;[.C1847];&quot;Diff&quot;;&quot;&quot;)">
            <text:p/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DEC2HEX([.A1848]+63488)" office:value-type="string" office:string-value="FF36" calcext:value-type="string">
            <text:p>FF36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D1848]&lt;&gt;[.C1848];&quot;Diff&quot;;&quot;&quot;)">
            <text:p/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DEC2HEX([.A1849]+63488)" office:value-type="string" office:string-value="FF37" calcext:value-type="string">
            <text:p>FF37</text:p>
          </table:table-cell>
          <table:table-cell table:number-columns-repeated="2" office:value-type="string" calcext:value-type="string">
            <text:p>D0</text:p>
          </table:table-cell>
          <table:table-cell table:formula="of:=IF([.D1849]&lt;&gt;[.C1849];&quot;Diff&quot;;&quot;&quot;)">
            <text:p/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DEC2HEX([.A1850]+63488)" office:value-type="string" office:string-value="FF38" calcext:value-type="string">
            <text:p>FF38</text:p>
          </table:table-cell>
          <table:table-cell table:number-columns-repeated="2" office:value-type="string" calcext:value-type="string">
            <text:p>C7</text:p>
          </table:table-cell>
          <table:table-cell table:formula="of:=IF([.D1850]&lt;&gt;[.C1850];&quot;Diff&quot;;&quot;&quot;)">
            <text:p/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DEC2HEX([.A1851]+63488)" office:value-type="string" office:string-value="FF39" calcext:value-type="string">
            <text:p>FF39</text:p>
          </table:table-cell>
          <table:table-cell table:number-columns-repeated="2" office:value-type="string" calcext:value-type="string">
            <text:p>4C</text:p>
          </table:table-cell>
          <table:table-cell table:formula="of:=IF([.D1851]&lt;&gt;[.C1851];&quot;Diff&quot;;&quot;&quot;)">
            <text:p/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DEC2HEX([.A1852]+63488)" office:value-type="string" office:string-value="FF3A" calcext:value-type="string">
            <text:p>FF3A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D1852]&lt;&gt;[.C1852];&quot;Diff&quot;;&quot;&quot;)">
            <text:p/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DEC2HEX([.A1853]+63488)" office:value-type="string" office:string-value="FF3B" calcext:value-type="string">
            <text:p>FF3B</text:p>
          </table:table-cell>
          <table:table-cell table:number-columns-repeated="2" office:value-type="string" calcext:value-type="string">
            <text:p>BD</text:p>
          </table:table-cell>
          <table:table-cell table:formula="of:=IF([.D1853]&lt;&gt;[.C1853];&quot;Diff&quot;;&quot;&quot;)">
            <text:p/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DEC2HEX([.A1854]+63488)" office:value-type="string" office:string-value="FF3C" calcext:value-type="string">
            <text:p>FF3C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IF([.D1854]&lt;&gt;[.C1854];&quot;Diff&quot;;&quot;&quot;)">
            <text:p/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DEC2HEX([.A1855]+63488)" office:value-type="string" office:string-value="FF3D" calcext:value-type="string">
            <text:p>FF3D</text:p>
          </table:table-cell>
          <table:table-cell table:number-columns-repeated="2" office:value-type="string" calcext:value-type="string">
            <text:p>3B</text:p>
          </table:table-cell>
          <table:table-cell table:formula="of:=IF([.D1855]&lt;&gt;[.C1855];&quot;Diff&quot;;&quot;&quot;)">
            <text:p/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DEC2HEX([.A1856]+63488)" office:value-type="string" office:string-value="FF3E" calcext:value-type="string">
            <text:p>FF3E</text:p>
          </table:table-cell>
          <table:table-cell table:number-columns-repeated="2" office:value-type="string" calcext:value-type="string">
            <text:p>2F</text:p>
          </table:table-cell>
          <table:table-cell table:formula="of:=IF([.D1856]&lt;&gt;[.C1856];&quot;Diff&quot;;&quot;&quot;)">
            <text:p/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DEC2HEX([.A1857]+63488)" office:value-type="string" office:string-value="FF3F" calcext:value-type="string">
            <text:p>FF3F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857]&lt;&gt;[.C1857];&quot;Diff&quot;;&quot;&quot;)">
            <text:p/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DEC2HEX([.A1858]+63488)" office:value-type="string" office:string-value="FF40" calcext:value-type="string">
            <text:p>FF40</text:p>
          </table:table-cell>
          <table:table-cell table:number-columns-repeated="2" office:value-type="string" calcext:value-type="string">
            <text:p>5A</text:p>
          </table:table-cell>
          <table:table-cell table:formula="of:=IF([.D1858]&lt;&gt;[.C1858];&quot;Diff&quot;;&quot;&quot;)">
            <text:p/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DEC2HEX([.A1859]+63488)" office:value-type="string" office:string-value="FF41" calcext:value-type="string">
            <text:p>FF4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IF([.D1859]&lt;&gt;[.C1859];&quot;Diff&quot;;&quot;&quot;)">
            <text:p/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DEC2HEX([.A1860]+63488)" office:value-type="string" office:string-value="FF42" calcext:value-type="string">
            <text:p>FF42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D1860]&lt;&gt;[.C1860];&quot;Diff&quot;;&quot;&quot;)">
            <text:p/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DEC2HEX([.A1861]+63488)" office:value-type="string" office:string-value="FF43" calcext:value-type="string">
            <text:p>FF43</text:p>
          </table:table-cell>
          <table:table-cell table:number-columns-repeated="2" office:value-type="string" calcext:value-type="string">
            <text:p>2C</text:p>
          </table:table-cell>
          <table:table-cell table:formula="of:=IF([.D1861]&lt;&gt;[.C1861];&quot;Diff&quot;;&quot;&quot;)">
            <text:p/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DEC2HEX([.A1862]+63488)" office:value-type="string" office:string-value="FF44" calcext:value-type="string">
            <text:p>FF44</text:p>
          </table:table-cell>
          <table:table-cell table:number-columns-repeated="2" office:value-type="string" calcext:value-type="string">
            <text:p>4D</text:p>
          </table:table-cell>
          <table:table-cell table:formula="of:=IF([.D1862]&lt;&gt;[.C1862];&quot;Diff&quot;;&quot;&quot;)">
            <text:p/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DEC2HEX([.A1863]+63488)" office:value-type="string" office:string-value="FF45" calcext:value-type="string">
            <text:p>FF45</text:p>
          </table:table-cell>
          <table:table-cell table:number-columns-repeated="2" office:value-type="string" calcext:value-type="string">
            <text:p>4E</text:p>
          </table:table-cell>
          <table:table-cell table:formula="of:=IF([.D1863]&lt;&gt;[.C1863];&quot;Diff&quot;;&quot;&quot;)">
            <text:p/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DEC2HEX([.A1864]+63488)" office:value-type="string" office:string-value="FF46" calcext:value-type="string">
            <text:p>FF46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IF([.D1864]&lt;&gt;[.C1864];&quot;Diff&quot;;&quot;&quot;)">
            <text:p/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DEC2HEX([.A1865]+63488)" office:value-type="string" office:string-value="FF47" calcext:value-type="string">
            <text:p>FF47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IF([.D1865]&lt;&gt;[.C1865];&quot;Diff&quot;;&quot;&quot;)">
            <text:p/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DEC2HEX([.A1866]+63488)" office:value-type="string" office:string-value="FF48" calcext:value-type="string">
            <text:p>FF48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D1866]&lt;&gt;[.C1866];&quot;Diff&quot;;&quot;&quot;)">
            <text:p/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DEC2HEX([.A1867]+63488)" office:value-type="string" office:string-value="FF49" calcext:value-type="string">
            <text:p>FF49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IF([.D1867]&lt;&gt;[.C1867];&quot;Diff&quot;;&quot;&quot;)">
            <text:p/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DEC2HEX([.A1868]+63488)" office:value-type="string" office:string-value="FF4A" calcext:value-type="string">
            <text:p>FF4A</text:p>
          </table:table-cell>
          <table:table-cell table:number-columns-repeated="2" office:value-type="string" calcext:value-type="string">
            <text:p>4B</text:p>
          </table:table-cell>
          <table:table-cell table:formula="of:=IF([.D1868]&lt;&gt;[.C1868];&quot;Diff&quot;;&quot;&quot;)">
            <text:p/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DEC2HEX([.A1869]+63488)" office:value-type="string" office:string-value="FF4B" calcext:value-type="string">
            <text:p>FF4B</text:p>
          </table:table-cell>
          <table:table-cell table:number-columns-repeated="2" office:value-type="string" calcext:value-type="string">
            <text:p>4A</text:p>
          </table:table-cell>
          <table:table-cell table:formula="of:=IF([.D1869]&lt;&gt;[.C1869];&quot;Diff&quot;;&quot;&quot;)">
            <text:p/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DEC2HEX([.A1870]+63488)" office:value-type="string" office:string-value="FF4C" calcext:value-type="string">
            <text:p>FF4C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1870]&lt;&gt;[.C1870];&quot;Diff&quot;;&quot;&quot;)">
            <text:p/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DEC2HEX([.A1871]+63488)" office:value-type="string" office:string-value="FF4D" calcext:value-type="string">
            <text:p>FF4D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IF([.D1871]&lt;&gt;[.C1871];&quot;Diff&quot;;&quot;&quot;)">
            <text:p/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DEC2HEX([.A1872]+63488)" office:value-type="string" office:string-value="FF4E" calcext:value-type="string">
            <text:p>FF4E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IF([.D1872]&lt;&gt;[.C1872];&quot;Diff&quot;;&quot;&quot;)">
            <text:p/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DEC2HEX([.A1873]+63488)" office:value-type="string" office:string-value="FF4F" calcext:value-type="string">
            <text:p>FF4F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D1873]&lt;&gt;[.C1873];&quot;Diff&quot;;&quot;&quot;)">
            <text:p/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DEC2HEX([.A1874]+63488)" office:value-type="string" office:string-value="FF50" calcext:value-type="string">
            <text:p>FF50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D1874]&lt;&gt;[.C1874];&quot;Diff&quot;;&quot;&quot;)">
            <text:p/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DEC2HEX([.A1875]+63488)" office:value-type="string" office:string-value="FF51" calcext:value-type="string">
            <text:p>FF51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D1875]&lt;&gt;[.C1875];&quot;Diff&quot;;&quot;&quot;)">
            <text:p/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DEC2HEX([.A1876]+63488)" office:value-type="string" office:string-value="FF52" calcext:value-type="string">
            <text:p>FF52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IF([.D1876]&lt;&gt;[.C1876];&quot;Diff&quot;;&quot;&quot;)">
            <text:p/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DEC2HEX([.A1877]+63488)" office:value-type="string" office:string-value="FF53" calcext:value-type="string">
            <text:p>FF53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IF([.D1877]&lt;&gt;[.C1877];&quot;Diff&quot;;&quot;&quot;)">
            <text:p/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DEC2HEX([.A1878]+63488)" office:value-type="string" office:string-value="FF54" calcext:value-type="string">
            <text:p>FF54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IF([.D1878]&lt;&gt;[.C1878];&quot;Diff&quot;;&quot;&quot;)">
            <text:p/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DEC2HEX([.A1879]+63488)" office:value-type="string" office:string-value="FF55" calcext:value-type="string">
            <text:p>FF55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IF([.D1879]&lt;&gt;[.C1879];&quot;Diff&quot;;&quot;&quot;)">
            <text:p/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DEC2HEX([.A1880]+63488)" office:value-type="string" office:string-value="FF56" calcext:value-type="string">
            <text:p>FF56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IF([.D1880]&lt;&gt;[.C1880];&quot;Diff&quot;;&quot;&quot;)">
            <text:p/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DEC2HEX([.A1881]+63488)" office:value-type="string" office:string-value="FF57" calcext:value-type="string">
            <text:p>FF57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IF([.D1881]&lt;&gt;[.C1881];&quot;Diff&quot;;&quot;&quot;)">
            <text:p/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DEC2HEX([.A1882]+63488)" office:value-type="string" office:string-value="FF58" calcext:value-type="string">
            <text:p>FF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882]&lt;&gt;[.C1882];&quot;Diff&quot;;&quot;&quot;)">
            <text:p/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DEC2HEX([.A1883]+63488)" office:value-type="string" office:string-value="FF59" calcext:value-type="string">
            <text:p>FF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883]&lt;&gt;[.C1883];&quot;Diff&quot;;&quot;&quot;)">
            <text:p/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DEC2HEX([.A1884]+63488)" office:value-type="string" office:string-value="FF5A" calcext:value-type="string">
            <text:p>FF5A</text:p>
          </table:table-cell>
          <table:table-cell table:number-columns-repeated="2" office:value-type="string" calcext:value-type="string">
            <text:p>0D</text:p>
          </table:table-cell>
          <table:table-cell table:formula="of:=IF([.D1884]&lt;&gt;[.C1884];&quot;Diff&quot;;&quot;&quot;)">
            <text:p/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DEC2HEX([.A1885]+63488)" office:value-type="string" office:string-value="FF5B" calcext:value-type="string">
            <text:p>FF5B</text:p>
          </table:table-cell>
          <table:table-cell table:number-columns-repeated="2" office:value-type="string" calcext:value-type="string">
            <text:p>0A</text:p>
          </table:table-cell>
          <table:table-cell table:formula="of:=IF([.D1885]&lt;&gt;[.C1885];&quot;Diff&quot;;&quot;&quot;)">
            <text:p/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DEC2HEX([.A1886]+63488)" office:value-type="string" office:string-value="FF5C" calcext:value-type="string">
            <text:p>FF5C</text:p>
          </table:table-cell>
          <table:table-cell table:number-columns-repeated="2" office:value-type="string" calcext:value-type="string">
            <text:p>4F</text:p>
          </table:table-cell>
          <table:table-cell table:formula="of:=IF([.D1886]&lt;&gt;[.C1886];&quot;Diff&quot;;&quot;&quot;)">
            <text:p/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DEC2HEX([.A1887]+63488)" office:value-type="string" office:string-value="FF5D" calcext:value-type="string">
            <text:p>FF5D</text:p>
          </table:table-cell>
          <table:table-cell table:number-columns-repeated="2" office:value-type="string" calcext:value-type="string">
            <text:p>4C</text:p>
          </table:table-cell>
          <table:table-cell table:formula="of:=IF([.D1887]&lt;&gt;[.C1887];&quot;Diff&quot;;&quot;&quot;)">
            <text:p/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DEC2HEX([.A1888]+63488)" office:value-type="string" office:string-value="FF5E" calcext:value-type="string">
            <text:p>FF5E</text:p>
          </table:table-cell>
          <table:table-cell table:number-columns-repeated="2" office:value-type="string" calcext:value-type="string">
            <text:p>2E</text:p>
          </table:table-cell>
          <table:table-cell table:formula="of:=IF([.D1888]&lt;&gt;[.C1888];&quot;Diff&quot;;&quot;&quot;)">
            <text:p/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DEC2HEX([.A1889]+63488)" office:value-type="string" office:string-value="FF5F" calcext:value-type="string">
            <text:p>FF5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889]&lt;&gt;[.C1889];&quot;Diff&quot;;&quot;&quot;)">
            <text:p/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DEC2HEX([.A1890]+63488)" office:value-type="string" office:string-value="FF60" calcext:value-type="string">
            <text:p>FF60</text:p>
          </table:table-cell>
          <table:table-cell table:number-columns-repeated="2" office:value-type="string" calcext:value-type="string">
            <text:p>5F</text:p>
          </table:table-cell>
          <table:table-cell table:formula="of:=IF([.D1890]&lt;&gt;[.C1890];&quot;Diff&quot;;&quot;&quot;)">
            <text:p/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DEC2HEX([.A1891]+63488)" office:value-type="string" office:string-value="FF61" calcext:value-type="string">
            <text:p>FF61</text:p>
          </table:table-cell>
          <table:table-cell table:number-columns-repeated="2" office:value-type="string" calcext:value-type="string">
            <text:p>2D</text:p>
          </table:table-cell>
          <table:table-cell table:formula="of:=IF([.D1891]&lt;&gt;[.C1891];&quot;Diff&quot;;&quot;&quot;)">
            <text:p/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DEC2HEX([.A1892]+63488)" office:value-type="string" office:string-value="FF62" calcext:value-type="string">
            <text:p>FF62</text:p>
          </table:table-cell>
          <table:table-cell table:number-columns-repeated="2" office:value-type="string" calcext:value-type="string">
            <text:p>3A</text:p>
          </table:table-cell>
          <table:table-cell table:formula="of:=IF([.D1892]&lt;&gt;[.C1892];&quot;Diff&quot;;&quot;&quot;)">
            <text:p/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DEC2HEX([.A1893]+63488)" office:value-type="string" office:string-value="FF63" calcext:value-type="string">
            <text:p>FF6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1893]&lt;&gt;[.C1893];&quot;Diff&quot;;&quot;&quot;)">
            <text:p/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DEC2HEX([.A1894]+63488)" office:value-type="string" office:string-value="FF64" calcext:value-type="string">
            <text:p>FF64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IF([.D1894]&lt;&gt;[.C1894];&quot;Diff&quot;;&quot;&quot;)">
            <text:p/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DEC2HEX([.A1895]+63488)" office:value-type="string" office:string-value="FF65" calcext:value-type="string">
            <text:p>FF65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D1895]&lt;&gt;[.C1895];&quot;Diff&quot;;&quot;&quot;)">
            <text:p/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DEC2HEX([.A1896]+63488)" office:value-type="string" office:string-value="FF66" calcext:value-type="string">
            <text:p>FF66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D1896]&lt;&gt;[.C1896];&quot;Diff&quot;;&quot;&quot;)">
            <text:p/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DEC2HEX([.A1897]+63488)" office:value-type="string" office:string-value="FF67" calcext:value-type="string">
            <text:p>FF67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IF([.D1897]&lt;&gt;[.C1897];&quot;Diff&quot;;&quot;&quot;)">
            <text:p/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DEC2HEX([.A1898]+63488)" office:value-type="string" office:string-value="FF68" calcext:value-type="string">
            <text:p>FF68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D1898]&lt;&gt;[.C1898];&quot;Diff&quot;;&quot;&quot;)">
            <text:p/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DEC2HEX([.A1899]+63488)" office:value-type="string" office:string-value="FF69" calcext:value-type="string">
            <text:p>FF69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D1899]&lt;&gt;[.C1899];&quot;Diff&quot;;&quot;&quot;)">
            <text:p/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DEC2HEX([.A1900]+63488)" office:value-type="string" office:string-value="FF6A" calcext:value-type="string">
            <text:p>FF6A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D1900]&lt;&gt;[.C1900];&quot;Diff&quot;;&quot;&quot;)">
            <text:p/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DEC2HEX([.A1901]+63488)" office:value-type="string" office:string-value="FF6B" calcext:value-type="string">
            <text:p>FF6B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D1901]&lt;&gt;[.C1901];&quot;Diff&quot;;&quot;&quot;)">
            <text:p/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DEC2HEX([.A1902]+63488)" office:value-type="string" office:string-value="FF6C" calcext:value-type="string">
            <text:p>FF6C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[.D1902]&lt;&gt;[.C1902];&quot;Diff&quot;;&quot;&quot;)">
            <text:p/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DEC2HEX([.A1903]+63488)" office:value-type="string" office:string-value="FF6D" calcext:value-type="string">
            <text:p>FF6D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903]&lt;&gt;[.C1903];&quot;Diff&quot;;&quot;&quot;)">
            <text:p/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DEC2HEX([.A1904]+63488)" office:value-type="string" office:string-value="FF6E" calcext:value-type="string">
            <text:p>FF6E</text:p>
          </table:table-cell>
          <table:table-cell table:number-columns-repeated="2" office:value-type="string" calcext:value-type="string">
            <text:p>8C</text:p>
          </table:table-cell>
          <table:table-cell table:formula="of:=IF([.D1904]&lt;&gt;[.C1904];&quot;Diff&quot;;&quot;&quot;)">
            <text:p/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DEC2HEX([.A1905]+63488)" office:value-type="string" office:string-value="FF6F" calcext:value-type="string">
            <text:p>FF6F</text:p>
          </table:table-cell>
          <table:table-cell table:number-columns-repeated="2" office:value-type="string" calcext:value-type="string">
            <text:p>FF</text:p>
          </table:table-cell>
          <table:table-cell table:formula="of:=IF([.D1905]&lt;&gt;[.C1905];&quot;Diff&quot;;&quot;&quot;)">
            <text:p/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DEC2HEX([.A1906]+63488)" office:value-type="string" office:string-value="FF70" calcext:value-type="string">
            <text:p>FF70</text:p>
          </table:table-cell>
          <table:table-cell table:number-columns-repeated="2" office:value-type="string" calcext:value-type="string">
            <text:p>A2</text:p>
          </table:table-cell>
          <table:table-cell table:formula="of:=IF([.D1906]&lt;&gt;[.C1906];&quot;Diff&quot;;&quot;&quot;)">
            <text:p/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DEC2HEX([.A1907]+63488)" office:value-type="string" office:string-value="FF71" calcext:value-type="string">
            <text:p>FF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907]&lt;&gt;[.C1907];&quot;Diff&quot;;&quot;&quot;)">
            <text:p/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DEC2HEX([.A1908]+63488)" office:value-type="string" office:string-value="FF72" calcext:value-type="string">
            <text:p>FF72</text:p>
          </table:table-cell>
          <table:table-cell table:number-columns-repeated="2" office:value-type="string" calcext:value-type="string">
            <text:p>8E</text:p>
          </table:table-cell>
          <table:table-cell table:formula="of:=IF([.D1908]&lt;&gt;[.C1908];&quot;Diff&quot;;&quot;&quot;)">
            <text:p/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DEC2HEX([.A1909]+63488)" office:value-type="string" office:string-value="FF73" calcext:value-type="string">
            <text:p>FF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909]&lt;&gt;[.C1909];&quot;Diff&quot;;&quot;&quot;)">
            <text:p/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DEC2HEX([.A1910]+63488)" office:value-type="string" office:string-value="FF74" calcext:value-type="string">
            <text:p>FF7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910]&lt;&gt;[.C1910];&quot;Diff&quot;;&quot;&quot;)">
            <text:p/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DEC2HEX([.A1911]+63488)" office:value-type="string" office:string-value="FF75" calcext:value-type="string">
            <text:p>FF75</text:p>
          </table:table-cell>
          <table:table-cell table:number-columns-repeated="2" office:value-type="string" calcext:value-type="string">
            <text:p>AE</text:p>
          </table:table-cell>
          <table:table-cell table:formula="of:=IF([.D1911]&lt;&gt;[.C1911];&quot;Diff&quot;;&quot;&quot;)">
            <text:p/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DEC2HEX([.A1912]+63488)" office:value-type="string" office:string-value="FF76" calcext:value-type="string">
            <text:p>FF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912]&lt;&gt;[.C1912];&quot;Diff&quot;;&quot;&quot;)">
            <text:p/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DEC2HEX([.A1913]+63488)" office:value-type="string" office:string-value="FF77" calcext:value-type="string">
            <text:p>FF7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913]&lt;&gt;[.C1913];&quot;Diff&quot;;&quot;&quot;)">
            <text:p/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DEC2HEX([.A1914]+63488)" office:value-type="string" office:string-value="FF78" calcext:value-type="string">
            <text:p>FF78</text:p>
          </table:table-cell>
          <table:table-cell table:number-columns-repeated="2" office:value-type="string" calcext:value-type="string">
            <text:p>A9</text:p>
          </table:table-cell>
          <table:table-cell table:formula="of:=IF([.D1914]&lt;&gt;[.C1914];&quot;Diff&quot;;&quot;&quot;)">
            <text:p/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DEC2HEX([.A1915]+63488)" office:value-type="string" office:string-value="FF79" calcext:value-type="string">
            <text:p>FF79</text:p>
          </table:table-cell>
          <table:table-cell table:number-columns-repeated="2" office:value-type="string" calcext:value-type="string">
            <text:p>BD</text:p>
          </table:table-cell>
          <table:table-cell table:formula="of:=IF([.D1915]&lt;&gt;[.C1915];&quot;Diff&quot;;&quot;&quot;)">
            <text:p/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DEC2HEX([.A1916]+63488)" office:value-type="string" office:string-value="FF7A" calcext:value-type="string">
            <text:p>FF7A</text:p>
          </table:table-cell>
          <table:table-cell table:number-columns-repeated="2" office:value-type="string" calcext:value-type="string">
            <text:p>8D</text:p>
          </table:table-cell>
          <table:table-cell table:formula="of:=IF([.D1916]&lt;&gt;[.C1916];&quot;Diff&quot;;&quot;&quot;)">
            <text:p/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DEC2HEX([.A1917]+63488)" office:value-type="string" office:string-value="FF7B" calcext:value-type="string">
            <text:p>FF7B</text:p>
          </table:table-cell>
          <table:table-cell table:number-columns-repeated="2" office:value-type="string" calcext:value-type="string">
            <text:p>2A</text:p>
          </table:table-cell>
          <table:table-cell table:formula="of:=IF([.D1917]&lt;&gt;[.C1917];&quot;Diff&quot;;&quot;&quot;)">
            <text:p/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DEC2HEX([.A1918]+63488)" office:value-type="string" office:string-value="FF7C" calcext:value-type="string">
            <text:p>FF7C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918]&lt;&gt;[.C1918];&quot;Diff&quot;;&quot;&quot;)">
            <text:p/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DEC2HEX([.A1919]+63488)" office:value-type="string" office:string-value="FF7D" calcext:value-type="string">
            <text:p>FF7D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919]&lt;&gt;[.C1919];&quot;Diff&quot;;&quot;&quot;)">
            <text:p/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DEC2HEX([.A1920]+63488)" office:value-type="string" office:string-value="FF7E" calcext:value-type="string">
            <text:p>FF7E</text:p>
          </table:table-cell>
          <table:table-cell table:number-columns-repeated="2" office:value-type="string" calcext:value-type="string">
            <text:p>2A</text:p>
          </table:table-cell>
          <table:table-cell table:formula="of:=IF([.D1920]&lt;&gt;[.C1920];&quot;Diff&quot;;&quot;&quot;)">
            <text:p/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DEC2HEX([.A1921]+63488)" office:value-type="string" office:string-value="FF7F" calcext:value-type="string">
            <text:p>FF7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921]&lt;&gt;[.C1921];&quot;Diff&quot;;&quot;&quot;)">
            <text:p/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DEC2HEX([.A1922]+63488)" office:value-type="string" office:string-value="FF80" calcext:value-type="string">
            <text:p>FF80</text:p>
          </table:table-cell>
          <table:table-cell table:number-columns-repeated="2" office:value-type="string" calcext:value-type="string">
            <text:p>8D</text:p>
          </table:table-cell>
          <table:table-cell table:formula="of:=IF([.D1922]&lt;&gt;[.C1922];&quot;Diff&quot;;&quot;&quot;)">
            <text:p/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DEC2HEX([.A1923]+63488)" office:value-type="string" office:string-value="FF81" calcext:value-type="string">
            <text:p>FF8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23]&lt;&gt;[.C1923];&quot;Diff&quot;;&quot;&quot;)">
            <text:p/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DEC2HEX([.A1924]+63488)" office:value-type="string" office:string-value="FF82" calcext:value-type="string">
            <text:p>FF8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924]&lt;&gt;[.C1924];&quot;Diff&quot;;&quot;&quot;)">
            <text:p/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DEC2HEX([.A1925]+63488)" office:value-type="string" office:string-value="FF83" calcext:value-type="string">
            <text:p>FF83</text:p>
          </table:table-cell>
          <table:table-cell table:number-columns-repeated="2" office:value-type="string" calcext:value-type="string">
            <text:p>A9</text:p>
          </table:table-cell>
          <table:table-cell table:formula="of:=IF([.D1925]&lt;&gt;[.C1925];&quot;Diff&quot;;&quot;&quot;)">
            <text:p/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DEC2HEX([.A1926]+63488)" office:value-type="string" office:string-value="FF84" calcext:value-type="string">
            <text:p>FF84</text:p>
          </table:table-cell>
          <table:table-cell table:number-columns-repeated="2" office:value-type="string" calcext:value-type="string">
            <text:p>9D</text:p>
          </table:table-cell>
          <table:table-cell table:formula="of:=IF([.D1926]&lt;&gt;[.C1926];&quot;Diff&quot;;&quot;&quot;)">
            <text:p/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DEC2HEX([.A1927]+63488)" office:value-type="string" office:string-value="FF85" calcext:value-type="string">
            <text:p>FF85</text:p>
          </table:table-cell>
          <table:table-cell table:number-columns-repeated="2" office:value-type="string" calcext:value-type="string">
            <text:p>8D</text:p>
          </table:table-cell>
          <table:table-cell table:formula="of:=IF([.D1927]&lt;&gt;[.C1927];&quot;Diff&quot;;&quot;&quot;)">
            <text:p/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DEC2HEX([.A1928]+63488)" office:value-type="string" office:string-value="FF86" calcext:value-type="string">
            <text:p>FF86</text:p>
          </table:table-cell>
          <table:table-cell table:number-columns-repeated="2" office:value-type="string" calcext:value-type="string">
            <text:p>2A</text:p>
          </table:table-cell>
          <table:table-cell table:formula="of:=IF([.D1928]&lt;&gt;[.C1928];&quot;Diff&quot;;&quot;&quot;)">
            <text:p/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DEC2HEX([.A1929]+63488)" office:value-type="string" office:string-value="FF87" calcext:value-type="string">
            <text:p>FF8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929]&lt;&gt;[.C1929];&quot;Diff&quot;;&quot;&quot;)">
            <text:p/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DEC2HEX([.A1930]+63488)" office:value-type="string" office:string-value="FF88" calcext:value-type="string">
            <text:p>FF88</text:p>
          </table:table-cell>
          <table:table-cell table:number-columns-repeated="2" office:value-type="string" calcext:value-type="string">
            <text:p>A9</text:p>
          </table:table-cell>
          <table:table-cell table:formula="of:=IF([.D1930]&lt;&gt;[.C1930];&quot;Diff&quot;;&quot;&quot;)">
            <text:p/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DEC2HEX([.A1931]+63488)" office:value-type="string" office:string-value="FF89" calcext:value-type="string">
            <text:p>FF89</text:p>
          </table:table-cell>
          <table:table-cell table:number-columns-repeated="2" office:value-type="string" calcext:value-type="string">
            <text:p>5F</text:p>
          </table:table-cell>
          <table:table-cell table:formula="of:=IF([.D1931]&lt;&gt;[.C1931];&quot;Diff&quot;;&quot;&quot;)">
            <text:p/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DEC2HEX([.A1932]+63488)" office:value-type="string" office:string-value="FF8A" calcext:value-type="string">
            <text:p>FF8A</text:p>
          </table:table-cell>
          <table:table-cell table:number-columns-repeated="2" office:value-type="string" calcext:value-type="string">
            <text:p>D0</text:p>
          </table:table-cell>
          <table:table-cell table:formula="of:=IF([.D1932]&lt;&gt;[.C1932];&quot;Diff&quot;;&quot;&quot;)">
            <text:p/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DEC2HEX([.A1933]+63488)" office:value-type="string" office:string-value="FF8B" calcext:value-type="string">
            <text:p>FF8B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933]&lt;&gt;[.C1933];&quot;Diff&quot;;&quot;&quot;)">
            <text:p/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DEC2HEX([.A1934]+63488)" office:value-type="string" office:string-value="FF8C" calcext:value-type="string">
            <text:p>FF8C</text:p>
          </table:table-cell>
          <table:table-cell table:number-columns-repeated="2" office:value-type="string" calcext:value-type="string">
            <text:p>AD</text:p>
          </table:table-cell>
          <table:table-cell table:formula="of:=IF([.D1934]&lt;&gt;[.C1934];&quot;Diff&quot;;&quot;&quot;)">
            <text:p/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DEC2HEX([.A1935]+63488)" office:value-type="string" office:string-value="FF8D" calcext:value-type="string">
            <text:p>FF8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35]&lt;&gt;[.C1935];&quot;Diff&quot;;&quot;&quot;)">
            <text:p/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DEC2HEX([.A1936]+63488)" office:value-type="string" office:string-value="FF8E" calcext:value-type="string">
            <text:p>FF8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936]&lt;&gt;[.C1936];&quot;Diff&quot;;&quot;&quot;)">
            <text:p/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DEC2HEX([.A1937]+63488)" office:value-type="string" office:string-value="FF8F" calcext:value-type="string">
            <text:p>FF8F</text:p>
          </table:table-cell>
          <table:table-cell table:number-columns-repeated="2" office:value-type="string" calcext:value-type="string">
            <text:p>AE</text:p>
          </table:table-cell>
          <table:table-cell table:formula="of:=IF([.D1937]&lt;&gt;[.C1937];&quot;Diff&quot;;&quot;&quot;)">
            <text:p/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DEC2HEX([.A1938]+63488)" office:value-type="string" office:string-value="FF90" calcext:value-type="string">
            <text:p>FF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938]&lt;&gt;[.C1938];&quot;Diff&quot;;&quot;&quot;)">
            <text:p/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DEC2HEX([.A1939]+63488)" office:value-type="string" office:string-value="FF91" calcext:value-type="string">
            <text:p>FF9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939]&lt;&gt;[.C1939];&quot;Diff&quot;;&quot;&quot;)">
            <text:p/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DEC2HEX([.A1940]+63488)" office:value-type="string" office:string-value="FF92" calcext:value-type="string">
            <text:p>FF92</text:p>
          </table:table-cell>
          <table:table-cell table:number-columns-repeated="2" office:value-type="string" calcext:value-type="string">
            <text:p>4C</text:p>
          </table:table-cell>
          <table:table-cell table:formula="of:=IF([.D1940]&lt;&gt;[.C1940];&quot;Diff&quot;;&quot;&quot;)">
            <text:p/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DEC2HEX([.A1941]+63488)" office:value-type="string" office:string-value="FF93" calcext:value-type="string">
            <text:p>FF93</text:p>
          </table:table-cell>
          <table:table-cell table:number-columns-repeated="2" office:value-type="string" calcext:value-type="string">
            <text:p>2A</text:p>
          </table:table-cell>
          <table:table-cell table:formula="of:=IF([.D1941]&lt;&gt;[.C1941];&quot;Diff&quot;;&quot;&quot;)">
            <text:p/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DEC2HEX([.A1942]+63488)" office:value-type="string" office:string-value="FF94" calcext:value-type="string">
            <text:p>FF9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942]&lt;&gt;[.C1942];&quot;Diff&quot;;&quot;&quot;)">
            <text:p/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DEC2HEX([.A1943]+63488)" office:value-type="string" office:string-value="FF95" calcext:value-type="string">
            <text:p>FF9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943]&lt;&gt;[.C1943];&quot;Diff&quot;;&quot;&quot;)">
            <text:p/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DEC2HEX([.A1944]+63488)" office:value-type="string" office:string-value="FF96" calcext:value-type="string">
            <text:p>FF96</text:p>
          </table:table-cell>
          <table:table-cell table:number-columns-repeated="2" office:value-type="string" calcext:value-type="string">
            <text:p>2D</text:p>
          </table:table-cell>
          <table:table-cell table:formula="of:=IF([.D1944]&lt;&gt;[.C1944];&quot;Diff&quot;;&quot;&quot;)">
            <text:p/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DEC2HEX([.A1945]+63488)" office:value-type="string" office:string-value="FF97" calcext:value-type="string">
            <text:p>FF97</text:p>
          </table:table-cell>
          <table:table-cell table:number-columns-repeated="2" office:value-type="string" calcext:value-type="string">
            <text:p>BF</text:p>
          </table:table-cell>
          <table:table-cell table:formula="of:=IF([.D1945]&lt;&gt;[.C1945];&quot;Diff&quot;;&quot;&quot;)">
            <text:p/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DEC2HEX([.A1946]+63488)" office:value-type="string" office:string-value="FF98" calcext:value-type="string">
            <text:p>FF98</text:p>
          </table:table-cell>
          <table:table-cell table:number-columns-repeated="2" office:value-type="string" calcext:value-type="string">
            <text:p>4C</text:p>
          </table:table-cell>
          <table:table-cell table:formula="of:=IF([.D1946]&lt;&gt;[.C1946];&quot;Diff&quot;;&quot;&quot;)">
            <text:p/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DEC2HEX([.A1947]+63488)" office:value-type="string" office:string-value="FF99" calcext:value-type="string">
            <text:p>FF99</text:p>
          </table:table-cell>
          <table:table-cell table:number-columns-repeated="2" office:value-type="string" calcext:value-type="string">
            <text:p>9E</text:p>
          </table:table-cell>
          <table:table-cell table:formula="of:=IF([.D1947]&lt;&gt;[.C1947];&quot;Diff&quot;;&quot;&quot;)">
            <text:p/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DEC2HEX([.A1948]+63488)" office:value-type="string" office:string-value="FF9A" calcext:value-type="string">
            <text:p>FF9A</text:p>
          </table:table-cell>
          <table:table-cell table:number-columns-repeated="2" office:value-type="string" calcext:value-type="string">
            <text:p>FF</text:p>
          </table:table-cell>
          <table:table-cell table:formula="of:=IF([.D1948]&lt;&gt;[.C1948];&quot;Diff&quot;;&quot;&quot;)">
            <text:p/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DEC2HEX([.A1949]+63488)" office:value-type="string" office:string-value="FF9B" calcext:value-type="string">
            <text:p>FF9B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949]&lt;&gt;[.C1949];&quot;Diff&quot;;&quot;&quot;)">
            <text:p/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DEC2HEX([.A1950]+63488)" office:value-type="string" office:string-value="FF9C" calcext:value-type="string">
            <text:p>FF9C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IF([.D1950]&lt;&gt;[.C1950];&quot;Diff&quot;;&quot;&quot;)">
            <text:p/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DEC2HEX([.A1951]+63488)" office:value-type="string" office:string-value="FF9D" calcext:value-type="string">
            <text:p>FF9D</text:p>
          </table:table-cell>
          <table:table-cell table:number-columns-repeated="2" office:value-type="string" calcext:value-type="string">
            <text:p>F8</text:p>
          </table:table-cell>
          <table:table-cell table:formula="of:=IF([.D1951]&lt;&gt;[.C1951];&quot;Diff&quot;;&quot;&quot;)">
            <text:p/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DEC2HEX([.A1952]+63488)" office:value-type="string" office:string-value="FF9E" calcext:value-type="string">
            <text:p>FF9E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1952]&lt;&gt;[.C1952];&quot;Diff&quot;;&quot;&quot;)">
            <text:p/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DEC2HEX([.A1953]+63488)" office:value-type="string" office:string-value="FF9F" calcext:value-type="string">
            <text:p>FF9F</text:p>
          </table:table-cell>
          <table:table-cell table:number-columns-repeated="2" office:value-type="string" calcext:value-type="string">
            <text:p>AD</text:p>
          </table:table-cell>
          <table:table-cell table:formula="of:=IF([.D1953]&lt;&gt;[.C1953];&quot;Diff&quot;;&quot;&quot;)">
            <text:p/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DEC2HEX([.A1954]+63488)" office:value-type="string" office:string-value="FFA0" calcext:value-type="string">
            <text:p>FFA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1954]&lt;&gt;[.C1954];&quot;Diff&quot;;&quot;&quot;)">
            <text:p/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DEC2HEX([.A1955]+63488)" office:value-type="string" office:string-value="FFA1" calcext:value-type="string">
            <text:p>FFA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955]&lt;&gt;[.C1955];&quot;Diff&quot;;&quot;&quot;)">
            <text:p/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DEC2HEX([.A1956]+63488)" office:value-type="string" office:string-value="FFA2" calcext:value-type="string">
            <text:p>FFA2</text:p>
          </table:table-cell>
          <table:table-cell table:number-columns-repeated="2" office:value-type="string" calcext:value-type="string">
            <text:p>F0</text:p>
          </table:table-cell>
          <table:table-cell table:formula="of:=IF([.D1956]&lt;&gt;[.C1956];&quot;Diff&quot;;&quot;&quot;)">
            <text:p/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DEC2HEX([.A1957]+63488)" office:value-type="string" office:string-value="FFA3" calcext:value-type="string">
            <text:p>FFA3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IF([.D1957]&lt;&gt;[.C1957];&quot;Diff&quot;;&quot;&quot;)">
            <text:p/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DEC2HEX([.A1958]+63488)" office:value-type="string" office:string-value="FFA4" calcext:value-type="string">
            <text:p>FFA4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1958]&lt;&gt;[.C1958];&quot;Diff&quot;;&quot;&quot;)">
            <text:p/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DEC2HEX([.A1959]+63488)" office:value-type="string" office:string-value="FFA5" calcext:value-type="string">
            <text:p>FFA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959]&lt;&gt;[.C1959];&quot;Diff&quot;;&quot;&quot;)">
            <text:p/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DEC2HEX([.A1960]+63488)" office:value-type="string" office:string-value="FFA6" calcext:value-type="string">
            <text:p>FFA6</text:p>
          </table:table-cell>
          <table:table-cell table:number-columns-repeated="2" office:value-type="string" calcext:value-type="string">
            <text:p>B1</text:p>
          </table:table-cell>
          <table:table-cell table:formula="of:=IF([.D1960]&lt;&gt;[.C1960];&quot;Diff&quot;;&quot;&quot;)">
            <text:p/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DEC2HEX([.A1961]+63488)" office:value-type="string" office:string-value="FFA7" calcext:value-type="string">
            <text:p>FFA7</text:p>
          </table:table-cell>
          <table:table-cell table:number-columns-repeated="2" office:value-type="string" calcext:value-type="string">
            <text:p>FC</text:p>
          </table:table-cell>
          <table:table-cell table:formula="of:=IF([.D1961]&lt;&gt;[.C1961];&quot;Diff&quot;;&quot;&quot;)">
            <text:p/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DEC2HEX([.A1962]+63488)" office:value-type="string" office:string-value="FFA8" calcext:value-type="string">
            <text:p>FFA8</text:p>
          </table:table-cell>
          <table:table-cell table:number-columns-repeated="2" office:value-type="string" calcext:value-type="string">
            <text:p>C9</text:p>
          </table:table-cell>
          <table:table-cell table:formula="of:=IF([.D1962]&lt;&gt;[.C1962];&quot;Diff&quot;;&quot;&quot;)">
            <text:p/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DEC2HEX([.A1963]+63488)" office:value-type="string" office:string-value="FFA9" calcext:value-type="string">
            <text:p>FFA9</text:p>
          </table:table-cell>
          <table:table-cell table:number-columns-repeated="2" office:value-type="string" calcext:value-type="string">
            <text:p>0D</text:p>
          </table:table-cell>
          <table:table-cell table:formula="of:=IF([.D1963]&lt;&gt;[.C1963];&quot;Diff&quot;;&quot;&quot;)">
            <text:p/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DEC2HEX([.A1964]+63488)" office:value-type="string" office:string-value="FFAA" calcext:value-type="string">
            <text:p>FFAA</text:p>
          </table:table-cell>
          <table:table-cell table:number-columns-repeated="2" office:value-type="string" calcext:value-type="string">
            <text:p>D0</text:p>
          </table:table-cell>
          <table:table-cell table:formula="of:=IF([.D1964]&lt;&gt;[.C1964];&quot;Diff&quot;;&quot;&quot;)">
            <text:p/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DEC2HEX([.A1965]+63488)" office:value-type="string" office:string-value="FFAB" calcext:value-type="string">
            <text:p>FFAB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1965]&lt;&gt;[.C1965];&quot;Diff&quot;;&quot;&quot;)">
            <text:p/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DEC2HEX([.A1966]+63488)" office:value-type="string" office:string-value="FFAC" calcext:value-type="string">
            <text:p>FFAC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1966]&lt;&gt;[.C1966];&quot;Diff&quot;;&quot;&quot;)">
            <text:p/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DEC2HEX([.A1967]+63488)" office:value-type="string" office:string-value="FFAD" calcext:value-type="string">
            <text:p>FFAD</text:p>
          </table:table-cell>
          <table:table-cell table:number-columns-repeated="2" office:value-type="string" calcext:value-type="string">
            <text:p>8A</text:p>
          </table:table-cell>
          <table:table-cell table:formula="of:=IF([.D1967]&lt;&gt;[.C1967];&quot;Diff&quot;;&quot;&quot;)">
            <text:p/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DEC2HEX([.A1968]+63488)" office:value-type="string" office:string-value="FFAE" calcext:value-type="string">
            <text:p>FFAE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1968]&lt;&gt;[.C1968];&quot;Diff&quot;;&quot;&quot;)">
            <text:p/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DEC2HEX([.A1969]+63488)" office:value-type="string" office:string-value="FFAF" calcext:value-type="string">
            <text:p>FFAF</text:p>
          </table:table-cell>
          <table:table-cell table:number-columns-repeated="2" office:value-type="string" calcext:value-type="string">
            <text:p>A2</text:p>
          </table:table-cell>
          <table:table-cell table:formula="of:=IF([.D1969]&lt;&gt;[.C1969];&quot;Diff&quot;;&quot;&quot;)">
            <text:p/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DEC2HEX([.A1970]+63488)" office:value-type="string" office:string-value="FFB0" calcext:value-type="string">
            <text:p>FFB0</text:p>
          </table:table-cell>
          <table:table-cell table:number-columns-repeated="2" office:value-type="string" calcext:value-type="string">
            <text:p>0A</text:p>
          </table:table-cell>
          <table:table-cell table:formula="of:=IF([.D1970]&lt;&gt;[.C1970];&quot;Diff&quot;;&quot;&quot;)">
            <text:p/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DEC2HEX([.A1971]+63488)" office:value-type="string" office:string-value="FFB1" calcext:value-type="string">
            <text:p>FFB1</text:p>
          </table:table-cell>
          <table:table-cell table:number-columns-repeated="2" office:value-type="string" calcext:value-type="string">
            <text:p>A9</text:p>
          </table:table-cell>
          <table:table-cell table:formula="of:=IF([.D1971]&lt;&gt;[.C1971];&quot;Diff&quot;;&quot;&quot;)">
            <text:p/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DEC2HEX([.A1972]+63488)" office:value-type="string" office:string-value="FFB2" calcext:value-type="string">
            <text:p>FFB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972]&lt;&gt;[.C1972];&quot;Diff&quot;;&quot;&quot;)">
            <text:p/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DEC2HEX([.A1973]+63488)" office:value-type="string" office:string-value="FFB3" calcext:value-type="string">
            <text:p>FFB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973]&lt;&gt;[.C1973];&quot;Diff&quot;;&quot;&quot;)">
            <text:p/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DEC2HEX([.A1974]+63488)" office:value-type="string" office:string-value="FFB4" calcext:value-type="string">
            <text:p>FFB4</text:p>
          </table:table-cell>
          <table:table-cell table:number-columns-repeated="2" office:value-type="string" calcext:value-type="string">
            <text:p>B1</text:p>
          </table:table-cell>
          <table:table-cell table:formula="of:=IF([.D1974]&lt;&gt;[.C1974];&quot;Diff&quot;;&quot;&quot;)">
            <text:p/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DEC2HEX([.A1975]+63488)" office:value-type="string" office:string-value="FFB5" calcext:value-type="string">
            <text:p>FFB5</text:p>
          </table:table-cell>
          <table:table-cell table:number-columns-repeated="2" office:value-type="string" calcext:value-type="string">
            <text:p>FC</text:p>
          </table:table-cell>
          <table:table-cell table:formula="of:=IF([.D1975]&lt;&gt;[.C1975];&quot;Diff&quot;;&quot;&quot;)">
            <text:p/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DEC2HEX([.A1976]+63488)" office:value-type="string" office:string-value="FFB6" calcext:value-type="string">
            <text:p>FFB6</text:p>
          </table:table-cell>
          <table:table-cell table:number-columns-repeated="2" office:value-type="string" calcext:value-type="string">
            <text:p>CA</text:p>
          </table:table-cell>
          <table:table-cell table:formula="of:=IF([.D1976]&lt;&gt;[.C1976];&quot;Diff&quot;;&quot;&quot;)">
            <text:p/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DEC2HEX([.A1977]+63488)" office:value-type="string" office:string-value="FFB7" calcext:value-type="string">
            <text:p>FFB7</text:p>
          </table:table-cell>
          <table:table-cell table:number-columns-repeated="2" office:value-type="string" calcext:value-type="string">
            <text:p>D0</text:p>
          </table:table-cell>
          <table:table-cell table:formula="of:=IF([.D1977]&lt;&gt;[.C1977];&quot;Diff&quot;;&quot;&quot;)">
            <text:p/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DEC2HEX([.A1978]+63488)" office:value-type="string" office:string-value="FFB8" calcext:value-type="string">
            <text:p>FFB8</text:p>
          </table:table-cell>
          <table:table-cell table:number-columns-repeated="2" office:value-type="string" calcext:value-type="string">
            <text:p>FA</text:p>
          </table:table-cell>
          <table:table-cell table:formula="of:=IF([.D1978]&lt;&gt;[.C1978];&quot;Diff&quot;;&quot;&quot;)">
            <text:p/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DEC2HEX([.A1979]+63488)" office:value-type="string" office:string-value="FFB9" calcext:value-type="string">
            <text:p>FFB9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1979]&lt;&gt;[.C1979];&quot;Diff&quot;;&quot;&quot;)">
            <text:p/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DEC2HEX([.A1980]+63488)" office:value-type="string" office:string-value="FFBA" calcext:value-type="string">
            <text:p>FFBA</text:p>
          </table:table-cell>
          <table:table-cell table:number-columns-repeated="2" office:value-type="string" calcext:value-type="string">
            <text:p>AA</text:p>
          </table:table-cell>
          <table:table-cell table:formula="of:=IF([.D1980]&lt;&gt;[.C1980];&quot;Diff&quot;;&quot;&quot;)">
            <text:p/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DEC2HEX([.A1981]+63488)" office:value-type="string" office:string-value="FFBB" calcext:value-type="string">
            <text:p>FFBB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IF([.D1981]&lt;&gt;[.C1981];&quot;Diff&quot;;&quot;&quot;)">
            <text:p/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DEC2HEX([.A1982]+63488)" office:value-type="string" office:string-value="FFBC" calcext:value-type="string">
            <text:p>FFBC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1982]&lt;&gt;[.C1982];&quot;Diff&quot;;&quot;&quot;)">
            <text:p/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DEC2HEX([.A1983]+63488)" office:value-type="string" office:string-value="FFBD" calcext:value-type="string">
            <text:p>FFBD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983]&lt;&gt;[.C1983];&quot;Diff&quot;;&quot;&quot;)">
            <text:p/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DEC2HEX([.A1984]+63488)" office:value-type="string" office:string-value="FFBE" calcext:value-type="string">
            <text:p>FFBE</text:p>
          </table:table-cell>
          <table:table-cell table:number-columns-repeated="2" office:value-type="string" calcext:value-type="string">
            <text:p>A6</text:p>
          </table:table-cell>
          <table:table-cell table:formula="of:=IF([.D1984]&lt;&gt;[.C1984];&quot;Diff&quot;;&quot;&quot;)">
            <text:p/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DEC2HEX([.A1985]+63488)" office:value-type="string" office:string-value="FFBF" calcext:value-type="string">
            <text:p>FFBF</text:p>
          </table:table-cell>
          <table:table-cell table:number-columns-repeated="2" office:value-type="string" calcext:value-type="string">
            <text:p>F9</text:p>
          </table:table-cell>
          <table:table-cell table:formula="of:=IF([.D1985]&lt;&gt;[.C1985];&quot;Diff&quot;;&quot;&quot;)">
            <text:p/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DEC2HEX([.A1986]+63488)" office:value-type="string" office:string-value="FFC0" calcext:value-type="string">
            <text:p>FFC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986]&lt;&gt;[.C1986];&quot;Diff&quot;;&quot;&quot;)">
            <text:p/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DEC2HEX([.A1987]+63488)" office:value-type="string" office:string-value="FFC1" calcext:value-type="string">
            <text:p>FFC1</text:p>
          </table:table-cell>
          <table:table-cell table:number-columns-repeated="2" office:value-type="string" calcext:value-type="string">
            <text:p>E0</text:p>
          </table:table-cell>
          <table:table-cell table:formula="of:=IF([.D1987]&lt;&gt;[.C1987];&quot;Diff&quot;;&quot;&quot;)">
            <text:p/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DEC2HEX([.A1988]+63488)" office:value-type="string" office:string-value="FFC2" calcext:value-type="string">
            <text:p>FFC2</text:p>
          </table:table-cell>
          <table:table-cell table:number-columns-repeated="2" office:value-type="string" calcext:value-type="string">
            <text:p>FB</text:p>
          </table:table-cell>
          <table:table-cell table:formula="of:=IF([.D1988]&lt;&gt;[.C1988];&quot;Diff&quot;;&quot;&quot;)">
            <text:p/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DEC2HEX([.A1989]+63488)" office:value-type="string" office:string-value="FFC3" calcext:value-type="string">
            <text:p>FFC3</text:p>
          </table:table-cell>
          <table:table-cell table:number-columns-repeated="2" office:value-type="string" calcext:value-type="string">
            <text:p>A2</text:p>
          </table:table-cell>
          <table:table-cell table:formula="of:=IF([.D1989]&lt;&gt;[.C1989];&quot;Diff&quot;;&quot;&quot;)">
            <text:p/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DEC2HEX([.A1990]+63488)" office:value-type="string" office:string-value="FFC4" calcext:value-type="string">
            <text:p>FFC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990]&lt;&gt;[.C1990];&quot;Diff&quot;;&quot;&quot;)">
            <text:p/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DEC2HEX([.A1991]+63488)" office:value-type="string" office:string-value="FFC5" calcext:value-type="string">
            <text:p>FFC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991]&lt;&gt;[.C1991];&quot;Diff&quot;;&quot;&quot;)">
            <text:p/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DEC2HEX([.A1992]+63488)" office:value-type="string" office:string-value="FFC6" calcext:value-type="string">
            <text:p>FFC6</text:p>
          </table:table-cell>
          <table:table-cell table:number-columns-repeated="2" office:value-type="string" calcext:value-type="string">
            <text:p>B1</text:p>
          </table:table-cell>
          <table:table-cell table:formula="of:=IF([.D1992]&lt;&gt;[.C1992];&quot;Diff&quot;;&quot;&quot;)">
            <text:p/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DEC2HEX([.A1993]+63488)" office:value-type="string" office:string-value="FFC7" calcext:value-type="string">
            <text:p>FFC7</text:p>
          </table:table-cell>
          <table:table-cell table:number-columns-repeated="2" office:value-type="string" calcext:value-type="string">
            <text:p>F9</text:p>
          </table:table-cell>
          <table:table-cell table:formula="of:=IF([.D1993]&lt;&gt;[.C1993];&quot;Diff&quot;;&quot;&quot;)">
            <text:p/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DEC2HEX([.A1994]+63488)" office:value-type="string" office:string-value="FFC8" calcext:value-type="string">
            <text:p>FFC8</text:p>
          </table:table-cell>
          <table:table-cell table:number-columns-repeated="2" office:value-type="string" calcext:value-type="string">
            <text:p>A5</text:p>
          </table:table-cell>
          <table:table-cell table:formula="of:=IF([.D1994]&lt;&gt;[.C1994];&quot;Diff&quot;;&quot;&quot;)">
            <text:p/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DEC2HEX([.A1995]+63488)" office:value-type="string" office:string-value="FFC9" calcext:value-type="string">
            <text:p>FFC9</text:p>
          </table:table-cell>
          <table:table-cell table:number-columns-repeated="2" office:value-type="string" calcext:value-type="string">
            <text:p>FC</text:p>
          </table:table-cell>
          <table:table-cell table:formula="of:=IF([.D1995]&lt;&gt;[.C1995];&quot;Diff&quot;;&quot;&quot;)">
            <text:p/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DEC2HEX([.A1996]+63488)" office:value-type="string" office:string-value="FFCA" calcext:value-type="string">
            <text:p>FFCA</text:p>
          </table:table-cell>
          <table:table-cell table:number-columns-repeated="2" office:value-type="string" calcext:value-type="string">
            <text:p>A6</text:p>
          </table:table-cell>
          <table:table-cell table:formula="of:=IF([.D1996]&lt;&gt;[.C1996];&quot;Diff&quot;;&quot;&quot;)">
            <text:p/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DEC2HEX([.A1997]+63488)" office:value-type="string" office:string-value="FFCB" calcext:value-type="string">
            <text:p>FFCB</text:p>
          </table:table-cell>
          <table:table-cell table:number-columns-repeated="2" office:value-type="string" calcext:value-type="string">
            <text:p>FD</text:p>
          </table:table-cell>
          <table:table-cell table:formula="of:=IF([.D1997]&lt;&gt;[.C1997];&quot;Diff&quot;;&quot;&quot;)">
            <text:p/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DEC2HEX([.A1998]+63488)" office:value-type="string" office:string-value="FFCC" calcext:value-type="string">
            <text:p>FFCC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IF([.D1998]&lt;&gt;[.C1998];&quot;Diff&quot;;&quot;&quot;)">
            <text:p/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DEC2HEX([.A1999]+63488)" office:value-type="string" office:string-value="FFCD" calcext:value-type="string">
            <text:p>FFCD</text:p>
          </table:table-cell>
          <table:table-cell table:number-columns-repeated="2" office:value-type="string" calcext:value-type="string">
            <text:p>E4</text:p>
          </table:table-cell>
          <table:table-cell table:formula="of:=IF([.D1999]&lt;&gt;[.C1999];&quot;Diff&quot;;&quot;&quot;)">
            <text:p/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DEC2HEX([.A2000]+63488)" office:value-type="string" office:string-value="FFCE" calcext:value-type="string">
            <text:p>FFCE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D2000]&lt;&gt;[.C2000];&quot;Diff&quot;;&quot;&quot;)">
            <text:p/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DEC2HEX([.A2001]+63488)" office:value-type="string" office:string-value="FFCF" calcext:value-type="string">
            <text:p>FFCF</text:p>
          </table:table-cell>
          <table:table-cell table:number-columns-repeated="2" office:value-type="string" calcext:value-type="string">
            <text:p>E5</text:p>
          </table:table-cell>
          <table:table-cell table:formula="of:=IF([.D2001]&lt;&gt;[.C2001];&quot;Diff&quot;;&quot;&quot;)">
            <text:p/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DEC2HEX([.A2002]+63488)" office:value-type="string" office:string-value="FFD0" calcext:value-type="string">
            <text:p>FFD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2002]&lt;&gt;[.C2002];&quot;Diff&quot;;&quot;&quot;)">
            <text:p/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DEC2HEX([.A2003]+63488)" office:value-type="string" office:string-value="FFD1" calcext:value-type="string">
            <text:p>FFD1</text:p>
          </table:table-cell>
          <table:table-cell table:number-columns-repeated="2" office:value-type="string" calcext:value-type="string">
            <text:p>A2</text:p>
          </table:table-cell>
          <table:table-cell table:formula="of:=IF([.D2003]&lt;&gt;[.C2003];&quot;Diff&quot;;&quot;&quot;)">
            <text:p/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DEC2HEX([.A2004]+63488)" office:value-type="string" office:string-value="FFD2" calcext:value-type="string">
            <text:p>FFD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004]&lt;&gt;[.C2004];&quot;Diff&quot;;&quot;&quot;)">
            <text:p/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DEC2HEX([.A2005]+63488)" office:value-type="string" office:string-value="FFD3" calcext:value-type="string">
            <text:p>FFD3</text:p>
          </table:table-cell>
          <table:table-cell table:number-columns-repeated="2" office:value-type="string" calcext:value-type="string">
            <text:p>BD</text:p>
          </table:table-cell>
          <table:table-cell table:formula="of:=IF([.D2005]&lt;&gt;[.C2005];&quot;Diff&quot;;&quot;&quot;)">
            <text:p/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DEC2HEX([.A2006]+63488)" office:value-type="string" office:string-value="FFD4" calcext:value-type="string">
            <text:p>FFD4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D2006]&lt;&gt;[.C2006];&quot;Diff&quot;;&quot;&quot;)">
            <text:p/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DEC2HEX([.A2007]+63488)" office:value-type="string" office:string-value="FFD5" calcext:value-type="string">
            <text:p>FFD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007]&lt;&gt;[.C2007];&quot;Diff&quot;;&quot;&quot;)">
            <text:p/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DEC2HEX([.A2008]+63488)" office:value-type="string" office:string-value="FFD6" calcext:value-type="string">
            <text:p>FFD6</text:p>
          </table:table-cell>
          <table:table-cell table:number-columns-repeated="2" office:value-type="string" calcext:value-type="string">
            <text:p>9D</text:p>
          </table:table-cell>
          <table:table-cell table:formula="of:=IF([.D2008]&lt;&gt;[.C2008];&quot;Diff&quot;;&quot;&quot;)">
            <text:p/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DEC2HEX([.A2009]+63488)" office:value-type="string" office:string-value="FFD7" calcext:value-type="string">
            <text:p>FFD7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IF([.D2009]&lt;&gt;[.C2009];&quot;Diff&quot;;&quot;&quot;)">
            <text:p/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DEC2HEX([.A2010]+63488)" office:value-type="string" office:string-value="FFD8" calcext:value-type="string">
            <text:p>FFD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010]&lt;&gt;[.C2010];&quot;Diff&quot;;&quot;&quot;)">
            <text:p/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DEC2HEX([.A2011]+63488)" office:value-type="string" office:string-value="FFD9" calcext:value-type="string">
            <text:p>FFD9</text:p>
          </table:table-cell>
          <table:table-cell table:number-columns-repeated="2" office:value-type="string" calcext:value-type="string">
            <text:p>9D</text:p>
          </table:table-cell>
          <table:table-cell table:formula="of:=IF([.D2011]&lt;&gt;[.C2011];&quot;Diff&quot;;&quot;&quot;)">
            <text:p/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DEC2HEX([.A2012]+63488)" office:value-type="string" office:string-value="FFDA" calcext:value-type="string">
            <text:p>FFDA</text:p>
          </table:table-cell>
          <table:table-cell table:number-columns-repeated="2" office:value-type="string" calcext:value-type="string">
            <text:p>2A</text:p>
          </table:table-cell>
          <table:table-cell table:formula="of:=IF([.D2012]&lt;&gt;[.C2012];&quot;Diff&quot;;&quot;&quot;)">
            <text:p/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DEC2HEX([.A2013]+63488)" office:value-type="string" office:string-value="FFDB" calcext:value-type="string">
            <text:p>FFD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013]&lt;&gt;[.C2013];&quot;Diff&quot;;&quot;&quot;)">
            <text:p/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DEC2HEX([.A2014]+63488)" office:value-type="string" office:string-value="FFDC" calcext:value-type="string">
            <text:p>FFDC</text:p>
          </table:table-cell>
          <table:table-cell table:number-columns-repeated="2" office:value-type="string" calcext:value-type="string">
            <text:p>CA</text:p>
          </table:table-cell>
          <table:table-cell table:formula="of:=IF([.D2014]&lt;&gt;[.C2014];&quot;Diff&quot;;&quot;&quot;)">
            <text:p/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DEC2HEX([.A2015]+63488)" office:value-type="string" office:string-value="FFDD" calcext:value-type="string">
            <text:p>FFDD</text:p>
          </table:table-cell>
          <table:table-cell table:number-columns-repeated="2" office:value-type="string" calcext:value-type="string">
            <text:p>D0</text:p>
          </table:table-cell>
          <table:table-cell table:formula="of:=IF([.D2015]&lt;&gt;[.C2015];&quot;Diff&quot;;&quot;&quot;)">
            <text:p/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DEC2HEX([.A2016]+63488)" office:value-type="string" office:string-value="FFDE" calcext:value-type="string">
            <text:p>FFDE</text:p>
          </table:table-cell>
          <table:table-cell table:number-columns-repeated="2" office:value-type="string" calcext:value-type="string">
            <text:p>F4</text:p>
          </table:table-cell>
          <table:table-cell table:formula="of:=IF([.D2016]&lt;&gt;[.C2016];&quot;Diff&quot;;&quot;&quot;)">
            <text:p/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DEC2HEX([.A2017]+63488)" office:value-type="string" office:string-value="FFDF" calcext:value-type="string">
            <text:p>FFDF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D2017]&lt;&gt;[.C2017];&quot;Diff&quot;;&quot;&quot;)">
            <text:p/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DEC2HEX([.A2018]+63488)" office:value-type="string" office:string-value="FFE0" calcext:value-type="string">
            <text:p>FFE0</text:p>
          </table:table-cell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CC</text:p>
          </table:table-cell>
          <table:table-cell table:formula="of:=IF([.D2018]&lt;&gt;[.C2018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DEC2HEX([.A2019]+63488)" office:value-type="string" office:string-value="FFE1" calcext:value-type="string">
            <text:p>FFE1</text:p>
          </table:table-cell>
          <table:table-cell table:number-columns-repeated="2" office:value-type="string" calcext:value-type="string">
            <text:p>2F</text:p>
          </table:table-cell>
          <table:table-cell table:formula="of:=IF([.D2019]&lt;&gt;[.C2019];&quot;Diff&quot;;&quot;&quot;)">
            <text:p/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DEC2HEX([.A2020]+63488)" office:value-type="string" office:string-value="FFE2" calcext:value-type="string">
            <text:p>FFE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IF([.D2020]&lt;&gt;[.C2020];&quot;Diff&quot;;&quot;&quot;)" office:value-type="string" office:string-value="Diff" calcext:value-type="string">
            <text:p>Dif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DEC2HEX([.A2021]+63488)" office:value-type="string" office:string-value="FFE3" calcext:value-type="string">
            <text:p>FFE3</text:p>
          </table:table-cell>
          <table:table-cell table:number-columns-repeated="2" office:value-type="string" calcext:value-type="string">
            <text:p>A9</text:p>
          </table:table-cell>
          <table:table-cell table:formula="of:=IF([.D2021]&lt;&gt;[.C2021];&quot;Diff&quot;;&quot;&quot;)">
            <text:p/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DEC2HEX([.A2022]+63488)" office:value-type="string" office:string-value="FFE4" calcext:value-type="string">
            <text:p>FFE4</text:p>
          </table:table-cell>
          <table:table-cell table:number-columns-repeated="2" office:value-type="string" calcext:value-type="string">
            <text:p>2E</text:p>
          </table:table-cell>
          <table:table-cell table:formula="of:=IF([.D2022]&lt;&gt;[.C2022];&quot;Diff&quot;;&quot;&quot;)">
            <text:p/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DEC2HEX([.A2023]+63488)" office:value-type="string" office:string-value="FFE5" calcext:value-type="string">
            <text:p>FFE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023]&lt;&gt;[.C2023];&quot;Diff&quot;;&quot;&quot;)">
            <text:p/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DEC2HEX([.A2024]+63488)" office:value-type="string" office:string-value="FFE6" calcext:value-type="string">
            <text:p>FFE6</text:p>
          </table:table-cell>
          <table:table-cell table:number-columns-repeated="2" office:value-type="string" calcext:value-type="string">
            <text:p>EE</text:p>
          </table:table-cell>
          <table:table-cell table:formula="of:=IF([.D2024]&lt;&gt;[.C2024];&quot;Diff&quot;;&quot;&quot;)">
            <text:p/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DEC2HEX([.A2025]+63488)" office:value-type="string" office:string-value="FFE7" calcext:value-type="string">
            <text:p>FFE7</text:p>
          </table:table-cell>
          <table:table-cell table:number-columns-repeated="2" office:value-type="string" calcext:value-type="string">
            <text:p>FF</text:p>
          </table:table-cell>
          <table:table-cell table:formula="of:=IF([.D2025]&lt;&gt;[.C2025];&quot;Diff&quot;;&quot;&quot;)">
            <text:p/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DEC2HEX([.A2026]+63488)" office:value-type="string" office:string-value="FFE8" calcext:value-type="string">
            <text:p>FFE8</text:p>
          </table:table-cell>
          <table:table-cell table:number-columns-repeated="2" office:value-type="string" calcext:value-type="string">
            <text:p>4C</text:p>
          </table:table-cell>
          <table:table-cell table:formula="of:=IF([.D2026]&lt;&gt;[.C2026];&quot;Diff&quot;;&quot;&quot;)">
            <text:p/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DEC2HEX([.A2027]+63488)" office:value-type="string" office:string-value="FFE9" calcext:value-type="string">
            <text:p>FFE9</text:p>
          </table:table-cell>
          <table:table-cell table:number-columns-repeated="2" office:value-type="string" calcext:value-type="string">
            <text:p>B6</text:p>
          </table:table-cell>
          <table:table-cell table:formula="of:=IF([.D2027]&lt;&gt;[.C2027];&quot;Diff&quot;;&quot;&quot;)">
            <text:p/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DEC2HEX([.A2028]+63488)" office:value-type="string" office:string-value="FFEA" calcext:value-type="string">
            <text:p>FFEA</text:p>
          </table:table-cell>
          <table:table-cell table:number-columns-repeated="2" office:value-type="string" calcext:value-type="string">
            <text:p>FE</text:p>
          </table:table-cell>
          <table:table-cell table:formula="of:=IF([.D2028]&lt;&gt;[.C2028];&quot;Diff&quot;;&quot;&quot;)">
            <text:p/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DEC2HEX([.A2029]+63488)" office:value-type="string" office:string-value="FFEB" calcext:value-type="string">
            <text:p>FFEB</text:p>
          </table:table-cell>
          <table:table-cell table:number-columns-repeated="2" office:value-type="string" calcext:value-type="string">
            <text:p>6C</text:p>
          </table:table-cell>
          <table:table-cell table:formula="of:=IF([.D2029]&lt;&gt;[.C2029];&quot;Diff&quot;;&quot;&quot;)">
            <text:p/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DEC2HEX([.A2030]+63488)" office:value-type="string" office:string-value="FFEC" calcext:value-type="string">
            <text:p>FFEC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D2030]&lt;&gt;[.C2030];&quot;Diff&quot;;&quot;&quot;)">
            <text:p/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DEC2HEX([.A2031]+63488)" office:value-type="string" office:string-value="FFED" calcext:value-type="string">
            <text:p>FFE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031]&lt;&gt;[.C2031];&quot;Diff&quot;;&quot;&quot;)">
            <text:p/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DEC2HEX([.A2032]+63488)" office:value-type="string" office:string-value="FFEE" calcext:value-type="string">
            <text:p>FFEE</text:p>
          </table:table-cell>
          <table:table-cell table:number-columns-repeated="2" office:value-type="string" calcext:value-type="string">
            <text:p>6C</text:p>
          </table:table-cell>
          <table:table-cell table:formula="of:=IF([.D2032]&lt;&gt;[.C2032];&quot;Diff&quot;;&quot;&quot;)">
            <text:p/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DEC2HEX([.A2033]+63488)" office:value-type="string" office:string-value="FFEF" calcext:value-type="string">
            <text:p>FFEF</text:p>
          </table:table-cell>
          <table:table-cell table:number-columns-repeated="2" office:value-type="string" calcext:value-type="string">
            <text:p>1A</text:p>
          </table:table-cell>
          <table:table-cell table:formula="of:=IF([.D2033]&lt;&gt;[.C2033];&quot;Diff&quot;;&quot;&quot;)">
            <text:p/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DEC2HEX([.A2034]+63488)" office:value-type="string" office:string-value="FFF0" calcext:value-type="string">
            <text:p>FFF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034]&lt;&gt;[.C2034];&quot;Diff&quot;;&quot;&quot;)">
            <text:p/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DEC2HEX([.A2035]+63488)" office:value-type="string" office:string-value="FFF1" calcext:value-type="string">
            <text:p>FFF1</text:p>
          </table:table-cell>
          <table:table-cell table:number-columns-repeated="2" office:value-type="string" calcext:value-type="string">
            <text:p>6C</text:p>
          </table:table-cell>
          <table:table-cell table:formula="of:=IF([.D2035]&lt;&gt;[.C2035];&quot;Diff&quot;;&quot;&quot;)">
            <text:p/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DEC2HEX([.A2036]+63488)" office:value-type="string" office:string-value="FFF2" calcext:value-type="string">
            <text:p>FFF2</text:p>
          </table:table-cell>
          <table:table-cell table:number-columns-repeated="2" office:value-type="string" calcext:value-type="string">
            <text:p>1C</text:p>
          </table:table-cell>
          <table:table-cell table:formula="of:=IF([.D2036]&lt;&gt;[.C2036];&quot;Diff&quot;;&quot;&quot;)">
            <text:p/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DEC2HEX([.A2037]+63488)" office:value-type="string" office:string-value="FFF3" calcext:value-type="string">
            <text:p>FFF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037]&lt;&gt;[.C2037];&quot;Diff&quot;;&quot;&quot;)">
            <text:p/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DEC2HEX([.A2038]+63488)" office:value-type="string" office:string-value="FFF4" calcext:value-type="string">
            <text:p>FFF4</text:p>
          </table:table-cell>
          <table:table-cell table:number-columns-repeated="2" office:value-type="string" calcext:value-type="string">
            <text:p>6C</text:p>
          </table:table-cell>
          <table:table-cell table:formula="of:=IF([.D2038]&lt;&gt;[.C2038];&quot;Diff&quot;;&quot;&quot;)">
            <text:p/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DEC2HEX([.A2039]+63488)" office:value-type="string" office:string-value="FFF5" calcext:value-type="string">
            <text:p>FFF5</text:p>
          </table:table-cell>
          <table:table-cell table:number-columns-repeated="2" office:value-type="string" calcext:value-type="string">
            <text:p>1E</text:p>
          </table:table-cell>
          <table:table-cell table:formula="of:=IF([.D2039]&lt;&gt;[.C2039];&quot;Diff&quot;;&quot;&quot;)">
            <text:p/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DEC2HEX([.A2040]+63488)" office:value-type="string" office:string-value="FFF6" calcext:value-type="string">
            <text:p>FFF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040]&lt;&gt;[.C2040];&quot;Diff&quot;;&quot;&quot;)">
            <text:p/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DEC2HEX([.A2041]+63488)" office:value-type="string" office:string-value="FFF7" calcext:value-type="string">
            <text:p>FFF7</text:p>
          </table:table-cell>
          <table:table-cell table:number-columns-repeated="2" office:value-type="string" calcext:value-type="string">
            <text:p>6C</text:p>
          </table:table-cell>
          <table:table-cell table:formula="of:=IF([.D2041]&lt;&gt;[.C2041];&quot;Diff&quot;;&quot;&quot;)">
            <text:p/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DEC2HEX([.A2042]+63488)" office:value-type="string" office:string-value="FFF8" calcext:value-type="string">
            <text:p>FFF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2042]&lt;&gt;[.C2042];&quot;Diff&quot;;&quot;&quot;)">
            <text:p/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DEC2HEX([.A2043]+63488)" office:value-type="string" office:string-value="FFF9" calcext:value-type="string">
            <text:p>FFF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043]&lt;&gt;[.C2043];&quot;Diff&quot;;&quot;&quot;)">
            <text:p/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DEC2HEX([.A2044]+63488)" office:value-type="string" office:string-value="FFFA" calcext:value-type="string">
            <text:p>FFFA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2044]&lt;&gt;[.C2044];&quot;Diff&quot;;&quot;&quot;)">
            <text:p/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DEC2HEX([.A2045]+63488)" office:value-type="string" office:string-value="FFFB" calcext:value-type="string">
            <text:p>FFFB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45]&lt;&gt;[.C2045];&quot;Diff&quot;;&quot;&quot;)">
            <text:p/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DEC2HEX([.A2046]+63488)" office:value-type="string" office:string-value="FFFC" calcext:value-type="string">
            <text:p>FFF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046]&lt;&gt;[.C2046];&quot;Diff&quot;;&quot;&quot;)">
            <text:p/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DEC2HEX([.A2047]+63488)" office:value-type="string" office:string-value="FFFD" calcext:value-type="string">
            <text:p>FFFD</text:p>
          </table:table-cell>
          <table:table-cell table:number-columns-repeated="2" office:value-type="string" calcext:value-type="string">
            <text:p>FF</text:p>
          </table:table-cell>
          <table:table-cell table:formula="of:=IF([.D2047]&lt;&gt;[.C2047];&quot;Diff&quot;;&quot;&quot;)">
            <text:p/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DEC2HEX([.A2048]+63488)" office:value-type="string" office:string-value="FFFE" calcext:value-type="string">
            <text:p>FFFE</text:p>
          </table:table-cell>
          <table:table-cell table:number-columns-repeated="2" office:value-type="string" calcext:value-type="string">
            <text:p>C0</text:p>
          </table:table-cell>
          <table:table-cell table:formula="of:=IF([.D2048]&lt;&gt;[.C2048];&quot;Diff&quot;;&quot;&quot;)">
            <text:p/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DEC2HEX([.A2049]+63488)" office:value-type="string" office:string-value="FFFF" calcext:value-type="string">
            <text:p>FFF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49]&lt;&gt;[.C2049];&quot;Diff&quot;;&quot;&quot;)">
            <text:p/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DEC2HEX([.A2050]+63488)" office:value-type="string" office:string-value="10000" calcext:value-type="string">
            <text:p>10000</text:p>
          </table:table-cell>
          <table:table-cell table:number-columns-repeated="2" office:value-type="string" calcext:value-type="string">
            <text:p>.FE00G</text:p>
          </table:table-cell>
          <table:table-cell table:formula="of:=IF([.D2050]&lt;&gt;[.C2050];&quot;Diff&quot;;&quot;&quot;)">
            <text:p/>
          </table:table-cell>
        </table:table-row>
      </table:table>
      <table:named-expressions/>
      <table:database-ranges>
        <table:database-range table:name="__Anonymous_Sheet_DB__0" table:target-range-address="DG_OSISDOSl.C1:DG_OSISDOSl.E20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0T12:32:37.176000000</dc:date>
    <meta:editing-duration>PT6M47S</meta:editing-duration>
    <meta:editing-cycles>1</meta:editing-cycles>
    <meta:document-statistic meta:table-count="1" meta:cell-count="10250" meta:object-count="0"/>
    <meta:generator>LibreOffice/6.1.5.2$Windows_X86_64 LibreOffice_project/90f8dcf33c87b3705e78202e3df5142b201bd805</meta:generator>
  </office:meta>
</office:document-meta>
</file>